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9C4000007F4FE748EE99C73115D.png" manifest:media-type="image/png"/>
  <manifest:file-entry manifest:full-path="Pictures/100000010000078000000622F80734A6AF9DDB6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Calibri" svg:font-family="Calibri" style:font-family-generic="swiss" style:font-pitch="variable"/>
    <style:font-face style:name="Calibri1" svg:font-family="Calibri"/>
    <style:font-face style:name="Calibri2" svg:font-family="Calibri" style:font-pitch="variable"/>
    <style:font-face style:name="Calibri3" svg:font-family="Calibri" style:font-family-generic="modern" style:font-pitch="fixed"/>
    <style:font-face style:name="Calibri4"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Gill Sans Nova" svg:font-family="'Gill Sans Nova'" style:font-family-generic="swiss" style:font-pitch="variable"/>
    <style:font-face style:name="Gill Sans Nova Light" svg:font-family="'Gill Sans Nova Light'" style:font-pitch="variable"/>
    <style:font-face style:name="Gill Sans Nova Light1" svg:font-family="'Gill Sans Nova Light'"/>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face style:name="Sagona Book1" svg:font-family="'Sagona Book'"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743cm" fo:padding-top="0.125cm" fo:padding-bottom="0.125cm" fo:padding-left="0.25cm" fo:padding-right="0.25cm" fo:wrap-option="wrap"/>
    </style:style>
    <style:style style:name="gr3"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cm" fo:padding-top="0.125cm" fo:padding-bottom="0.125cm" fo:padding-left="0.25cm" fo:padding-right="0.25cm" fo:wrap-option="wrap" style:writing-mode="lr-tb"/>
      <style:paragraph-properties style:writing-mode="lr-tb"/>
    </style:style>
    <style:style style:name="gr4"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2cm" fo:padding-top="0.125cm" fo:padding-bottom="0.125cm" fo:padding-left="0.25cm" fo:padding-right="0.25cm" fo:wrap-option="wrap"/>
    </style:style>
    <style:style style:name="gr5"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745cm" fo:padding-top="0.125cm" fo:padding-bottom="0.125cm" fo:padding-left="0.25cm" fo:padding-right="0.25cm" fo:wrap-option="wrap"/>
    </style:style>
    <style:style style:name="gr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3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21cm" fo:padding-top="0.125cm" fo:padding-bottom="0.125cm" fo:padding-left="0.25cm" fo:padding-right="0.25cm" fo:wrap-option="wrap"/>
    </style:style>
    <style:style style:name="gr8" style:family="graphic" style:parent-style-name="standard">
      <style:graphic-properties draw:stroke="solid" svg:stroke-width="0.053cm" svg:stroke-color="#ac5b4c"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3">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9.774cm" fo:min-width="13.985cm" fo:padding-top="0.125cm" fo:padding-bottom="0.125cm" fo:padding-left="0.25cm" fo:padding-right="0.25cm" fo:wrap-option="wrap" style:writing-mode="lr-tb"/>
      <style:paragraph-properties style:writing-mode="lr-tb"/>
    </style:style>
    <style:style style:name="gr10" style:family="graphic" style:parent-style-name="standard" style:list-style-name="L2">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885cm" fo:min-width="2.838cm" fo:padding-top="0.125cm" fo:padding-bottom="0.125cm" fo:padding-left="0.25cm" fo:padding-right="0.25cm" fo:wrap-option="wrap" style:writing-mode="lr-tb"/>
      <style:paragraph-properties style:writing-mode="lr-tb"/>
    </style:style>
    <style:style style:name="gr11"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cm" fo:min-width="4.232cm" fo:padding-top="0.125cm" fo:padding-bottom="0.125cm" fo:padding-left="0.25cm" fo:padding-right="0.25cm" fo:wrap-option="wrap" style:writing-mode="lr-tb"/>
      <style:paragraph-properties style:writing-mode="lr-tb"/>
    </style:style>
    <style:style style:name="gr12"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8cm" fo:min-width="0.52cm" fo:padding-top="0.125cm" fo:padding-bottom="0.125cm" fo:padding-left="0.25cm" fo:padding-right="0.25cm" fo:wrap-option="wrap"/>
    </style:style>
    <style:style style:name="gr13"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5cm" fo:padding-top="0.125cm" fo:padding-bottom="0.125cm" fo:padding-left="0.25cm" fo:padding-right="0.25cm" fo:wrap-option="wrap" style:writing-mode="lr-tb"/>
      <style:paragraph-properties style:writing-mode="lr-tb"/>
    </style:style>
    <style:style style:name="gr14"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4cm" fo:padding-top="0.125cm" fo:padding-bottom="0.125cm" fo:padding-left="0.25cm" fo:padding-right="0.25cm" fo:wrap-option="wrap" style:writing-mode="lr-tb"/>
      <style:paragraph-properties style:writing-mode="lr-tb"/>
    </style:style>
    <style:style style:name="gr15" style:family="graphic" style:parent-style-name="standard" style:list-style-name="L3">
      <style:graphic-properties draw:stroke="solid" svg:stroke-width="0.035cm" svg:stroke-color="#9f9998" draw:stroke-linejoin="miter" svg:stroke-linecap="butt" draw:fill="solid" draw:fill-color="#d7d0ce" loext:fill-theme-color="accent6" draw:textarea-horizontal-align="justify" draw:textarea-vertical-align="middle" draw:auto-grow-height="false" draw:fit-to-size="false" style:shrink-to-fit="false" fo:min-height="1.673cm" fo:min-width="4.294cm" fo:padding-top="0.125cm" fo:padding-bottom="0.125cm" fo:padding-left="0.25cm" fo:padding-right="0.25cm" fo:wrap-option="wrap" style:writing-mode="lr-tb"/>
      <style:paragraph-properties style:writing-mode="lr-tb"/>
    </style:style>
    <style:style style:name="gr1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4.979cm" fo:min-width="7.871cm" fo:padding-top="0.125cm" fo:padding-bottom="0.125cm" fo:padding-left="0.25cm" fo:padding-right="0.25cm" fo:wrap-option="wrap" style:writing-mode="lr-tb"/>
      <style:paragraph-properties style:writing-mode="lr-tb"/>
    </style:style>
    <style:style style:name="gr17" style:family="graphic" style:parent-style-name="standard" style:list-style-name="L2">
      <style:graphic-properties draw:stroke="solid" svg:stroke-width="0.035cm" svg:stroke-color="#7f4338" draw:stroke-linejoin="miter" svg:stroke-linecap="butt" draw:fill="solid" draw:fill-color="#ac5b4c" loext:fill-theme-color="accent2" draw:textarea-horizontal-align="justify" draw:textarea-vertical-align="middle" draw:auto-grow-height="false" draw:fit-to-size="false" style:shrink-to-fit="false" fo:min-height="1.885cm" fo:min-width="4.594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solid" svg:stroke-width="0.035cm" svg:stroke-color="#999f86" draw:stroke-linejoin="miter" svg:stroke-linecap="butt" draw:fill="solid" draw:fill-color="#d0d8b6" loext:fill-theme-color="accent3" draw:textarea-horizontal-align="justify" draw:textarea-vertical-align="middle" draw:auto-grow-height="false" draw:fit-to-size="false" style:shrink-to-fit="false" fo:min-height="1.198cm" fo:min-width="3.068cm" fo:padding-top="0.125cm" fo:padding-bottom="0.125cm" fo:padding-left="0.25cm" fo:padding-right="0.25cm" fo:wrap-option="wrap" style:writing-mode="lr-tb"/>
      <style:paragraph-properties style:writing-mode="lr-tb"/>
    </style:style>
    <style:style style:name="gr19" style:family="graphic" style:parent-style-name="standard" style:list-style-name="L4">
      <style:graphic-properties draw:stroke="solid" svg:stroke-width="0.035cm" svg:stroke-color="#999f86" draw:stroke-linejoin="miter" svg:stroke-linecap="butt" draw:fill="solid" draw:fill-color="#d0d8b6" loext:fill-theme-color="accent3" draw:textarea-horizontal-align="justify" draw:textarea-vertical-align="middle" draw:auto-grow-height="false" draw:fit-to-size="false" style:shrink-to-fit="false" fo:min-height="1.197cm" fo:min-width="3.068cm" fo:padding-top="0.125cm" fo:padding-bottom="0.125cm" fo:padding-left="0.25cm" fo:padding-right="0.25cm" fo:wrap-option="wrap" style:writing-mode="lr-tb"/>
      <style:paragraph-properties style:writing-mode="lr-tb"/>
    </style:style>
    <style:style style:name="gr20"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3cm" fo:min-width="3.986cm" fo:padding-top="0.125cm" fo:padding-bottom="0.125cm" fo:padding-left="0.25cm" fo:padding-right="0.25cm" fo:wrap-option="wrap"/>
    </style:style>
    <style:style style:name="gr21"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cm" fo:min-width="2.701cm" fo:padding-top="0.125cm" fo:padding-bottom="0.125cm" fo:padding-left="0.25cm" fo:padding-right="0.25cm" fo:wrap-option="wrap" style:writing-mode="lr-tb"/>
      <style:paragraph-properties style:writing-mode="lr-tb"/>
    </style:style>
    <style:style style:name="gr22"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1cm" fo:min-width="3.986cm" fo:padding-top="0.125cm" fo:padding-bottom="0.125cm" fo:padding-left="0.25cm" fo:padding-right="0.25cm" fo:wrap-option="wrap"/>
    </style:style>
    <style:style style:name="gr23"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2.702cm" fo:padding-top="0.125cm" fo:padding-bottom="0.125cm" fo:padding-left="0.25cm" fo:padding-right="0.25cm" fo:wrap-option="wrap" style:writing-mode="lr-tb"/>
      <style:paragraph-properties style:writing-mode="lr-tb"/>
    </style:style>
    <style:style style:name="gr24"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9cm" fo:min-width="0.517cm" fo:padding-top="0.125cm" fo:padding-bottom="0.125cm" fo:padding-left="0.25cm" fo:padding-right="0.25cm" fo:wrap-option="wrap"/>
    </style:style>
    <style:style style:name="gr25" style:family="graphic" style:parent-style-name="standard">
      <style:graphic-properties draw:stroke="solid" svg:stroke-width="0.035cm" svg:stroke-color="#4e5745" draw:stroke-linejoin="miter" svg:stroke-linecap="butt" draw:fill="solid" draw:fill-color="#ffffff" loext:fill-theme-color="lt1" draw:textarea-horizontal-align="justify" draw:textarea-vertical-align="top" draw:auto-grow-height="false" draw:fit-to-size="false" style:shrink-to-fit="false" fo:min-height="2.082cm" fo:min-width="5.417cm" fo:padding-top="0.125cm" fo:padding-bottom="0.125cm" fo:padding-left="0.25cm" fo:padding-right="0.25cm" fo:wrap-option="wrap"/>
    </style:style>
    <style:style style:name="gr26" style:family="graphic" style:parent-style-name="standard" style:list-style-name="L2">
      <style:graphic-properties draw:stroke="solid" svg:stroke-width="0.035cm" svg:stroke-color="#767459" draw:stroke-linejoin="miter" svg:stroke-linecap="butt" draw:fill="solid" draw:fill-color="#a09d79" loext:fill-theme-color="accent4" draw:textarea-horizontal-align="justify" draw:textarea-vertical-align="middle" draw:auto-grow-height="false" draw:fit-to-size="false" style:shrink-to-fit="false" fo:min-height="1.321cm" fo:min-width="4.232cm" fo:padding-top="0.125cm" fo:padding-bottom="0.125cm" fo:padding-left="0.25cm" fo:padding-right="0.25cm" fo:wrap-option="wrap" style:writing-mode="lr-tb"/>
      <style:paragraph-properties style:writing-mode="lr-tb"/>
    </style:style>
    <style:style style:name="gr27" style:family="graphic" style:parent-style-name="standard">
      <style:graphic-properties draw:stroke="solid" svg:stroke-width="0.035cm" svg:stroke-color="#394033" draw:stroke-linejoin="miter" svg:stroke-linecap="butt" draw:fill="solid" draw:fill-color="#4e5745" loext:fill-theme-color="accent5" draw:textarea-horizontal-align="justify" draw:textarea-vertical-align="middle" draw:auto-grow-height="false" draw:fit-to-size="false" style:shrink-to-fit="false" fo:min-height="1.378cm" fo:min-width="0.518cm" fo:padding-top="0.125cm" fo:padding-bottom="0.125cm" fo:padding-left="0.25cm" fo:padding-right="0.25cm" fo:wrap-option="wrap"/>
    </style:style>
    <style:style style:name="gr28" style:family="graphic">
      <style:graphic-properties style:protect="size"/>
    </style:style>
    <style:style style:name="pr1" style:family="presentation" style:parent-style-name="Title_2f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Title_2f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 style:family="paragraph">
      <loext:graphic-properties draw:fill="solid" draw:fill-color="#a09d7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 style:family="paragraph">
      <loext:graphic-properties draw:fill="solid" draw:fill-color="#4e574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loext:graphic-properties draw:fill="solid" draw:fill-color="#4e574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9" style:family="paragraph">
      <loext:graphic-properties draw:fill="solid" draw:fill-color="#d7d0c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a09d79"/>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loext:graphic-properties draw:fill="solid" draw:fill-color="#ac5b4c"/>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solid" draw:fill-color="#d0d8b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top="0cm" fo:margin-bottom="0cm" fo:line-height="100%" fo:text-align="end"/>
      <style:text-properties fo:font-size="12pt" style:font-size-asian="14pt" style:font-size-complex="14pt"/>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loext:opacity="100%" loext:theme-color="lt1" style:text-outline="false" style:text-line-through-style="none" style:text-line-through-type="none" style:text-position="0% 100%" style:font-name="Gill Sans Nova Ligh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 style:family="text">
      <style:text-properties fo:font-variant="normal" fo:text-transform="none" fo:color="#543e34" loext:opacity="100%" loext:theme-color="dk1" style:text-outline="false" style:text-line-through-style="none" style:text-line-through-type="none" style:text-position="0% 100%" style:font-name="Gill Sans Nova Light1"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loext:theme-color="lt1" style:text-outline="false" style:text-line-through-style="none" style:text-line-through-type="none" style:text-position="0% 100%" style:font-name="Gill Sans Nova Light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loext:theme-color="lt1" style:text-outline="false" style:text-line-through-style="none" style:text-line-through-type="none" style:text-position="0% 100%" style:font-name="Consolas"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 style:family="text">
      <style:text-properties fo:font-variant="normal" fo:text-transform="none" fo:color="#543e34" loext:opacity="100%" style:text-outline="false" style:text-line-through-style="none" style:text-line-through-type="none" style:text-position="0% 100%" style:font-name="Gill Sans Nova Ligh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 style:family="text">
      <style:text-properties fo:font-variant="normal" fo:text-transform="none" fo:color="#ffffff" loext:opacity="100%" loext:theme-color="lt1" style:text-outline="false" style:text-line-through-style="none" style:text-line-through-type="none" style:text-position="0% 100%" style:font-name="Consolas"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loext:theme-color="lt1" style:text-outline="false" style:text-line-through-style="none" style:text-line-through-type="none" style:text-position="0% 100%" style:font-name="Gill Sans Nova Light1"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Gill Sans Nova Ligh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variant="normal" fo:text-transform="none" fo:color="#4e5745" loext:opacity="100%" loext:theme-color="accent5" style:text-outline="false" style:text-line-through-style="none" style:text-line-through-type="none" style:text-position="0% 100%" style:font-name="Gill Sans Nova Light1"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4e5745" loext:opacity="100%" loext:theme-color="accent5" style:text-outline="false" style:text-line-through-style="none" style:text-line-through-type="none" style:text-position="0% 100%" style:font-name="Gill Sans Nova Light1" fo:font-size="15pt" fo:letter-spacing="normal" fo:language="en" fo:country="GB"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en" fo:country="GB" fo:font-style="normal" style:text-underline-style="none" fo:font-weight="normal" fo:background-color="transparent" style:font-name-asian="Calibri3" style:font-size-asian="14pt" style:font-style-asian="normal" style:font-weight-asian="normal" style:font-name-complex="Times New Roman" style:font-size-complex="14pt" style:font-style-complex="normal" style:font-weight-complex="normal"/>
    </style:style>
    <style:style style:name="T12"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name-asian="Calibri3" style:font-size-asian="20pt" style:font-style-asian="normal" style:font-weight-asian="normal" style:font-name-complex="Times New Roman" style:font-size-complex="20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normal" style:text-underline-style="none" fo:font-weight="bold" fo:background-color="transparent" style:font-name-asian="Calibri3" style:font-size-asian="20pt" style:font-style-asian="normal" style:font-weight-asian="bold" style:font-name-complex="Times New Roman" style:font-size-complex="20pt" style:font-style-complex="normal" style:font-weight-complex="bold"/>
    </style:style>
    <style:style style:name="T14"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GB" fo:font-style="italic" style:text-underline-style="none" fo:font-weight="normal" fo:background-color="transparent" style:font-name-asian="Calibri3" style:font-size-asian="20pt" style:font-style-asian="italic" style:font-weight-asian="normal" style:font-name-complex="Times New Roman" style:font-size-complex="20pt" style:font-style-complex="italic" style:font-weight-complex="normal"/>
    </style:style>
    <style:style style:name="T15" style:family="text">
      <style:text-properties fo:font-variant="normal" fo:text-transform="non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543e3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4e574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f_Content" presentation:presentation-page-layout-name="AL1T0">
        <draw:g draw:name="Group 1" draw:style-name="gr1">
          <draw:custom-shape draw:name="Rectangle: Rounded Corners 13" draw:style-name="gr2" draw:text-style-name="P1" draw:layer="layout" svg:width="6.495cm" svg:height="2.584cm" svg:x="10.032cm" svg:y="17.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4" draw:style-name="gr3" draw:text-style-name="P3" draw:layer="layout" svg:width="4.898cm" svg:height="1.739cm" svg:x="10.792cm" svg:y="17.756cm">
            <text:p text:style-name="P2"><text:span text:style-name="T1">PID Profi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7" draw:style-name="gr4" draw:text-style-name="P4" draw:layer="layout" svg:width="1.13cm" svg:height="1.739cm" svg:x="9.486cm" svg:y="17.7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1" draw:style-name="gr5" draw:text-style-name="P1" xml:id="id2" draw:id="id2" draw:layer="layout" svg:width="6.497cm" svg:height="2.584cm" svg:x="2.372cm" svg:y="5.0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2" draw:style-name="gr6" draw:text-style-name="P3" draw:layer="layout" svg:width="4.901cm" svg:height="1.739cm" svg:x="3.122cm" svg:y="5.438cm">
            <text:p text:style-name="P2"><text:span text:style-name="T1">Coll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3" draw:style-name="gr7" draw:text-style-name="P4" draw:layer="layout" svg:width="1.131cm" svg:height="1.739cm" svg:x="1.817cm" svg:y="5.4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Straight Arrow Connector 8" draw:style-name="gr8" draw:text-style-name="P5" draw:layer="layout" draw:type="line" svg:x1="12.272cm" svg:y1="15.611cm" svg:x2="10.391cm" svg:y2="17.321cm" svg:d="M12272 15611l-1881 1710" svg:viewBox="0 0 1882 1711">
            <text:p/>
          </draw:connector>
          <draw:connector draw:name="Straight Arrow Connector 9" draw:style-name="gr8" draw:text-style-name="P5" draw:layer="layout" draw:type="line" svg:x1="12.823cm" svg:y1="5.592cm" svg:x2="11.528cm" svg:y2="3.401cm" svg:d="M12823 5592l-1295-2191" svg:viewBox="0 0 1296 2192">
            <text:p/>
          </draw:connector>
          <draw:custom-shape draw:name="Rectangle: Rounded Corners 24" draw:style-name="gr9" draw:text-style-name="P7" draw:layer="layout" svg:width="15.569cm" svg:height="11.108cm" svg:x="10.792cm" svg:y="5.592cm">
            <text:p text:style-name="P6"><text:span text:style-name="T2">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25" draw:style-name="gr10" draw:text-style-name="P8" draw:layer="layout" svg:width="3.568cm" svg:height="2.365cm" svg:x="8.386cm" svg:y="9.255cm">
            <text:p text:style-name="P2"><text:span text:style-name="T3">PID</text:span><text:span text:style-name="T3"><text:line-break/></text:span><text:span text:style-name="T4">20.301/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roup 5" draw:style-name="gr1">
            <draw:custom-shape draw:name="Rectangle: Rounded Corners 28" draw:style-name="gr2" draw:text-style-name="P1" draw:layer="layout" svg:width="6.495cm" svg:height="2.584cm" svg:x="22.349cm" svg:y="12.1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1" draw:style-name="gr11" draw:text-style-name="P3" draw:layer="layout" svg:width="4.9cm" svg:height="1.738cm" svg:x="23.143cm" svg:y="12.526cm">
              <text:p text:style-name="P2"><text:span text:style-name="T1">Meta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2" draw:style-name="gr12" draw:text-style-name="P4" xml:id="id1" draw:id="id1" draw:layer="layout" svg:width="1.13cm" svg:height="1.738cm" svg:x="21.839cm" svg:y="12.5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custom-shape draw:name="Rectangle: Rounded Corners 33" draw:style-name="gr13" draw:text-style-name="P9" draw:layer="layout" svg:width="5.003cm" svg:height="2.131cm" svg:x="17.452cm" svg:y="4.353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4" draw:style-name="gr7" draw:text-style-name="P4" draw:layer="layout" svg:width="1.131cm" svg:height="1.739cm" svg:x="16.22cm" svg:y="4.58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5" draw:style-name="gr14" draw:text-style-name="P9" draw:layer="layout" svg:width="5.002cm" svg:height="2.131cm" svg:x="18.072cm" svg:y="4.973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6" draw:style-name="gr7" draw:text-style-name="P4" draw:layer="layout" svg:width="1.131cm" svg:height="1.739cm" svg:x="16.84cm" svg:y="5.2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37" draw:style-name="gr15" draw:text-style-name="P9" draw:layer="layout" svg:width="5.002cm" svg:height="2.131cm" svg:x="18.692cm" svg:y="5.592cm">
            <text:p text:style-name="P2"><text:span text:style-name="T5">Oper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4" draw:style-name="gr7" draw:text-style-name="P4" draw:layer="layout" svg:width="1.131cm" svg:height="1.739cm" svg:x="17.461cm" svg:y="5.8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roup 6" draw:style-name="gr1">
            <draw:custom-shape draw:name="Rectangle: Rounded Corners 45" draw:style-name="gr16" draw:text-style-name="P10" draw:layer="layout" svg:width="8.935cm" svg:height="5.793cm" svg:x="12.102cm" svg:y="10.16cm">
              <text:p text:style-name="P6"><text:span text:style-name="T6"><text:line-break/></text:span><text:span text:style-name="T7">Attributes</text:span></text:p>
              <text:p text:style-name="P6"><text:span text:style-name="T6">20.123: “Alice” 20.789: &lt;http://...&gt;</text:span></text:p>
              <text:p text:style-name="P6"><text:span text:style-name="T6">20.456: 10.1234/ab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6" draw:style-name="gr17" draw:text-style-name="P11" draw:layer="layout" svg:width="5.324cm" svg:height="2.365cm" svg:x="12.087cm" svg:y="9.255cm">
              <text:p text:style-name="P2"><text:span text:style-name="T8">PID Reco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connector draw:name="Straight Arrow Connector 10" draw:style-name="gr8" draw:text-style-name="P5" draw:layer="layout" draw:type="line" svg:x1="19.576cm" svg:y1="14.265cm" svg:x2="21.839cm" svg:y2="13.395cm" draw:end-shape="id1" draw:end-glue-point="3" svg:d="M19576 14265l2263-870" svg:viewBox="0 0 2264 871">
            <text:p/>
          </draw:connector>
          <draw:connector draw:name="Straight Arrow Connector 11" draw:style-name="gr8" draw:text-style-name="P5" draw:layer="layout" draw:type="line" svg:x1="19.721cm" svg:y1="13.396cm" svg:x2="24.242cm" svg:y2="9.411cm" svg:d="M19721 13396l4521-3985" svg:viewBox="0 0 4522 3986">
            <text:p/>
          </draw:connector>
          <draw:g draw:name="Group 7" draw:style-name="gr1">
            <draw:custom-shape draw:name="Flowchart: Magnetic Disk 3" draw:style-name="gr18" draw:text-style-name="P12" draw:layer="layout" svg:width="3.567cm" svg:height="2.895cm" svg:x="24.303cm" svg:y="7.584cm">
              <text:p text:style-name="P2"><text:span text:style-name="T9">Byte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Flowchart: Magnetic Disk 4" draw:style-name="gr19" draw:text-style-name="P12" draw:layer="layout" svg:width="3.567cm" svg:height="2.893cm" svg:x="24.922cm" svg:y="8.204cm">
              <text:p text:style-name="P2"><text:span text:style-name="T10">Bytes</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g>
          <draw:connector draw:name="Straight Arrow Connector 12" draw:style-name="gr8" draw:text-style-name="P5" draw:layer="layout" draw:type="line" svg:x1="5.62cm" svg:y1="7.606cm" svg:x2="9.107cm" svg:y2="9.031cm" draw:start-shape="id2" draw:start-glue-point="2" svg:d="M5620 7606l3487 1425" svg:viewBox="0 0 3488 1426">
            <text:p/>
          </draw:connector>
          <draw:connector draw:name="Straight Arrow Connector 13" draw:style-name="gr8" draw:text-style-name="P5" draw:layer="layout" draw:type="line" svg:x1="4.109cm" svg:y1="7.688cm" svg:x2="2.873cm" svg:y2="9.965cm" svg:d="M4109 7688l-1236 2277" svg:viewBox="0 0 1237 2278">
            <text:p/>
          </draw:connector>
          <draw:custom-shape draw:name="Rectangle: Rounded Corners 47" draw:style-name="gr20" draw:text-style-name="P1" draw:layer="layout" svg:width="4.738cm" svg:height="2.585cm" svg:x="0.881cm" svg:y="10.0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8" draw:style-name="gr21" draw:text-style-name="P3" draw:layer="layout" svg:width="3.369cm" svg:height="1.738cm" svg:x="1.63cm" svg:y="10.464cm">
            <text:p text:style-name="P2"><text:span text:style-name="T3">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49" draw:style-name="gr22" draw:text-style-name="P1" draw:layer="layout" svg:width="4.738cm" svg:height="2.583cm" svg:x="1.501cm" svg:y="10.6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0" draw:style-name="gr23" draw:text-style-name="P3" draw:layer="layout" svg:width="3.37cm" svg:height="1.739cm" svg:x="2.249cm" svg:y="11.083cm">
            <text:p text:style-name="P2"><text:span text:style-name="T8">FD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1" draw:style-name="gr24" draw:text-style-name="P4" draw:layer="layout" svg:width="1.127cm" svg:height="1.739cm" svg:x="0.946cm" svg:y="11.0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onnector draw:name="Straight Arrow Connector 14" draw:style-name="gr8" draw:text-style-name="P5" draw:layer="layout" draw:type="line" svg:x1="4.938cm" svg:y1="7.688cm" svg:x2="3.702cm" svg:y2="9.965cm" svg:d="M4938 7688l-1236 2277" svg:viewBox="0 0 1237 2278">
            <text:p/>
          </draw:connector>
          <draw:custom-shape draw:name="Rectangle: Rounded Corners 52" draw:style-name="gr25" draw:text-style-name="P1" draw:layer="layout" svg:width="6.169cm" svg:height="2.584cm" svg:x="10.671cm" svg:y="0.5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3" draw:style-name="gr26" draw:text-style-name="P3" draw:layer="layout" svg:width="4.9cm" svg:height="1.739cm" svg:x="11.367cm" svg:y="1.069cm">
            <text:p text:style-name="P2"><text:span text:style-name="T8">FDO Typ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54" draw:style-name="gr27" draw:text-style-name="P4" draw:layer="layout" svg:width="1.128cm" svg:height="1.738cm" svg:x="10.107cm" svg:y="1.01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presentation:notes draw:style-name="dp2">
          <draw:page-thumbnail draw:name="Slide Image Placeholder 1" draw:style-name="gr28" draw:layer="layout" svg:width="15.239cm" svg:height="8.572cm" svg:x="1.905cm" svg:y="3.175cm" draw:page-number="1" presentation:class="page"/>
          <draw:frame draw:name="Notes Placeholder 2" presentation:style-name="pr1" draw:text-style-name="P14" draw:layer="layout" svg:width="15.239cm" svg:height="10cm" svg:x="1.905cm" svg:y="12.224cm" presentation:class="notes" presentation:user-transformed="true">
            <draw:text-box>
              <text:p text:style-name="P13"><text:span text:style-name="T11">In case you were new to FDO this is a quick intro. We know we have a persistent identifier to some PID Record, some record of what is inside, and then you can get to the data and the metadata. The collection is just a type of these objects.</text:span></text:p>
              <text:p text:style-name="P13"><text:span text:style-name="T11"/></text:p>
              <text:p text:style-name="P13"><text:span text:style-name="T11"/></text:p>
              <text:p text:style-name="P13"><text:span text:style-name="T12">A </text:span><text:span text:style-name="T13">FAIR Digital Object</text:span><text:span text:style-name="T12">, conceptually speaking, is a data structure that describes a. A Persistent Identifier (</text:span><text:span text:style-name="T13">PID</text:span><text:span text:style-name="T12">) can be looked up to a </text:span><text:span text:style-name="T13">PID Record</text:span><text:span text:style-name="T12">, where we find a list of </text:span><text:span text:style-name="T13">attributes</text:span><text:span text:style-name="T12"> of the FDO. These can be references, the most important one is the </text:span><text:span text:style-name="T13">type</text:span><text:span text:style-name="T12">, as that tells us the purpose of the FDO and what attributes to expect. </text:span></text:p>
              <text:p text:style-name="P13"><text:span text:style-name="T12">The </text:span><text:span text:style-name="T13">PID Profile </text:span><text:span text:style-name="T12">tells us how conceptual FDOs are realized with particular technologies, for instance using DOIs and a PID record in JSON.</text:span></text:p>
              <text:p text:style-name="P13"><text:span text:style-name="T12">For Data objects there are usually some </text:span><text:span text:style-name="T13">bytes </text:span><text:span text:style-name="T12">that can be requested through </text:span><text:span text:style-name="T13">Operations</text:span><text:span text:style-name="T12"> like the familiar CRUD (Create-Read-Update-Delete), but also </text:span></text:p>
              <text:p text:style-name="P13"><text:span text:style-name="T12">Attributes can reference other FDOs, so you don’t need to squeeze it all into the PID Record but can have separate </text:span><text:span text:style-name="T13">Metadata </text:span><text:span text:style-name="T12">in different formats that describe this FDO further.</text:span></text:p>
              <text:p text:style-name="P13"><text:span text:style-name="T12">Now crucially all of these are FDOs, it’s </text:span><text:span text:style-name="T14">turtles all the way down</text:span><text:span text:style-name="T12">, so what I just said also apply to types, profiles, metadata and operations, and these are therefore can be distributed and re-used. A </text:span><text:span text:style-name="T13">Collection</text:span><text:span text:style-name="T12"> is likewise just another FDO that points to the PIDs of other FDOs.</text:span></text:p>
            </draw:text-box>
          </draw:frame>
          <draw:frame draw:name="Slide Number Placeholder 3" presentation:style-name="pr2" draw:text-style-name="P16" draw:layer="layout" svg:width="8.254cm" svg:height="1.273cm" svg:x="10.791cm" svg:y="24.126cm" presentation:class="page-number" presentation:user-transformed="true">
            <draw:text-box>
              <text:p text:style-name="P15"><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Calibri" svg:font-family="Calibri" style:font-family-generic="swiss" style:font-pitch="variable"/>
    <style:font-face style:name="Calibri1" svg:font-family="Calibri"/>
    <style:font-face style:name="Calibri2" svg:font-family="Calibri" style:font-pitch="variable"/>
    <style:font-face style:name="Calibri3" svg:font-family="Calibri" style:font-family-generic="modern" style:font-pitch="fixed"/>
    <style:font-face style:name="Calibri4" svg:font-family="Calibri" style:font-family-generic="modern" style:font-pitch="variable"/>
    <style:font-face style:name="Consolas" svg:font-family="Consolas" style:font-family-generic="modern" style:font-pitch="fixed"/>
    <style:font-face style:name="Consolas1" svg:font-family="Consolas" style:font-family-generic="modern" style:font-pitch="variable"/>
    <style:font-face style:name="DejaVu Sans" svg:font-family="'DejaVu Sans'" style:font-family-generic="system" style:font-pitch="variable"/>
    <style:font-face style:name="DejaVu Sans1" svg:font-family="'DejaVu Sans'" style:font-pitch="variable"/>
    <style:font-face style:name="Gill Sans Nova" svg:font-family="'Gill Sans Nova'" style:font-family-generic="swiss" style:font-pitch="variable"/>
    <style:font-face style:name="Gill Sans Nova Light" svg:font-family="'Gill Sans Nova Light'" style:font-pitch="variable"/>
    <style:font-face style:name="Gill Sans Nova Light1" svg:font-family="'Gill Sans Nova Light'"/>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Sagona Book" svg:font-family="'Sagona Book'"/>
    <style:font-face style:name="Sagona Book1" svg:font-family="'Sagona Book'"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e5dac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8cm" fo:margin-bottom="0cm" fo:text-indent="0cm"/>
      <style:text-properties fo:font-size="19.8999996185303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8cm" fo:margin-bottom="0cm" fo:text-indent="0cm"/>
      <style:text-properties fo:font-size="19.8999996185303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8cm" fo:margin-bottom="0cm" fo:text-indent="0cm"/>
      <style:text-properties fo:font-size="19.8999996185303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8cm" fo:margin-bottom="0cm" fo:text-indent="0cm"/>
      <style:text-properties fo:font-size="19.8999996185303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8cm" fo:margin-bottom="0cm" fo:text-indent="0cm"/>
      <style:text-properties fo:font-size="19.8999996185303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e5dac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98cm" fo:margin-bottom="0cm" fo:text-indent="0cm"/>
      <style:text-properties fo:font-size="19.8999996185303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8cm" fo:margin-bottom="0cm" fo:text-indent="0cm"/>
      <style:text-properties fo:font-size="19.8999996185303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8cm" fo:margin-bottom="0cm" fo:text-indent="0cm"/>
      <style:text-properties fo:font-size="19.8999996185303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8cm" fo:margin-bottom="0cm" fo:text-indent="0cm"/>
      <style:text-properties fo:font-size="19.8999996185303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8cm" fo:margin-bottom="0cm" fo:text-indent="0cm"/>
      <style:text-properties fo:font-size="19.8999996185303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e5dac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098cm" fo:margin-bottom="0cm" fo:text-indent="0cm"/>
      <style:text-properties fo:font-size="19.8999996185303pt" style:font-size-asian="20pt" style:font-size-complex="20pt"/>
    </style:style>
    <style:style style:name="Blank-outline6" style:family="presentation" style:parent-style-name="Blank-outline5">
      <style:paragraph-properties fo:margin-left="0cm" fo:margin-right="0cm" fo:margin-top="0.098cm" fo:margin-bottom="0cm" fo:text-indent="0cm"/>
      <style:text-properties fo:font-size="19.8999996185303pt" style:font-size-asian="20pt" style:font-size-complex="20pt"/>
    </style:style>
    <style:style style:name="Blank-outline7" style:family="presentation" style:parent-style-name="Blank-outline6">
      <style:paragraph-properties fo:margin-left="0cm" fo:margin-right="0cm" fo:margin-top="0.098cm" fo:margin-bottom="0cm" fo:text-indent="0cm"/>
      <style:text-properties fo:font-size="19.8999996185303pt" style:font-size-asian="20pt" style:font-size-complex="20pt"/>
    </style:style>
    <style:style style:name="Blank-outline8" style:family="presentation" style:parent-style-name="Blank-outline7">
      <style:paragraph-properties fo:margin-left="0cm" fo:margin-right="0cm" fo:margin-top="0.098cm" fo:margin-bottom="0cm" fo:text-indent="0cm"/>
      <style:text-properties fo:font-size="19.8999996185303pt" style:font-size-asian="20pt" style:font-size-complex="20pt"/>
    </style:style>
    <style:style style:name="Blank-outline9" style:family="presentation" style:parent-style-name="Blank-outline8">
      <style:paragraph-properties fo:margin-left="0cm" fo:margin-right="0cm" fo:margin-top="0.098cm" fo:margin-bottom="0cm" fo:text-indent="0cm"/>
      <style:text-properties fo:font-size="19.8999996185303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e5dac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genda-outline5" style:family="presentation" style:parent-style-name="Agenda-outline4">
      <style:paragraph-properties fo:margin-left="0cm" fo:margin-right="0cm" fo:margin-top="0.098cm" fo:margin-bottom="0cm" fo:text-indent="0cm"/>
      <style:text-properties fo:font-size="19.8999996185303pt" style:font-size-asian="20pt" style:font-size-complex="20pt"/>
    </style:style>
    <style:style style:name="Agenda-outline6" style:family="presentation" style:parent-style-name="Agenda-outline5">
      <style:paragraph-properties fo:margin-left="0cm" fo:margin-right="0cm" fo:margin-top="0.098cm" fo:margin-bottom="0cm" fo:text-indent="0cm"/>
      <style:text-properties fo:font-size="19.8999996185303pt" style:font-size-asian="20pt" style:font-size-complex="20pt"/>
    </style:style>
    <style:style style:name="Agenda-outline7" style:family="presentation" style:parent-style-name="Agenda-outline6">
      <style:paragraph-properties fo:margin-left="0cm" fo:margin-right="0cm" fo:margin-top="0.098cm" fo:margin-bottom="0cm" fo:text-indent="0cm"/>
      <style:text-properties fo:font-size="19.8999996185303pt" style:font-size-asian="20pt" style:font-size-complex="20pt"/>
    </style:style>
    <style:style style:name="Agenda-outline8" style:family="presentation" style:parent-style-name="Agenda-outline7">
      <style:paragraph-properties fo:margin-left="0cm" fo:margin-right="0cm" fo:margin-top="0.098cm" fo:margin-bottom="0cm" fo:text-indent="0cm"/>
      <style:text-properties fo:font-size="19.8999996185303pt" style:font-size-asian="20pt" style:font-size-complex="20pt"/>
    </style:style>
    <style:style style:name="Agenda-outline9" style:family="presentation" style:parent-style-name="Agenda-outline8">
      <style:paragraph-properties fo:margin-left="0cm" fo:margin-right="0cm" fo:margin-top="0.098cm" fo:margin-bottom="0cm" fo:text-indent="0cm"/>
      <style:text-properties fo:font-size="19.8999996185303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e5dac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left="0cm" fo:margin-right="0cm" fo:margin-top="0.098cm" fo:margin-bottom="0cm" fo:text-indent="0cm"/>
      <style:text-properties fo:font-size="19.8999996185303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098cm" fo:margin-bottom="0cm" fo:text-indent="0cm"/>
      <style:text-properties fo:font-size="19.8999996185303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098cm" fo:margin-bottom="0cm" fo:text-indent="0cm"/>
      <style:text-properties fo:font-size="19.8999996185303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098cm" fo:margin-bottom="0cm" fo:text-indent="0cm"/>
      <style:text-properties fo:font-size="19.8999996185303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098cm" fo:margin-bottom="0cm" fo:text-indent="0cm"/>
      <style:text-properties fo:font-size="19.8999996185303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d7d0ce" loext:fill-theme-color="accent6"/>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left="0cm" fo:margin-right="0cm" fo:margin-top="0.098cm" fo:margin-bottom="0cm" fo:text-indent="0cm"/>
      <style:text-properties fo:font-size="19.8999996185303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098cm" fo:margin-bottom="0cm" fo:text-indent="0cm"/>
      <style:text-properties fo:font-size="19.8999996185303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098cm" fo:margin-bottom="0cm" fo:text-indent="0cm"/>
      <style:text-properties fo:font-size="19.8999996185303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098cm" fo:margin-bottom="0cm" fo:text-indent="0cm"/>
      <style:text-properties fo:font-size="19.8999996185303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098cm" fo:margin-bottom="0cm" fo:text-indent="0cm"/>
      <style:text-properties fo:font-size="19.8999996185303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d7d0ce" loext:fill-theme-color="accent6"/>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omparison-outline3" style:family="presentation" style:parent-style-name="Comparison-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4" style:family="presentation" style:parent-style-name="Comparison-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omparison-outline5" style:family="presentation" style:parent-style-name="Comparison-outline4">
      <style:paragraph-properties fo:margin-left="0cm" fo:margin-right="0cm" fo:margin-top="0.098cm" fo:margin-bottom="0cm" fo:text-indent="0cm"/>
      <style:text-properties fo:font-size="19.8999996185303pt" style:font-size-asian="20pt" style:font-size-complex="20pt"/>
    </style:style>
    <style:style style:name="Comparison-outline6" style:family="presentation" style:parent-style-name="Comparison-outline5">
      <style:paragraph-properties fo:margin-left="0cm" fo:margin-right="0cm" fo:margin-top="0.098cm" fo:margin-bottom="0cm" fo:text-indent="0cm"/>
      <style:text-properties fo:font-size="19.8999996185303pt" style:font-size-asian="20pt" style:font-size-complex="20pt"/>
    </style:style>
    <style:style style:name="Comparison-outline7" style:family="presentation" style:parent-style-name="Comparison-outline6">
      <style:paragraph-properties fo:margin-left="0cm" fo:margin-right="0cm" fo:margin-top="0.098cm" fo:margin-bottom="0cm" fo:text-indent="0cm"/>
      <style:text-properties fo:font-size="19.8999996185303pt" style:font-size-asian="20pt" style:font-size-complex="20pt"/>
    </style:style>
    <style:style style:name="Comparison-outline8" style:family="presentation" style:parent-style-name="Comparison-outline7">
      <style:paragraph-properties fo:margin-left="0cm" fo:margin-right="0cm" fo:margin-top="0.098cm" fo:margin-bottom="0cm" fo:text-indent="0cm"/>
      <style:text-properties fo:font-size="19.8999996185303pt" style:font-size-asian="20pt" style:font-size-complex="20pt"/>
    </style:style>
    <style:style style:name="Comparison-outline9" style:family="presentation" style:parent-style-name="Comparison-outline8">
      <style:paragraph-properties fo:margin-left="0cm" fo:margin-right="0cm" fo:margin-top="0.098cm" fo:margin-bottom="0cm" fo:text-indent="0cm"/>
      <style:text-properties fo:font-size="19.8999996185303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e5dac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98cm" fo:margin-bottom="0cm" fo:text-indent="0cm"/>
      <style:text-properties fo:font-size="19.8999996185303pt" style:font-size-asian="20pt" style:font-size-complex="20pt"/>
    </style:style>
    <style:style style:name="Title_20_Only-outline6" style:display-name="Title Only-outline6" style:family="presentation" style:parent-style-name="Title_20_Only-outline5">
      <style:paragraph-properties fo:margin-left="0cm" fo:margin-right="0cm" fo:margin-top="0.098cm" fo:margin-bottom="0cm" fo:text-indent="0cm"/>
      <style:text-properties fo:font-size="19.8999996185303pt" style:font-size-asian="20pt" style:font-size-complex="20pt"/>
    </style:style>
    <style:style style:name="Title_20_Only-outline7" style:display-name="Title Only-outline7" style:family="presentation" style:parent-style-name="Title_20_Only-outline6">
      <style:paragraph-properties fo:margin-left="0cm" fo:margin-right="0cm" fo:margin-top="0.098cm" fo:margin-bottom="0cm" fo:text-indent="0cm"/>
      <style:text-properties fo:font-size="19.8999996185303pt" style:font-size-asian="20pt" style:font-size-complex="20pt"/>
    </style:style>
    <style:style style:name="Title_20_Only-outline8" style:display-name="Title Only-outline8" style:family="presentation" style:parent-style-name="Title_20_Only-outline7">
      <style:paragraph-properties fo:margin-left="0cm" fo:margin-right="0cm" fo:margin-top="0.098cm" fo:margin-bottom="0cm" fo:text-indent="0cm"/>
      <style:text-properties fo:font-size="19.8999996185303pt" style:font-size-asian="20pt" style:font-size-complex="20pt"/>
    </style:style>
    <style:style style:name="Title_20_Only-outline9" style:display-name="Title Only-outline9" style:family="presentation" style:parent-style-name="Title_20_Only-outline8">
      <style:paragraph-properties fo:margin-left="0cm" fo:margin-right="0cm" fo:margin-top="0.098cm" fo:margin-bottom="0cm" fo:text-indent="0cm"/>
      <style:text-properties fo:font-size="19.8999996185303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solid" draw:fill-color="#d7d0ce" loext:fill-theme-color="accent6"/>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Quote-outline3" style:family="presentation" style:parent-style-name="Quote-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4" style:family="presentation" style:parent-style-name="Quote-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Quote-outline5" style:family="presentation" style:parent-style-name="Quote-outline4">
      <style:paragraph-properties fo:margin-left="0cm" fo:margin-right="0cm" fo:margin-top="0.098cm" fo:margin-bottom="0cm" fo:text-indent="0cm"/>
      <style:text-properties fo:font-size="19.8999996185303pt" style:font-size-asian="20pt" style:font-size-complex="20pt"/>
    </style:style>
    <style:style style:name="Quote-outline6" style:family="presentation" style:parent-style-name="Quote-outline5">
      <style:paragraph-properties fo:margin-left="0cm" fo:margin-right="0cm" fo:margin-top="0.098cm" fo:margin-bottom="0cm" fo:text-indent="0cm"/>
      <style:text-properties fo:font-size="19.8999996185303pt" style:font-size-asian="20pt" style:font-size-complex="20pt"/>
    </style:style>
    <style:style style:name="Quote-outline7" style:family="presentation" style:parent-style-name="Quote-outline6">
      <style:paragraph-properties fo:margin-left="0cm" fo:margin-right="0cm" fo:margin-top="0.098cm" fo:margin-bottom="0cm" fo:text-indent="0cm"/>
      <style:text-properties fo:font-size="19.8999996185303pt" style:font-size-asian="20pt" style:font-size-complex="20pt"/>
    </style:style>
    <style:style style:name="Quote-outline8" style:family="presentation" style:parent-style-name="Quote-outline7">
      <style:paragraph-properties fo:margin-left="0cm" fo:margin-right="0cm" fo:margin-top="0.098cm" fo:margin-bottom="0cm" fo:text-indent="0cm"/>
      <style:text-properties fo:font-size="19.8999996185303pt" style:font-size-asian="20pt" style:font-size-complex="20pt"/>
    </style:style>
    <style:style style:name="Quote-outline9" style:family="presentation" style:parent-style-name="Quote-outline8">
      <style:paragraph-properties fo:margin-left="0cm" fo:margin-right="0cm" fo:margin-top="0.098cm" fo:margin-bottom="0cm" fo:text-indent="0cm"/>
      <style:text-properties fo:font-size="19.8999996185303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d7d0ce" loext:fill-theme-color="accent6"/>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Closing-outline3" style:family="presentation" style:parent-style-name="Closing-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4" style:family="presentation" style:parent-style-name="Closing-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Closing-outline5" style:family="presentation" style:parent-style-name="Closing-outline4">
      <style:paragraph-properties fo:margin-left="0cm" fo:margin-right="0cm" fo:margin-top="0.098cm" fo:margin-bottom="0cm" fo:text-indent="0cm"/>
      <style:text-properties fo:font-size="19.8999996185303pt" style:font-size-asian="20pt" style:font-size-complex="20pt"/>
    </style:style>
    <style:style style:name="Closing-outline6" style:family="presentation" style:parent-style-name="Closing-outline5">
      <style:paragraph-properties fo:margin-left="0cm" fo:margin-right="0cm" fo:margin-top="0.098cm" fo:margin-bottom="0cm" fo:text-indent="0cm"/>
      <style:text-properties fo:font-size="19.8999996185303pt" style:font-size-asian="20pt" style:font-size-complex="20pt"/>
    </style:style>
    <style:style style:name="Closing-outline7" style:family="presentation" style:parent-style-name="Closing-outline6">
      <style:paragraph-properties fo:margin-left="0cm" fo:margin-right="0cm" fo:margin-top="0.098cm" fo:margin-bottom="0cm" fo:text-indent="0cm"/>
      <style:text-properties fo:font-size="19.8999996185303pt" style:font-size-asian="20pt" style:font-size-complex="20pt"/>
    </style:style>
    <style:style style:name="Closing-outline8" style:family="presentation" style:parent-style-name="Closing-outline7">
      <style:paragraph-properties fo:margin-left="0cm" fo:margin-right="0cm" fo:margin-top="0.098cm" fo:margin-bottom="0cm" fo:text-indent="0cm"/>
      <style:text-properties fo:font-size="19.8999996185303pt" style:font-size-asian="20pt" style:font-size-complex="20pt"/>
    </style:style>
    <style:style style:name="Closing-outline9" style:family="presentation" style:parent-style-name="Closing-outline8">
      <style:paragraph-properties fo:margin-left="0cm" fo:margin-right="0cm" fo:margin-top="0.098cm" fo:margin-bottom="0cm" fo:text-indent="0cm"/>
      <style:text-properties fo:font-size="19.8999996185303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f_Content-background" style:display-name="Title/Content-background" style:family="presentation">
      <style:graphic-properties draw:stroke="none" draw:fill="solid" draw:fill-color="#ffffff" loext:fill-theme-color="lt1"/>
      <style:text-properties style:letter-kerning="true"/>
    </style:style>
    <style:style style:name="Title_2f_Content-backgroundobjects" style:display-name="Title/Content-backgroundobjects" style:family="presentation">
      <style:graphic-properties draw:textarea-horizontal-align="justify" draw:shadow="hidden" draw:shadow-offset-x="0.2cm" draw:shadow-offset-y="0.2cm" draw:shadow-color="#808080"/>
      <style:text-properties style:letter-kerning="true"/>
    </style:style>
    <style:style style:name="Title_2f_Content-notes" style:display-name="Title/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f_Content-outline1" style:display-name="Title/Content-outline1" style:family="presentation">
      <style:graphic-properties draw:stroke="none" draw:fill="none" draw:auto-grow-height="false" draw:fit-to-size="false" style:shrink-to-fit="true" style:writing-mode="lr-tb">
        <text:list-style style:name="Title_2f_Content-outline1" style:display-name="Title/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3.8999996185303pt" fo:letter-spacing="normal" fo:language="en" fo:country="US"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style:style>
    <style:style style:name="Title_2f_Content-outline2" style:display-name="Title/Content-outline2" style:family="presentation" style:parent-style-name="Title_2f_Content-outline1">
      <style:graphic-properties style:writing-mode="lr-tb"/>
      <style:paragraph-properties fo:margin-left="0cm" fo:margin-right="0cm" fo:margin-top="0.3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3.8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3" style:display-name="Title/Content-outline3" style:family="presentation" style:parent-style-name="Title_2f_Content-outline2">
      <style:graphic-properties style:writing-mode="lr-tb"/>
      <style:paragraph-properties fo:margin-left="0cm" fo:margin-right="0cm" fo:margin-top="0.2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3.8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4" style:display-name="Title/Content-outline4" style:family="presentation" style:parent-style-name="Title_2f_Content-outline3">
      <style:graphic-properties style:writing-mode="lr-tb"/>
      <style:paragraph-properties fo:margin-left="0cm" fo:margin-right="0cm" fo:margin-top="0.198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3.8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fo:hyphenate="false"/>
    </style:style>
    <style:style style:name="Title_2f_Content-outline5" style:display-name="Title/Content-outline5" style:family="presentation" style:parent-style-name="Title_2f_Content-outline4">
      <style:paragraph-properties fo:margin-left="0cm" fo:margin-right="0cm" fo:margin-top="0.098cm" fo:margin-bottom="0cm" fo:text-indent="0cm"/>
      <style:text-properties fo:font-size="19.8999996185303pt" style:font-size-asian="20pt" style:font-size-complex="20pt"/>
    </style:style>
    <style:style style:name="Title_2f_Content-outline6" style:display-name="Title/Content-outline6" style:family="presentation" style:parent-style-name="Title_2f_Content-outline5">
      <style:paragraph-properties fo:margin-left="0cm" fo:margin-right="0cm" fo:margin-top="0.098cm" fo:margin-bottom="0cm" fo:text-indent="0cm"/>
      <style:text-properties fo:font-size="19.8999996185303pt" style:font-size-asian="20pt" style:font-size-complex="20pt"/>
    </style:style>
    <style:style style:name="Title_2f_Content-outline7" style:display-name="Title/Content-outline7" style:family="presentation" style:parent-style-name="Title_2f_Content-outline6">
      <style:paragraph-properties fo:margin-left="0cm" fo:margin-right="0cm" fo:margin-top="0.098cm" fo:margin-bottom="0cm" fo:text-indent="0cm"/>
      <style:text-properties fo:font-size="19.8999996185303pt" style:font-size-asian="20pt" style:font-size-complex="20pt"/>
    </style:style>
    <style:style style:name="Title_2f_Content-outline8" style:display-name="Title/Content-outline8" style:family="presentation" style:parent-style-name="Title_2f_Content-outline7">
      <style:paragraph-properties fo:margin-left="0cm" fo:margin-right="0cm" fo:margin-top="0.098cm" fo:margin-bottom="0cm" fo:text-indent="0cm"/>
      <style:text-properties fo:font-size="19.8999996185303pt" style:font-size-asian="20pt" style:font-size-complex="20pt"/>
    </style:style>
    <style:style style:name="Title_2f_Content-outline9" style:display-name="Title/Content-outline9" style:family="presentation" style:parent-style-name="Title_2f_Content-outline8">
      <style:paragraph-properties fo:margin-left="0cm" fo:margin-right="0cm" fo:margin-top="0.098cm" fo:margin-bottom="0cm" fo:text-indent="0cm"/>
      <style:text-properties fo:font-size="19.8999996185303pt" style:font-size-asian="20pt" style:font-size-complex="20pt"/>
    </style:style>
    <style:style style:name="Title_2f_Content-subtitle" style:display-name="Title/Content-subtitle" style:family="presentation">
      <style:graphic-properties draw:stroke="none" draw:fill="none" draw:textarea-vertical-align="middle">
        <text:list-style style:name="Title_2f_Content-subtitle" style:display-name="Title/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f_Content-title" style:display-name="Title/Content-title" style:family="presentation">
      <style:graphic-properties draw:stroke="none" draw:fill="none" draw:textarea-vertical-align="middle" style:writing-mode="lr-tb">
        <text:list-style style:name="Title_2f_Content-title" style:display-name="Title/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7.8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am_20_x4-background" style:display-name="Team x4-background" style:family="presentation">
      <style:graphic-properties draw:stroke="none" draw:fill="solid" draw:fill-color="#e5dacf"/>
      <style:text-properties style:letter-kerning="true"/>
    </style:style>
    <style:style style:name="Team_20_x4-backgroundobjects" style:display-name="Team x4-backgroundobjects" style:family="presentation">
      <style:graphic-properties draw:textarea-horizontal-align="justify" draw:shadow="hidden" draw:shadow-offset-x="0.2cm" draw:shadow-offset-y="0.2cm" draw:shadow-color="#808080"/>
      <style:text-properties style:letter-kerning="true"/>
    </style:style>
    <style:style style:name="Team_20_x4-notes" style:display-name="Team x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20_x4-outline1" style:display-name="Team x4-outline1" style:family="presentation">
      <style:graphic-properties draw:stroke="none" draw:fill="none" draw:auto-grow-height="false" draw:fit-to-size="false" style:shrink-to-fit="true" style:writing-mode="lr-tb">
        <text:list-style style:name="Team_20_x4-outline1" style:display-name="Team x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eam_20_x4-outline2" style:display-name="Team x4-outline2" style:family="presentation" style:parent-style-name="Team_20_x4-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eam_20_x4-outline3" style:display-name="Team x4-outline3" style:family="presentation" style:parent-style-name="Team_20_x4-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4" style:display-name="Team x4-outline4" style:family="presentation" style:parent-style-name="Team_20_x4-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eam_20_x4-outline5" style:display-name="Team x4-outline5" style:family="presentation" style:parent-style-name="Team_20_x4-outline4">
      <style:paragraph-properties fo:margin-left="0cm" fo:margin-right="0cm" fo:margin-top="0.098cm" fo:margin-bottom="0cm" fo:text-indent="0cm"/>
      <style:text-properties fo:font-size="19.8999996185303pt" style:font-size-asian="20pt" style:font-size-complex="20pt"/>
    </style:style>
    <style:style style:name="Team_20_x4-outline6" style:display-name="Team x4-outline6" style:family="presentation" style:parent-style-name="Team_20_x4-outline5">
      <style:paragraph-properties fo:margin-left="0cm" fo:margin-right="0cm" fo:margin-top="0.098cm" fo:margin-bottom="0cm" fo:text-indent="0cm"/>
      <style:text-properties fo:font-size="19.8999996185303pt" style:font-size-asian="20pt" style:font-size-complex="20pt"/>
    </style:style>
    <style:style style:name="Team_20_x4-outline7" style:display-name="Team x4-outline7" style:family="presentation" style:parent-style-name="Team_20_x4-outline6">
      <style:paragraph-properties fo:margin-left="0cm" fo:margin-right="0cm" fo:margin-top="0.098cm" fo:margin-bottom="0cm" fo:text-indent="0cm"/>
      <style:text-properties fo:font-size="19.8999996185303pt" style:font-size-asian="20pt" style:font-size-complex="20pt"/>
    </style:style>
    <style:style style:name="Team_20_x4-outline8" style:display-name="Team x4-outline8" style:family="presentation" style:parent-style-name="Team_20_x4-outline7">
      <style:paragraph-properties fo:margin-left="0cm" fo:margin-right="0cm" fo:margin-top="0.098cm" fo:margin-bottom="0cm" fo:text-indent="0cm"/>
      <style:text-properties fo:font-size="19.8999996185303pt" style:font-size-asian="20pt" style:font-size-complex="20pt"/>
    </style:style>
    <style:style style:name="Team_20_x4-outline9" style:display-name="Team x4-outline9" style:family="presentation" style:parent-style-name="Team_20_x4-outline8">
      <style:paragraph-properties fo:margin-left="0cm" fo:margin-right="0cm" fo:margin-top="0.098cm" fo:margin-bottom="0cm" fo:text-indent="0cm"/>
      <style:text-properties fo:font-size="19.8999996185303pt" style:font-size-asian="20pt" style:font-size-complex="20pt"/>
    </style:style>
    <style:style style:name="Team_20_x4-subtitle" style:display-name="Team x4-subtitle" style:family="presentation">
      <style:graphic-properties draw:stroke="none" draw:fill="none" draw:textarea-vertical-align="middle">
        <text:list-style style:name="Team_20_x4-subtitle" style:display-name="Team x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20_x4-title" style:display-name="Team x4-title" style:family="presentation">
      <style:graphic-properties draw:stroke="none" draw:fill="none" draw:textarea-vertical-align="middle" style:writing-mode="lr-tb">
        <text:list-style style:name="Team_20_x4-title" style:display-name="Team x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background" style:display-name="Title and Content alt-background" style:family="presentation">
      <style:graphic-properties draw:stroke="none" draw:fill="solid" draw:fill-color="#e5dacf"/>
      <style:text-properties style:letter-kerning="true"/>
    </style:style>
    <style:style style:name="Title_20_and_20_Content_20_alt-backgroundobjects" style:display-name="Title and Content al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notes" style:display-name="Title and Content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outline1" style:display-name="Title and Content alt-outline1" style:family="presentation">
      <style:graphic-properties draw:stroke="none" draw:fill="none" draw:auto-grow-height="false" draw:fit-to-size="false" style:shrink-to-fit="true" style:writing-mode="lr-tb">
        <text:list-style style:name="Title_20_and_20_Content_20_alt-outline1" style:display-name="Title and Content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outline2" style:display-name="Title and Content alt-outline2" style:family="presentation" style:parent-style-name="Title_20_and_20_Content_20_al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outline3" style:display-name="Title and Content alt-outline3" style:family="presentation" style:parent-style-name="Title_20_and_20_Content_20_al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4" style:display-name="Title and Content alt-outline4" style:family="presentation" style:parent-style-name="Title_20_and_20_Content_20_al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outline5" style:display-name="Title and Content alt-outline5" style:family="presentation" style:parent-style-name="Title_20_and_20_Content_20_alt-outline4">
      <style:paragraph-properties fo:margin-left="0cm" fo:margin-right="0cm" fo:margin-top="0.098cm" fo:margin-bottom="0cm" fo:text-indent="0cm"/>
      <style:text-properties fo:font-size="19.8999996185303pt" style:font-size-asian="20pt" style:font-size-complex="20pt"/>
    </style:style>
    <style:style style:name="Title_20_and_20_Content_20_alt-outline6" style:display-name="Title and Content alt-outline6" style:family="presentation" style:parent-style-name="Title_20_and_20_Content_20_alt-outline5">
      <style:paragraph-properties fo:margin-left="0cm" fo:margin-right="0cm" fo:margin-top="0.098cm" fo:margin-bottom="0cm" fo:text-indent="0cm"/>
      <style:text-properties fo:font-size="19.8999996185303pt" style:font-size-asian="20pt" style:font-size-complex="20pt"/>
    </style:style>
    <style:style style:name="Title_20_and_20_Content_20_alt-outline7" style:display-name="Title and Content alt-outline7" style:family="presentation" style:parent-style-name="Title_20_and_20_Content_20_alt-outline6">
      <style:paragraph-properties fo:margin-left="0cm" fo:margin-right="0cm" fo:margin-top="0.098cm" fo:margin-bottom="0cm" fo:text-indent="0cm"/>
      <style:text-properties fo:font-size="19.8999996185303pt" style:font-size-asian="20pt" style:font-size-complex="20pt"/>
    </style:style>
    <style:style style:name="Title_20_and_20_Content_20_alt-outline8" style:display-name="Title and Content alt-outline8" style:family="presentation" style:parent-style-name="Title_20_and_20_Content_20_alt-outline7">
      <style:paragraph-properties fo:margin-left="0cm" fo:margin-right="0cm" fo:margin-top="0.098cm" fo:margin-bottom="0cm" fo:text-indent="0cm"/>
      <style:text-properties fo:font-size="19.8999996185303pt" style:font-size-asian="20pt" style:font-size-complex="20pt"/>
    </style:style>
    <style:style style:name="Title_20_and_20_Content_20_alt-outline9" style:display-name="Title and Content alt-outline9" style:family="presentation" style:parent-style-name="Title_20_and_20_Content_20_alt-outline8">
      <style:paragraph-properties fo:margin-left="0cm" fo:margin-right="0cm" fo:margin-top="0.098cm" fo:margin-bottom="0cm" fo:text-indent="0cm"/>
      <style:text-properties fo:font-size="19.8999996185303pt" style:font-size-asian="20pt" style:font-size-complex="20pt"/>
    </style:style>
    <style:style style:name="Title_20_and_20_Content_20_alt-subtitle" style:display-name="Title and Content alt-subtitle" style:family="presentation">
      <style:graphic-properties draw:stroke="none" draw:fill="none" draw:textarea-vertical-align="middle">
        <text:list-style style:name="Title_20_and_20_Content_20_alt-subtitle" style:display-name="Title and Content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title" style:display-name="Title and Content alt-title" style:family="presentation">
      <style:graphic-properties draw:stroke="none" draw:fill="none" draw:textarea-vertical-align="middle" style:writing-mode="lr-tb">
        <text:list-style style:name="Title_20_and_20_Content_20_alt-title" style:display-name="Title and Content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20_alt2-background" style:display-name="Title and Content alt2-background" style:family="presentation">
      <style:graphic-properties draw:stroke="none" draw:fill="solid" draw:fill-color="#e5dacf"/>
      <style:text-properties style:letter-kerning="true"/>
    </style:style>
    <style:style style:name="Title_20_and_20_Content_20_alt2-backgroundobjects" style:display-name="Title and Content alt2-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alt2-notes" style:display-name="Title and Content al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alt2-outline1" style:display-name="Title and Content alt2-outline1" style:family="presentation">
      <style:graphic-properties draw:stroke="none" draw:fill="none" draw:auto-grow-height="false" draw:fit-to-size="false" style:shrink-to-fit="true" style:writing-mode="lr-tb">
        <text:list-style style:name="Title_20_and_20_Content_20_alt2-outline1" style:display-name="Title and Content al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20_alt2-outline2" style:display-name="Title and Content alt2-outline2" style:family="presentation" style:parent-style-name="Title_20_and_20_Content_20_alt2-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20_alt2-outline3" style:display-name="Title and Content alt2-outline3" style:family="presentation" style:parent-style-name="Title_20_and_20_Content_20_alt2-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4" style:display-name="Title and Content alt2-outline4" style:family="presentation" style:parent-style-name="Title_20_and_20_Content_20_alt2-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20_alt2-outline5" style:display-name="Title and Content alt2-outline5" style:family="presentation" style:parent-style-name="Title_20_and_20_Content_20_alt2-outline4">
      <style:paragraph-properties fo:margin-left="0cm" fo:margin-right="0cm" fo:margin-top="0.098cm" fo:margin-bottom="0cm" fo:text-indent="0cm"/>
      <style:text-properties fo:font-size="19.8999996185303pt" style:font-size-asian="20pt" style:font-size-complex="20pt"/>
    </style:style>
    <style:style style:name="Title_20_and_20_Content_20_alt2-outline6" style:display-name="Title and Content alt2-outline6" style:family="presentation" style:parent-style-name="Title_20_and_20_Content_20_alt2-outline5">
      <style:paragraph-properties fo:margin-left="0cm" fo:margin-right="0cm" fo:margin-top="0.098cm" fo:margin-bottom="0cm" fo:text-indent="0cm"/>
      <style:text-properties fo:font-size="19.8999996185303pt" style:font-size-asian="20pt" style:font-size-complex="20pt"/>
    </style:style>
    <style:style style:name="Title_20_and_20_Content_20_alt2-outline7" style:display-name="Title and Content alt2-outline7" style:family="presentation" style:parent-style-name="Title_20_and_20_Content_20_alt2-outline6">
      <style:paragraph-properties fo:margin-left="0cm" fo:margin-right="0cm" fo:margin-top="0.098cm" fo:margin-bottom="0cm" fo:text-indent="0cm"/>
      <style:text-properties fo:font-size="19.8999996185303pt" style:font-size-asian="20pt" style:font-size-complex="20pt"/>
    </style:style>
    <style:style style:name="Title_20_and_20_Content_20_alt2-outline8" style:display-name="Title and Content alt2-outline8" style:family="presentation" style:parent-style-name="Title_20_and_20_Content_20_alt2-outline7">
      <style:paragraph-properties fo:margin-left="0cm" fo:margin-right="0cm" fo:margin-top="0.098cm" fo:margin-bottom="0cm" fo:text-indent="0cm"/>
      <style:text-properties fo:font-size="19.8999996185303pt" style:font-size-asian="20pt" style:font-size-complex="20pt"/>
    </style:style>
    <style:style style:name="Title_20_and_20_Content_20_alt2-outline9" style:display-name="Title and Content alt2-outline9" style:family="presentation" style:parent-style-name="Title_20_and_20_Content_20_alt2-outline8">
      <style:paragraph-properties fo:margin-left="0cm" fo:margin-right="0cm" fo:margin-top="0.098cm" fo:margin-bottom="0cm" fo:text-indent="0cm"/>
      <style:text-properties fo:font-size="19.8999996185303pt" style:font-size-asian="20pt" style:font-size-complex="20pt"/>
    </style:style>
    <style:style style:name="Title_20_and_20_Content_20_alt2-subtitle" style:display-name="Title and Content alt2-subtitle" style:family="presentation">
      <style:graphic-properties draw:stroke="none" draw:fill="none" draw:textarea-vertical-align="middle">
        <text:list-style style:name="Title_20_and_20_Content_20_alt2-subtitle" style:display-name="Title and Content al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alt2-title" style:display-name="Title and Content alt2-title" style:family="presentation">
      <style:graphic-properties draw:stroke="none" draw:fill="none" draw:textarea-vertical-align="middle" style:writing-mode="lr-tb">
        <text:list-style style:name="Title_20_and_20_Content_20_alt2-title" style:display-name="Title and Content al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3.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graphic-properties style:writing-mode="lr-tb"/>
      <style:paragraph-properties fo:margin-left="0cm" fo:margin-right="0cm" fo:margin-top="0.3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graphic-properties style:writing-mode="lr-tb"/>
      <style:paragraph-properties fo:margin-left="0cm" fo:margin-right="0cm" fo:margin-top="0.296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4.8999996185303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4" style:family="presentation" style:parent-style-name="Default-outline3">
      <style:graphic-properties style:writing-mode="lr-tb"/>
      <style:paragraph-properties fo:margin-left="0cm" fo:margin-right="0cm" fo:margin-top="0.198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4.8999996185303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Default-outline5" style:family="presentation" style:parent-style-name="Default-outline4">
      <style:paragraph-properties fo:margin-left="0cm" fo:margin-right="0cm" fo:margin-top="0.098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_20_alt-background" style:display-name="Picture with Caption alt-background" style:family="presentation">
      <style:graphic-properties draw:stroke="none" draw:fill="solid" draw:fill-color="#e5dacf"/>
      <style:text-properties style:letter-kerning="true"/>
    </style:style>
    <style:style style:name="Picture_20_with_20_Caption_20_alt-backgroundobjects" style:display-name="Picture with Caption alt-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_20_alt-notes" style:display-name="Picture with Caption 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_20_alt-outline1" style:display-name="Picture with Caption alt-outline1" style:family="presentation">
      <style:graphic-properties draw:stroke="none" draw:fill="none" draw:auto-grow-height="false" draw:fit-to-size="false" style:shrink-to-fit="true" style:writing-mode="lr-tb">
        <text:list-style style:name="Picture_20_with_20_Caption_20_alt-outline1" style:display-name="Picture with Caption 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7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2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Picture_20_with_20_Caption_20_alt-outline2" style:display-name="Picture with Caption alt-outline2" style:family="presentation" style:parent-style-name="Picture_20_with_20_Caption_20_alt-outline1">
      <style:graphic-properties style:writing-mode="lr-tb"/>
      <style:paragraph-properties fo:margin-left="0cm" fo:margin-right="0cm" fo:margin-top="0.396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icture_20_with_20_Caption_20_alt-outline3" style:display-name="Picture with Caption alt-outline3" style:family="presentation" style:parent-style-name="Picture_20_with_20_Caption_20_alt-outline2">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4" style:display-name="Picture with Caption alt-outline4" style:family="presentation" style:parent-style-name="Picture_20_with_20_Caption_20_alt-outline3">
      <style:graphic-properties style:writing-mode="lr-tb"/>
      <style:paragraph-properties fo:margin-left="0cm" fo:margin-right="0cm" fo:margin-top="0.198cm" fo:margin-bottom="0cm" fo:line-height="90%" fo:text-align="start" fo:text-indent="0cm"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icture_20_with_20_Caption_20_alt-outline5" style:display-name="Picture with Caption alt-outline5" style:family="presentation" style:parent-style-name="Picture_20_with_20_Caption_20_alt-outline4">
      <style:paragraph-properties fo:margin-left="0cm" fo:margin-right="0cm" fo:margin-top="0.098cm" fo:margin-bottom="0cm" fo:text-indent="0cm"/>
      <style:text-properties fo:font-size="19.8999996185303pt" style:font-size-asian="20pt" style:font-size-complex="20pt"/>
    </style:style>
    <style:style style:name="Picture_20_with_20_Caption_20_alt-outline6" style:display-name="Picture with Caption alt-outline6" style:family="presentation" style:parent-style-name="Picture_20_with_20_Caption_20_alt-outline5">
      <style:paragraph-properties fo:margin-left="0cm" fo:margin-right="0cm" fo:margin-top="0.098cm" fo:margin-bottom="0cm" fo:text-indent="0cm"/>
      <style:text-properties fo:font-size="19.8999996185303pt" style:font-size-asian="20pt" style:font-size-complex="20pt"/>
    </style:style>
    <style:style style:name="Picture_20_with_20_Caption_20_alt-outline7" style:display-name="Picture with Caption alt-outline7" style:family="presentation" style:parent-style-name="Picture_20_with_20_Caption_20_alt-outline6">
      <style:paragraph-properties fo:margin-left="0cm" fo:margin-right="0cm" fo:margin-top="0.098cm" fo:margin-bottom="0cm" fo:text-indent="0cm"/>
      <style:text-properties fo:font-size="19.8999996185303pt" style:font-size-asian="20pt" style:font-size-complex="20pt"/>
    </style:style>
    <style:style style:name="Picture_20_with_20_Caption_20_alt-outline8" style:display-name="Picture with Caption alt-outline8" style:family="presentation" style:parent-style-name="Picture_20_with_20_Caption_20_alt-outline7">
      <style:paragraph-properties fo:margin-left="0cm" fo:margin-right="0cm" fo:margin-top="0.098cm" fo:margin-bottom="0cm" fo:text-indent="0cm"/>
      <style:text-properties fo:font-size="19.8999996185303pt" style:font-size-asian="20pt" style:font-size-complex="20pt"/>
    </style:style>
    <style:style style:name="Picture_20_with_20_Caption_20_alt-outline9" style:display-name="Picture with Caption alt-outline9" style:family="presentation" style:parent-style-name="Picture_20_with_20_Caption_20_alt-outline8">
      <style:paragraph-properties fo:margin-left="0cm" fo:margin-right="0cm" fo:margin-top="0.098cm" fo:margin-bottom="0cm" fo:text-indent="0cm"/>
      <style:text-properties fo:font-size="19.8999996185303pt" style:font-size-asian="20pt" style:font-size-complex="20pt"/>
    </style:style>
    <style:style style:name="Picture_20_with_20_Caption_20_alt-subtitle" style:display-name="Picture with Caption alt-subtitle" style:family="presentation">
      <style:graphic-properties draw:stroke="none" draw:fill="none" draw:textarea-vertical-align="middle">
        <text:list-style style:name="Picture_20_with_20_Caption_20_alt-subtitle" style:display-name="Picture with Caption 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_20_alt-title" style:display-name="Picture with Caption alt-title" style:family="presentation">
      <style:graphic-properties draw:stroke="none" draw:fill="none" draw:textarea-vertical-align="middle" style:writing-mode="lr-tb">
        <text:list-style style:name="Picture_20_with_20_Caption_20_alt-title" style:display-name="Picture with Caption 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43e34" loext:opacity="100%" loext:color-lum-mod="100%" loext:color-lum-off="0%" style:text-outline="false" style:text-line-through-style="none" style:text-line-through-type="none" style:text-position="0% 100%" style:font-name="Gill Sans Nova Light1" fo:font-family="'Gill Sans Nova Light'" fo:font-size="17.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5dacf"/>
    </style:style>
    <style:style style:name="Mdp2" style:family="drawing-page">
      <style:drawing-page-properties draw:background-size="border" draw:fill="solid" draw:fill-color="#d7d0c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44cm" svg:stroke-color="#543e34"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3.647cm" fo:min-width="10.289cm" fo:padding-top="0.125cm" fo:padding-bottom="0.125cm" fo:padding-left="0.25cm" fo:padding-right="0.25cm" fo:wrap-option="wrap"/>
    </style:style>
    <style:style style:name="Mgr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5.665cm" fo:min-width="5.658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6.577cm" fo:min-width="12.85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127cm" draw:stroke-linejoin="miter" svg:stroke-linecap="butt" draw:fill="solid" draw:fill-color="#543e34" draw:opacity="17%" draw:textarea-horizontal-align="justify" draw:textarea-vertical-align="middle" draw:auto-grow-height="false" draw:fit-to-size="false" style:shrink-to-fit="false" fo:min-height="10.062cm" fo:min-width="11.16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212cm" draw:stroke-linejoin="miter" svg:stroke-linecap="butt" draw:fill="solid" draw:fill-color="#cf9b92" loext:fill-theme-color="accent2" loext:fill-color-lum-mod="60%" loext:fill-color-lum-off="40%" draw:opacity="30%" draw:textarea-horizontal-align="justify" draw:textarea-vertical-align="middle" draw:auto-grow-height="false" draw:fit-to-size="false" style:shrink-to-fit="false" fo:min-height="12.684cm" fo:min-width="7.548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solid" svg:stroke-width="0.194cm" svg:stroke-color="#fef3ed" svg:stroke-opacity="50%" draw:stroke-linejoin="miter" svg:stroke-linecap="butt" draw:fill="none" loext:fill-use-slide-background="false" draw:textarea-horizontal-align="justify" draw:textarea-vertical-align="middle" draw:auto-grow-height="false" draw:fit-to-size="false" style:shrink-to-fit="false" fo:min-height="14.111cm" fo:min-width="4.84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6.763cm" fo:min-width="6.5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95cm" draw:stroke-linejoin="miter" svg:stroke-linecap="butt" draw:fill="solid" draw:fill-color="#5d6a76" draw:opacity="10%" draw:textarea-horizontal-align="justify" draw:textarea-vertical-align="middle" draw:auto-grow-height="false" draw:fit-to-size="false" style:shrink-to-fit="false" fo:min-height="11.767cm" fo:min-width="6.37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008cm" draw:stroke-linejoin="miter" svg:stroke-linecap="butt" draw:fill="solid" draw:fill-color="#5d6a76" draw:opacity="59%" draw:textarea-horizontal-align="justify" draw:textarea-vertical-align="middle" draw:auto-grow-height="false" draw:fit-to-size="false" style:shrink-to-fit="false" fo:min-height="18.746cm" fo:min-width="15.5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8.061cm" fo:min-width="11.59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solid" svg:stroke-width="0.106cm" svg:stroke-color="#fef3ed" draw:stroke-linejoin="miter" svg:stroke-linecap="butt" draw:fill="none" loext:fill-use-slide-background="false" draw:textarea-horizontal-align="justify" draw:textarea-vertical-align="middle" draw:auto-grow-height="false" draw:fit-to-size="false" style:shrink-to-fit="false" fo:min-height="3.331cm" fo:min-width="5.01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solid" svg:stroke-width="0.176cm" svg:stroke-color="#fef3ed" draw:stroke-linejoin="miter" svg:stroke-linecap="butt" draw:fill="none" loext:fill-use-slide-background="false" draw:textarea-horizontal-align="justify" draw:textarea-vertical-align="middle" draw:auto-grow-height="false" draw:fit-to-size="false" style:shrink-to-fit="false" fo:min-height="7.763cm" fo:min-width="5.10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45cm, 5.389cm, 0cm)" draw:image-opacity="100%" style:mirror="none"/>
    </style:style>
    <style:style style:name="Mgr17" style:family="graphic" style:parent-style-name="standard">
      <style:graphic-properties draw:stroke="none" svg:stroke-width="0.006cm" draw:stroke-linejoin="miter" svg:stroke-linecap="butt" draw:fill="solid" draw:fill-color="#a09d79" loext:fill-theme-color="accent4" draw:opacity="52%" draw:textarea-horizontal-align="justify" draw:textarea-vertical-align="middle" draw:auto-grow-height="false" draw:fit-to-size="false" style:shrink-to-fit="false" fo:min-height="16.82cm" fo:min-width="11.111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01cm" draw:stroke-linejoin="miter" svg:stroke-linecap="butt" draw:fill="solid" draw:fill-color="#814439" loext:fill-theme-color="accent2" loext:fill-color-lum-mod="75%" draw:opacity="58%" draw:textarea-horizontal-align="justify" draw:textarea-vertical-align="middle" draw:auto-grow-height="false" draw:fit-to-size="false" style:shrink-to-fit="false" fo:min-height="14.717cm" fo:min-width="16.03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146cm" draw:stroke-linejoin="miter" svg:stroke-linecap="butt" draw:fill="solid" draw:fill-color="#543e34" draw:opacity="13%" draw:textarea-horizontal-align="justify" draw:textarea-vertical-align="middle" draw:auto-grow-height="false" draw:fit-to-size="false" style:shrink-to-fit="false" fo:min-height="11.146cm" fo:min-width="11.54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013cm" draw:stroke-linejoin="miter" svg:stroke-linecap="butt" draw:fill="solid" draw:fill-color="#a09d79" loext:fill-theme-color="accent4" draw:textarea-horizontal-align="justify" draw:textarea-vertical-align="middle" draw:auto-grow-height="false" draw:fit-to-size="false" style:shrink-to-fit="false" fo:min-height="18.746cm" fo:min-width="14.03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2.985cm" fo:min-width="11.47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solid" svg:stroke-width="0.238cm" svg:stroke-color="#fef3ed" draw:stroke-linejoin="miter" svg:stroke-linecap="butt" draw:fill="none" loext:fill-use-slide-background="false" draw:textarea-horizontal-align="justify" draw:textarea-vertical-align="middle" draw:auto-grow-height="false" draw:fit-to-size="false" style:shrink-to-fit="false" fo:min-height="9.957cm" fo:min-width="9.03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011cm" draw:stroke-linejoin="miter" svg:stroke-linecap="butt" draw:fill="solid" draw:fill-color="#464f58" loext:fill-color-lum-mod="75%" draw:opacity="43%" draw:textarea-horizontal-align="justify" draw:textarea-vertical-align="middle" draw:auto-grow-height="false" draw:fit-to-size="false" style:shrink-to-fit="false" fo:min-height="14.6cm" fo:min-width="25.51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028cm" draw:stroke-linejoin="miter" svg:stroke-linecap="butt" draw:fill="solid" draw:fill-color="#5d6a76" draw:opacity="63%" draw:textarea-horizontal-align="justify" draw:textarea-vertical-align="middle" draw:auto-grow-height="false" draw:fit-to-size="false" style:shrink-to-fit="false" fo:min-height="18.746cm" fo:min-width="18.24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145cm" draw:stroke-linejoin="miter" svg:stroke-linecap="butt" draw:fill="solid" draw:fill-color="#543e35" draw:opacity="11%" draw:textarea-horizontal-align="justify" draw:textarea-vertical-align="middle" draw:auto-grow-height="false" draw:fit-to-size="false" style:shrink-to-fit="false" fo:min-height="18.746cm" fo:min-width="8.06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solid" svg:stroke-width="0.044cm" svg:stroke-color="#fef3ed"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27" style:family="graphic" style:parent-style-name="standard">
      <style:graphic-properties draw:stroke="none" svg:stroke-width="0.01cm" draw:stroke-linejoin="miter" svg:stroke-linecap="butt" draw:fill="solid" draw:fill-color="#a09d79" loext:fill-theme-color="accent4" draw:opacity="79%" draw:textarea-horizontal-align="justify" draw:textarea-vertical-align="middle" draw:auto-grow-height="false" draw:fit-to-size="false" style:shrink-to-fit="false" fo:min-height="9.393cm" fo:min-width="6.807cm" fo:padding-top="0.125cm" fo:padding-bottom="0.125cm" fo:padding-left="0.25cm" fo:padding-right="0.25cm" fo:wrap-option="wrap"/>
    </style:style>
    <style:style style:name="Mgr28" style:family="graphic" style:parent-style-name="standard">
      <style:graphic-properties draw:stroke="none" svg:stroke-width="0.185cm" draw:stroke-linejoin="miter" svg:stroke-linecap="butt" draw:fill="solid" draw:fill-color="#ffffff" draw:opacity="33%" draw:textarea-horizontal-align="justify" draw:textarea-vertical-align="middle" draw:auto-grow-height="false" draw:fit-to-size="false" style:shrink-to-fit="false" fo:min-height="14.235cm" fo:min-width="7.913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2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0" style:family="graphic" style:parent-style-name="standard">
      <style:graphic-properties draw:stroke="none" svg:stroke-width="0.154cm" draw:stroke-linejoin="miter" svg:stroke-linecap="butt" draw:fill="solid" draw:fill-color="#543e34" draw:opacity="12%" draw:textarea-horizontal-align="justify" draw:textarea-vertical-align="middle" draw:auto-grow-height="false" draw:fit-to-size="false" style:shrink-to-fit="false" fo:min-height="9.102cm" fo:min-width="5.11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3.644cm" fo:min-width="18.44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08cm" draw:stroke-linejoin="miter" svg:stroke-linecap="butt" draw:fill="solid" draw:fill-color="#ac5b4c" loext:fill-theme-color="accent2" draw:opacity="59%" draw:textarea-horizontal-align="justify" draw:textarea-vertical-align="middle" draw:auto-grow-height="false" draw:fit-to-size="false" style:shrink-to-fit="false" fo:min-height="12.959cm" fo:min-width="10.918cm" fo:padding-top="0.125cm" fo:padding-bottom="0.125cm" fo:padding-left="0.25cm" fo:padding-right="0.25cm" fo:wrap-option="wrap"/>
    </style:style>
    <style:style style:name="Mgr33" style:family="graphic" style:parent-style-name="standard">
      <style:graphic-properties draw:stroke="none" svg:stroke-width="0.012cm" draw:stroke-linejoin="miter" svg:stroke-linecap="butt" draw:fill="solid" draw:fill-color="#a09d79" loext:fill-theme-color="accent4" draw:opacity="45%" draw:textarea-horizontal-align="justify" draw:textarea-vertical-align="middle" draw:auto-grow-height="false" draw:fit-to-size="false" style:shrink-to-fit="false" fo:min-height="15.784cm" fo:min-width="13.16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185cm" draw:stroke-linejoin="miter" svg:stroke-linecap="butt" draw:fill="solid" draw:fill-color="#543e34" draw:opacity="13%" draw:textarea-horizontal-align="justify" draw:textarea-vertical-align="middle" draw:auto-grow-height="false" draw:fit-to-size="false" style:shrink-to-fit="false" fo:min-height="7.733cm" fo:min-width="9.18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4.874cm" fo:min-width="3.30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015cm" draw:stroke-linejoin="miter" svg:stroke-linecap="butt" draw:fill="solid" draw:fill-color="#a09d79" loext:fill-theme-color="accent4" draw:opacity="50%" draw:textarea-horizontal-align="justify" draw:textarea-vertical-align="middle" draw:auto-grow-height="false" draw:fit-to-size="false" style:shrink-to-fit="false" fo:min-height="14.199cm" fo:min-width="27.192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012cm" draw:stroke-linejoin="miter" svg:stroke-linecap="butt" draw:fill="solid" draw:fill-color="#cf9b92" loext:fill-theme-color="accent2" loext:fill-color-lum-mod="60%" loext:fill-color-lum-off="40%" draw:opacity="27%" draw:textarea-horizontal-align="justify" draw:textarea-vertical-align="middle" draw:auto-grow-height="false" draw:fit-to-size="false" style:shrink-to-fit="false" fo:min-height="1.381cm" fo:min-width="11.67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013cm" draw:stroke-linejoin="miter" svg:stroke-linecap="butt" draw:fill="solid" draw:fill-color="#c6c4af" loext:fill-theme-color="accent4" loext:fill-color-lum-mod="60%" loext:fill-color-lum-off="40%" draw:opacity="20%" draw:textarea-horizontal-align="justify" draw:textarea-vertical-align="middle" draw:auto-grow-height="false" draw:fit-to-size="false" style:shrink-to-fit="false" fo:min-height="18.746cm" fo:min-width="16.739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8.904cm" fo:min-width="10.96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006cm" draw:stroke-linejoin="miter" svg:stroke-linecap="butt" draw:fill="solid" draw:fill-color="#a09d79" loext:fill-theme-color="accent4" draw:opacity="25%" draw:textarea-horizontal-align="justify" draw:textarea-vertical-align="middle" draw:auto-grow-height="false" draw:fit-to-size="false" style:shrink-to-fit="false" fo:min-height="16.647cm" fo:min-width="9.2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01cm" draw:stroke-linejoin="miter" svg:stroke-linecap="butt" draw:fill="solid" draw:fill-color="#4e5745" loext:fill-theme-color="accent5" draw:opacity="86%" draw:textarea-horizontal-align="justify" draw:textarea-vertical-align="middle" draw:auto-grow-height="false" draw:fit-to-size="false" style:shrink-to-fit="false" fo:min-height="16.823cm" fo:min-width="12.825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solid" svg:stroke-width="0.168cm" svg:stroke-color="#fef3ed" draw:stroke-linejoin="miter" svg:stroke-linecap="butt" draw:fill="none" loext:fill-use-slide-background="false" draw:textarea-horizontal-align="justify" draw:textarea-vertical-align="middle" draw:auto-grow-height="false" draw:fit-to-size="false" style:shrink-to-fit="false" fo:min-height="13.978cm" fo:min-width="13.677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Blank-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Agenda-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Agenda-backgroundobjects">
      <style:graphic-properties draw:stroke="none" draw:fill="none" draw:fill-color="#ffffff" draw:auto-grow-height="false" fo:min-height="1.27cm"/>
      <style:paragraph-properties style:writing-mode="lr-tb"/>
    </style:style>
    <style:style style:name="Mpr16" style:family="presentation" style:parent-style-name="Agenda-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9" style:family="presentation" style:parent-style-name="Picture_20_with_20_Caption-outline1">
      <style:graphic-properties draw:stroke="none" svg:stroke-width="0cm" draw:fill="solid" draw:fill-color="#bfa388" loext:fill-color-lum-mod="75%"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Picture_20_with_20_Caption-backgroundobjects">
      <style:graphic-properties draw:stroke="none" draw:fill="none" draw:fill-color="#ffffff" draw:auto-grow-height="false" fo:min-height="1.27cm"/>
      <style:paragraph-properties style:writing-mode="lr-tb"/>
    </style:style>
    <style:style style:name="Mpr22" style:family="presentation" style:parent-style-name="Picture_20_with_20_Caption-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Section_20_Header-backgroundobjects">
      <style:graphic-properties draw:stroke="none" draw:fill="none" draw:fill-color="#ffffff" draw:auto-grow-height="false" fo:min-height="1.27cm"/>
      <style:paragraph-properties style:writing-mode="lr-tb"/>
    </style:style>
    <style:style style:name="Mpr26" style:family="presentation" style:parent-style-name="Section_20_Header-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Comparison-backgroundobjects">
      <style:graphic-properties draw:stroke="none" draw:fill="none" draw:fill-color="#ffffff" draw:auto-grow-height="false" fo:min-height="1.27cm"/>
      <style:paragraph-properties style:writing-mode="lr-tb"/>
    </style:style>
    <style:style style:name="Mpr32" style:family="presentation" style:parent-style-name="Comparison-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Only-backgroundobjects">
      <style:graphic-properties draw:stroke="none" draw:fill="none" draw:fill-color="#ffffff" draw:auto-grow-height="false" fo:min-height="1.27cm"/>
      <style:paragraph-properties style:writing-mode="lr-tb"/>
    </style:style>
    <style:style style:name="Mpr36" style:family="presentation" style:parent-style-name="Title_20_Only-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9" style:family="presentation" style:parent-style-name="Quo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0" style:family="presentation" style:parent-style-name="Quote-backgroundobjects">
      <style:graphic-properties draw:stroke="none" draw:fill="none" draw:fill-color="#ffffff" draw:auto-grow-height="false" fo:min-height="1.27cm"/>
      <style:paragraph-properties style:writing-mode="lr-tb"/>
    </style:style>
    <style:style style:name="Mpr41" style:family="presentation" style:parent-style-name="Quote-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Closing-backgroundobjects">
      <style:graphic-properties draw:stroke="none" draw:fill="none" draw:fill-color="#ffffff" draw:auto-grow-height="false" fo:min-height="1.27cm"/>
      <style:paragraph-properties style:writing-mode="lr-tb"/>
    </style:style>
    <style:style style:name="Mpr44" style:family="presentation" style:parent-style-name="Closing-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Title_2f_Content-backgroundobjects">
      <style:graphic-properties draw:stroke="solid" svg:stroke-width="0.026cm" svg:stroke-color="#f29a42" draw:stroke-linejoin="round"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6" style:family="presentation" style:parent-style-name="Title_2f_Content-backgroundobjects">
      <style:graphic-properties draw:stroke="none" draw:fill="none" draw:fill-color="#ffffff" draw:auto-grow-height="false" fo:min-height="1.27cm"/>
      <style:paragraph-properties style:writing-mode="lr-tb"/>
    </style:style>
    <style:style style:name="Mpr47" style:family="presentation" style:parent-style-name="Title_2f_Content-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Team_20_x4-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9" style:family="presentation" style:parent-style-name="Team_20_x4-outline1">
      <style:graphic-properties draw:stroke="none" svg:stroke-width="0cm" draw:fill="solid" draw:fill-color="#a09d79" loext:fill-theme-color="accent4"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Team_20_x4-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1" style:family="presentation" style:parent-style-name="Team_20_x4-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2" style:family="presentation" style:parent-style-name="Team_20_x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3" style:family="presentation" style:parent-style-name="Team_20_x4-backgroundobjects">
      <style:graphic-properties draw:stroke="none" draw:fill="none" draw:fill-color="#ffffff" draw:auto-grow-height="false" fo:min-height="1.27cm"/>
      <style:paragraph-properties style:writing-mode="lr-tb"/>
    </style:style>
    <style:style style:name="Mpr54" style:family="presentation" style:parent-style-name="Team_20_x4-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20_and_20_Content_20_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6" style:family="presentation" style:parent-style-name="Title_20_and_20_Content_20_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7" style:family="presentation" style:parent-style-name="Title_20_and_20_Content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8" style:family="presentation" style:parent-style-name="Title_20_and_20_Content_20_alt-backgroundobjects">
      <style:graphic-properties draw:stroke="none" draw:fill="none" draw:fill-color="#ffffff" draw:auto-grow-height="false" fo:min-height="1.27cm"/>
      <style:paragraph-properties style:writing-mode="lr-tb"/>
    </style:style>
    <style:style style:name="Mpr59" style:family="presentation" style:parent-style-name="Title_20_and_20_Content_20_alt-backgroundobjects">
      <style:graphic-properties draw:stroke="none" draw:fill="none" draw:fill-color="#ffffff" draw:textarea-vertical-align="bottom" draw:auto-grow-height="false" fo:min-height="1.27cm"/>
      <style:paragraph-properties style:writing-mode="lr-tb"/>
    </style:style>
    <style:style style:name="Mpr60" style:family="presentation" style:parent-style-name="Title_20_and_20_Content_20_alt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1" style:family="presentation" style:parent-style-name="Title_20_and_20_Content_20_alt2-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2" style:family="presentation" style:parent-style-name="Title_20_and_20_Content_20_alt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3" style:family="presentation" style:parent-style-name="Title_20_and_20_Content_20_alt2-backgroundobjects">
      <style:graphic-properties draw:stroke="none" draw:fill="none" draw:fill-color="#ffffff" draw:auto-grow-height="false" fo:min-height="1.27cm"/>
      <style:paragraph-properties style:writing-mode="lr-tb"/>
    </style:style>
    <style:style style:name="Mpr64" style:family="presentation" style:parent-style-name="Title_20_and_20_Content_20_alt2-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Defau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6" style:family="presentation" style:parent-style-name="Defau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Defau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Default-backgroundobjects">
      <style:graphic-properties draw:stroke="none" draw:fill="none" draw:fill-color="#ffffff" draw:auto-grow-height="false" fo:min-height="1.27cm"/>
      <style:paragraph-properties style:writing-mode="lr-tb"/>
    </style:style>
    <style:style style:name="Mpr69"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Picture_20_with_20_Caption_20_al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71" style:family="presentation" style:parent-style-name="Picture_20_with_20_Caption_20_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2" style:family="presentation" style:parent-style-name="Picture_20_with_20_Caption_20_al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3" style:family="presentation" style:parent-style-name="Picture_20_with_20_Caption_20_alt-outline1">
      <style:graphic-properties draw:stroke="none" svg:stroke-width="0cm" draw:fill="solid" draw:fill-color="#d1d8b7"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74" style:family="presentation" style:parent-style-name="Picture_20_with_20_Caption_20_alt-backgroundobjects">
      <style:graphic-properties draw:stroke="none" draw:fill="none" draw:fill-color="#ffffff" draw:auto-grow-height="false" fo:min-height="1.27cm"/>
      <style:paragraph-properties style:writing-mode="lr-tb"/>
    </style:style>
    <style:style style:name="Mpr75" style:family="presentation" style:parent-style-name="Picture_20_with_20_Caption_20_al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ac5b4c" draw:opacity="5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none"/>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solid" draw:fill-color="#a09d79" draw:opacity="4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style:paragraph-properties fo:margin-top="0cm" fo:margin-bottom="0cm" fo:line-height="90%" fo:text-align="center"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60pt"/>
    </style:style>
    <style:style style:name="MP11" style:family="paragraph">
      <loext:graphic-properties draw:fill="solid" draw:fill-color="#543e34" draw:opacity="1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cf9b92" draw:opacity="3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solid" draw:fill-color="#5d6a76" draw:opacity="1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loext:graphic-properties draw:fill="solid" draw:fill-color="#5d6a76" draw:opacity="5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2"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loext:graphic-properties draw:fill="solid" draw:fill-color="#543e34" draw:opacity="1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8pt"/>
    </style:style>
    <style:style style:name="MP28" style:family="paragraph">
      <loext:graphic-properties draw:fill="solid" draw:fill-color="#a09d79" draw:opacity="5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0" style:family="paragraph">
      <loext:graphic-properties draw:fill="solid" draw:fill-color="#bfa388"/>
      <style:paragraph-properties fo:text-align="start" style:font-independent-line-spacing="true"/>
      <style:text-properties fo:font-size="32pt"/>
    </style:style>
    <style:style style:name="MP31" style:family="paragraph">
      <loext:graphic-properties draw:fill="solid" draw:fill-color="#814439" draw:opacity="58%"/>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solid" draw:fill-color="#a09d79"/>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4" style:family="paragraph">
      <loext:graphic-properties draw:fill="solid" draw:fill-color="#464f58" draw:opacity="4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5" style:family="paragraph">
      <loext:graphic-properties draw:fill="solid" draw:fill-color="#5d6a76" draw:opacity="6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7" style:family="paragraph">
      <loext:graphic-properties draw:fill="solid" draw:fill-color="#543e35" draw:opacity="11%"/>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8" style:family="paragraph">
      <loext:graphic-properties draw:fill="none"/>
      <style:paragraph-properties fo:text-align="start" style:font-independent-line-spacing="true"/>
      <style:text-properties fo:font-size="20pt"/>
    </style:style>
    <style:style style:name="MP3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40" style:family="paragraph">
      <style:paragraph-properties fo:text-align="center"/>
      <style:text-properties fo:font-size="14pt" style:font-size-asian="14pt" style:font-size-complex="14pt"/>
    </style:style>
    <style:style style:name="MP41" style:family="paragraph">
      <loext:graphic-properties draw:fill="solid" draw:fill-color="#a09d79" draw:opacity="7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2" style:family="paragraph">
      <loext:graphic-properties draw:fill="solid" draw:fill-color="#ffffff" draw:opacity="33%"/>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3" style:family="paragraph">
      <loext:graphic-properties draw:fill="solid" draw:fill-color="#543e34" draw:opacity="12%"/>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6pt" style:font-size-asian="14pt" style:font-size-complex="14pt" fo:hyphenate="false"/>
    </style:style>
    <style:style style:name="MP45" style:family="paragraph">
      <loext:graphic-properties draw:fill="none" draw:fill-color="#ffffff"/>
      <style:paragraph-properties fo:text-align="center" style:font-independent-line-spacing="true"/>
      <style:text-properties fo:font-size="16pt" style:font-size-asian="14pt" style:font-size-complex="14pt"/>
    </style:style>
    <style:style style:name="MP46" style:family="paragraph">
      <loext:graphic-properties draw:fill="solid" draw:fill-color="#a09d79" draw:opacity="5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7" style:family="paragraph">
      <loext:graphic-properties draw:fill="solid" draw:fill-color="#a09d79"/>
      <style:paragraph-properties fo:text-align="start" style:font-independent-line-spacing="true"/>
      <style:text-properties fo:font-size="18pt"/>
    </style:style>
    <style:style style:name="MP48" style:family="paragraph">
      <loext:graphic-properties draw:fill="solid" draw:fill-color="#cf9b92" draw:opacity="27%"/>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49" style:family="paragraph">
      <loext:graphic-properties draw:fill="solid" draw:fill-color="#c6c4af" draw:opacity="20%"/>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0" style:family="paragraph">
      <loext:graphic-properties draw:fill="solid" draw:fill-color="#a09d79" draw:opacity="25%"/>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51" style:family="paragraph">
      <style:paragraph-properties fo:margin-top="0cm" fo:margin-bottom="0cm" fo:line-height="100%" fo:text-align="center" style:punctuation-wrap="hanging" style:writing-mode="lr-tb"/>
      <style:text-properties fo:hyphenate="false"/>
    </style:style>
    <style:style style:name="MP52" style:family="paragraph">
      <loext:graphic-properties draw:fill="none"/>
      <style:paragraph-properties fo:text-align="start" style:font-independent-line-spacing="true"/>
      <style:text-properties fo:font-size="33pt"/>
    </style:style>
    <style:style style:name="MP5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54" style:family="paragraph">
      <style:paragraph-properties fo:margin-left="0cm" fo:margin-right="0cm" fo:margin-top="0.148cm" fo:margin-bottom="0cm" fo:line-height="100%" fo:text-align="start" fo:text-indent="0cm" style:punctuation-wrap="hanging" style:writing-mode="lr-tb"/>
      <style:text-properties fo:hyphenate="false"/>
    </style:style>
    <style:style style:name="MP5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56"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57"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58" style:family="paragraph">
      <loext:graphic-properties draw:fill="none" draw:fill-color="#ffffff"/>
      <style:paragraph-properties fo:text-align="start" style:font-independent-line-spacing="true"/>
      <style:text-properties fo:font-size="9pt" style:font-size-asian="14pt" style:font-size-complex="14pt"/>
    </style:style>
    <style:style style:name="MP59" style:family="paragraph">
      <style:paragraph-properties fo:text-align="center"/>
      <style:text-properties fo:font-size="9pt" style:font-size-asian="14pt" style:font-size-complex="14pt"/>
    </style:style>
    <style:style style:name="MP60"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61" style:family="paragraph">
      <loext:graphic-properties draw:fill="solid" draw:fill-color="#4e5745" draw:opacity="86%"/>
      <style:paragraph-properties fo:text-align="start" style:writing-mode="lr-tb" style:font-independent-line-spacing="true"/>
      <style:text-properties fo:font-variant="normal" fo:text-transform="none" fo:color="#543e34" loext:opacity="100%" loext:color-lum-mod="100%" loext:color-lum-off="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2" style:family="paragraph">
      <loext:graphic-properties draw:fill="solid" draw:fill-color="#d1d8b7"/>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543e34" loext:opacity="100%"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543e34" loext:opacity="100%"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543e34" loext:opacity="100%" style:text-outline="false" style:text-line-through-style="none" style:text-line-through-type="none" style:text-position="0% 100%" style:font-name="Gill Sans Nova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543e34" loext:opacity="100%"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543e34" loext:opacity="100%" style:text-outline="false" style:text-line-through-style="none" style:text-line-through-type="none" style:text-position="0% 100%" style:font-name="Gill Sans Nova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543e34" loext:opacity="100%"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543e34" loext:opacity="100%" style:text-outline="false" style:text-line-through-style="none" style:text-line-through-type="none" style:text-position="0% 100%" style:font-name="Gill Sans Nova 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fef3ed" loext:opacity="100%" loext:theme-color="accent1" style:text-outline="false" style:text-line-through-style="none" style:text-line-through-type="none" style:text-position="0% 100%" style:font-name="Sagona Book"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0" style:family="text">
      <style:text-properties fo:text-transform="uppercase" fo:color="#543e34" loext:opacity="100%"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543e34" loext:opacity="100%" style:text-outline="false" style:text-line-through-style="none" style:text-line-through-type="none" style:text-position="0% 100%" style:font-name="Sagona Book"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543e34" loext:opacity="100%" style:text-outline="false" style:text-line-through-style="none" style:text-line-through-type="none" style:text-position="0% 100%" style:font-name="Gill Sans Nova Light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fef3ed" loext:opacity="100%" loext:theme-color="accent1" style:text-outline="false" style:text-line-through-style="none" style:text-line-through-type="none" style:text-position="0% 100%" style:font-name="Gill Sans Nova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4"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5"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7" style:family="text">
      <style:text-properties fo:font-variant="normal" fo:text-transform="none" fo:color="#fef3ed" loext:opacity="100%" loext:theme-color="accent1" style:text-outline="false" style:text-line-through-style="none" style:text-line-through-type="none" style:text-position="0% 100%" style:font-name="Gill Sans Nova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8" style:family="text">
      <style:text-properties fo:text-transform="uppercase" fo:color="#fef3ed" loext:opacity="100%" loext:theme-color="accent1" style:text-outline="false" style:text-line-through-style="none" style:text-line-through-type="none" style:text-position="0% 100%" style:font-name="Gill Sans Nov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9" style:family="text">
      <style:text-properties fo:font-variant="normal" fo:text-transform="none" fo:color="#fef3ed" loext:opacity="100%" loext:theme-color="accent1" style:text-outline="false" style:text-line-through-style="none" style:text-line-through-type="none" style:text-position="0% 100%" style:font-name="Sagona Boo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0" style:family="text">
      <style:text-properties fo:font-variant="normal" fo:text-transform="none" fo:color="#543e34" loext:opacity="100%" style:text-outline="false" style:text-line-through-style="none" style:text-line-through-type="none" style:text-position="0% 100%" style:font-name="Gill Sans Nova Light1"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21" style:family="text">
      <style:text-properties fo:text-transform="uppercase" fo:color="#543e34" loext:opacity="100%" style:text-outline="false" style:text-line-through-style="none" style:text-line-through-type="none" style:text-position="0% 100%" style:font-name="Gill Sans Nov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2" style:family="text">
      <style:text-properties fo:font-variant="normal" fo:text-transform="none" fo:color="#da9a36" loext:opacity="100%" style:text-outline="false" style:text-line-through-style="none" style:text-line-through-type="none" style:text-position="0% 100%" style:font-name="Calibri1" fo:font-size="16pt" fo:letter-spacing="normal" fo:language="en" fo:country="GB" fo:font-style="normal" style:text-underline-style="none" fo:font-weight="normal" fo:background-color="transparent" style:font-name-asian="Calibri1" style:font-size-asian="16pt" style:font-style-asian="normal" style:font-weight-asian="normal" style:font-name-complex="Calibri1" style:font-size-complex="16pt" style:font-style-complex="normal" style:font-weight-complex="normal"/>
    </style:style>
    <style:style style:name="MT23" style:family="text">
      <style:text-properties fo:text-transform="uppercase" fo:color="#543e34" loext:opacity="100%" style:text-outline="false" style:text-line-through-style="none" style:text-line-through-type="none" style:text-position="0% 100%" style:font-name="Gill Sans Nov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4" style:family="text">
      <style:text-properties fo:font-variant="normal" fo:text-transform="none" fo:color="#000000" loext:opacity="100%" style:text-outline="false" style:text-line-through-style="none" style:text-line-through-type="none" style:text-position="0% 100%" style:font-name="Calibri1"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MT2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26" style:family="text">
      <style:text-properties fo:font-variant="normal" fo:text-transform="none" fo:color="#000000" loext:opacity="100%" style:text-outline="false" style:text-line-through-style="none" style:text-line-through-type="none" style:text-position="0% 100%" style:font-name="Calibri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27"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8"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29" style:family="text">
      <style:text-properties fo:font-variant="normal" fo:text-transform="none" fo:color="#8b8b8b"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o">
        <style:list-level-properties text:min-label-width="0.787cm"/>
        <style:text-properties fo:font-family="'Courier New'" style:font-family-generic="modern" style:font-pitch="fixed" fo:color="#fef3ed" fo:font-size="100%"/>
      </text:list-level-style-bullet>
      <text:list-level-style-bullet text:level="2" text:bullet-char="•">
        <style:list-level-properties text:space-before="1.27cm" text:min-label-width="0.635cm"/>
        <style:text-properties fo:font-family="Arial" style:font-family-generic="swiss" style:font-pitch="variable" fo:color="#fef3ed" fo:font-size="100%"/>
      </text:list-level-style-bullet>
      <text:list-level-style-bullet text:level="3" text:bullet-char="•">
        <style:list-level-properties text:space-before="2.54cm" text:min-label-width="0.635cm"/>
        <style:text-properties fo:font-family="Arial" style:font-family-generic="swiss" style:font-pitch="variable" fo:color="#fef3ed" fo:font-size="100%"/>
      </text:list-level-style-bullet>
      <text:list-level-style-bullet text:level="4" text:bullet-char="•">
        <style:list-level-properties text:space-before="3.81cm" text:min-label-width="0.635cm"/>
        <style:text-properties fo:font-family="Arial" style:font-family-generic="swiss" style:font-pitch="variable" fo:color="#fef3ed" fo:font-size="100%"/>
      </text:list-level-style-bullet>
      <text:list-level-style-bullet text:level="5" text:bullet-char="•">
        <style:list-level-properties text:space-before="5.08cm" text:min-label-width="0.635cm"/>
        <style:text-properties fo:font-family="Arial" style:font-family-generic="swiss" style:font-pitch="variable" fo:color="#fef3ed"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Title_20_Slide" style:display-name="Title Slide"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8" draw:style-name="Mgr4" draw:text-style-name="MP6" draw:layer="backgroundobjects" svg:width="10.788cm" svg:height="13.896cm" svg:x="17.91cm" svg:y="6.101cm">
        <text:p/>
        <draw:enhanced-geometry draw:mirror-horizontal="false" draw:mirror-vertical="false" svg:viewBox="0 0 0 0" drawooo:sub-view-size="4748735 5016187" draw:text-areas="0 0 ?f28 ?f29" draw:type="ooxml-non-primitive"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equation draw:name="f0" draw:formula="4348134*logwidth/4748735"/>
          <draw:equation draw:name="f1" draw:formula="6*logheight/5016187"/>
          <draw:equation draw:name="f2" draw:formula="4379876*logwidth/4748735"/>
          <draw:equation draw:name="f3" draw:formula="485*logheight/5016187"/>
          <draw:equation draw:name="f4" draw:formula="4586242*logwidth/4748735"/>
          <draw:equation draw:name="f5" draw:formula="19862*logheight/5016187"/>
          <draw:equation draw:name="f6" draw:formula="4748735*logwidth/4748735"/>
          <draw:equation draw:name="f7" draw:formula="55250*logheight/5016187"/>
          <draw:equation draw:name="f8" draw:formula="4748735*logwidth/4748735"/>
          <draw:equation draw:name="f9" draw:formula="5016187*logheight/5016187"/>
          <draw:equation draw:name="f10" draw:formula="0*logwidth/4748735"/>
          <draw:equation draw:name="f11" draw:formula="5016187*logheight/5016187"/>
          <draw:equation draw:name="f12" draw:formula="11442*logwidth/4748735"/>
          <draw:equation draw:name="f13" draw:formula="4915227*logheight/5016187"/>
          <draw:equation draw:name="f14" draw:formula="611678*logwidth/4748735"/>
          <draw:equation draw:name="f15" draw:formula="3995309*logheight/5016187"/>
          <draw:equation draw:name="f16" draw:formula="1008000*logwidth/4748735"/>
          <draw:equation draw:name="f17" draw:formula="3809158*logheight/5016187"/>
          <draw:equation draw:name="f18" draw:formula="1805189*logwidth/4748735"/>
          <draw:equation draw:name="f19" draw:formula="3290046*logheight/5016187"/>
          <draw:equation draw:name="f20" draw:formula="2251863*logwidth/4748735"/>
          <draw:equation draw:name="f21" draw:formula="2567459*logheight/5016187"/>
          <draw:equation draw:name="f22" draw:formula="2482829*logwidth/4748735"/>
          <draw:equation draw:name="f23" draw:formula="1882499*logheight/5016187"/>
          <draw:equation draw:name="f24" draw:formula="3831730*logwidth/4748735"/>
          <draw:equation draw:name="f25" draw:formula="80392*logheight/5016187"/>
          <draw:equation draw:name="f26" draw:formula="4348134*logwidth/4748735"/>
          <draw:equation draw:name="f27" draw:formula="6*logheight/5016187"/>
          <draw:equation draw:name="f28" draw:formula="logwidth"/>
          <draw:equation draw:name="f29" draw:formula="logheight"/>
        </draw:enhanced-geometry>
      </draw:custom-shape>
      <draw:custom-shape draw:name="Freeform: Shape 6" draw:style-name="Mgr5" draw:text-style-name="MP7" draw:layer="backgroundobjects" svg:width="6.165cm" svg:height="15.918cm" draw:transform="rotate (-1.5707963267949) translate (27.376cm 14.09cm)">
        <text:p/>
        <draw:enhanced-geometry draw:mirror-horizontal="false" draw:mirror-vertical="false" svg:viewBox="0 0 0 0" drawooo:sub-view-size="1678579 5460561" draw:text-areas="0 0 ?f168 ?f169"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custom-shape draw:name="Freeform: Shape 33" draw:style-name="Mgr6" draw:text-style-name="MP8" draw:layer="backgroundobjects" svg:width="13.36cm" svg:height="16.83cm" svg:x="1cm" svg:y="1cm">
        <text:p/>
        <draw:enhanced-geometry draw:mirror-horizontal="false" draw:mirror-vertical="false" svg:viewBox="0 0 0 0" drawooo:sub-view-size="5880649 6075137" draw:text-areas="0 0 ?f14 ?f15" draw:type="ooxml-non-primitive" draw:enhanced-path="M 0 0 L 5331935 0 5371238 36527 C 5420080 87726 5465228 141386 5506423 197526 6380367 1388506 5672840 3964921 3912768 5218398 2827232 5991466 1288114 6299252 9712 5900494 L 0 5897200 Z N">
          <draw:equation draw:name="f0" draw:formula="0*logwidth/5880649"/>
          <draw:equation draw:name="f1" draw:formula="0*logheight/6075137"/>
          <draw:equation draw:name="f2" draw:formula="5331935*logwidth/5880649"/>
          <draw:equation draw:name="f3" draw:formula="0*logheight/6075137"/>
          <draw:equation draw:name="f4" draw:formula="5371238*logwidth/5880649"/>
          <draw:equation draw:name="f5" draw:formula="36527*logheight/6075137"/>
          <draw:equation draw:name="f6" draw:formula="5506423*logwidth/5880649"/>
          <draw:equation draw:name="f7" draw:formula="197526*logheight/6075137"/>
          <draw:equation draw:name="f8" draw:formula="3912768*logwidth/5880649"/>
          <draw:equation draw:name="f9" draw:formula="5218398*logheight/6075137"/>
          <draw:equation draw:name="f10" draw:formula="9712*logwidth/5880649"/>
          <draw:equation draw:name="f11" draw:formula="5900494*logheight/6075137"/>
          <draw:equation draw:name="f12" draw:formula="0*logwidth/5880649"/>
          <draw:equation draw:name="f13" draw:formula="5897200*logheight/6075137"/>
          <draw:equation draw:name="f14" draw:formula="logwidth"/>
          <draw:equation draw:name="f15" draw:formula="logheight"/>
        </draw:enhanced-geometry>
      </draw:custom-shape>
      <draw:frame draw:name="Title 1" presentation:style-name="Mpr1" draw:text-style-name="MP10" draw:layer="backgroundobjects" svg:width="20.774cm" svg:height="6.614cm" svg:x="4.461cm" svg:y="4.108cm" presentation:class="title" presentation:user-transformed="true">
        <draw:text-box>
          <text:p text:style-name="MP9"><text:span text:style-name="MT2">click to edit master title style</text:span></text:p>
        </draw:text-box>
      </draw:frame>
      <draw:custom-shape draw:name="Freeform: Shape 22" draw:style-name="Mgr7" draw:text-style-name="MP11" draw:layer="backgroundobjects" svg:width="11.672cm" svg:height="10.315cm" svg:x="1.001cm" svg:y="1cm">
        <text:p/>
        <draw:enhanced-geometry draw:mirror-horizontal="false" draw:mirror-vertical="false" svg:viewBox="0 0 0 0" drawooo:sub-view-size="5137691 3723310" draw:text-areas="0 0 ?f530 ?f531" draw:type="ooxml-non-primitive"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equation draw:name="f0" draw:formula="659084*logwidth/5137691"/>
          <draw:equation draw:name="f1" draw:formula="2921625*logheight/3723310"/>
          <draw:equation draw:name="f2" draw:formula="431178*logwidth/5137691"/>
          <draw:equation draw:name="f3" draw:formula="3187332*logheight/3723310"/>
          <draw:equation draw:name="f4" draw:formula="371969*logwidth/5137691"/>
          <draw:equation draw:name="f5" draw:formula="3549893*logheight/3723310"/>
          <draw:equation draw:name="f6" draw:formula="393875*logwidth/5137691"/>
          <draw:equation draw:name="f7" draw:formula="3555088*logheight/3723310"/>
          <draw:equation draw:name="f8" draw:formula="659084*logwidth/5137691"/>
          <draw:equation draw:name="f9" draw:formula="2921625*logheight/3723310"/>
          <draw:equation draw:name="f10" draw:formula="773656*logwidth/5137691"/>
          <draw:equation draw:name="f11" draw:formula="2824142*logheight/3723310"/>
          <draw:equation draw:name="f12" draw:formula="683107*logwidth/5137691"/>
          <draw:equation draw:name="f13" draw:formula="3035075*logheight/3723310"/>
          <draw:equation draw:name="f14" draw:formula="523193*logwidth/5137691"/>
          <draw:equation draw:name="f15" draw:formula="3444488*logheight/3723310"/>
          <draw:equation draw:name="f16" draw:formula="493950*logwidth/5137691"/>
          <draw:equation draw:name="f17" draw:formula="3544616*logheight/3723310"/>
          <draw:equation draw:name="f18" draw:formula="773656*logwidth/5137691"/>
          <draw:equation draw:name="f19" draw:formula="2824142*logheight/3723310"/>
          <draw:equation draw:name="f20" draw:formula="906895*logwidth/5137691"/>
          <draw:equation draw:name="f21" draw:formula="2579229*logheight/3723310"/>
          <draw:equation draw:name="f22" draw:formula="896608*logwidth/5137691"/>
          <draw:equation draw:name="f23" draw:formula="2696939*logheight/3723310"/>
          <draw:equation draw:name="f24" draw:formula="906895*logwidth/5137691"/>
          <draw:equation draw:name="f25" draw:formula="2579229*logheight/3723310"/>
          <draw:equation draw:name="f26" draw:formula="1003958*logwidth/5137691"/>
          <draw:equation draw:name="f27" draw:formula="2517682*logheight/3723310"/>
          <draw:equation draw:name="f28" draw:formula="1054389*logwidth/5137691"/>
          <draw:equation draw:name="f29" draw:formula="3079021*logheight/3723310"/>
          <draw:equation draw:name="f30" draw:formula="1003958*logwidth/5137691"/>
          <draw:equation draw:name="f31" draw:formula="2517682*logheight/3723310"/>
          <draw:equation draw:name="f32" draw:formula="744142*logwidth/5137691"/>
          <draw:equation draw:name="f33" draw:formula="2402290*logheight/3723310"/>
          <draw:equation draw:name="f34" draw:formula="99596*logwidth/5137691"/>
          <draw:equation draw:name="f35" draw:formula="2734878*logheight/3723310"/>
          <draw:equation draw:name="f36" draw:formula="744142*logwidth/5137691"/>
          <draw:equation draw:name="f37" draw:formula="2402290*logheight/3723310"/>
          <draw:equation draw:name="f38" draw:formula="1068601*logwidth/5137691"/>
          <draw:equation draw:name="f39" draw:formula="2384771*logheight/3723310"/>
          <draw:equation draw:name="f40" draw:formula="1147707*logwidth/5137691"/>
          <draw:equation draw:name="f41" draw:formula="3076961*logheight/3723310"/>
          <draw:equation draw:name="f42" draw:formula="1068601*logwidth/5137691"/>
          <draw:equation draw:name="f43" draw:formula="2384771*logheight/3723310"/>
          <draw:equation draw:name="f44" draw:formula="934540*logwidth/5137691"/>
          <draw:equation draw:name="f45" draw:formula="2375130*logheight/3723310"/>
          <draw:equation draw:name="f46" draw:formula="84219*logwidth/5137691"/>
          <draw:equation draw:name="f47" draw:formula="2833186*logheight/3723310"/>
          <draw:equation draw:name="f48" draw:formula="269550*logwidth/5137691"/>
          <draw:equation draw:name="f49" draw:formula="2841297*logheight/3723310"/>
          <draw:equation draw:name="f50" draw:formula="695816*logwidth/5137691"/>
          <draw:equation draw:name="f51" draw:formula="2669005*logheight/3723310"/>
          <draw:equation draw:name="f52" draw:formula="934540*logwidth/5137691"/>
          <draw:equation draw:name="f53" draw:formula="2375130*logheight/3723310"/>
          <draw:equation draw:name="f54" draw:formula="2466566*logwidth/5137691"/>
          <draw:equation draw:name="f55" draw:formula="1413263*logheight/3723310"/>
          <draw:equation draw:name="f56" draw:formula="2384187*logwidth/5137691"/>
          <draw:equation draw:name="f57" draw:formula="1907493*logheight/3723310"/>
          <draw:equation draw:name="f58" draw:formula="2466566*logwidth/5137691"/>
          <draw:equation draw:name="f59" draw:formula="1413263*logheight/3723310"/>
          <draw:equation draw:name="f60" draw:formula="2384254*logwidth/5137691"/>
          <draw:equation draw:name="f61" draw:formula="1364070*logheight/3723310"/>
          <draw:equation draw:name="f62" draw:formula="2286288*logwidth/5137691"/>
          <draw:equation draw:name="f63" draw:formula="1925023*logheight/3723310"/>
          <draw:equation draw:name="f64" draw:formula="2384254*logwidth/5137691"/>
          <draw:equation draw:name="f65" draw:formula="1364070*logheight/3723310"/>
          <draw:equation draw:name="f66" draw:formula="2728377*logwidth/5137691"/>
          <draw:equation draw:name="f67" draw:formula="1165380*logheight/3723310"/>
          <draw:equation draw:name="f68" draw:formula="3003048*logwidth/5137691"/>
          <draw:equation draw:name="f69" draw:formula="1736253*logheight/3723310"/>
          <draw:equation draw:name="f70" draw:formula="2948375*logwidth/5137691"/>
          <draw:equation draw:name="f71" draw:formula="1498255*logheight/3723310"/>
          <draw:equation draw:name="f72" draw:formula="2914601*logwidth/5137691"/>
          <draw:equation draw:name="f73" draw:formula="1460919*logheight/3723310"/>
          <draw:equation draw:name="f74" draw:formula="2852040*logwidth/5137691"/>
          <draw:equation draw:name="f75" draw:formula="1382206*logheight/3723310"/>
          <draw:equation draw:name="f76" draw:formula="2728377*logwidth/5137691"/>
          <draw:equation draw:name="f77" draw:formula="1165380*logheight/3723310"/>
          <draw:equation draw:name="f78" draw:formula="2806912*logwidth/5137691"/>
          <draw:equation draw:name="f79" draw:formula="1118837*logheight/3723310"/>
          <draw:equation draw:name="f80" draw:formula="2783682*logwidth/5137691"/>
          <draw:equation draw:name="f81" draw:formula="1138236*logheight/3723310"/>
          <draw:equation draw:name="f82" draw:formula="2889384*logwidth/5137691"/>
          <draw:equation draw:name="f83" draw:formula="1270224*logheight/3723310"/>
          <draw:equation draw:name="f84" draw:formula="2994783*logwidth/5137691"/>
          <draw:equation draw:name="f85" draw:formula="1447738*logheight/3723310"/>
          <draw:equation draw:name="f86" draw:formula="3056463*logwidth/5137691"/>
          <draw:equation draw:name="f87" draw:formula="1668888*logheight/3723310"/>
          <draw:equation draw:name="f88" draw:formula="3083513*logwidth/5137691"/>
          <draw:equation draw:name="f89" draw:formula="1738721*logheight/3723310"/>
          <draw:equation draw:name="f90" draw:formula="3025360*logwidth/5137691"/>
          <draw:equation draw:name="f91" draw:formula="1292428*logheight/3723310"/>
          <draw:equation draw:name="f92" draw:formula="2806912*logwidth/5137691"/>
          <draw:equation draw:name="f93" draw:formula="1118837*logheight/3723310"/>
          <draw:equation draw:name="f94" draw:formula="2211503*logwidth/5137691"/>
          <draw:equation draw:name="f95" draw:formula="1091728*logheight/3723310"/>
          <draw:equation draw:name="f96" draw:formula="2023347*logwidth/5137691"/>
          <draw:equation draw:name="f97" draw:formula="1305252*logheight/3723310"/>
          <draw:equation draw:name="f98" draw:formula="2041522*logwidth/5137691"/>
          <draw:equation draw:name="f99" draw:formula="1324054*logheight/3723310"/>
          <draw:equation draw:name="f100" draw:formula="2211503*logwidth/5137691"/>
          <draw:equation draw:name="f101" draw:formula="1091728*logheight/3723310"/>
          <draw:equation draw:name="f102" draw:formula="2168237*logwidth/5137691"/>
          <draw:equation draw:name="f103" draw:formula="1042670*logheight/3723310"/>
          <draw:equation draw:name="f104" draw:formula="2005655*logwidth/5137691"/>
          <draw:equation draw:name="f105" draw:formula="1233134*logheight/3723310"/>
          <draw:equation draw:name="f106" draw:formula="2168237*logwidth/5137691"/>
          <draw:equation draw:name="f107" draw:formula="1042670*logheight/3723310"/>
          <draw:equation draw:name="f108" draw:formula="4080539*logwidth/5137691"/>
          <draw:equation draw:name="f109" draw:formula="827257*logheight/3723310"/>
          <draw:equation draw:name="f110" draw:formula="4092849*logwidth/5137691"/>
          <draw:equation draw:name="f111" draw:formula="1108381*logheight/3723310"/>
          <draw:equation draw:name="f112" draw:formula="4132014*logwidth/5137691"/>
          <draw:equation draw:name="f113" draw:formula="1381869*logheight/3723310"/>
          <draw:equation draw:name="f114" draw:formula="4082492*logwidth/5137691"/>
          <draw:equation draw:name="f115" draw:formula="1357873*logheight/3723310"/>
          <draw:equation draw:name="f116" draw:formula="4009383*logwidth/5137691"/>
          <draw:equation draw:name="f117" draw:formula="893112*logheight/3723310"/>
          <draw:equation draw:name="f118" draw:formula="4072306*logwidth/5137691"/>
          <draw:equation draw:name="f119" draw:formula="1761300*logheight/3723310"/>
          <draw:equation draw:name="f120" draw:formula="4080539*logwidth/5137691"/>
          <draw:equation draw:name="f121" draw:formula="827257*logheight/3723310"/>
          <draw:equation draw:name="f122" draw:formula="4412492*logwidth/5137691"/>
          <draw:equation draw:name="f123" draw:formula="559624*logheight/3723310"/>
          <draw:equation draw:name="f124" draw:formula="4617392*logwidth/5137691"/>
          <draw:equation draw:name="f125" draw:formula="890611*logheight/3723310"/>
          <draw:equation draw:name="f126" draw:formula="4369105*logwidth/5137691"/>
          <draw:equation draw:name="f127" draw:formula="630629*logheight/3723310"/>
          <draw:equation draw:name="f128" draw:formula="4810227*logwidth/5137691"/>
          <draw:equation draw:name="f129" draw:formula="1127284*logheight/3723310"/>
          <draw:equation draw:name="f130" draw:formula="4412492*logwidth/5137691"/>
          <draw:equation draw:name="f131" draw:formula="559624*logheight/3723310"/>
          <draw:equation draw:name="f132" draw:formula="3754486*logwidth/5137691"/>
          <draw:equation draw:name="f133" draw:formula="313872*logheight/3723310"/>
          <draw:equation draw:name="f134" draw:formula="3673942*logwidth/5137691"/>
          <draw:equation draw:name="f135" draw:formula="424963*logheight/3723310"/>
          <draw:equation draw:name="f136" draw:formula="3490493*logwidth/5137691"/>
          <draw:equation draw:name="f137" draw:formula="701127*logheight/3723310"/>
          <draw:equation draw:name="f138" draw:formula="3439282*logwidth/5137691"/>
          <draw:equation draw:name="f139" draw:formula="732600*logheight/3723310"/>
          <draw:equation draw:name="f140" draw:formula="3421532*logwidth/5137691"/>
          <draw:equation draw:name="f141" draw:formula="712866*logheight/3723310"/>
          <draw:equation draw:name="f142" draw:formula="3590235*logwidth/5137691"/>
          <draw:equation draw:name="f143" draw:formula="449820*logheight/3723310"/>
          <draw:equation draw:name="f144" draw:formula="3307188*logwidth/5137691"/>
          <draw:equation draw:name="f145" draw:formula="911899*logheight/3723310"/>
          <draw:equation draw:name="f146" draw:formula="3393054*logwidth/5137691"/>
          <draw:equation draw:name="f147" draw:formula="906465*logheight/3723310"/>
          <draw:equation draw:name="f148" draw:formula="3776927*logwidth/5137691"/>
          <draw:equation draw:name="f149" draw:formula="442126*logheight/3723310"/>
          <draw:equation draw:name="f150" draw:formula="3754486*logwidth/5137691"/>
          <draw:equation draw:name="f151" draw:formula="313872*logheight/3723310"/>
          <draw:equation draw:name="f152" draw:formula="1133888*logwidth/5137691"/>
          <draw:equation draw:name="f153" draw:formula="214876*logheight/3723310"/>
          <draw:equation draw:name="f154" draw:formula="660639*logwidth/5137691"/>
          <draw:equation draw:name="f155" draw:formula="863910*logheight/3723310"/>
          <draw:equation draw:name="f156" draw:formula="1108084*logwidth/5137691"/>
          <draw:equation draw:name="f157" draw:formula="398665*logheight/3723310"/>
          <draw:equation draw:name="f158" draw:formula="975613*logwidth/5137691"/>
          <draw:equation draw:name="f159" draw:formula="557099*logheight/3723310"/>
          <draw:equation draw:name="f160" draw:formula="811923*logwidth/5137691"/>
          <draw:equation draw:name="f161" draw:formula="657310*logheight/3723310"/>
          <draw:equation draw:name="f162" draw:formula="998135*logwidth/5137691"/>
          <draw:equation draw:name="f163" draw:formula="440657*logheight/3723310"/>
          <draw:equation draw:name="f164" draw:formula="1133888*logwidth/5137691"/>
          <draw:equation draw:name="f165" draw:formula="214876*logheight/3723310"/>
          <draw:equation draw:name="f166" draw:formula="4685407*logwidth/5137691"/>
          <draw:equation draw:name="f167" draw:formula="0*logheight/3723310"/>
          <draw:equation draw:name="f168" draw:formula="4770408*logwidth/5137691"/>
          <draw:equation draw:name="f169" draw:formula="0*logheight/3723310"/>
          <draw:equation draw:name="f170" draw:formula="4810333*logwidth/5137691"/>
          <draw:equation draw:name="f171" draw:formula="31801*logheight/3723310"/>
          <draw:equation draw:name="f172" draw:formula="5034638*logwidth/5137691"/>
          <draw:equation draw:name="f173" draw:formula="141089*logheight/3723310"/>
          <draw:equation draw:name="f174" draw:formula="5039361*logwidth/5137691"/>
          <draw:equation draw:name="f175" draw:formula="18254*logheight/3723310"/>
          <draw:equation draw:name="f176" draw:formula="5037438*logwidth/5137691"/>
          <draw:equation draw:name="f177" draw:formula="0*logheight/3723310"/>
          <draw:equation draw:name="f178" draw:formula="5107568*logwidth/5137691"/>
          <draw:equation draw:name="f179" draw:formula="0*logheight/3723310"/>
          <draw:equation draw:name="f180" draw:formula="5114876*logwidth/5137691"/>
          <draw:equation draw:name="f181" draw:formula="38763*logheight/3723310"/>
          <draw:equation draw:name="f182" draw:formula="5127595*logwidth/5137691"/>
          <draw:equation draw:name="f183" draw:formula="236940*logheight/3723310"/>
          <draw:equation draw:name="f184" draw:formula="5061109*logwidth/5137691"/>
          <draw:equation draw:name="f185" draw:formula="225505*logheight/3723310"/>
          <draw:equation draw:name="f186" draw:formula="4727085*logwidth/5137691"/>
          <draw:equation draw:name="f187" draw:formula="33775*logheight/3723310"/>
          <draw:equation draw:name="f188" draw:formula="4003152*logwidth/5137691"/>
          <draw:equation draw:name="f189" draw:formula="0*logheight/3723310"/>
          <draw:equation draw:name="f190" draw:formula="4132176*logwidth/5137691"/>
          <draw:equation draw:name="f191" draw:formula="0*logheight/3723310"/>
          <draw:equation draw:name="f192" draw:formula="4123986*logwidth/5137691"/>
          <draw:equation draw:name="f193" draw:formula="63465*logheight/3723310"/>
          <draw:equation draw:name="f194" draw:formula="4104583*logwidth/5137691"/>
          <draw:equation draw:name="f195" draw:formula="239130*logheight/3723310"/>
          <draw:equation draw:name="f196" draw:formula="4153843*logwidth/5137691"/>
          <draw:equation draw:name="f197" draw:formula="350960*logheight/3723310"/>
          <draw:equation draw:name="f198" draw:formula="4411323*logwidth/5137691"/>
          <draw:equation draw:name="f199" draw:formula="488238*logheight/3723310"/>
          <draw:equation draw:name="f200" draw:formula="4864485*logwidth/5137691"/>
          <draw:equation draw:name="f201" draw:formula="991020*logheight/3723310"/>
          <draw:equation draw:name="f202" draw:formula="4905378*logwidth/5137691"/>
          <draw:equation draw:name="f203" draw:formula="1217830*logheight/3723310"/>
          <draw:equation draw:name="f204" draw:formula="4640632*logwidth/5137691"/>
          <draw:equation draw:name="f205" draw:formula="1136420*logheight/3723310"/>
          <draw:equation draw:name="f206" draw:formula="4377015*logwidth/5137691"/>
          <draw:equation draw:name="f207" draw:formula="870623*logheight/3723310"/>
          <draw:equation draw:name="f208" draw:formula="4304571*logwidth/5137691"/>
          <draw:equation draw:name="f209" draw:formula="640549*logheight/3723310"/>
          <draw:equation draw:name="f210" draw:formula="4193118*logwidth/5137691"/>
          <draw:equation draw:name="f211" draw:formula="452646*logheight/3723310"/>
          <draw:equation draw:name="f212" draw:formula="4094850*logwidth/5137691"/>
          <draw:equation draw:name="f213" draw:formula="385207*logheight/3723310"/>
          <draw:equation draw:name="f214" draw:formula="4089643*logwidth/5137691"/>
          <draw:equation draw:name="f215" draw:formula="684043*logheight/3723310"/>
          <draw:equation draw:name="f216" draw:formula="4140489*logwidth/5137691"/>
          <draw:equation draw:name="f217" draw:formula="765775*logheight/3723310"/>
          <draw:equation draw:name="f218" draw:formula="4328143*logwidth/5137691"/>
          <draw:equation draw:name="f219" draw:formula="1340660*logheight/3723310"/>
          <draw:equation draw:name="f220" draw:formula="4211174*logwidth/5137691"/>
          <draw:equation draw:name="f221" draw:formula="1692363*logheight/3723310"/>
          <draw:equation draw:name="f222" draw:formula="4096384*logwidth/5137691"/>
          <draw:equation draw:name="f223" draw:formula="1871176*logheight/3723310"/>
          <draw:equation draw:name="f224" draw:formula="4073915*logwidth/5137691"/>
          <draw:equation draw:name="f225" draw:formula="1868200*logheight/3723310"/>
          <draw:equation draw:name="f226" draw:formula="3830235*logwidth/5137691"/>
          <draw:equation draw:name="f227" draw:formula="1467468*logheight/3723310"/>
          <draw:equation draw:name="f228" draw:formula="3928554*logwidth/5137691"/>
          <draw:equation draw:name="f229" draw:formula="872709*logheight/3723310"/>
          <draw:equation draw:name="f230" draw:formula="4041572*logwidth/5137691"/>
          <draw:equation draw:name="f231" draw:formula="368957*logheight/3723310"/>
          <draw:equation draw:name="f232" draw:formula="3976315*logwidth/5137691"/>
          <draw:equation draw:name="f233" draw:formula="278901*logheight/3723310"/>
          <draw:equation draw:name="f234" draw:formula="4052764*logwidth/5137691"/>
          <draw:equation draw:name="f235" draw:formula="245809*logheight/3723310"/>
          <draw:equation draw:name="f236" draw:formula="4077058*logwidth/5137691"/>
          <draw:equation draw:name="f237" draw:formula="27371*logheight/3723310"/>
          <draw:equation draw:name="f238" draw:formula="3902474*logwidth/5137691"/>
          <draw:equation draw:name="f239" draw:formula="171686*logheight/3723310"/>
          <draw:equation draw:name="f240" draw:formula="3839430*logwidth/5137691"/>
          <draw:equation draw:name="f241" draw:formula="359757*logheight/3723310"/>
          <draw:equation draw:name="f242" draw:formula="3511342*logwidth/5137691"/>
          <draw:equation draw:name="f243" draw:formula="923585*logheight/3723310"/>
          <draw:equation draw:name="f244" draw:formula="3345310*logwidth/5137691"/>
          <draw:equation draw:name="f245" draw:formula="978648*logheight/3723310"/>
          <draw:equation draw:name="f246" draw:formula="3251411*logwidth/5137691"/>
          <draw:equation draw:name="f247" draw:formula="912962*logheight/3723310"/>
          <draw:equation draw:name="f248" draw:formula="3294880*logwidth/5137691"/>
          <draw:equation draw:name="f249" draw:formula="713104*logheight/3723310"/>
          <draw:equation draw:name="f250" draw:formula="3641287*logwidth/5137691"/>
          <draw:equation draw:name="f251" draw:formula="316153*logheight/3723310"/>
          <draw:equation draw:name="f252" draw:formula="3873337*logwidth/5137691"/>
          <draw:equation draw:name="f253" draw:formula="115305*logheight/3723310"/>
          <draw:equation draw:name="f254" draw:formula="3954827*logwidth/5137691"/>
          <draw:equation draw:name="f255" draw:formula="41083*logheight/3723310"/>
          <draw:equation draw:name="f256" draw:formula="3231589*logwidth/5137691"/>
          <draw:equation draw:name="f257" draw:formula="0*logheight/3723310"/>
          <draw:equation draw:name="f258" draw:formula="3312011*logwidth/5137691"/>
          <draw:equation draw:name="f259" draw:formula="0*logheight/3723310"/>
          <draw:equation draw:name="f260" draw:formula="3310368*logwidth/5137691"/>
          <draw:equation draw:name="f261" draw:formula="16057*logheight/3723310"/>
          <draw:equation draw:name="f262" draw:formula="3356599*logwidth/5137691"/>
          <draw:equation draw:name="f263" draw:formula="11189*logheight/3723310"/>
          <draw:equation draw:name="f264" draw:formula="3398860*logwidth/5137691"/>
          <draw:equation draw:name="f265" draw:formula="0*logheight/3723310"/>
          <draw:equation draw:name="f266" draw:formula="3521426*logwidth/5137691"/>
          <draw:equation draw:name="f267" draw:formula="0*logheight/3723310"/>
          <draw:equation draw:name="f268" draw:formula="3450288*logwidth/5137691"/>
          <draw:equation draw:name="f269" draw:formula="40946*logheight/3723310"/>
          <draw:equation draw:name="f270" draw:formula="3224898*logwidth/5137691"/>
          <draw:equation draw:name="f271" draw:formula="112320*logheight/3723310"/>
          <draw:equation draw:name="f272" draw:formula="3223079*logwidth/5137691"/>
          <draw:equation draw:name="f273" draw:formula="40542*logheight/3723310"/>
          <draw:equation draw:name="f274" draw:formula="2713325*logwidth/5137691"/>
          <draw:equation draw:name="f275" draw:formula="0*logheight/3723310"/>
          <draw:equation draw:name="f276" draw:formula="2801116*logwidth/5137691"/>
          <draw:equation draw:name="f277" draw:formula="0*logheight/3723310"/>
          <draw:equation draw:name="f278" draw:formula="2771239*logwidth/5137691"/>
          <draw:equation draw:name="f279" draw:formula="53358*logheight/3723310"/>
          <draw:equation draw:name="f280" draw:formula="2671323*logwidth/5137691"/>
          <draw:equation draw:name="f281" draw:formula="281854*logheight/3723310"/>
          <draw:equation draw:name="f282" draw:formula="2609018*logwidth/5137691"/>
          <draw:equation draw:name="f283" draw:formula="557536*logheight/3723310"/>
          <draw:equation draw:name="f284" draw:formula="2606274*logwidth/5137691"/>
          <draw:equation draw:name="f285" draw:formula="567991*logheight/3723310"/>
          <draw:equation draw:name="f286" draw:formula="2661306*logwidth/5137691"/>
          <draw:equation draw:name="f287" draw:formula="921545*logheight/3723310"/>
          <draw:equation draw:name="f288" draw:formula="2755651*logwidth/5137691"/>
          <draw:equation draw:name="f289" draw:formula="1007451*logheight/3723310"/>
          <draw:equation draw:name="f290" draw:formula="2854694*logwidth/5137691"/>
          <draw:equation draw:name="f291" draw:formula="1055446*logheight/3723310"/>
          <draw:equation draw:name="f292" draw:formula="3129406*logwidth/5137691"/>
          <draw:equation draw:name="f293" draw:formula="1372830*logheight/3723310"/>
          <draw:equation draw:name="f294" draw:formula="3143254*logwidth/5137691"/>
          <draw:equation draw:name="f295" draw:formula="1892637*logheight/3723310"/>
          <draw:equation draw:name="f296" draw:formula="2672087*logwidth/5137691"/>
          <draw:equation draw:name="f297" draw:formula="1393850*logheight/3723310"/>
          <draw:equation draw:name="f298" draw:formula="2645908*logwidth/5137691"/>
          <draw:equation draw:name="f299" draw:formula="1047511*logheight/3723310"/>
          <draw:equation draw:name="f300" draw:formula="2570535*logwidth/5137691"/>
          <draw:equation draw:name="f301" draw:formula="1015633*logheight/3723310"/>
          <draw:equation draw:name="f302" draw:formula="2610208*logwidth/5137691"/>
          <draw:equation draw:name="f303" draw:formula="945870*logheight/3723310"/>
          <draw:equation draw:name="f304" draw:formula="2538036*logwidth/5137691"/>
          <draw:equation draw:name="f305" draw:formula="844360*logheight/3723310"/>
          <draw:equation draw:name="f306" draw:formula="2512867*logwidth/5137691"/>
          <draw:equation draw:name="f307" draw:formula="1354598*logheight/3723310"/>
          <draw:equation draw:name="f308" draw:formula="2518702*logwidth/5137691"/>
          <draw:equation draw:name="f309" draw:formula="1742111*logheight/3723310"/>
          <draw:equation draw:name="f310" draw:formula="2275616*logwidth/5137691"/>
          <draw:equation draw:name="f311" draw:formula="2134783*logheight/3723310"/>
          <draw:equation draw:name="f312" draw:formula="2241266*logwidth/5137691"/>
          <draw:equation draw:name="f313" draw:formula="2096736*logheight/3723310"/>
          <draw:equation draw:name="f314" draw:formula="2231827*logwidth/5137691"/>
          <draw:equation draw:name="f315" draw:formula="1456335*logheight/3723310"/>
          <draw:equation draw:name="f316" draw:formula="2348810*logwidth/5137691"/>
          <draw:equation draw:name="f317" draw:formula="1272217*logheight/3723310"/>
          <draw:equation draw:name="f318" draw:formula="2416218*logwidth/5137691"/>
          <draw:equation draw:name="f319" draw:formula="1150005*logheight/3723310"/>
          <draw:equation draw:name="f320" draw:formula="2493456*logwidth/5137691"/>
          <draw:equation draw:name="f321" draw:formula="706982*logheight/3723310"/>
          <draw:equation draw:name="f322" draw:formula="2313690*logwidth/5137691"/>
          <draw:equation draw:name="f323" draw:formula="991337*logheight/3723310"/>
          <draw:equation draw:name="f324" draw:formula="1985609*logwidth/5137691"/>
          <draw:equation draw:name="f325" draw:formula="1408731*logheight/3723310"/>
          <draw:equation draw:name="f326" draw:formula="1918730*logwidth/5137691"/>
          <draw:equation draw:name="f327" draw:formula="1208846*logheight/3723310"/>
          <draw:equation draw:name="f328" draw:formula="2213019*logwidth/5137691"/>
          <draw:equation draw:name="f329" draw:formula="897616*logheight/3723310"/>
          <draw:equation draw:name="f330" draw:formula="2517219*logwidth/5137691"/>
          <draw:equation draw:name="f331" draw:formula="563658*logheight/3723310"/>
          <draw:equation draw:name="f332" draw:formula="2539459*logwidth/5137691"/>
          <draw:equation draw:name="f333" draw:formula="513894*logheight/3723310"/>
          <draw:equation draw:name="f334" draw:formula="2702456*logwidth/5137691"/>
          <draw:equation draw:name="f335" draw:formula="57291*logheight/3723310"/>
          <draw:equation draw:name="f336" draw:formula="2713671*logwidth/5137691"/>
          <draw:equation draw:name="f337" draw:formula="17409*logheight/3723310"/>
          <draw:equation draw:name="f338" draw:formula="2615215*logwidth/5137691"/>
          <draw:equation draw:name="f339" draw:formula="0*logheight/3723310"/>
          <draw:equation draw:name="f340" draw:formula="2683886*logwidth/5137691"/>
          <draw:equation draw:name="f341" draw:formula="0*logheight/3723310"/>
          <draw:equation draw:name="f342" draw:formula="2615765*logwidth/5137691"/>
          <draw:equation draw:name="f343" draw:formula="70449*logheight/3723310"/>
          <draw:equation draw:name="f344" draw:formula="2101714*logwidth/5137691"/>
          <draw:equation draw:name="f345" draw:formula="677840*logheight/3723310"/>
          <draw:equation draw:name="f346" draw:formula="1647883*logwidth/5137691"/>
          <draw:equation draw:name="f347" draw:formula="1269985*logheight/3723310"/>
          <draw:equation draw:name="f348" draw:formula="1520717*logwidth/5137691"/>
          <draw:equation draw:name="f349" draw:formula="1759907*logheight/3723310"/>
          <draw:equation draw:name="f350" draw:formula="1543766*logwidth/5137691"/>
          <draw:equation draw:name="f351" draw:formula="1830628*logheight/3723310"/>
          <draw:equation draw:name="f352" draw:formula="1614449*logwidth/5137691"/>
          <draw:equation draw:name="f353" draw:formula="2214437*logheight/3723310"/>
          <draw:equation draw:name="f354" draw:formula="1518347*logwidth/5137691"/>
          <draw:equation draw:name="f355" draw:formula="2480439*logheight/3723310"/>
          <draw:equation draw:name="f356" draw:formula="1333958*logwidth/5137691"/>
          <draw:equation draw:name="f357" draw:formula="2228696*logheight/3723310"/>
          <draw:equation draw:name="f358" draw:formula="1393891*logwidth/5137691"/>
          <draw:equation draw:name="f359" draw:formula="1917299*logheight/3723310"/>
          <draw:equation draw:name="f360" draw:formula="1444276*logwidth/5137691"/>
          <draw:equation draw:name="f361" draw:formula="1597756*logheight/3723310"/>
          <draw:equation draw:name="f362" draw:formula="1398976*logwidth/5137691"/>
          <draw:equation draw:name="f363" draw:formula="1656198*logheight/3723310"/>
          <draw:equation draw:name="f364" draw:formula="1126020*logwidth/5137691"/>
          <draw:equation draw:name="f365" draw:formula="2136568*logheight/3723310"/>
          <draw:equation draw:name="f366" draw:formula="1129825*logwidth/5137691"/>
          <draw:equation draw:name="f367" draw:formula="2320491*logheight/3723310"/>
          <draw:equation draw:name="f368" draw:formula="1143273*logwidth/5137691"/>
          <draw:equation draw:name="f369" draw:formula="2337828*logheight/3723310"/>
          <draw:equation draw:name="f370" draw:formula="1156978*logwidth/5137691"/>
          <draw:equation draw:name="f371" draw:formula="3218822*logheight/3723310"/>
          <draw:equation draw:name="f372" draw:formula="1116365*logwidth/5137691"/>
          <draw:equation draw:name="f373" draw:formula="3269939*logheight/3723310"/>
          <draw:equation draw:name="f374" draw:formula="883236*logwidth/5137691"/>
          <draw:equation draw:name="f375" draw:formula="2779510*logheight/3723310"/>
          <draw:equation draw:name="f376" draw:formula="808845*logwidth/5137691"/>
          <draw:equation draw:name="f377" draw:formula="3104380*logheight/3723310"/>
          <draw:equation draw:name="f378" draw:formula="488550*logwidth/5137691"/>
          <draw:equation draw:name="f379" draw:formula="3634846*logheight/3723310"/>
          <draw:equation draw:name="f380" draw:formula="328509*logwidth/5137691"/>
          <draw:equation draw:name="f381" draw:formula="3719164*logheight/3723310"/>
          <draw:equation draw:name="f382" draw:formula="318672*logwidth/5137691"/>
          <draw:equation draw:name="f383" draw:formula="3594817*logheight/3723310"/>
          <draw:equation draw:name="f384" draw:formula="358291*logwidth/5137691"/>
          <draw:equation draw:name="f385" draw:formula="3266349*logheight/3723310"/>
          <draw:equation draw:name="f386" draw:formula="517362*logwidth/5137691"/>
          <draw:equation draw:name="f387" draw:formula="2959353*logheight/3723310"/>
          <draw:equation draw:name="f388" draw:formula="735958*logwidth/5137691"/>
          <draw:equation draw:name="f389" draw:formula="2756462*logheight/3723310"/>
          <draw:equation draw:name="f390" draw:formula="772369*logwidth/5137691"/>
          <draw:equation draw:name="f391" draw:formula="2692870*logheight/3723310"/>
          <draw:equation draw:name="f392" draw:formula="156545*logwidth/5137691"/>
          <draw:equation draw:name="f393" draw:formula="2921045*logheight/3723310"/>
          <draw:equation draw:name="f394" draw:formula="15585*logwidth/5137691"/>
          <draw:equation draw:name="f395" draw:formula="2908337*logheight/3723310"/>
          <draw:equation draw:name="f396" draw:formula="0*logwidth/5137691"/>
          <draw:equation draw:name="f397" draw:formula="2902697*logheight/3723310"/>
          <draw:equation draw:name="f398" draw:formula="0*logwidth/5137691"/>
          <draw:equation draw:name="f399" draw:formula="2765873*logheight/3723310"/>
          <draw:equation draw:name="f400" draw:formula="29795*logwidth/5137691"/>
          <draw:equation draw:name="f401" draw:formula="2717847*logheight/3723310"/>
          <draw:equation draw:name="f402" draw:formula="59962*logwidth/5137691"/>
          <draw:equation draw:name="f403" draw:formula="2682291*logheight/3723310"/>
          <draw:equation draw:name="f404" draw:formula="645405*logwidth/5137691"/>
          <draw:equation draw:name="f405" draw:formula="2342287*logheight/3723310"/>
          <draw:equation draw:name="f406" draw:formula="1059274*logwidth/5137691"/>
          <draw:equation draw:name="f407" draw:formula="2164156*logheight/3723310"/>
          <draw:equation draw:name="f408" draw:formula="1341155*logwidth/5137691"/>
          <draw:equation draw:name="f409" draw:formula="1664208*logheight/3723310"/>
          <draw:equation draw:name="f410" draw:formula="1766505*logwidth/5137691"/>
          <draw:equation draw:name="f411" draw:formula="1018678*logheight/3723310"/>
          <draw:equation draw:name="f412" draw:formula="1793256*logwidth/5137691"/>
          <draw:equation draw:name="f413" draw:formula="954087*logheight/3723310"/>
          <draw:equation draw:name="f414" draw:formula="1622366*logwidth/5137691"/>
          <draw:equation draw:name="f415" draw:formula="1076005*logheight/3723310"/>
          <draw:equation draw:name="f416" draw:formula="1088015*logwidth/5137691"/>
          <draw:equation draw:name="f417" draw:formula="1538117*logheight/3723310"/>
          <draw:equation draw:name="f418" draw:formula="1047011*logwidth/5137691"/>
          <draw:equation draw:name="f419" draw:formula="1614249*logheight/3723310"/>
          <draw:equation draw:name="f420" draw:formula="545270*logwidth/5137691"/>
          <draw:equation draw:name="f421" draw:formula="1944692*logheight/3723310"/>
          <draw:equation draw:name="f422" draw:formula="470627*logwidth/5137691"/>
          <draw:equation draw:name="f423" draw:formula="1817545*logheight/3723310"/>
          <draw:equation draw:name="f424" draw:formula="879648*logwidth/5137691"/>
          <draw:equation draw:name="f425" draw:formula="1544544*logheight/3723310"/>
          <draw:equation draw:name="f426" draw:formula="1100842*logwidth/5137691"/>
          <draw:equation draw:name="f427" draw:formula="1445401*logheight/3723310"/>
          <draw:equation draw:name="f428" draw:formula="1437652*logwidth/5137691"/>
          <draw:equation draw:name="f429" draw:formula="1110911*logheight/3723310"/>
          <draw:equation draw:name="f430" draw:formula="1208853*logwidth/5137691"/>
          <draw:equation draw:name="f431" draw:formula="1171520*logheight/3723310"/>
          <draw:equation draw:name="f432" draw:formula="902537*logwidth/5137691"/>
          <draw:equation draw:name="f433" draw:formula="1266085*logheight/3723310"/>
          <draw:equation draw:name="f434" draw:formula="781831*logwidth/5137691"/>
          <draw:equation draw:name="f435" draw:formula="1350894*logheight/3723310"/>
          <draw:equation draw:name="f436" draw:formula="429373*logwidth/5137691"/>
          <draw:equation draw:name="f437" draw:formula="1606317*logheight/3723310"/>
          <draw:equation draw:name="f438" draw:formula="81275*logwidth/5137691"/>
          <draw:equation draw:name="f439" draw:formula="1598286*logheight/3723310"/>
          <draw:equation draw:name="f440" draw:formula="96005*logwidth/5137691"/>
          <draw:equation draw:name="f441" draw:formula="1548721*logheight/3723310"/>
          <draw:equation draw:name="f442" draw:formula="587023*logwidth/5137691"/>
          <draw:equation draw:name="f443" draw:formula="1202853*logheight/3723310"/>
          <draw:equation draw:name="f444" draw:formula="756337*logwidth/5137691"/>
          <draw:equation draw:name="f445" draw:formula="1211585*logheight/3723310"/>
          <draw:equation draw:name="f446" draw:formula="870149*logwidth/5137691"/>
          <draw:equation draw:name="f447" draw:formula="1218805*logheight/3723310"/>
          <draw:equation draw:name="f448" draw:formula="1590533*logwidth/5137691"/>
          <draw:equation draw:name="f449" draw:formula="1008282*logheight/3723310"/>
          <draw:equation draw:name="f450" draw:formula="1747291*logwidth/5137691"/>
          <draw:equation draw:name="f451" draw:formula="908980*logheight/3723310"/>
          <draw:equation draw:name="f452" draw:formula="2359623*logwidth/5137691"/>
          <draw:equation draw:name="f453" draw:formula="289630*logheight/3723310"/>
          <draw:equation draw:name="f454" draw:formula="2068468*logwidth/5137691"/>
          <draw:equation draw:name="f455" draw:formula="400733*logheight/3723310"/>
          <draw:equation draw:name="f456" draw:formula="1585301*logwidth/5137691"/>
          <draw:equation draw:name="f457" draw:formula="660856*logheight/3723310"/>
          <draw:equation draw:name="f458" draw:formula="1332281*logwidth/5137691"/>
          <draw:equation draw:name="f459" draw:formula="676980*logheight/3723310"/>
          <draw:equation draw:name="f460" draw:formula="1249799*logwidth/5137691"/>
          <draw:equation draw:name="f461" draw:formula="638509*logheight/3723310"/>
          <draw:equation draw:name="f462" draw:formula="1271498*logwidth/5137691"/>
          <draw:equation draw:name="f463" draw:formula="563307*logheight/3723310"/>
          <draw:equation draw:name="f464" draw:formula="1416744*logwidth/5137691"/>
          <draw:equation draw:name="f465" draw:formula="431576*logheight/3723310"/>
          <draw:equation draw:name="f466" draw:formula="2139805*logwidth/5137691"/>
          <draw:equation draw:name="f467" draw:formula="244759*logheight/3723310"/>
          <draw:equation draw:name="f468" draw:formula="2367937*logwidth/5137691"/>
          <draw:equation draw:name="f469" draw:formula="211741*logheight/3723310"/>
          <draw:equation draw:name="f470" draw:formula="2480293*logwidth/5137691"/>
          <draw:equation draw:name="f471" draw:formula="147221*logheight/3723310"/>
          <draw:equation draw:name="f472" draw:formula="1279469*logwidth/5137691"/>
          <draw:equation draw:name="f473" draw:formula="0*logheight/3723310"/>
          <draw:equation draw:name="f474" draw:formula="1426070*logwidth/5137691"/>
          <draw:equation draw:name="f475" draw:formula="0*logheight/3723310"/>
          <draw:equation draw:name="f476" draw:formula="1350504*logwidth/5137691"/>
          <draw:equation draw:name="f477" draw:formula="33583*logheight/3723310"/>
          <draw:equation draw:name="f478" draw:formula="1284284*logwidth/5137691"/>
          <draw:equation draw:name="f479" draw:formula="214818*logheight/3723310"/>
          <draw:equation draw:name="f480" draw:formula="900440*logwidth/5137691"/>
          <draw:equation draw:name="f481" draw:formula="800862*logheight/3723310"/>
          <draw:equation draw:name="f482" draw:formula="658158*logwidth/5137691"/>
          <draw:equation draw:name="f483" draw:formula="951189*logheight/3723310"/>
          <draw:equation draw:name="f484" draw:formula="598449*logwidth/5137691"/>
          <draw:equation draw:name="f485" draw:formula="952495*logheight/3723310"/>
          <draw:equation draw:name="f486" draw:formula="583851*logwidth/5137691"/>
          <draw:equation draw:name="f487" draw:formula="884927*logheight/3723310"/>
          <draw:equation draw:name="f488" draw:formula="821592*logwidth/5137691"/>
          <draw:equation draw:name="f489" draw:formula="414254*logheight/3723310"/>
          <draw:equation draw:name="f490" draw:formula="1021039*logwidth/5137691"/>
          <draw:equation draw:name="f491" draw:formula="198645*logheight/3723310"/>
          <draw:equation draw:name="f492" draw:formula="807695*logwidth/5137691"/>
          <draw:equation draw:name="f493" draw:formula="343180*logheight/3723310"/>
          <draw:equation draw:name="f494" draw:formula="581023*logwidth/5137691"/>
          <draw:equation draw:name="f495" draw:formula="563784*logheight/3723310"/>
          <draw:equation draw:name="f496" draw:formula="231835*logwidth/5137691"/>
          <draw:equation draw:name="f497" draw:formula="748932*logheight/3723310"/>
          <draw:equation draw:name="f498" draw:formula="46357*logwidth/5137691"/>
          <draw:equation draw:name="f499" draw:formula="772696*logheight/3723310"/>
          <draw:equation draw:name="f500" draw:formula="0*logwidth/5137691"/>
          <draw:equation draw:name="f501" draw:formula="772842*logheight/3723310"/>
          <draw:equation draw:name="f502" draw:formula="0*logwidth/5137691"/>
          <draw:equation draw:name="f503" draw:formula="708052*logheight/3723310"/>
          <draw:equation draw:name="f504" draw:formula="89067*logwidth/5137691"/>
          <draw:equation draw:name="f505" draw:formula="704930*logheight/3723310"/>
          <draw:equation draw:name="f506" draw:formula="710775*logwidth/5137691"/>
          <draw:equation draw:name="f507" draw:formula="339334*logheight/3723310"/>
          <draw:equation draw:name="f508" draw:formula="585997*logwidth/5137691"/>
          <draw:equation draw:name="f509" draw:formula="392158*logheight/3723310"/>
          <draw:equation draw:name="f510" draw:formula="527576*logwidth/5137691"/>
          <draw:equation draw:name="f511" draw:formula="393598*logheight/3723310"/>
          <draw:equation draw:name="f512" draw:formula="425698*logwidth/5137691"/>
          <draw:equation draw:name="f513" draw:formula="384358*logheight/3723310"/>
          <draw:equation draw:name="f514" draw:formula="278288*logwidth/5137691"/>
          <draw:equation draw:name="f515" draw:formula="429633*logheight/3723310"/>
          <draw:equation draw:name="f516" draw:formula="43518*logwidth/5137691"/>
          <draw:equation draw:name="f517" draw:formula="533227*logheight/3723310"/>
          <draw:equation draw:name="f518" draw:formula="0*logwidth/5137691"/>
          <draw:equation draw:name="f519" draw:formula="563132*logheight/3723310"/>
          <draw:equation draw:name="f520" draw:formula="0*logwidth/5137691"/>
          <draw:equation draw:name="f521" draw:formula="500322*logheight/3723310"/>
          <draw:equation draw:name="f522" draw:formula="116366*logwidth/5137691"/>
          <draw:equation draw:name="f523" draw:formula="435129*logheight/3723310"/>
          <draw:equation draw:name="f524" draw:formula="495997*logwidth/5137691"/>
          <draw:equation draw:name="f525" draw:formula="302145*logheight/3723310"/>
          <draw:equation draw:name="f526" draw:formula="876112*logwidth/5137691"/>
          <draw:equation draw:name="f527" draw:formula="190158*logheight/3723310"/>
          <draw:equation draw:name="f528" draw:formula="1091828*logwidth/5137691"/>
          <draw:equation draw:name="f529" draw:formula="81338*logheight/3723310"/>
          <draw:equation draw:name="f530" draw:formula="logwidth"/>
          <draw:equation draw:name="f531" draw:formula="logheight"/>
        </draw:enhanced-geometry>
      </draw:custom-shape>
      <draw:frame presentation:style-name="Title_20_Slide-outline1" draw:layer="backgroundobjects" svg:width="24.929cm" svg:height="11.019cm" svg:x="2.383cm" svg:y="5.444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6" draw:style-name="Mgr8" draw:text-style-name="MP12" draw:layer="backgroundobjects" svg:width="8.055cm" svg:height="12.937cm" svg:x="20.642cm" svg:y="1.001cm">
        <text:p/>
        <draw:enhanced-geometry draw:mirror-horizontal="false" draw:mirror-vertical="false" svg:viewBox="0 0 0 0" drawooo:sub-view-size="3546175 4669896" draw:text-areas="0 0 ?f14 ?f15" draw:type="ooxml-non-primitive" draw:enhanced-path="M 196669 0 L 3546175 0 3546175 4669896 3301022 4559120 C 1737541 3850476 786681 3370244 294600 2329081 26188 1761108 -5879 1237338 758 920518 -1092 722283 18818 445104 124987 162828 Z N">
          <draw:equation draw:name="f0" draw:formula="196669*logwidth/3546175"/>
          <draw:equation draw:name="f1" draw:formula="0*logheight/4669896"/>
          <draw:equation draw:name="f2" draw:formula="3546175*logwidth/3546175"/>
          <draw:equation draw:name="f3" draw:formula="0*logheight/4669896"/>
          <draw:equation draw:name="f4" draw:formula="3546175*logwidth/3546175"/>
          <draw:equation draw:name="f5" draw:formula="4669896*logheight/4669896"/>
          <draw:equation draw:name="f6" draw:formula="3301022*logwidth/3546175"/>
          <draw:equation draw:name="f7" draw:formula="4559120*logheight/4669896"/>
          <draw:equation draw:name="f8" draw:formula="294600*logwidth/3546175"/>
          <draw:equation draw:name="f9" draw:formula="2329081*logheight/4669896"/>
          <draw:equation draw:name="f10" draw:formula="758*logwidth/3546175"/>
          <draw:equation draw:name="f11" draw:formula="920518*logheight/4669896"/>
          <draw:equation draw:name="f12" draw:formula="124987*logwidth/3546175"/>
          <draw:equation draw:name="f13" draw:formula="162828*logheight/4669896"/>
          <draw:equation draw:name="f14" draw:formula="logwidth"/>
          <draw:equation draw:name="f15" draw:formula="logheight"/>
        </draw:enhanced-geometry>
      </draw:custom-shape>
      <draw:custom-shape draw:name="Freeform: Shape 22" draw:style-name="Mgr9" draw:text-style-name="MP7" draw:layer="backgroundobjects" svg:width="5.356cm" svg:height="14.364cm" svg:x="23.362cm" svg:y="5.658cm">
        <text:p/>
        <draw:enhanced-geometry draw:mirror-horizontal="false" draw:mirror-vertical="false" svg:viewBox="0 0 0 0" drawooo:sub-view-size="2304475 5150921" draw:text-areas="0 0 ?f152 ?f153" draw:type="ooxml-non-primitive"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equation draw:name="f0" draw:formula="1569604*logwidth/2355896"/>
          <draw:equation draw:name="f1" draw:formula="930*logheight/5176020"/>
          <draw:equation draw:name="f2" draw:formula="2294545*logwidth/2355896"/>
          <draw:equation draw:name="f3" draw:formula="262206*logheight/5176020"/>
          <draw:equation draw:name="f4" draw:formula="2355896*logwidth/2355896"/>
          <draw:equation draw:name="f5" draw:formula="305299*logheight/5176020"/>
          <draw:equation draw:name="f6" draw:formula="2355896*logwidth/2355896"/>
          <draw:equation draw:name="f7" draw:formula="5176020*logheight/5176020"/>
          <draw:equation draw:name="f8" draw:formula="1257259*logwidth/2355896"/>
          <draw:equation draw:name="f9" draw:formula="5176020*logheight/5176020"/>
          <draw:equation draw:name="f10" draw:formula="1235764*logwidth/2355896"/>
          <draw:equation draw:name="f11" draw:formula="5150921*logheight/5176020"/>
          <draw:equation draw:name="f12" draw:formula="706756*logwidth/2355896"/>
          <draw:equation draw:name="f13" draw:formula="4186633*logheight/5176020"/>
          <draw:equation draw:name="f14" draw:formula="87362*logwidth/2355896"/>
          <draw:equation draw:name="f15" draw:formula="1347390*logheight/5176020"/>
          <draw:equation draw:name="f16" draw:formula="604815*logwidth/2355896"/>
          <draw:equation draw:name="f17" draw:formula="465087*logheight/5176020"/>
          <draw:equation draw:name="f18" draw:formula="1426482*logwidth/2355896"/>
          <draw:equation draw:name="f19" draw:formula="5354*logheight/5176020"/>
          <draw:equation draw:name="f20" draw:formula="1569604*logwidth/2355896"/>
          <draw:equation draw:name="f21" draw:formula="930*logheight/5176020"/>
          <draw:equation draw:name="f22" draw:formula="2355896*logwidth/2445269"/>
          <draw:equation draw:name="f23" draw:formula="305299*logheight/5176020"/>
          <draw:equation draw:name="f24" draw:formula="2355896*logwidth/2445269"/>
          <draw:equation draw:name="f25" draw:formula="5176020*logheight/5176020"/>
          <draw:equation draw:name="f26" draw:formula="1257259*logwidth/2445269"/>
          <draw:equation draw:name="f27" draw:formula="5176020*logheight/5176020"/>
          <draw:equation draw:name="f28" draw:formula="1235764*logwidth/2445269"/>
          <draw:equation draw:name="f29" draw:formula="5150921*logheight/5176020"/>
          <draw:equation draw:name="f30" draw:formula="706756*logwidth/2445269"/>
          <draw:equation draw:name="f31" draw:formula="4186633*logheight/5176020"/>
          <draw:equation draw:name="f32" draw:formula="87362*logwidth/2445269"/>
          <draw:equation draw:name="f33" draw:formula="1347390*logheight/5176020"/>
          <draw:equation draw:name="f34" draw:formula="604815*logwidth/2445269"/>
          <draw:equation draw:name="f35" draw:formula="465087*logheight/5176020"/>
          <draw:equation draw:name="f36" draw:formula="1426482*logwidth/2445269"/>
          <draw:equation draw:name="f37" draw:formula="5354*logheight/5176020"/>
          <draw:equation draw:name="f38" draw:formula="1569604*logwidth/2445269"/>
          <draw:equation draw:name="f39" draw:formula="930*logheight/5176020"/>
          <draw:equation draw:name="f40" draw:formula="2294545*logwidth/2445269"/>
          <draw:equation draw:name="f41" draw:formula="262206*logheight/5176020"/>
          <draw:equation draw:name="f42" draw:formula="2445269*logwidth/2445269"/>
          <draw:equation draw:name="f43" draw:formula="396137*logheight/5176020"/>
          <draw:equation draw:name="f44" draw:formula="2355896*logwidth/2445269"/>
          <draw:equation draw:name="f45" draw:formula="5176020*logheight/5176020"/>
          <draw:equation draw:name="f46" draw:formula="1257259*logwidth/2445269"/>
          <draw:equation draw:name="f47" draw:formula="5176020*logheight/5176020"/>
          <draw:equation draw:name="f48" draw:formula="1235764*logwidth/2445269"/>
          <draw:equation draw:name="f49" draw:formula="5150921*logheight/5176020"/>
          <draw:equation draw:name="f50" draw:formula="706756*logwidth/2445269"/>
          <draw:equation draw:name="f51" draw:formula="4186633*logheight/5176020"/>
          <draw:equation draw:name="f52" draw:formula="87362*logwidth/2445269"/>
          <draw:equation draw:name="f53" draw:formula="1347390*logheight/5176020"/>
          <draw:equation draw:name="f54" draw:formula="604815*logwidth/2445269"/>
          <draw:equation draw:name="f55" draw:formula="465087*logheight/5176020"/>
          <draw:equation draw:name="f56" draw:formula="1426482*logwidth/2445269"/>
          <draw:equation draw:name="f57" draw:formula="5354*logheight/5176020"/>
          <draw:equation draw:name="f58" draw:formula="1569604*logwidth/2445269"/>
          <draw:equation draw:name="f59" draw:formula="930*logheight/5176020"/>
          <draw:equation draw:name="f60" draw:formula="2294545*logwidth/2445269"/>
          <draw:equation draw:name="f61" draw:formula="262206*logheight/5176020"/>
          <draw:equation draw:name="f62" draw:formula="2445269*logwidth/2445269"/>
          <draw:equation draw:name="f63" draw:formula="396137*logheight/5176020"/>
          <draw:equation draw:name="f64" draw:formula="2355896*logwidth/2440304"/>
          <draw:equation draw:name="f65" draw:formula="5176020*logheight/5176020"/>
          <draw:equation draw:name="f66" draw:formula="1257259*logwidth/2440304"/>
          <draw:equation draw:name="f67" draw:formula="5176020*logheight/5176020"/>
          <draw:equation draw:name="f68" draw:formula="1235764*logwidth/2440304"/>
          <draw:equation draw:name="f69" draw:formula="5150921*logheight/5176020"/>
          <draw:equation draw:name="f70" draw:formula="706756*logwidth/2440304"/>
          <draw:equation draw:name="f71" draw:formula="4186633*logheight/5176020"/>
          <draw:equation draw:name="f72" draw:formula="87362*logwidth/2440304"/>
          <draw:equation draw:name="f73" draw:formula="1347390*logheight/5176020"/>
          <draw:equation draw:name="f74" draw:formula="604815*logwidth/2440304"/>
          <draw:equation draw:name="f75" draw:formula="465087*logheight/5176020"/>
          <draw:equation draw:name="f76" draw:formula="1426482*logwidth/2440304"/>
          <draw:equation draw:name="f77" draw:formula="5354*logheight/5176020"/>
          <draw:equation draw:name="f78" draw:formula="1569604*logwidth/2440304"/>
          <draw:equation draw:name="f79" draw:formula="930*logheight/5176020"/>
          <draw:equation draw:name="f80" draw:formula="2294545*logwidth/2440304"/>
          <draw:equation draw:name="f81" draw:formula="262206*logheight/5176020"/>
          <draw:equation draw:name="f82" draw:formula="2440304*logwidth/2440304"/>
          <draw:equation draw:name="f83" draw:formula="396137*logheight/5176020"/>
          <draw:equation draw:name="f84" draw:formula="2355896*logwidth/2440304"/>
          <draw:equation draw:name="f85" draw:formula="5176020*logheight/5176020"/>
          <draw:equation draw:name="f86" draw:formula="1257259*logwidth/2440304"/>
          <draw:equation draw:name="f87" draw:formula="5176020*logheight/5176020"/>
          <draw:equation draw:name="f88" draw:formula="1235764*logwidth/2440304"/>
          <draw:equation draw:name="f89" draw:formula="5150921*logheight/5176020"/>
          <draw:equation draw:name="f90" draw:formula="706756*logwidth/2440304"/>
          <draw:equation draw:name="f91" draw:formula="4186633*logheight/5176020"/>
          <draw:equation draw:name="f92" draw:formula="87362*logwidth/2440304"/>
          <draw:equation draw:name="f93" draw:formula="1347390*logheight/5176020"/>
          <draw:equation draw:name="f94" draw:formula="604815*logwidth/2440304"/>
          <draw:equation draw:name="f95" draw:formula="465087*logheight/5176020"/>
          <draw:equation draw:name="f96" draw:formula="1426482*logwidth/2440304"/>
          <draw:equation draw:name="f97" draw:formula="5354*logheight/5176020"/>
          <draw:equation draw:name="f98" draw:formula="1569604*logwidth/2440304"/>
          <draw:equation draw:name="f99" draw:formula="930*logheight/5176020"/>
          <draw:equation draw:name="f100" draw:formula="2304475*logwidth/2440304"/>
          <draw:equation draw:name="f101" draw:formula="274822*logheight/5176020"/>
          <draw:equation draw:name="f102" draw:formula="2440304*logwidth/2440304"/>
          <draw:equation draw:name="f103" draw:formula="396137*logheight/5176020"/>
          <draw:equation draw:name="f104" draw:formula="2355896*logwidth/2355896"/>
          <draw:equation draw:name="f105" draw:formula="5176020*logheight/5176020"/>
          <draw:equation draw:name="f106" draw:formula="1257259*logwidth/2355896"/>
          <draw:equation draw:name="f107" draw:formula="5176020*logheight/5176020"/>
          <draw:equation draw:name="f108" draw:formula="1235764*logwidth/2355896"/>
          <draw:equation draw:name="f109" draw:formula="5150921*logheight/5176020"/>
          <draw:equation draw:name="f110" draw:formula="706756*logwidth/2355896"/>
          <draw:equation draw:name="f111" draw:formula="4186633*logheight/5176020"/>
          <draw:equation draw:name="f112" draw:formula="87362*logwidth/2355896"/>
          <draw:equation draw:name="f113" draw:formula="1347390*logheight/5176020"/>
          <draw:equation draw:name="f114" draw:formula="604815*logwidth/2355896"/>
          <draw:equation draw:name="f115" draw:formula="465087*logheight/5176020"/>
          <draw:equation draw:name="f116" draw:formula="1426482*logwidth/2355896"/>
          <draw:equation draw:name="f117" draw:formula="5354*logheight/5176020"/>
          <draw:equation draw:name="f118" draw:formula="1569604*logwidth/2355896"/>
          <draw:equation draw:name="f119" draw:formula="930*logheight/5176020"/>
          <draw:equation draw:name="f120" draw:formula="2304475*logwidth/2355896"/>
          <draw:equation draw:name="f121" draw:formula="274822*logheight/5176020"/>
          <draw:equation draw:name="f122" draw:formula="1257259*logwidth/2304475"/>
          <draw:equation draw:name="f123" draw:formula="5176020*logheight/5176020"/>
          <draw:equation draw:name="f124" draw:formula="1235764*logwidth/2304475"/>
          <draw:equation draw:name="f125" draw:formula="5150921*logheight/5176020"/>
          <draw:equation draw:name="f126" draw:formula="706756*logwidth/2304475"/>
          <draw:equation draw:name="f127" draw:formula="4186633*logheight/5176020"/>
          <draw:equation draw:name="f128" draw:formula="87362*logwidth/2304475"/>
          <draw:equation draw:name="f129" draw:formula="1347390*logheight/5176020"/>
          <draw:equation draw:name="f130" draw:formula="604815*logwidth/2304475"/>
          <draw:equation draw:name="f131" draw:formula="465087*logheight/5176020"/>
          <draw:equation draw:name="f132" draw:formula="1426482*logwidth/2304475"/>
          <draw:equation draw:name="f133" draw:formula="5354*logheight/5176020"/>
          <draw:equation draw:name="f134" draw:formula="1569604*logwidth/2304475"/>
          <draw:equation draw:name="f135" draw:formula="930*logheight/5176020"/>
          <draw:equation draw:name="f136" draw:formula="2304475*logwidth/2304475"/>
          <draw:equation draw:name="f137" draw:formula="274822*logheight/5176020"/>
          <draw:equation draw:name="f138" draw:formula="1235764*logwidth/2304475"/>
          <draw:equation draw:name="f139" draw:formula="5150921*logheight/5150921"/>
          <draw:equation draw:name="f140" draw:formula="706756*logwidth/2304475"/>
          <draw:equation draw:name="f141" draw:formula="4186633*logheight/5150921"/>
          <draw:equation draw:name="f142" draw:formula="87362*logwidth/2304475"/>
          <draw:equation draw:name="f143" draw:formula="1347390*logheight/5150921"/>
          <draw:equation draw:name="f144" draw:formula="604815*logwidth/2304475"/>
          <draw:equation draw:name="f145" draw:formula="465087*logheight/5150921"/>
          <draw:equation draw:name="f146" draw:formula="1426482*logwidth/2304475"/>
          <draw:equation draw:name="f147" draw:formula="5354*logheight/5150921"/>
          <draw:equation draw:name="f148" draw:formula="1569604*logwidth/2304475"/>
          <draw:equation draw:name="f149" draw:formula="930*logheight/5150921"/>
          <draw:equation draw:name="f150" draw:formula="2304475*logwidth/2304475"/>
          <draw:equation draw:name="f151" draw:formula="274822*logheight/5150921"/>
          <draw:equation draw:name="f152" draw:formula="logwidth"/>
          <draw:equation draw:name="f153" draw:formula="logheight"/>
        </draw:enhanced-geometry>
      </draw:custom-shape>
      <draw:frame draw:name="Title 1" presentation:style-name="Mpr4"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5" draw:text-style-name="MP17" draw:layer="backgroundobjects" svg:width="21.273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Slide Number Placeholder 5" presentation:style-name="Mpr6"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 draw:style-name="Mgr10" draw:text-style-name="MP20" draw:layer="backgroundobjects" svg:width="7.037cm" svg:height="7.016cm" svg:x="1cm" svg:y="1cm">
        <text:p/>
        <draw:enhanced-geometry draw:mirror-horizontal="false" draw:mirror-vertical="false" svg:viewBox="0 0 0 0" drawooo:sub-view-size="3097831 2532431" draw:text-areas="0 0 ?f202 ?f203"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6" draw:style-name="Mgr11" draw:text-style-name="MP20" draw:layer="backgroundobjects" svg:width="6.879cm" svg:height="12.02cm" svg:x="21.819cm" svg:y="7.818cm">
        <text:p/>
        <draw:enhanced-geometry draw:mirror-horizontal="false" draw:mirror-vertical="false" svg:viewBox="0 0 0 0" drawooo:sub-view-size="3027835 4339045" draw:text-areas="0 0 ?f196 ?f197"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3" presentation:style-name="Mpr9"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10" draw:text-style-name="MP14" draw:layer="backgroundobjects" svg:width="20.774cm" svg:height="1.873cm" svg:x="2.307cm" svg:y="2.949cm" presentation:class="title" presentation:user-transformed="true">
        <draw:text-box>
          <text:p text:style-name="MP13"><text:span text:style-name="MT3">click to edit master title style</text:span></text:p>
        </draw:text-box>
      </draw:frame>
      <draw:frame presentation:style-name="Blank-outline1" draw:layer="backgroundobjects" svg:width="24.929cm" svg:height="11.019cm" svg:x="2.383cm" svg:y="5.444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7" draw:style-name="Mgr12" draw:text-style-name="MP21" draw:layer="backgroundobjects" svg:width="16.057cm" svg:height="18.999cm" svg:x="1cm" svg:y="1.001cm">
        <text:p/>
        <draw:enhanced-geometry draw:mirror-horizontal="false" draw:mirror-vertical="false" svg:viewBox="0 0 0 0" drawooo:sub-view-size="7067730 6858000" draw:text-areas="0 0 ?f24 ?f25" draw:type="ooxml-non-primitive"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equation draw:name="f0" draw:formula="0*logwidth/7067730"/>
          <draw:equation draw:name="f1" draw:formula="0*logheight/6858000"/>
          <draw:equation draw:name="f2" draw:formula="5624908*logwidth/7067730"/>
          <draw:equation draw:name="f3" draw:formula="0*logheight/6858000"/>
          <draw:equation draw:name="f4" draw:formula="5747835*logwidth/7067730"/>
          <draw:equation draw:name="f5" draw:formula="66359*logheight/6858000"/>
          <draw:equation draw:name="f6" draw:formula="6800990*logwidth/7067730"/>
          <draw:equation draw:name="f7" draw:formula="1269725*logheight/6858000"/>
          <draw:equation draw:name="f8" draw:formula="6967801*logwidth/7067730"/>
          <draw:equation draw:name="f9" draw:formula="3184523*logheight/6858000"/>
          <draw:equation draw:name="f10" draw:formula="5549878*logwidth/7067730"/>
          <draw:equation draw:name="f11" draw:formula="4821851*logheight/6858000"/>
          <draw:equation draw:name="f12" draw:formula="4818374*logwidth/7067730"/>
          <draw:equation draw:name="f13" draw:formula="5001158*logheight/6858000"/>
          <draw:equation draw:name="f14" draw:formula="3297849*logwidth/7067730"/>
          <draw:equation draw:name="f15" draw:formula="5605778*logheight/6858000"/>
          <draw:equation draw:name="f16" draw:formula="2299274*logwidth/7067730"/>
          <draw:equation draw:name="f17" draw:formula="6672529*logheight/6858000"/>
          <draw:equation draw:name="f18" draw:formula="2190713*logwidth/7067730"/>
          <draw:equation draw:name="f19" draw:formula="6840787*logheight/6858000"/>
          <draw:equation draw:name="f20" draw:formula="2180046*logwidth/7067730"/>
          <draw:equation draw:name="f21" draw:formula="6858000*logheight/6858000"/>
          <draw:equation draw:name="f22" draw:formula="0*logwidth/7067730"/>
          <draw:equation draw:name="f23" draw:formula="6858000*logheight/6858000"/>
          <draw:equation draw:name="f24" draw:formula="logwidth"/>
          <draw:equation draw:name="f25" draw:formula="logheight"/>
        </draw:enhanced-geometry>
      </draw:custom-shape>
      <draw:frame draw:name="Title 1" presentation:style-name="Mpr13" draw:text-style-name="MP10" draw:layer="backgroundobjects" svg:width="14.152cm" svg:height="3.672cm" svg:x="2.599cm" svg:y="8.724cm" presentation:class="title" presentation:user-transformed="true">
        <draw:text-box>
          <text:p text:style-name="MP9"><text:span text:style-name="MT9">click to edit master title style</text:span></text:p>
        </draw:text-box>
      </draw:frame>
      <draw:frame draw:name="Content Placeholder 2" presentation:style-name="Mpr14" draw:text-style-name="MP24" draw:layer="backgroundobjects" svg:width="9.39cm" svg:height="12.054cm" svg:x="18.699cm" svg:y="4.241cm" presentation:class="outline" presentation:user-transformed="true">
        <draw:text-box>
          <text:list text:style-name="ML3">
            <text:list-item>
              <text:p text:style-name="MP22"><text:span text:style-name="MT10">Click to edit Master text styles</text:span></text:p>
              <text:list>
                <text:list-item>
                  <text:p text:style-name="MP23"><text:span text:style-name="MT11">Second level</text:span></text:p>
                  <text:list>
                    <text:list-item>
                      <text:p text:style-name="MP23"><text:span text:style-name="MT6">Third level</text:span></text:p>
                      <text:list>
                        <text:list-item>
                          <text:p text:style-name="MP23"><text:span text:style-name="MT7">Fourth level</text:span></text:p>
                          <text:list>
                            <text:list-item>
                              <text:p text:style-name="MP23"><text:span text:style-name="MT7">Fifth level</text:span></text:p>
                            </text:list-item>
                          </text:list>
                        </text:list-item>
                      </text:list>
                    </text:list-item>
                  </text:list>
                </text:list-item>
              </text:list>
            </text:list-item>
          </text:list>
        </draw:text-box>
      </draw:frame>
      <draw:custom-shape draw:name="Freeform: Shape 24" draw:style-name="Mgr13" draw:text-style-name="MP25" draw:layer="backgroundobjects" svg:width="12.104cm" svg:height="8.314cm" svg:x="1.001cm" svg:y="1.498cm">
        <text:p/>
        <draw:enhanced-geometry draw:mirror-horizontal="false" draw:mirror-vertical="false" svg:viewBox="0 0 0 0" drawooo:sub-view-size="5327858 3001484" draw:text-areas="0 0 ?f222 ?f223" draw:type="ooxml-non-primitive"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equation draw:name="f0" draw:formula="2748958*logwidth/5327858"/>
          <draw:equation draw:name="f1" draw:formula="1803860*logheight/3001484"/>
          <draw:equation draw:name="f2" draw:formula="3516500*logwidth/5327858"/>
          <draw:equation draw:name="f3" draw:formula="2692005*logheight/3001484"/>
          <draw:equation draw:name="f4" draw:formula="2748958*logwidth/5327858"/>
          <draw:equation draw:name="f5" draw:formula="1803860*logheight/3001484"/>
          <draw:equation draw:name="f6" draw:formula="2409413*logwidth/5327858"/>
          <draw:equation draw:name="f7" draw:formula="1623109*logheight/3001484"/>
          <draw:equation draw:name="f8" draw:formula="3348913*logwidth/5327858"/>
          <draw:equation draw:name="f9" draw:formula="2739827*logheight/3001484"/>
          <draw:equation draw:name="f10" draw:formula="2508180*logwidth/5327858"/>
          <draw:equation draw:name="f11" draw:formula="1671368*logheight/3001484"/>
          <draw:equation draw:name="f12" draw:formula="2409413*logwidth/5327858"/>
          <draw:equation draw:name="f13" draw:formula="1623109*logheight/3001484"/>
          <draw:equation draw:name="f14" draw:formula="4743520*logwidth/5327858"/>
          <draw:equation draw:name="f15" draw:formula="974378*logheight/3001484"/>
          <draw:equation draw:name="f16" draw:formula="4091677*logwidth/5327858"/>
          <draw:equation draw:name="f17" draw:formula="1038028*logheight/3001484"/>
          <draw:equation draw:name="f18" draw:formula="3515471*logwidth/5327858"/>
          <draw:equation draw:name="f19" draw:formula="1125864*logheight/3001484"/>
          <draw:equation draw:name="f20" draw:formula="4594761*logwidth/5327858"/>
          <draw:equation draw:name="f21" draw:formula="1138284*logheight/3001484"/>
          <draw:equation draw:name="f22" draw:formula="4496736*logwidth/5327858"/>
          <draw:equation draw:name="f23" draw:formula="1241890*logheight/3001484"/>
          <draw:equation draw:name="f24" draw:formula="3912864*logwidth/5327858"/>
          <draw:equation draw:name="f25" draw:formula="1298109*logheight/3001484"/>
          <draw:equation draw:name="f26" draw:formula="3824504*logwidth/5327858"/>
          <draw:equation draw:name="f27" draw:formula="1309614*logheight/3001484"/>
          <draw:equation draw:name="f28" draw:formula="4960541*logwidth/5327858"/>
          <draw:equation draw:name="f29" draw:formula="1333472*logheight/3001484"/>
          <draw:equation draw:name="f30" draw:formula="5194199*logwidth/5327858"/>
          <draw:equation draw:name="f31" draw:formula="1198707*logheight/3001484"/>
          <draw:equation draw:name="f32" draw:formula="5167523*logwidth/5327858"/>
          <draw:equation draw:name="f33" draw:formula="1024959*logheight/3001484"/>
          <draw:equation draw:name="f34" draw:formula="4962465*logwidth/5327858"/>
          <draw:equation draw:name="f35" draw:formula="982143*logheight/3001484"/>
          <draw:equation draw:name="f36" draw:formula="4743520*logwidth/5327858"/>
          <draw:equation draw:name="f37" draw:formula="974378*logheight/3001484"/>
          <draw:equation draw:name="f38" draw:formula="1705019*logwidth/5327858"/>
          <draw:equation draw:name="f39" draw:formula="787219*logheight/3001484"/>
          <draw:equation draw:name="f40" draw:formula="1667816*logwidth/5327858"/>
          <draw:equation draw:name="f41" draw:formula="800997*logheight/3001484"/>
          <draw:equation draw:name="f42" draw:formula="3141071*logwidth/5327858"/>
          <draw:equation draw:name="f43" draw:formula="1596459*logheight/3001484"/>
          <draw:equation draw:name="f44" draw:formula="3160484*logwidth/5327858"/>
          <draw:equation draw:name="f45" draw:formula="1661940*logheight/3001484"/>
          <draw:equation draw:name="f46" draw:formula="2399742*logwidth/5327858"/>
          <draw:equation draw:name="f47" draw:formula="1285949*logheight/3001484"/>
          <draw:equation draw:name="f48" draw:formula="1620522*logwidth/5327858"/>
          <draw:equation draw:name="f49" draw:formula="895227*logheight/3001484"/>
          <draw:equation draw:name="f50" draw:formula="2362702*logwidth/5327858"/>
          <draw:equation draw:name="f51" draw:formula="1473347*logheight/3001484"/>
          <draw:equation draw:name="f52" draw:formula="2892435*logwidth/5327858"/>
          <draw:equation draw:name="f53" draw:formula="1718415*logheight/3001484"/>
          <draw:equation draw:name="f54" draw:formula="3397928*logwidth/5327858"/>
          <draw:equation draw:name="f55" draw:formula="1721816*logheight/3001484"/>
          <draw:equation draw:name="f56" draw:formula="3289763*logwidth/5327858"/>
          <draw:equation draw:name="f57" draw:formula="1462888*logheight/3001484"/>
          <draw:equation draw:name="f58" draw:formula="2603024*logwidth/5327858"/>
          <draw:equation draw:name="f59" draw:formula="1054554*logheight/3001484"/>
          <draw:equation draw:name="f60" draw:formula="2495572*logwidth/5327858"/>
          <draw:equation draw:name="f61" draw:formula="999994*logheight/3001484"/>
          <draw:equation draw:name="f62" draw:formula="1705019*logwidth/5327858"/>
          <draw:equation draw:name="f63" draw:formula="787219*logheight/3001484"/>
          <draw:equation draw:name="f64" draw:formula="2747815*logwidth/5327858"/>
          <draw:equation draw:name="f65" draw:formula="82299*logheight/3001484"/>
          <draw:equation draw:name="f66" draw:formula="2283601*logwidth/5327858"/>
          <draw:equation draw:name="f67" draw:formula="144329*logheight/3001484"/>
          <draw:equation draw:name="f68" draw:formula="1378186*logwidth/5327858"/>
          <draw:equation draw:name="f69" draw:formula="312830*logheight/3001484"/>
          <draw:equation draw:name="f70" draw:formula="960099*logwidth/5327858"/>
          <draw:equation draw:name="f71" draw:formula="343827*logheight/3001484"/>
          <draw:equation draw:name="f72" draw:formula="2962282*logwidth/5327858"/>
          <draw:equation draw:name="f73" draw:formula="316095*logheight/3001484"/>
          <draw:equation draw:name="f74" draw:formula="2914525*logwidth/5327858"/>
          <draw:equation draw:name="f75" draw:formula="407025*logheight/3001484"/>
          <draw:equation draw:name="f76" draw:formula="1802740*logwidth/5327858"/>
          <draw:equation draw:name="f77" draw:formula="506109*logheight/3001484"/>
          <draw:equation draw:name="f78" draw:formula="1049396*logwidth/5327858"/>
          <draw:equation draw:name="f79" draw:formula="464507*logheight/3001484"/>
          <draw:equation draw:name="f80" draw:formula="960632*logwidth/5327858"/>
          <draw:equation draw:name="f81" draw:formula="471223*logheight/3001484"/>
          <draw:equation draw:name="f82" draw:formula="1078818*logwidth/5327858"/>
          <draw:equation draw:name="f83" draw:formula="525601*logheight/3001484"/>
          <draw:equation draw:name="f84" draw:formula="1317647*logwidth/5327858"/>
          <draw:equation draw:name="f85" draw:formula="573300*logheight/3001484"/>
          <draw:equation draw:name="f86" draw:formula="2901057*logwidth/5327858"/>
          <draw:equation draw:name="f87" draw:formula="564009*logheight/3001484"/>
          <draw:equation draw:name="f88" draw:formula="3360748*logwidth/5327858"/>
          <draw:equation draw:name="f89" draw:formula="276585*logheight/3001484"/>
          <draw:equation draw:name="f90" draw:formula="3416210*logwidth/5327858"/>
          <draw:equation draw:name="f91" draw:formula="208922*logheight/3001484"/>
          <draw:equation draw:name="f92" draw:formula="3212868*logwidth/5327858"/>
          <draw:equation draw:name="f93" draw:formula="116058*logheight/3001484"/>
          <draw:equation draw:name="f94" draw:formula="2747815*logwidth/5327858"/>
          <draw:equation draw:name="f95" draw:formula="82299*logheight/3001484"/>
          <draw:equation draw:name="f96" draw:formula="2766268*logwidth/5327858"/>
          <draw:equation draw:name="f97" draw:formula="455*logheight/3001484"/>
          <draw:equation draw:name="f98" draw:formula="3291950*logwidth/5327858"/>
          <draw:equation draw:name="f99" draw:formula="53781*logheight/3001484"/>
          <draw:equation draw:name="f100" draw:formula="3495662*logwidth/5327858"/>
          <draw:equation draw:name="f101" draw:formula="181860*logheight/3001484"/>
          <draw:equation draw:name="f102" draw:formula="3373798*logwidth/5327858"/>
          <draw:equation draw:name="f103" draw:formula="374336*logheight/3001484"/>
          <draw:equation draw:name="f104" draw:formula="2805406*logwidth/5327858"/>
          <draw:equation draw:name="f105" draw:formula="682623*logheight/3001484"/>
          <draw:equation draw:name="f106" draw:formula="2344286*logwidth/5327858"/>
          <draw:equation draw:name="f107" draw:formula="805627*logheight/3001484"/>
          <draw:equation draw:name="f108" draw:formula="2644911*logwidth/5327858"/>
          <draw:equation draw:name="f109" draw:formula="968768*logheight/3001484"/>
          <draw:equation draw:name="f110" draw:formula="2999485*logwidth/5327858"/>
          <draw:equation draw:name="f111" draw:formula="1035252*logheight/3001484"/>
          <draw:equation draw:name="f112" draw:formula="3083927*logwidth/5327858"/>
          <draw:equation draw:name="f113" draw:formula="1032246*logheight/3001484"/>
          <draw:equation draw:name="f114" draw:formula="3325087*logwidth/5327858"/>
          <draw:equation draw:name="f115" draw:formula="999791*logheight/3001484"/>
          <draw:equation draw:name="f116" draw:formula="3638120*logwidth/5327858"/>
          <draw:equation draw:name="f117" draw:formula="1017540*logheight/3001484"/>
          <draw:equation draw:name="f118" draw:formula="4027819*logwidth/5327858"/>
          <draw:equation draw:name="f119" draw:formula="966356*logheight/3001484"/>
          <draw:equation draw:name="f120" draw:formula="5006708*logwidth/5327858"/>
          <draw:equation draw:name="f121" draw:formula="904501*logheight/3001484"/>
          <draw:equation draw:name="f122" draw:formula="5211123*logwidth/5327858"/>
          <draw:equation draw:name="f123" draw:formula="948486*logheight/3001484"/>
          <draw:equation draw:name="f124" draw:formula="5270931*logwidth/5327858"/>
          <draw:equation draw:name="f125" draw:formula="1231797*logheight/3001484"/>
          <draw:equation draw:name="f126" draw:formula="5117412*logwidth/5327858"/>
          <draw:equation draw:name="f127" draw:formula="1352055*logheight/3001484"/>
          <draw:equation draw:name="f128" draw:formula="4252698*logwidth/5327858"/>
          <draw:equation draw:name="f129" draw:formula="1508702*logheight/3001484"/>
          <draw:equation draw:name="f130" draw:formula="3306404*logwidth/5327858"/>
          <draw:equation draw:name="f131" draw:formula="1204901*logheight/3001484"/>
          <draw:equation draw:name="f132" draw:formula="2947668*logwidth/5327858"/>
          <draw:equation draw:name="f133" draw:formula="1130798*logheight/3001484"/>
          <draw:equation draw:name="f134" draw:formula="3322308*logwidth/5327858"/>
          <draw:equation draw:name="f135" draw:formula="1387182*logheight/3001484"/>
          <draw:equation draw:name="f136" draw:formula="3488446*logwidth/5327858"/>
          <draw:equation draw:name="f137" draw:formula="1575262*logheight/3001484"/>
          <draw:equation draw:name="f138" draw:formula="3351452*logwidth/5327858"/>
          <draw:equation draw:name="f139" draw:formula="1869771*logheight/3001484"/>
          <draw:equation draw:name="f140" draw:formula="3162816*logwidth/5327858"/>
          <draw:equation draw:name="f141" draw:formula="1907535*logheight/3001484"/>
          <draw:equation draw:name="f142" draw:formula="3249051*logwidth/5327858"/>
          <draw:equation draw:name="f143" draw:formula="2000652*logheight/3001484"/>
          <draw:equation draw:name="f144" draw:formula="3619277*logwidth/5327858"/>
          <draw:equation draw:name="f145" draw:formula="2699849*logheight/3001484"/>
          <draw:equation draw:name="f146" draw:formula="3563771*logwidth/5327858"/>
          <draw:equation draw:name="f147" draw:formula="2998100*logheight/3001484"/>
          <draw:equation draw:name="f148" draw:formula="2376611*logwidth/5327858"/>
          <draw:equation draw:name="f149" draw:formula="1801423*logheight/3001484"/>
          <draw:equation draw:name="f150" draw:formula="2191088*logwidth/5327858"/>
          <draw:equation draw:name="f151" draw:formula="1495361*logheight/3001484"/>
          <draw:equation draw:name="f152" draw:formula="1913989*logwidth/5327858"/>
          <draw:equation draw:name="f153" draw:formula="1288084*logheight/3001484"/>
          <draw:equation draw:name="f154" draw:formula="1366465*logwidth/5327858"/>
          <draw:equation draw:name="f155" draw:formula="796526*logheight/3001484"/>
          <draw:equation draw:name="f156" draw:formula="1228305*logwidth/5327858"/>
          <draw:equation draw:name="f157" draw:formula="683208*logheight/3001484"/>
          <draw:equation draw:name="f158" draw:formula="521390*logwidth/5327858"/>
          <draw:equation draw:name="f159" draw:formula="376414*logheight/3001484"/>
          <draw:equation draw:name="f160" draw:formula="418831*logwidth/5327858"/>
          <draw:equation draw:name="f161" draw:formula="355751*logheight/3001484"/>
          <draw:equation draw:name="f162" draw:formula="784300*logwidth/5327858"/>
          <draw:equation draw:name="f163" draw:formula="758546*logheight/3001484"/>
          <draw:equation draw:name="f164" draw:formula="1018486*logwidth/5327858"/>
          <draw:equation draw:name="f165" draw:formula="1054852*logheight/3001484"/>
          <draw:equation draw:name="f166" draw:formula="1313041*logwidth/5327858"/>
          <draw:equation draw:name="f167" draw:formula="1709365*logheight/3001484"/>
          <draw:equation draw:name="f168" draw:formula="1324336*logwidth/5327858"/>
          <draw:equation draw:name="f169" draw:formula="1784079*logheight/3001484"/>
          <draw:equation draw:name="f170" draw:formula="1172892*logwidth/5327858"/>
          <draw:equation draw:name="f171" draw:formula="1926790*logheight/3001484"/>
          <draw:equation draw:name="f172" draw:formula="709643*logwidth/5327858"/>
          <draw:equation draw:name="f173" draw:formula="1725156*logheight/3001484"/>
          <draw:equation draw:name="f174" draw:formula="33838*logwidth/5327858"/>
          <draw:equation draw:name="f175" draw:formula="854147*logheight/3001484"/>
          <draw:equation draw:name="f176" draw:formula="0*logwidth/5327858"/>
          <draw:equation draw:name="f177" draw:formula="775028*logheight/3001484"/>
          <draw:equation draw:name="f178" draw:formula="0*logwidth/5327858"/>
          <draw:equation draw:name="f179" draw:formula="574413*logheight/3001484"/>
          <draw:equation draw:name="f180" draw:formula="81544*logwidth/5327858"/>
          <draw:equation draw:name="f181" draw:formula="772337*logheight/3001484"/>
          <draw:equation draw:name="f182" draw:formula="233872*logwidth/5327858"/>
          <draw:equation draw:name="f183" draw:formula="1042469*logheight/3001484"/>
          <draw:equation draw:name="f184" draw:formula="779804*logwidth/5327858"/>
          <draw:equation draw:name="f185" draw:formula="1684609*logheight/3001484"/>
          <draw:equation draw:name="f186" draw:formula="1245599*logwidth/5327858"/>
          <draw:equation draw:name="f187" draw:formula="1852634*logheight/3001484"/>
          <draw:equation draw:name="f188" draw:formula="1202402*logwidth/5327858"/>
          <draw:equation draw:name="f189" draw:formula="1608146*logheight/3001484"/>
          <draw:equation draw:name="f190" draw:formula="330122*logwidth/5327858"/>
          <draw:equation draw:name="f191" draw:formula="420340*logheight/3001484"/>
          <draw:equation draw:name="f192" draw:formula="218083*logwidth/5327858"/>
          <draw:equation draw:name="f193" draw:formula="346512*logheight/3001484"/>
          <draw:equation draw:name="f194" draw:formula="629364*logwidth/5327858"/>
          <draw:equation draw:name="f195" draw:formula="921408*logheight/3001484"/>
          <draw:equation draw:name="f196" draw:formula="1012710*logwidth/5327858"/>
          <draw:equation draw:name="f197" draw:formula="1516704*logheight/3001484"/>
          <draw:equation draw:name="f198" draw:formula="945567*logwidth/5327858"/>
          <draw:equation draw:name="f199" draw:formula="1489651*logheight/3001484"/>
          <draw:equation draw:name="f200" draw:formula="487597*logwidth/5327858"/>
          <draw:equation draw:name="f201" draw:formula="853293*logheight/3001484"/>
          <draw:equation draw:name="f202" draw:formula="132072*logwidth/5327858"/>
          <draw:equation draw:name="f203" draw:formula="425524*logheight/3001484"/>
          <draw:equation draw:name="f204" draw:formula="57200*logwidth/5327858"/>
          <draw:equation draw:name="f205" draw:formula="365059*logheight/3001484"/>
          <draw:equation draw:name="f206" draw:formula="0*logwidth/5327858"/>
          <draw:equation draw:name="f207" draw:formula="331148*logheight/3001484"/>
          <draw:equation draw:name="f208" draw:formula="0*logwidth/5327858"/>
          <draw:equation draw:name="f209" draw:formula="32848*logheight/3001484"/>
          <draw:equation draw:name="f210" draw:formula="458365*logwidth/5327858"/>
          <draw:equation draw:name="f211" draw:formula="261818*logheight/3001484"/>
          <draw:equation draw:name="f212" draw:formula="583699*logwidth/5327858"/>
          <draw:equation draw:name="f213" draw:formula="286642*logheight/3001484"/>
          <draw:equation draw:name="f214" draw:formula="747674*logwidth/5327858"/>
          <draw:equation draw:name="f215" draw:formula="261947*logheight/3001484"/>
          <draw:equation draw:name="f216" draw:formula="928361*logwidth/5327858"/>
          <draw:equation draw:name="f217" draw:formula="266236*logheight/3001484"/>
          <draw:equation draw:name="f218" draw:formula="2243422*logwidth/5327858"/>
          <draw:equation draw:name="f219" draw:formula="76555*logheight/3001484"/>
          <draw:equation draw:name="f220" draw:formula="2766268*logwidth/5327858"/>
          <draw:equation draw:name="f221" draw:formula="455*logheight/3001484"/>
          <draw:equation draw:name="f222" draw:formula="logwidth"/>
          <draw:equation draw:name="f223" draw:formula="logheight"/>
        </draw:enhanced-geometry>
      </draw:custom-shape>
      <draw:custom-shape draw:name="Freeform: Shape 11" draw:style-name="Mgr14" draw:text-style-name="MP7" draw:layer="backgroundobjects" svg:width="5.52cm" svg:height="3.584cm" svg:x="5.085cm" svg:y="16.507cm">
        <text:p/>
        <draw:enhanced-geometry draw:mirror-horizontal="false" draw:mirror-vertical="false" svg:viewBox="0 0 0 0" drawooo:sub-view-size="2430115 1294338" draw:text-areas="0 0 ?f104 ?f105" draw:type="ooxml-non-primitive"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equation draw:name="f0" draw:formula="945169*logwidth/2445355"/>
          <draw:equation draw:name="f1" draw:formula="789*logheight/1315293"/>
          <draw:equation draw:name="f2" draw:formula="1083192*logwidth/2445355"/>
          <draw:equation draw:name="f3" draw:formula="15575*logheight/1315293"/>
          <draw:equation draw:name="f4" draw:formula="1778340*logwidth/2445355"/>
          <draw:equation draw:name="f5" draw:formula="301396*logheight/1315293"/>
          <draw:equation draw:name="f6" draw:formula="2419558*logwidth/2445355"/>
          <draw:equation draw:name="f7" draw:formula="1243748*logheight/1315293"/>
          <draw:equation draw:name="f8" draw:formula="2445355*logwidth/2445355"/>
          <draw:equation draw:name="f9" draw:formula="1315293*logheight/1315293"/>
          <draw:equation draw:name="f10" draw:formula="0*logwidth/2445355"/>
          <draw:equation draw:name="f11" draw:formula="1315293*logheight/1315293"/>
          <draw:equation draw:name="f12" draw:formula="18759*logwidth/2445355"/>
          <draw:equation draw:name="f13" draw:formula="1065812*logheight/1315293"/>
          <draw:equation draw:name="f14" draw:formula="421385*logwidth/2445355"/>
          <draw:equation draw:name="f15" draw:formula="160260*logheight/1315293"/>
          <draw:equation draw:name="f16" draw:formula="945169*logwidth/2445355"/>
          <draw:equation draw:name="f17" draw:formula="789*logheight/1315293"/>
          <draw:equation draw:name="f18" draw:formula="2445355*logwidth/2536795"/>
          <draw:equation draw:name="f19" draw:formula="1315293*logheight/1406733"/>
          <draw:equation draw:name="f20" draw:formula="0*logwidth/2536795"/>
          <draw:equation draw:name="f21" draw:formula="1315293*logheight/1406733"/>
          <draw:equation draw:name="f22" draw:formula="18759*logwidth/2536795"/>
          <draw:equation draw:name="f23" draw:formula="1065812*logheight/1406733"/>
          <draw:equation draw:name="f24" draw:formula="421385*logwidth/2536795"/>
          <draw:equation draw:name="f25" draw:formula="160260*logheight/1406733"/>
          <draw:equation draw:name="f26" draw:formula="945169*logwidth/2536795"/>
          <draw:equation draw:name="f27" draw:formula="789*logheight/1406733"/>
          <draw:equation draw:name="f28" draw:formula="1083192*logwidth/2536795"/>
          <draw:equation draw:name="f29" draw:formula="15575*logheight/1406733"/>
          <draw:equation draw:name="f30" draw:formula="1778340*logwidth/2536795"/>
          <draw:equation draw:name="f31" draw:formula="301396*logheight/1406733"/>
          <draw:equation draw:name="f32" draw:formula="2419558*logwidth/2536795"/>
          <draw:equation draw:name="f33" draw:formula="1243748*logheight/1406733"/>
          <draw:equation draw:name="f34" draw:formula="2536795*logwidth/2536795"/>
          <draw:equation draw:name="f35" draw:formula="1406733*logheight/1406733"/>
          <draw:equation draw:name="f36" draw:formula="2445355*logwidth/2445355"/>
          <draw:equation draw:name="f37" draw:formula="1315293*logheight/1315293"/>
          <draw:equation draw:name="f38" draw:formula="0*logwidth/2445355"/>
          <draw:equation draw:name="f39" draw:formula="1315293*logheight/1315293"/>
          <draw:equation draw:name="f40" draw:formula="18759*logwidth/2445355"/>
          <draw:equation draw:name="f41" draw:formula="1065812*logheight/1315293"/>
          <draw:equation draw:name="f42" draw:formula="421385*logwidth/2445355"/>
          <draw:equation draw:name="f43" draw:formula="160260*logheight/1315293"/>
          <draw:equation draw:name="f44" draw:formula="945169*logwidth/2445355"/>
          <draw:equation draw:name="f45" draw:formula="789*logheight/1315293"/>
          <draw:equation draw:name="f46" draw:formula="1083192*logwidth/2445355"/>
          <draw:equation draw:name="f47" draw:formula="15575*logheight/1315293"/>
          <draw:equation draw:name="f48" draw:formula="1778340*logwidth/2445355"/>
          <draw:equation draw:name="f49" draw:formula="301396*logheight/1315293"/>
          <draw:equation draw:name="f50" draw:formula="2419558*logwidth/2445355"/>
          <draw:equation draw:name="f51" draw:formula="1243748*logheight/1315293"/>
          <draw:equation draw:name="f52" draw:formula="2430115*logwidth/2445355"/>
          <draw:equation draw:name="f53" draw:formula="1294338*logheight/1315293"/>
          <draw:equation draw:name="f54" draw:formula="2445355*logwidth/2445355"/>
          <draw:equation draw:name="f55" draw:formula="1315293*logheight/1315293"/>
          <draw:equation draw:name="f56" draw:formula="0*logwidth/2445355"/>
          <draw:equation draw:name="f57" draw:formula="1315293*logheight/1315293"/>
          <draw:equation draw:name="f58" draw:formula="18759*logwidth/2445355"/>
          <draw:equation draw:name="f59" draw:formula="1065812*logheight/1315293"/>
          <draw:equation draw:name="f60" draw:formula="421385*logwidth/2445355"/>
          <draw:equation draw:name="f61" draw:formula="160260*logheight/1315293"/>
          <draw:equation draw:name="f62" draw:formula="945169*logwidth/2445355"/>
          <draw:equation draw:name="f63" draw:formula="789*logheight/1315293"/>
          <draw:equation draw:name="f64" draw:formula="1083192*logwidth/2445355"/>
          <draw:equation draw:name="f65" draw:formula="15575*logheight/1315293"/>
          <draw:equation draw:name="f66" draw:formula="1778340*logwidth/2445355"/>
          <draw:equation draw:name="f67" draw:formula="301396*logheight/1315293"/>
          <draw:equation draw:name="f68" draw:formula="2419558*logwidth/2445355"/>
          <draw:equation draw:name="f69" draw:formula="1243748*logheight/1315293"/>
          <draw:equation draw:name="f70" draw:formula="2430115*logwidth/2445355"/>
          <draw:equation draw:name="f71" draw:formula="1294338*logheight/1315293"/>
          <draw:equation draw:name="f72" draw:formula="0*logwidth/2430115"/>
          <draw:equation draw:name="f73" draw:formula="1315293*logheight/1315293"/>
          <draw:equation draw:name="f74" draw:formula="18759*logwidth/2430115"/>
          <draw:equation draw:name="f75" draw:formula="1065812*logheight/1315293"/>
          <draw:equation draw:name="f76" draw:formula="421385*logwidth/2430115"/>
          <draw:equation draw:name="f77" draw:formula="160260*logheight/1315293"/>
          <draw:equation draw:name="f78" draw:formula="945169*logwidth/2430115"/>
          <draw:equation draw:name="f79" draw:formula="789*logheight/1315293"/>
          <draw:equation draw:name="f80" draw:formula="1083192*logwidth/2430115"/>
          <draw:equation draw:name="f81" draw:formula="15575*logheight/1315293"/>
          <draw:equation draw:name="f82" draw:formula="1778340*logwidth/2430115"/>
          <draw:equation draw:name="f83" draw:formula="301396*logheight/1315293"/>
          <draw:equation draw:name="f84" draw:formula="2419558*logwidth/2430115"/>
          <draw:equation draw:name="f85" draw:formula="1243748*logheight/1315293"/>
          <draw:equation draw:name="f86" draw:formula="2430115*logwidth/2430115"/>
          <draw:equation draw:name="f87" draw:formula="1294338*logheight/1315293"/>
          <draw:equation draw:name="f88" draw:formula="0*logwidth/2430115"/>
          <draw:equation draw:name="f89" draw:formula="1281003*logheight/1294338"/>
          <draw:equation draw:name="f90" draw:formula="18759*logwidth/2430115"/>
          <draw:equation draw:name="f91" draw:formula="1065812*logheight/1294338"/>
          <draw:equation draw:name="f92" draw:formula="421385*logwidth/2430115"/>
          <draw:equation draw:name="f93" draw:formula="160260*logheight/1294338"/>
          <draw:equation draw:name="f94" draw:formula="945169*logwidth/2430115"/>
          <draw:equation draw:name="f95" draw:formula="789*logheight/1294338"/>
          <draw:equation draw:name="f96" draw:formula="1083192*logwidth/2430115"/>
          <draw:equation draw:name="f97" draw:formula="15575*logheight/1294338"/>
          <draw:equation draw:name="f98" draw:formula="1778340*logwidth/2430115"/>
          <draw:equation draw:name="f99" draw:formula="301396*logheight/1294338"/>
          <draw:equation draw:name="f100" draw:formula="2419558*logwidth/2430115"/>
          <draw:equation draw:name="f101" draw:formula="1243748*logheight/1294338"/>
          <draw:equation draw:name="f102" draw:formula="2430115*logwidth/2430115"/>
          <draw:equation draw:name="f103" draw:formula="1294338*logheight/1294338"/>
          <draw:equation draw:name="f104" draw:formula="logwidth"/>
          <draw:equation draw:name="f105" draw:formula="logheight"/>
        </draw:enhanced-geometry>
      </draw:custom-shape>
      <draw:custom-shape draw:name="Freeform: Shape 25" draw:style-name="Mgr15" draw:text-style-name="MP7" draw:layer="backgroundobjects" svg:width="5.61cm" svg:height="8.016cm" svg:x="0.977cm" svg:y="12.049cm">
        <text:p/>
        <draw:enhanced-geometry draw:mirror-horizontal="false" draw:mirror-vertical="false" svg:viewBox="0 0 0 0" drawooo:sub-view-size="2469462 2893553" draw:text-areas="0 0 ?f104 ?f105" draw:type="ooxml-non-primitive" draw:enhanced-path="M 0 28857 L 49705 15921 C 94327 12220 141445 627 187038 123 551780 -3908 940882 92105 1247137 251792 2215986 756901 2581199 2010367 2440302 2893553 N">
          <draw:equation draw:name="f0" draw:formula="194658*logwidth/2477082"/>
          <draw:equation draw:name="f1" draw:formula="123*logheight/2924552"/>
          <draw:equation draw:name="f2" draw:formula="1254757*logwidth/2477082"/>
          <draw:equation draw:name="f3" draw:formula="251792*logheight/2924552"/>
          <draw:equation draw:name="f4" draw:formula="2447922*logwidth/2477082"/>
          <draw:equation draw:name="f5" draw:formula="2893553*logheight/2924552"/>
          <draw:equation draw:name="f6" draw:formula="2441508*logwidth/2477082"/>
          <draw:equation draw:name="f7" draw:formula="2924552*logheight/2924552"/>
          <draw:equation draw:name="f8" draw:formula="0*logwidth/2477082"/>
          <draw:equation draw:name="f9" draw:formula="2924552*logheight/2924552"/>
          <draw:equation draw:name="f10" draw:formula="0*logwidth/2477082"/>
          <draw:equation draw:name="f11" draw:formula="13617*logheight/2924552"/>
          <draw:equation draw:name="f12" draw:formula="59230*logwidth/2477082"/>
          <draw:equation draw:name="f13" draw:formula="6396*logheight/2924552"/>
          <draw:equation draw:name="f14" draw:formula="194658*logwidth/2477082"/>
          <draw:equation draw:name="f15" draw:formula="123*logheight/2924552"/>
          <draw:equation draw:name="f16" draw:formula="2441508*logwidth/2532948"/>
          <draw:equation draw:name="f17" draw:formula="2924552*logheight/3015992"/>
          <draw:equation draw:name="f18" draw:formula="0*logwidth/2532948"/>
          <draw:equation draw:name="f19" draw:formula="2924552*logheight/3015992"/>
          <draw:equation draw:name="f20" draw:formula="0*logwidth/2532948"/>
          <draw:equation draw:name="f21" draw:formula="13617*logheight/3015992"/>
          <draw:equation draw:name="f22" draw:formula="59230*logwidth/2532948"/>
          <draw:equation draw:name="f23" draw:formula="6396*logheight/3015992"/>
          <draw:equation draw:name="f24" draw:formula="194658*logwidth/2532948"/>
          <draw:equation draw:name="f25" draw:formula="123*logheight/3015992"/>
          <draw:equation draw:name="f26" draw:formula="1254757*logwidth/2532948"/>
          <draw:equation draw:name="f27" draw:formula="251792*logheight/3015992"/>
          <draw:equation draw:name="f28" draw:formula="2447922*logwidth/2532948"/>
          <draw:equation draw:name="f29" draw:formula="2893553*logheight/3015992"/>
          <draw:equation draw:name="f30" draw:formula="2532948*logwidth/2532948"/>
          <draw:equation draw:name="f31" draw:formula="3015992*logheight/3015992"/>
          <draw:equation draw:name="f32" draw:formula="0*logwidth/2532948"/>
          <draw:equation draw:name="f33" draw:formula="2924552*logheight/3015992"/>
          <draw:equation draw:name="f34" draw:formula="0*logwidth/2532948"/>
          <draw:equation draw:name="f35" draw:formula="13617*logheight/3015992"/>
          <draw:equation draw:name="f36" draw:formula="59230*logwidth/2532948"/>
          <draw:equation draw:name="f37" draw:formula="6396*logheight/3015992"/>
          <draw:equation draw:name="f38" draw:formula="194658*logwidth/2532948"/>
          <draw:equation draw:name="f39" draw:formula="123*logheight/3015992"/>
          <draw:equation draw:name="f40" draw:formula="1254757*logwidth/2532948"/>
          <draw:equation draw:name="f41" draw:formula="251792*logheight/3015992"/>
          <draw:equation draw:name="f42" draw:formula="2447922*logwidth/2532948"/>
          <draw:equation draw:name="f43" draw:formula="2893553*logheight/3015992"/>
          <draw:equation draw:name="f44" draw:formula="2532948*logwidth/2532948"/>
          <draw:equation draw:name="f45" draw:formula="3015992*logheight/3015992"/>
          <draw:equation draw:name="f46" draw:formula="0*logwidth/2532948"/>
          <draw:equation draw:name="f47" draw:formula="13617*logheight/3015992"/>
          <draw:equation draw:name="f48" draw:formula="59230*logwidth/2532948"/>
          <draw:equation draw:name="f49" draw:formula="6396*logheight/3015992"/>
          <draw:equation draw:name="f50" draw:formula="194658*logwidth/2532948"/>
          <draw:equation draw:name="f51" draw:formula="123*logheight/3015992"/>
          <draw:equation draw:name="f52" draw:formula="1254757*logwidth/2532948"/>
          <draw:equation draw:name="f53" draw:formula="251792*logheight/3015992"/>
          <draw:equation draw:name="f54" draw:formula="2447922*logwidth/2532948"/>
          <draw:equation draw:name="f55" draw:formula="2893553*logheight/3015992"/>
          <draw:equation draw:name="f56" draw:formula="2532948*logwidth/2532948"/>
          <draw:equation draw:name="f57" draw:formula="3015992*logheight/3015992"/>
          <draw:equation draw:name="f58" draw:formula="0*logwidth/2538663"/>
          <draw:equation draw:name="f59" draw:formula="25047*logheight/3015992"/>
          <draw:equation draw:name="f60" draw:formula="64945*logwidth/2538663"/>
          <draw:equation draw:name="f61" draw:formula="6396*logheight/3015992"/>
          <draw:equation draw:name="f62" draw:formula="200373*logwidth/2538663"/>
          <draw:equation draw:name="f63" draw:formula="123*logheight/3015992"/>
          <draw:equation draw:name="f64" draw:formula="1260472*logwidth/2538663"/>
          <draw:equation draw:name="f65" draw:formula="251792*logheight/3015992"/>
          <draw:equation draw:name="f66" draw:formula="2453637*logwidth/2538663"/>
          <draw:equation draw:name="f67" draw:formula="2893553*logheight/3015992"/>
          <draw:equation draw:name="f68" draw:formula="2538663*logwidth/2538663"/>
          <draw:equation draw:name="f69" draw:formula="3015992*logheight/3015992"/>
          <draw:equation draw:name="f70" draw:formula="0*logwidth/2538663"/>
          <draw:equation draw:name="f71" draw:formula="25047*logheight/3015992"/>
          <draw:equation draw:name="f72" draw:formula="63040*logwidth/2538663"/>
          <draw:equation draw:name="f73" draw:formula="15921*logheight/3015992"/>
          <draw:equation draw:name="f74" draw:formula="200373*logwidth/2538663"/>
          <draw:equation draw:name="f75" draw:formula="123*logheight/3015992"/>
          <draw:equation draw:name="f76" draw:formula="1260472*logwidth/2538663"/>
          <draw:equation draw:name="f77" draw:formula="251792*logheight/3015992"/>
          <draw:equation draw:name="f78" draw:formula="2453637*logwidth/2538663"/>
          <draw:equation draw:name="f79" draw:formula="2893553*logheight/3015992"/>
          <draw:equation draw:name="f80" draw:formula="2538663*logwidth/2538663"/>
          <draw:equation draw:name="f81" draw:formula="3015992*logheight/3015992"/>
          <draw:equation draw:name="f82" draw:formula="0*logwidth/2525328"/>
          <draw:equation draw:name="f83" draw:formula="28857*logheight/3015992"/>
          <draw:equation draw:name="f84" draw:formula="49705*logwidth/2525328"/>
          <draw:equation draw:name="f85" draw:formula="15921*logheight/3015992"/>
          <draw:equation draw:name="f86" draw:formula="187038*logwidth/2525328"/>
          <draw:equation draw:name="f87" draw:formula="123*logheight/3015992"/>
          <draw:equation draw:name="f88" draw:formula="1247137*logwidth/2525328"/>
          <draw:equation draw:name="f89" draw:formula="251792*logheight/3015992"/>
          <draw:equation draw:name="f90" draw:formula="2440302*logwidth/2525328"/>
          <draw:equation draw:name="f91" draw:formula="2893553*logheight/3015992"/>
          <draw:equation draw:name="f92" draw:formula="2525328*logwidth/2525328"/>
          <draw:equation draw:name="f93" draw:formula="3015992*logheight/3015992"/>
          <draw:equation draw:name="f94" draw:formula="0*logwidth/2469462"/>
          <draw:equation draw:name="f95" draw:formula="28857*logheight/2893553"/>
          <draw:equation draw:name="f96" draw:formula="49705*logwidth/2469462"/>
          <draw:equation draw:name="f97" draw:formula="15921*logheight/2893553"/>
          <draw:equation draw:name="f98" draw:formula="187038*logwidth/2469462"/>
          <draw:equation draw:name="f99" draw:formula="123*logheight/2893553"/>
          <draw:equation draw:name="f100" draw:formula="1247137*logwidth/2469462"/>
          <draw:equation draw:name="f101" draw:formula="251792*logheight/2893553"/>
          <draw:equation draw:name="f102" draw:formula="2440302*logwidth/2469462"/>
          <draw:equation draw:name="f103" draw:formula="2893553*logheight/2893553"/>
          <draw:equation draw:name="f104" draw:formula="logwidth"/>
          <draw:equation draw:name="f105" draw:formula="logheight"/>
        </draw:enhanced-geometry>
      </draw:custom-shape>
      <presentation:notes style:page-layout-name="PM2">
        <draw:page-thumbnail presentation:style-name="Agenda-title" draw:layer="backgroundobjects" svg:width="16.932cm" svg:height="9.524cm" svg:x="1.058cm" svg:y="1.93cm" presentation:class="page"/>
        <draw:frame presentation:style-name="Agenda-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17" draw:text-style-name="MP14" draw:layer="backgroundobjects" svg:width="14.773cm" svg:height="1.876cm" svg:x="2.307cm" svg:y="2.949cm" presentation:class="title" presentation:user-transformed="true">
        <draw:text-box>
          <text:p text:style-name="MP13"><text:span text:style-name="MT3">click to edit master title style</text:span></text:p>
        </draw:text-box>
      </draw:frame>
      <draw:frame draw:name="Text Placeholder 3" presentation:style-name="Mpr18" draw:text-style-name="MP27" draw:layer="backgroundobjects" svg:width="10.387cm" svg:height="11.277cm" svg:x="2.307cm" svg:y="6.394cm" presentation:class="outline" presentation:user-transformed="true">
        <draw:text-box>
          <text:list text:style-name="ML3">
            <text:list-item>
              <text:p text:style-name="MP26"><text:span text:style-name="MT7">Click to edit Master text styles</text:span></text:p>
            </text:list-item>
          </text:list>
        </draw:text-box>
      </draw:frame>
      <draw:frame draw:name="Picture 8" draw:style-name="Mgr16" draw:text-style-name="MP5" draw:layer="backgroundobjects" svg:width="10.739cm" svg:height="13.847cm" svg:x="16.376cm" svg:y="4.646cm">
        <draw:image xlink:href="Pictures/100000010000078000000622F80734A6AF9DDB65.png" xlink:type="simple" xlink:show="embed" xlink:actuate="onLoad" draw:mime-type="image/png">
          <text:p/>
        </draw:image>
        <svg:desc>Shape, circle

Description automatically generated</svg:desc>
      </draw:frame>
      <draw:custom-shape draw:name="Freeform: Shape 17" draw:style-name="Mgr17" draw:text-style-name="MP28" draw:layer="backgroundobjects" svg:width="11.618cm" svg:height="17.073cm" svg:x="17.081cm" svg:y="1cm">
        <text:p/>
        <draw:enhanced-geometry draw:mirror-horizontal="false" draw:mirror-vertical="false" svg:viewBox="0 0 0 0" drawooo:sub-view-size="5113309 6162929" draw:text-areas="0 0 ?f32 ?f33" draw:type="ooxml-non-primitive"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equation draw:name="f0" draw:formula="81117*logwidth/5113309"/>
          <draw:equation draw:name="f1" draw:formula="0*logheight/6162929"/>
          <draw:equation draw:name="f2" draw:formula="3634645*logwidth/5113309"/>
          <draw:equation draw:name="f3" draw:formula="0*logheight/6162929"/>
          <draw:equation draw:name="f4" draw:formula="3705129*logwidth/5113309"/>
          <draw:equation draw:name="f5" draw:formula="216937*logheight/6162929"/>
          <draw:equation draw:name="f6" draw:formula="3956833*logwidth/5113309"/>
          <draw:equation draw:name="f7" draw:formula="694220*logheight/6162929"/>
          <draw:equation draw:name="f8" draw:formula="4645418*logwidth/5113309"/>
          <draw:equation draw:name="f9" draw:formula="1338790*logheight/6162929"/>
          <draw:equation draw:name="f10" draw:formula="5031903*logwidth/5113309"/>
          <draw:equation draw:name="f11" draw:formula="1574625*logheight/6162929"/>
          <draw:equation draw:name="f12" draw:formula="5113309*logwidth/5113309"/>
          <draw:equation draw:name="f13" draw:formula="1618978*logheight/6162929"/>
          <draw:equation draw:name="f14" draw:formula="5113309*logwidth/5113309"/>
          <draw:equation draw:name="f15" draw:formula="6102719*logheight/6162929"/>
          <draw:equation draw:name="f16" draw:formula="5056297*logwidth/5113309"/>
          <draw:equation draw:name="f17" draw:formula="6116431*logheight/6162929"/>
          <draw:equation draw:name="f18" draw:formula="4521806*logwidth/5113309"/>
          <draw:equation draw:name="f19" draw:formula="6162795*logheight/6162929"/>
          <draw:equation draw:name="f20" draw:formula="3411736*logwidth/5113309"/>
          <draw:equation draw:name="f21" draw:formula="5966394*logheight/6162929"/>
          <draw:equation draw:name="f22" draw:formula="2974881*logwidth/5113309"/>
          <draw:equation draw:name="f23" draw:formula="5797150*logheight/6162929"/>
          <draw:equation draw:name="f24" draw:formula="1160053*logwidth/5113309"/>
          <draw:equation draw:name="f25" draw:formula="4395025*logheight/6162929"/>
          <draw:equation draw:name="f26" draw:formula="186404*logwidth/5113309"/>
          <draw:equation draw:name="f27" draw:formula="2488624*logheight/6162929"/>
          <draw:equation draw:name="f28" draw:formula="35878*logwidth/5113309"/>
          <draw:equation draw:name="f29" draw:formula="360546*logheight/6162929"/>
          <draw:equation draw:name="f30" draw:formula="77715*logwidth/5113309"/>
          <draw:equation draw:name="f31" draw:formula="19675*logheight/6162929"/>
          <draw:equation draw:name="f32" draw:formula="logwidth"/>
          <draw:equation draw:name="f33" draw:formula="logheight"/>
        </draw:enhanced-geometry>
      </draw:custom-shape>
      <draw:frame draw:name="Picture Placeholder 20" presentation:style-name="Mpr19" draw:text-style-name="MP30" draw:layer="backgroundobjects" svg:width="9.942cm" svg:height="16.673cm" svg:x="18.755cm" svg:y="1cm" presentation:class="outline" presentation:user-transformed="true">
        <draw:text-box>
          <text:p text:style-name="MP29"><text:span text:style-name="MT12">Click icon to add picture</text:span></text:p>
        </draw:text-box>
      </draw:frame>
      <draw:frame draw:name="Slide Number Placeholder 6" presentation:style-name="Mpr20"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24" draw:style-name="Mgr18" draw:text-style-name="MP31" draw:layer="backgroundobjects" svg:width="16.539cm" svg:height="14.97cm" svg:x="1.001cm" svg:y="5.028cm">
        <text:p/>
        <draw:enhanced-geometry draw:mirror-horizontal="false" draw:mirror-vertical="false" svg:viewBox="0 0 0 0" drawooo:sub-view-size="7279953 5403446" draw:text-areas="0 0 ?f16 ?f17" draw:type="ooxml-non-primitive" draw:enhanced-path="M 2849225 1991 C 3990388 -25010 5049890 221659 5787175 802235 6927689 1700322 7466345 3530716 7222098 5257058 L 7198134 5403446 0 5403446 0 593527 151492 533307 C 1024681 209544 1961653 22991 2849225 1991 Z N">
          <draw:equation draw:name="f0" draw:formula="2849225*logwidth/7279953"/>
          <draw:equation draw:name="f1" draw:formula="1991*logheight/5403446"/>
          <draw:equation draw:name="f2" draw:formula="5787175*logwidth/7279953"/>
          <draw:equation draw:name="f3" draw:formula="802235*logheight/5403446"/>
          <draw:equation draw:name="f4" draw:formula="7222098*logwidth/7279953"/>
          <draw:equation draw:name="f5" draw:formula="5257058*logheight/5403446"/>
          <draw:equation draw:name="f6" draw:formula="7198134*logwidth/7279953"/>
          <draw:equation draw:name="f7" draw:formula="5403446*logheight/5403446"/>
          <draw:equation draw:name="f8" draw:formula="0*logwidth/7279953"/>
          <draw:equation draw:name="f9" draw:formula="5403446*logheight/5403446"/>
          <draw:equation draw:name="f10" draw:formula="0*logwidth/7279953"/>
          <draw:equation draw:name="f11" draw:formula="593527*logheight/5403446"/>
          <draw:equation draw:name="f12" draw:formula="151492*logwidth/7279953"/>
          <draw:equation draw:name="f13" draw:formula="533307*logheight/5403446"/>
          <draw:equation draw:name="f14" draw:formula="2849225*logwidth/7279953"/>
          <draw:equation draw:name="f15" draw:formula="1991*logheight/5403446"/>
          <draw:equation draw:name="f16" draw:formula="logwidth"/>
          <draw:equation draw:name="f17" draw:formula="logheight"/>
        </draw:enhanced-geometry>
      </draw:custom-shape>
      <draw:frame draw:name="Title 1" presentation:style-name="Mpr23" draw:text-style-name="MP10" draw:layer="backgroundobjects" svg:width="10.997cm" svg:height="4.913cm" svg:x="6.815cm" svg:y="9.527cm" presentation:class="title" presentation:user-transformed="true">
        <draw:text-box>
          <text:p text:style-name="MP13"><text:span text:style-name="MT9">click to edit master title style</text:span></text:p>
        </draw:text-box>
      </draw:frame>
      <draw:frame draw:name="Text Placeholder 2" presentation:style-name="Mpr24" draw:text-style-name="MP24" draw:layer="backgroundobjects" svg:width="10.997cm" svg:height="1.527cm" svg:x="6.815cm" svg:y="14.441cm" presentation:class="outline" presentation:user-transformed="true">
        <draw:text-box>
          <text:list text:style-name="ML3">
            <text:list-item>
              <text:p text:style-name="MP32"><text:span text:style-name="MT13">Click to edit Master text styles</text:span></text:p>
            </text:list-item>
          </text:list>
        </draw:text-box>
      </draw:frame>
      <draw:custom-shape draw:name="Freeform: Shape 18" draw:style-name="Mgr19" draw:text-style-name="MP25" draw:layer="backgroundobjects" svg:width="12.056cm" svg:height="11.399cm" svg:x="1cm" svg:y="1.001cm">
        <text:p/>
        <draw:enhanced-geometry draw:mirror-horizontal="false" draw:mirror-vertical="false" svg:viewBox="0 0 0 0" drawooo:sub-view-size="5306847 4114703" draw:text-areas="0 0 ?f454 ?f455" draw:type="ooxml-non-primitive"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equation draw:name="f0" draw:formula="1128214*logwidth/5306847"/>
          <draw:equation draw:name="f1" draw:formula="3116019*logheight/4114703"/>
          <draw:equation draw:name="f2" draw:formula="835809*logwidth/5306847"/>
          <draw:equation draw:name="f3" draw:formula="3193860*logheight/4114703"/>
          <draw:equation draw:name="f4" draw:formula="1244658*logwidth/5306847"/>
          <draw:equation draw:name="f5" draw:formula="3132653*logheight/4114703"/>
          <draw:equation draw:name="f6" draw:formula="1128214*logwidth/5306847"/>
          <draw:equation draw:name="f7" draw:formula="3116019*logheight/4114703"/>
          <draw:equation draw:name="f8" draw:formula="593382*logwidth/5306847"/>
          <draw:equation draw:name="f9" draw:formula="3062082*logheight/4114703"/>
          <draw:equation draw:name="f10" draw:formula="746859*logwidth/5306847"/>
          <draw:equation draw:name="f11" draw:formula="3073079*logheight/4114703"/>
          <draw:equation draw:name="f12" draw:formula="593382*logwidth/5306847"/>
          <draw:equation draw:name="f13" draw:formula="3062082*logheight/4114703"/>
          <draw:equation draw:name="f14" draw:formula="0*logwidth/5306847"/>
          <draw:equation draw:name="f15" draw:formula="2705805*logheight/4114703"/>
          <draw:equation draw:name="f16" draw:formula="793045*logwidth/5306847"/>
          <draw:equation draw:name="f17" draw:formula="2775067*logheight/4114703"/>
          <draw:equation draw:name="f18" draw:formula="1031840*logwidth/5306847"/>
          <draw:equation draw:name="f19" draw:formula="2810847*logheight/4114703"/>
          <draw:equation draw:name="f20" draw:formula="1026371*logwidth/5306847"/>
          <draw:equation draw:name="f21" draw:formula="2848980*logheight/4114703"/>
          <draw:equation draw:name="f22" draw:formula="59068*logwidth/5306847"/>
          <draw:equation draw:name="f23" draw:formula="2811901*logheight/4114703"/>
          <draw:equation draw:name="f24" draw:formula="50283*logwidth/5306847"/>
          <draw:equation draw:name="f25" draw:formula="2852290*logheight/4114703"/>
          <draw:equation draw:name="f26" draw:formula="316347*logwidth/5306847"/>
          <draw:equation draw:name="f27" draw:formula="2928972*logheight/4114703"/>
          <draw:equation draw:name="f28" draw:formula="1075878*logwidth/5306847"/>
          <draw:equation draw:name="f29" draw:formula="2984948*logheight/4114703"/>
          <draw:equation draw:name="f30" draw:formula="1383585*logwidth/5306847"/>
          <draw:equation draw:name="f31" draw:formula="2941791*logheight/4114703"/>
          <draw:equation draw:name="f32" draw:formula="1495153*logwidth/5306847"/>
          <draw:equation draw:name="f33" draw:formula="3004988*logheight/4114703"/>
          <draw:equation draw:name="f34" draw:formula="1311595*logwidth/5306847"/>
          <draw:equation draw:name="f35" draw:formula="3096004*logheight/4114703"/>
          <draw:equation draw:name="f36" draw:formula="1793219*logwidth/5306847"/>
          <draw:equation draw:name="f37" draw:formula="3146904*logheight/4114703"/>
          <draw:equation draw:name="f38" draw:formula="1246095*logwidth/5306847"/>
          <draw:equation draw:name="f39" draw:formula="3233913*logheight/4114703"/>
          <draw:equation draw:name="f40" draw:formula="1243573*logwidth/5306847"/>
          <draw:equation draw:name="f41" draw:formula="3281681*logheight/4114703"/>
          <draw:equation draw:name="f42" draw:formula="1569927*logwidth/5306847"/>
          <draw:equation draw:name="f43" draw:formula="3348255*logheight/4114703"/>
          <draw:equation draw:name="f44" draw:formula="1898220*logwidth/5306847"/>
          <draw:equation draw:name="f45" draw:formula="3518678*logheight/4114703"/>
          <draw:equation draw:name="f46" draw:formula="1379583*logwidth/5306847"/>
          <draw:equation draw:name="f47" draw:formula="3393314*logheight/4114703"/>
          <draw:equation draw:name="f48" draw:formula="1365854*logwidth/5306847"/>
          <draw:equation draw:name="f49" draw:formula="3430365*logheight/4114703"/>
          <draw:equation draw:name="f50" draw:formula="1899877*logwidth/5306847"/>
          <draw:equation draw:name="f51" draw:formula="3756354*logheight/4114703"/>
          <draw:equation draw:name="f52" draw:formula="1390394*logwidth/5306847"/>
          <draw:equation draw:name="f53" draw:formula="3559368*logheight/4114703"/>
          <draw:equation draw:name="f54" draw:formula="1652019*logwidth/5306847"/>
          <draw:equation draw:name="f55" draw:formula="3834080*logheight/4114703"/>
          <draw:equation draw:name="f56" draw:formula="1277598*logwidth/5306847"/>
          <draw:equation draw:name="f57" draw:formula="3652747*logheight/4114703"/>
          <draw:equation draw:name="f58" draw:formula="1363636*logwidth/5306847"/>
          <draw:equation draw:name="f59" draw:formula="4114703*logheight/4114703"/>
          <draw:equation draw:name="f60" draw:formula="1003785*logwidth/5306847"/>
          <draw:equation draw:name="f61" draw:formula="3536203*logheight/4114703"/>
          <draw:equation draw:name="f62" draw:formula="1137175*logwidth/5306847"/>
          <draw:equation draw:name="f63" draw:formula="3932544*logheight/4114703"/>
          <draw:equation draw:name="f64" draw:formula="1092633*logwidth/5306847"/>
          <draw:equation draw:name="f65" draw:formula="3954634*logheight/4114703"/>
          <draw:equation draw:name="f66" draw:formula="981708*logwidth/5306847"/>
          <draw:equation draw:name="f67" draw:formula="3767746*logheight/4114703"/>
          <draw:equation draw:name="f68" draw:formula="816353*logwidth/5306847"/>
          <draw:equation draw:name="f69" draw:formula="3458203*logheight/4114703"/>
          <draw:equation draw:name="f70" draw:formula="612237*logwidth/5306847"/>
          <draw:equation draw:name="f71" draw:formula="3330261*logheight/4114703"/>
          <draw:equation draw:name="f72" draw:formula="782209*logwidth/5306847"/>
          <draw:equation draw:name="f73" draw:formula="3785035*logheight/4114703"/>
          <draw:equation draw:name="f74" draw:formula="359536*logwidth/5306847"/>
          <draw:equation draw:name="f75" draw:formula="3187049*logheight/4114703"/>
          <draw:equation draw:name="f76" draw:formula="316861*logwidth/5306847"/>
          <draw:equation draw:name="f77" draw:formula="3207700*logheight/4114703"/>
          <draw:equation draw:name="f78" draw:formula="519543*logwidth/5306847"/>
          <draw:equation draw:name="f79" draw:formula="3770012*logheight/4114703"/>
          <draw:equation draw:name="f80" draw:formula="119870*logwidth/5306847"/>
          <draw:equation draw:name="f81" draw:formula="3080521*logheight/4114703"/>
          <draw:equation draw:name="f82" draw:formula="155937*logwidth/5306847"/>
          <draw:equation draw:name="f83" draw:formula="3674683*logheight/4114703"/>
          <draw:equation draw:name="f84" draw:formula="39600*logwidth/5306847"/>
          <draw:equation draw:name="f85" draw:formula="3316729*logheight/4114703"/>
          <draw:equation draw:name="f86" draw:formula="0*logwidth/5306847"/>
          <draw:equation draw:name="f87" draw:formula="3138695*logheight/4114703"/>
          <draw:equation draw:name="f88" draw:formula="0*logwidth/5306847"/>
          <draw:equation draw:name="f89" draw:formula="2448197*logheight/4114703"/>
          <draw:equation draw:name="f90" draw:formula="55485*logwidth/5306847"/>
          <draw:equation draw:name="f91" draw:formula="2448349*logheight/4114703"/>
          <draw:equation draw:name="f92" draw:formula="127415*logwidth/5306847"/>
          <draw:equation draw:name="f93" draw:formula="2484330*logheight/4114703"/>
          <draw:equation draw:name="f94" draw:formula="35102*logwidth/5306847"/>
          <draw:equation draw:name="f95" draw:formula="2503119*logheight/4114703"/>
          <draw:equation draw:name="f96" draw:formula="0*logwidth/5306847"/>
          <draw:equation draw:name="f97" draw:formula="2507241*logheight/4114703"/>
          <draw:equation draw:name="f98" draw:formula="0*logwidth/5306847"/>
          <draw:equation draw:name="f99" draw:formula="1951810*logheight/4114703"/>
          <draw:equation draw:name="f100" draw:formula="65069*logwidth/5306847"/>
          <draw:equation draw:name="f101" draw:formula="1993449*logheight/4114703"/>
          <draw:equation draw:name="f102" draw:formula="541335*logwidth/5306847"/>
          <draw:equation draw:name="f103" draw:formula="2322212*logheight/4114703"/>
          <draw:equation draw:name="f104" draw:formula="95359*logwidth/5306847"/>
          <draw:equation draw:name="f105" draw:formula="2112344*logheight/4114703"/>
          <draw:equation draw:name="f106" draw:formula="0*logwidth/5306847"/>
          <draw:equation draw:name="f107" draw:formula="2070199*logheight/4114703"/>
          <draw:equation draw:name="f108" draw:formula="1493216*logwidth/5306847"/>
          <draw:equation draw:name="f109" draw:formula="1252887*logheight/4114703"/>
          <draw:equation draw:name="f110" draw:formula="774195*logwidth/5306847"/>
          <draw:equation draw:name="f111" draw:formula="1512992*logheight/4114703"/>
          <draw:equation draw:name="f112" draw:formula="1493216*logwidth/5306847"/>
          <draw:equation draw:name="f113" draw:formula="1252887*logheight/4114703"/>
          <draw:equation draw:name="f114" draw:formula="76255*logwidth/5306847"/>
          <draw:equation draw:name="f115" draw:formula="1097450*logheight/4114703"/>
          <draw:equation draw:name="f116" draw:formula="33618*logwidth/5306847"/>
          <draw:equation draw:name="f117" draw:formula="1349175*logheight/4114703"/>
          <draw:equation draw:name="f118" draw:formula="0*logwidth/5306847"/>
          <draw:equation draw:name="f119" draw:formula="1432332*logheight/4114703"/>
          <draw:equation draw:name="f120" draw:formula="0*logwidth/5306847"/>
          <draw:equation draw:name="f121" draw:formula="1189112*logheight/4114703"/>
          <draw:equation draw:name="f122" draw:formula="2029776*logwidth/5306847"/>
          <draw:equation draw:name="f123" draw:formula="932082*logheight/4114703"/>
          <draw:equation draw:name="f124" draw:formula="1584547*logwidth/5306847"/>
          <draw:equation draw:name="f125" draw:formula="1035281*logheight/4114703"/>
          <draw:equation draw:name="f126" draw:formula="1855741*logwidth/5306847"/>
          <draw:equation draw:name="f127" draw:formula="1119025*logheight/4114703"/>
          <draw:equation draw:name="f128" draw:formula="2029776*logwidth/5306847"/>
          <draw:equation draw:name="f129" draw:formula="932082*logheight/4114703"/>
          <draw:equation draw:name="f130" draw:formula="2172757*logwidth/5306847"/>
          <draw:equation draw:name="f131" draw:formula="756549*logheight/4114703"/>
          <draw:equation draw:name="f132" draw:formula="1449360*logwidth/5306847"/>
          <draw:equation draw:name="f133" draw:formula="944440*logheight/4114703"/>
          <draw:equation draw:name="f134" draw:formula="1465019*logwidth/5306847"/>
          <draw:equation draw:name="f135" draw:formula="953215*logheight/4114703"/>
          <draw:equation draw:name="f136" draw:formula="2108011*logwidth/5306847"/>
          <draw:equation draw:name="f137" draw:formula="848645*logheight/4114703"/>
          <draw:equation draw:name="f138" draw:formula="2172757*logwidth/5306847"/>
          <draw:equation draw:name="f139" draw:formula="756549*logheight/4114703"/>
          <draw:equation draw:name="f140" draw:formula="4252658*logwidth/5306847"/>
          <draw:equation draw:name="f141" draw:formula="150792*logheight/4114703"/>
          <draw:equation draw:name="f142" draw:formula="3931686*logwidth/5306847"/>
          <draw:equation draw:name="f143" draw:formula="459776*logheight/4114703"/>
          <draw:equation draw:name="f144" draw:formula="4132278*logwidth/5306847"/>
          <draw:equation draw:name="f145" draw:formula="351481*logheight/4114703"/>
          <draw:equation draw:name="f146" draw:formula="4283202*logwidth/5306847"/>
          <draw:equation draw:name="f147" draw:formula="178164*logheight/4114703"/>
          <draw:equation draw:name="f148" draw:formula="4252658*logwidth/5306847"/>
          <draw:equation draw:name="f149" draw:formula="150792*logheight/4114703"/>
          <draw:equation draw:name="f150" draw:formula="3325439*logwidth/5306847"/>
          <draw:equation draw:name="f151" draw:formula="0*logheight/4114703"/>
          <draw:equation draw:name="f152" draw:formula="3418746*logwidth/5306847"/>
          <draw:equation draw:name="f153" draw:formula="0*logheight/4114703"/>
          <draw:equation draw:name="f154" draw:formula="3419677*logwidth/5306847"/>
          <draw:equation draw:name="f155" draw:formula="8956*logheight/4114703"/>
          <draw:equation draw:name="f156" draw:formula="3293135*logwidth/5306847"/>
          <draw:equation draw:name="f157" draw:formula="286266*logheight/4114703"/>
          <draw:equation draw:name="f158" draw:formula="3118350*logwidth/5306847"/>
          <draw:equation draw:name="f159" draw:formula="657091*logheight/4114703"/>
          <draw:equation draw:name="f160" draw:formula="3329162*logwidth/5306847"/>
          <draw:equation draw:name="f161" draw:formula="590326*logheight/4114703"/>
          <draw:equation draw:name="f162" draw:formula="3639279*logwidth/5306847"/>
          <draw:equation draw:name="f163" draw:formula="4623*logheight/4114703"/>
          <draw:equation draw:name="f164" draw:formula="3642347*logwidth/5306847"/>
          <draw:equation draw:name="f165" draw:formula="0*logheight/4114703"/>
          <draw:equation draw:name="f166" draw:formula="3767243*logwidth/5306847"/>
          <draw:equation draw:name="f167" draw:formula="0*logheight/4114703"/>
          <draw:equation draw:name="f168" draw:formula="3613382*logwidth/5306847"/>
          <draw:equation draw:name="f169" draw:formula="253431*logheight/4114703"/>
          <draw:equation draw:name="f170" draw:formula="3417993*logwidth/5306847"/>
          <draw:equation draw:name="f171" draw:formula="575207*logheight/4114703"/>
          <draw:equation draw:name="f172" draw:formula="3686405*logwidth/5306847"/>
          <draw:equation draw:name="f173" draw:formula="478980*logheight/4114703"/>
          <draw:equation draw:name="f174" draw:formula="3866549*logwidth/5306847"/>
          <draw:equation draw:name="f175" draw:formula="110874*logheight/4114703"/>
          <draw:equation draw:name="f176" draw:formula="3929931*logwidth/5306847"/>
          <draw:equation draw:name="f177" draw:formula="0*logheight/4114703"/>
          <draw:equation draw:name="f178" draw:formula="4126959*logwidth/5306847"/>
          <draw:equation draw:name="f179" draw:formula="0*logheight/4114703"/>
          <draw:equation draw:name="f180" draw:formula="4117244*logwidth/5306847"/>
          <draw:equation draw:name="f181" draw:formula="13877*logheight/4114703"/>
          <draw:equation draw:name="f182" draw:formula="4042900*logwidth/5306847"/>
          <draw:equation draw:name="f183" draw:formula="153958*logheight/4114703"/>
          <draw:equation draw:name="f184" draw:formula="4386860*logwidth/5306847"/>
          <draw:equation draw:name="f185" draw:formula="73668*logheight/4114703"/>
          <draw:equation draw:name="f186" draw:formula="4454900*logwidth/5306847"/>
          <draw:equation draw:name="f187" draw:formula="0*logheight/4114703"/>
          <draw:equation draw:name="f188" draw:formula="4550359*logwidth/5306847"/>
          <draw:equation draw:name="f189" draw:formula="0*logheight/4114703"/>
          <draw:equation draw:name="f190" draw:formula="4527388*logwidth/5306847"/>
          <draw:equation draw:name="f191" draw:formula="31847*logheight/4114703"/>
          <draw:equation draw:name="f192" draw:formula="4376382*logwidth/5306847"/>
          <draw:equation draw:name="f193" draw:formula="240637*logheight/4114703"/>
          <draw:equation draw:name="f194" draw:formula="4663766*logwidth/5306847"/>
          <draw:equation draw:name="f195" draw:formula="12858*logheight/4114703"/>
          <draw:equation draw:name="f196" draw:formula="4679372*logwidth/5306847"/>
          <draw:equation draw:name="f197" draw:formula="0*logheight/4114703"/>
          <draw:equation draw:name="f198" draw:formula="4869273*logwidth/5306847"/>
          <draw:equation draw:name="f199" draw:formula="0*logheight/4114703"/>
          <draw:equation draw:name="f200" draw:formula="4683376*logwidth/5306847"/>
          <draw:equation draw:name="f201" draw:formula="138589*logheight/4114703"/>
          <draw:equation draw:name="f202" draw:formula="4443736*logwidth/5306847"/>
          <draw:equation draw:name="f203" draw:formula="322099*logheight/4114703"/>
          <draw:equation draw:name="f204" draw:formula="4371506*logwidth/5306847"/>
          <draw:equation draw:name="f205" draw:formula="403295*logheight/4114703"/>
          <draw:equation draw:name="f206" draw:formula="5289989*logwidth/5306847"/>
          <draw:equation draw:name="f207" draw:formula="73257*logheight/4114703"/>
          <draw:equation draw:name="f208" draw:formula="5306847*logwidth/5306847"/>
          <draw:equation draw:name="f209" draw:formula="129614*logheight/4114703"/>
          <draw:equation draw:name="f210" draw:formula="4722826*logwidth/5306847"/>
          <draw:equation draw:name="f211" draw:formula="358107*logheight/4114703"/>
          <draw:equation draw:name="f212" draw:formula="4732656*logwidth/5306847"/>
          <draw:equation draw:name="f213" draw:formula="394876*logheight/4114703"/>
          <draw:equation draw:name="f214" draw:formula="5154856*logwidth/5306847"/>
          <draw:equation draw:name="f215" draw:formula="369219*logheight/4114703"/>
          <draw:equation draw:name="f216" draw:formula="5086105*logwidth/5306847"/>
          <draw:equation draw:name="f217" draw:formula="476601*logheight/4114703"/>
          <draw:equation draw:name="f218" draw:formula="4749699*logwidth/5306847"/>
          <draw:equation draw:name="f219" draw:formula="535007*logheight/4114703"/>
          <draw:equation draw:name="f220" draw:formula="5008733*logwidth/5306847"/>
          <draw:equation draw:name="f221" draw:formula="672153*logheight/4114703"/>
          <draw:equation draw:name="f222" draw:formula="4655581*logwidth/5306847"/>
          <draw:equation draw:name="f223" draw:formula="652691*logheight/4114703"/>
          <draw:equation draw:name="f224" draw:formula="4644466*logwidth/5306847"/>
          <draw:equation draw:name="f225" draw:formula="683862*logheight/4114703"/>
          <draw:equation draw:name="f226" draw:formula="4964410*logwidth/5306847"/>
          <draw:equation draw:name="f227" draw:formula="830658*logheight/4114703"/>
          <draw:equation draw:name="f228" draw:formula="4658386*logwidth/5306847"/>
          <draw:equation draw:name="f229" draw:formula="788605*logheight/4114703"/>
          <draw:equation draw:name="f230" draw:formula="4333885*logwidth/5306847"/>
          <draw:equation draw:name="f231" draw:formula="723281*logheight/4114703"/>
          <draw:equation draw:name="f232" draw:formula="4008791*logwidth/5306847"/>
          <draw:equation draw:name="f233" draw:formula="732211*logheight/4114703"/>
          <draw:equation draw:name="f234" draw:formula="4598281*logwidth/5306847"/>
          <draw:equation draw:name="f235" draw:formula="981875*logheight/4114703"/>
          <draw:equation draw:name="f236" draw:formula="4465159*logwidth/5306847"/>
          <draw:equation draw:name="f237" draw:formula="970683*logheight/4114703"/>
          <draw:equation draw:name="f238" draw:formula="3747111*logwidth/5306847"/>
          <draw:equation draw:name="f239" draw:formula="785763*logheight/4114703"/>
          <draw:equation draw:name="f240" draw:formula="3529957*logwidth/5306847"/>
          <draw:equation draw:name="f241" draw:formula="800574*logheight/4114703"/>
          <draw:equation draw:name="f242" draw:formula="4239375*logwidth/5306847"/>
          <draw:equation draw:name="f243" draw:formula="1115034*logheight/4114703"/>
          <draw:equation draw:name="f244" draw:formula="4280974*logwidth/5306847"/>
          <draw:equation draw:name="f245" draw:formula="1202039*logheight/4114703"/>
          <draw:equation draw:name="f246" draw:formula="3849984*logwidth/5306847"/>
          <draw:equation draw:name="f247" draw:formula="1030627*logheight/4114703"/>
          <draw:equation draw:name="f248" draw:formula="3409429*logwidth/5306847"/>
          <draw:equation draw:name="f249" draw:formula="870743*logheight/4114703"/>
          <draw:equation draw:name="f250" draw:formula="3000741*logwidth/5306847"/>
          <draw:equation draw:name="f251" draw:formula="841661*logheight/4114703"/>
          <draw:equation draw:name="f252" draw:formula="3001634*logwidth/5306847"/>
          <draw:equation draw:name="f253" draw:formula="868350*logheight/4114703"/>
          <draw:equation draw:name="f254" draw:formula="3977926*logwidth/5306847"/>
          <draw:equation draw:name="f255" draw:formula="1183583*logheight/4114703"/>
          <draw:equation draw:name="f256" draw:formula="3987416*logwidth/5306847"/>
          <draw:equation draw:name="f257" draw:formula="1246207*logheight/4114703"/>
          <draw:equation draw:name="f258" draw:formula="2715015*logwidth/5306847"/>
          <draw:equation draw:name="f259" draw:formula="1008947*logheight/4114703"/>
          <draw:equation draw:name="f260" draw:formula="3348065*logwidth/5306847"/>
          <draw:equation draw:name="f261" draw:formula="1206626*logheight/4114703"/>
          <draw:equation draw:name="f262" draw:formula="3259910*logwidth/5306847"/>
          <draw:equation draw:name="f263" draw:formula="1230747*logheight/4114703"/>
          <draw:equation draw:name="f264" draw:formula="3182468*logwidth/5306847"/>
          <draw:equation draw:name="f265" draw:formula="1221624*logheight/4114703"/>
          <draw:equation draw:name="f266" draw:formula="2536035*logwidth/5306847"/>
          <draw:equation draw:name="f267" draw:formula="1073823*logheight/4114703"/>
          <draw:equation draw:name="f268" draw:formula="2329567*logwidth/5306847"/>
          <draw:equation draw:name="f269" draw:formula="1080109*logheight/4114703"/>
          <draw:equation draw:name="f270" draw:formula="1490638*logwidth/5306847"/>
          <draw:equation draw:name="f271" draw:formula="1410800*logheight/4114703"/>
          <draw:equation draw:name="f272" draw:formula="1579656*logwidth/5306847"/>
          <draw:equation draw:name="f273" draw:formula="1399406*logheight/4114703"/>
          <draw:equation draw:name="f274" draw:formula="2568862*logwidth/5306847"/>
          <draw:equation draw:name="f275" draw:formula="1198528*logheight/4114703"/>
          <draw:equation draw:name="f276" draw:formula="2724042*logwidth/5306847"/>
          <draw:equation draw:name="f277" draw:formula="1259695*logheight/4114703"/>
          <draw:equation draw:name="f278" draw:formula="2265993*logwidth/5306847"/>
          <draw:equation draw:name="f279" draw:formula="1324555*logheight/4114703"/>
          <draw:equation draw:name="f280" draw:formula="3218786*logwidth/5306847"/>
          <draw:equation draw:name="f281" draw:formula="1449876*logheight/4114703"/>
          <draw:equation draw:name="f282" draw:formula="2197564*logwidth/5306847"/>
          <draw:equation draw:name="f283" draw:formula="1469480*logheight/4114703"/>
          <draw:equation draw:name="f284" draw:formula="3519100*logwidth/5306847"/>
          <draw:equation draw:name="f285" draw:formula="1755212*logheight/4114703"/>
          <draw:equation draw:name="f286" draw:formula="3508692*logwidth/5306847"/>
          <draw:equation draw:name="f287" draw:formula="1809348*logheight/4114703"/>
          <draw:equation draw:name="f288" draw:formula="2986339*logwidth/5306847"/>
          <draw:equation draw:name="f289" draw:formula="1722848*logheight/4114703"/>
          <draw:equation draw:name="f290" draw:formula="2984790*logwidth/5306847"/>
          <draw:equation draw:name="f291" draw:formula="1742491*logheight/4114703"/>
          <draw:equation draw:name="f292" draw:formula="3571283*logwidth/5306847"/>
          <draw:equation draw:name="f293" draw:formula="2031955*logheight/4114703"/>
          <draw:equation draw:name="f294" draw:formula="3615118*logwidth/5306847"/>
          <draw:equation draw:name="f295" draw:formula="2086291*logheight/4114703"/>
          <draw:equation draw:name="f296" draw:formula="2708513*logwidth/5306847"/>
          <draw:equation draw:name="f297" draw:formula="1781688*logheight/4114703"/>
          <draw:equation draw:name="f298" draw:formula="3172418*logwidth/5306847"/>
          <draw:equation draw:name="f299" draw:formula="2199742*logheight/4114703"/>
          <draw:equation draw:name="f300" draw:formula="2132197*logwidth/5306847"/>
          <draw:equation draw:name="f301" draw:formula="1641209*logheight/4114703"/>
          <draw:equation draw:name="f302" draw:formula="2630167*logwidth/5306847"/>
          <draw:equation draw:name="f303" draw:formula="2204145*logheight/4114703"/>
          <draw:equation draw:name="f304" draw:formula="2599847*logwidth/5306847"/>
          <draw:equation draw:name="f305" draw:formula="2233140*logheight/4114703"/>
          <draw:equation draw:name="f306" draw:formula="2069682*logwidth/5306847"/>
          <draw:equation draw:name="f307" draw:formula="1761346*logheight/4114703"/>
          <draw:equation draw:name="f308" draw:formula="2051614*logwidth/5306847"/>
          <draw:equation draw:name="f309" draw:formula="1778826*logheight/4114703"/>
          <draw:equation draw:name="f310" draw:formula="2278737*logwidth/5306847"/>
          <draw:equation draw:name="f311" draw:formula="2072065*logheight/4114703"/>
          <draw:equation draw:name="f312" draw:formula="2250256*logwidth/5306847"/>
          <draw:equation draw:name="f313" draw:formula="2105001*logheight/4114703"/>
          <draw:equation draw:name="f314" draw:formula="2154719*logwidth/5306847"/>
          <draw:equation draw:name="f315" draw:formula="2038687*logheight/4114703"/>
          <draw:equation draw:name="f316" draw:formula="1707849*logwidth/5306847"/>
          <draw:equation draw:name="f317" draw:formula="1603352*logheight/4114703"/>
          <draw:equation draw:name="f318" draw:formula="1525666*logwidth/5306847"/>
          <draw:equation draw:name="f319" draw:formula="1568923*logheight/4114703"/>
          <draw:equation draw:name="f320" draw:formula="1930439*logwidth/5306847"/>
          <draw:equation draw:name="f321" draw:formula="2152124*logheight/4114703"/>
          <draw:equation draw:name="f322" draw:formula="1452634*logwidth/5306847"/>
          <draw:equation draw:name="f323" draw:formula="1665318*logheight/4114703"/>
          <draw:equation draw:name="f324" draw:formula="1219821*logwidth/5306847"/>
          <draw:equation draw:name="f325" draw:formula="1571963*logheight/4114703"/>
          <draw:equation draw:name="f326" draw:formula="1050195*logwidth/5306847"/>
          <draw:equation draw:name="f327" draw:formula="1546914*logheight/4114703"/>
          <draw:equation draw:name="f328" draw:formula="1034486*logwidth/5306847"/>
          <draw:equation draw:name="f329" draw:formula="1587574*logheight/4114703"/>
          <draw:equation draw:name="f330" draw:formula="1481611*logwidth/5306847"/>
          <draw:equation draw:name="f331" draw:formula="1894459*logheight/4114703"/>
          <draw:equation draw:name="f332" draw:formula="1469161*logwidth/5306847"/>
          <draw:equation draw:name="f333" draw:formula="1924278*logheight/4114703"/>
          <draw:equation draw:name="f334" draw:formula="1377537*logwidth/5306847"/>
          <draw:equation draw:name="f335" draw:formula="1900183*logheight/4114703"/>
          <draw:equation draw:name="f336" draw:formula="999407*logwidth/5306847"/>
          <draw:equation draw:name="f337" draw:formula="1697006*logheight/4114703"/>
          <draw:equation draw:name="f338" draw:formula="805960*logwidth/5306847"/>
          <draw:equation draw:name="f339" draw:formula="1643277*logheight/4114703"/>
          <draw:equation draw:name="f340" draw:formula="793467*logwidth/5306847"/>
          <draw:equation draw:name="f341" draw:formula="1681164*logheight/4114703"/>
          <draw:equation draw:name="f342" draw:formula="1024949*logwidth/5306847"/>
          <draw:equation draw:name="f343" draw:formula="1811845*logheight/4114703"/>
          <draw:equation draw:name="f344" draw:formula="1212262*logwidth/5306847"/>
          <draw:equation draw:name="f345" draw:formula="1972065*logheight/4114703"/>
          <draw:equation draw:name="f346" draw:formula="398553*logwidth/5306847"/>
          <draw:equation draw:name="f347" draw:formula="1745032*logheight/4114703"/>
          <draw:equation draw:name="f348" draw:formula="824711*logwidth/5306847"/>
          <draw:equation draw:name="f349" draw:formula="2090377*logheight/4114703"/>
          <draw:equation draw:name="f350" draw:formula="343018*logwidth/5306847"/>
          <draw:equation draw:name="f351" draw:formula="1854143*logheight/4114703"/>
          <draw:equation draw:name="f352" draw:formula="17025*logwidth/5306847"/>
          <draw:equation draw:name="f353" draw:formula="1831006*logheight/4114703"/>
          <draw:equation draw:name="f354" draw:formula="0*logwidth/5306847"/>
          <draw:equation draw:name="f355" draw:formula="1837998*logheight/4114703"/>
          <draw:equation draw:name="f356" draw:formula="0*logwidth/5306847"/>
          <draw:equation draw:name="f357" draw:formula="1569479*logheight/4114703"/>
          <draw:equation draw:name="f358" draw:formula="14353*logwidth/5306847"/>
          <draw:equation draw:name="f359" draw:formula="1564248*logheight/4114703"/>
          <draw:equation draw:name="f360" draw:formula="94549*logwidth/5306847"/>
          <draw:equation draw:name="f361" draw:formula="1453845*logheight/4114703"/>
          <draw:equation draw:name="f362" draw:formula="303185*logwidth/5306847"/>
          <draw:equation draw:name="f363" draw:formula="713266*logheight/4114703"/>
          <draw:equation draw:name="f364" draw:formula="371403*logwidth/5306847"/>
          <draw:equation draw:name="f365" draw:formula="807454*logheight/4114703"/>
          <draw:equation draw:name="f366" draw:formula="281093*logwidth/5306847"/>
          <draw:equation draw:name="f367" draw:formula="1245667*logheight/4114703"/>
          <draw:equation draw:name="f368" draw:formula="235045*logwidth/5306847"/>
          <draw:equation draw:name="f369" draw:formula="1398061*logheight/4114703"/>
          <draw:equation draw:name="f370" draw:formula="503757*logwidth/5306847"/>
          <draw:equation draw:name="f371" draw:formula="1085268*logheight/4114703"/>
          <draw:equation draw:name="f372" draw:formula="543798*logwidth/5306847"/>
          <draw:equation draw:name="f373" draw:formula="598266*logheight/4114703"/>
          <draw:equation draw:name="f374" draw:formula="585451*logwidth/5306847"/>
          <draw:equation draw:name="f375" draw:formula="456397*logheight/4114703"/>
          <draw:equation draw:name="f376" draw:formula="630810*logwidth/5306847"/>
          <draw:equation draw:name="f377" draw:formula="833318*logheight/4114703"/>
          <draw:equation draw:name="f378" draw:formula="605863*logwidth/5306847"/>
          <draw:equation draw:name="f379" draw:formula="1179852*logheight/4114703"/>
          <draw:equation draw:name="f380" draw:formula="737759*logwidth/5306847"/>
          <draw:equation draw:name="f381" draw:formula="1049453*logheight/4114703"/>
          <draw:equation draw:name="f382" draw:formula="860592*logwidth/5306847"/>
          <draw:equation draw:name="f383" draw:formula="516272*logheight/4114703"/>
          <draw:equation draw:name="f384" draw:formula="919291*logwidth/5306847"/>
          <draw:equation draw:name="f385" draw:formula="335094*logheight/4114703"/>
          <draw:equation draw:name="f386" draw:formula="935687*logwidth/5306847"/>
          <draw:equation draw:name="f387" draw:formula="678965*logheight/4114703"/>
          <draw:equation draw:name="f388" draw:formula="843787*logwidth/5306847"/>
          <draw:equation draw:name="f389" draw:formula="1045497*logheight/4114703"/>
          <draw:equation draw:name="f390" draw:formula="1055830*logwidth/5306847"/>
          <draw:equation draw:name="f391" draw:formula="841497*logheight/4114703"/>
          <draw:equation draw:name="f392" draw:formula="1167925*logwidth/5306847"/>
          <draw:equation draw:name="f393" draw:formula="148157*logheight/4114703"/>
          <draw:equation draw:name="f394" draw:formula="1224921*logwidth/5306847"/>
          <draw:equation draw:name="f395" draw:formula="16199*logheight/4114703"/>
          <draw:equation draw:name="f396" draw:formula="1192163*logwidth/5306847"/>
          <draw:equation draw:name="f397" draw:formula="811235*logheight/4114703"/>
          <draw:equation draw:name="f398" draw:formula="1288968*logwidth/5306847"/>
          <draw:equation draw:name="f399" draw:formula="693566*logheight/4114703"/>
          <draw:equation draw:name="f400" draw:formula="1514227*logwidth/5306847"/>
          <draw:equation draw:name="f401" draw:formula="173786*logheight/4114703"/>
          <draw:equation draw:name="f402" draw:formula="1591631*logwidth/5306847"/>
          <draw:equation draw:name="f403" draw:formula="11535*logheight/4114703"/>
          <draw:equation draw:name="f404" draw:formula="1607996*logwidth/5306847"/>
          <draw:equation draw:name="f405" draw:formula="242054*logheight/4114703"/>
          <draw:equation draw:name="f406" draw:formula="1512804*logwidth/5306847"/>
          <draw:equation draw:name="f407" draw:formula="486736*logheight/4114703"/>
          <draw:equation draw:name="f408" draw:formula="2008275*logwidth/5306847"/>
          <draw:equation draw:name="f409" draw:formula="120194*logheight/4114703"/>
          <draw:equation draw:name="f410" draw:formula="1694687*logwidth/5306847"/>
          <draw:equation draw:name="f411" draw:formula="538951*logheight/4114703"/>
          <draw:equation draw:name="f412" draw:formula="1973612*logwidth/5306847"/>
          <draw:equation draw:name="f413" draw:formula="427786*logheight/4114703"/>
          <draw:equation draw:name="f414" draw:formula="2252888*logwidth/5306847"/>
          <draw:equation draw:name="f415" draw:formula="368128*logheight/4114703"/>
          <draw:equation draw:name="f416" draw:formula="1577384*logwidth/5306847"/>
          <draw:equation draw:name="f417" draw:formula="763755*logheight/4114703"/>
          <draw:equation draw:name="f418" draw:formula="2290626*logwidth/5306847"/>
          <draw:equation draw:name="f419" draw:formula="581598*logheight/4114703"/>
          <draw:equation draw:name="f420" draw:formula="2361773*logwidth/5306847"/>
          <draw:equation draw:name="f421" draw:formula="450651*logheight/4114703"/>
          <draw:equation draw:name="f422" draw:formula="2428281*logwidth/5306847"/>
          <draw:equation draw:name="f423" draw:formula="436648*logheight/4114703"/>
          <draw:equation draw:name="f424" draw:formula="2459792*logwidth/5306847"/>
          <draw:equation draw:name="f425" draw:formula="496603*logheight/4114703"/>
          <draw:equation draw:name="f426" draw:formula="2342604*logwidth/5306847"/>
          <draw:equation draw:name="f427" draw:formula="719236*logheight/4114703"/>
          <draw:equation draw:name="f428" draw:formula="2156442*logwidth/5306847"/>
          <draw:equation draw:name="f429" draw:formula="992882*logheight/4114703"/>
          <draw:equation draw:name="f430" draw:formula="2377128*logwidth/5306847"/>
          <draw:equation draw:name="f431" draw:formula="855431*logheight/4114703"/>
          <draw:equation draw:name="f432" draw:formula="2657869*logwidth/5306847"/>
          <draw:equation draw:name="f433" draw:formula="275977*logheight/4114703"/>
          <draw:equation draw:name="f434" draw:formula="2717845*logwidth/5306847"/>
          <draw:equation draw:name="f435" draw:formula="186956*logheight/4114703"/>
          <draw:equation draw:name="f436" draw:formula="2765311*logwidth/5306847"/>
          <draw:equation draw:name="f437" draw:formula="317949*logheight/4114703"/>
          <draw:equation draw:name="f438" draw:formula="2594672*logwidth/5306847"/>
          <draw:equation draw:name="f439" draw:formula="646600*logheight/4114703"/>
          <draw:equation draw:name="f440" draw:formula="2479362*logwidth/5306847"/>
          <draw:equation draw:name="f441" draw:formula="845766*logheight/4114703"/>
          <draw:equation draw:name="f442" draw:formula="2760035*logwidth/5306847"/>
          <draw:equation draw:name="f443" draw:formula="696655*logheight/4114703"/>
          <draw:equation draw:name="f444" draw:formula="3075725*logwidth/5306847"/>
          <draw:equation draw:name="f445" draw:formula="112019*logheight/4114703"/>
          <draw:equation draw:name="f446" draw:formula="3201798*logwidth/5306847"/>
          <draw:equation draw:name="f447" draw:formula="48294*logheight/4114703"/>
          <draw:equation draw:name="f448" draw:formula="2921347*logwidth/5306847"/>
          <draw:equation draw:name="f449" draw:formula="651331*logheight/4114703"/>
          <draw:equation draw:name="f450" draw:formula="3060603*logwidth/5306847"/>
          <draw:equation draw:name="f451" draw:formula="556032*logheight/4114703"/>
          <draw:equation draw:name="f452" draw:formula="3300399*logwidth/5306847"/>
          <draw:equation draw:name="f453" draw:formula="42022*logheight/4114703"/>
          <draw:equation draw:name="f454" draw:formula="logwidth"/>
          <draw:equation draw:name="f455" draw:formula="logheight"/>
        </draw:enhanced-geometry>
      </draw:custom-shape>
      <draw:custom-shape draw:name="Freeform: Shape 12" draw:style-name="Mgr20" draw:text-style-name="MP33" draw:layer="backgroundobjects" svg:width="14.544cm" svg:height="18.999cm" svg:x="14.154cm" svg:y="1.001cm">
        <text:p/>
        <draw:enhanced-geometry draw:mirror-horizontal="false" draw:mirror-vertical="false" svg:viewBox="0 0 0 0" drawooo:sub-view-size="6401718 6857999" draw:text-areas="0 0 ?f16 ?f17" draw:type="ooxml-non-primitive" draw:enhanced-path="M 13164 0 L 6401718 0 6401718 6857999 4837168 6857999 4970284 6566499 C 5459272 5503700 5952697 4415857 5441996 3607583 4534017 2170575 1476973 3238952 333189 1342399 249159 1202652 -60917 673160 10627 17156 Z N">
          <draw:equation draw:name="f0" draw:formula="13164*logwidth/6401718"/>
          <draw:equation draw:name="f1" draw:formula="0*logheight/6857999"/>
          <draw:equation draw:name="f2" draw:formula="6401718*logwidth/6401718"/>
          <draw:equation draw:name="f3" draw:formula="0*logheight/6857999"/>
          <draw:equation draw:name="f4" draw:formula="6401718*logwidth/6401718"/>
          <draw:equation draw:name="f5" draw:formula="6857999*logheight/6857999"/>
          <draw:equation draw:name="f6" draw:formula="4837168*logwidth/6401718"/>
          <draw:equation draw:name="f7" draw:formula="6857999*logheight/6857999"/>
          <draw:equation draw:name="f8" draw:formula="4970284*logwidth/6401718"/>
          <draw:equation draw:name="f9" draw:formula="6566499*logheight/6857999"/>
          <draw:equation draw:name="f10" draw:formula="5441996*logwidth/6401718"/>
          <draw:equation draw:name="f11" draw:formula="3607583*logheight/6857999"/>
          <draw:equation draw:name="f12" draw:formula="333189*logwidth/6401718"/>
          <draw:equation draw:name="f13" draw:formula="1342399*logheight/6857999"/>
          <draw:equation draw:name="f14" draw:formula="10627*logwidth/6401718"/>
          <draw:equation draw:name="f15" draw:formula="17156*logheight/6857999"/>
          <draw:equation draw:name="f16" draw:formula="logwidth"/>
          <draw:equation draw:name="f17" draw:formula="logheight"/>
        </draw:enhanced-geometry>
      </draw:custom-shape>
      <draw:custom-shape draw:name="Freeform: Shape 27" draw:style-name="Mgr21" draw:text-style-name="MP7" draw:layer="backgroundobjects" svg:width="11.98cm" svg:height="3.238cm" svg:x="11.789cm" svg:y="16.93cm">
        <text:p/>
        <draw:enhanced-geometry draw:mirror-horizontal="false" draw:mirror-vertical="false" svg:viewBox="0 0 0 0" drawooo:sub-view-size="5273226 1169180" draw:text-areas="0 0 ?f82 ?f83" draw:type="ooxml-non-primitive" draw:enhanced-path="M 0 1135564 L 139492 1076708 912137 750675 C 2354904 146401 2981132 1306 3360846 9 3487417 -424 3586598 15121 3679500 34963 4251313 157103 4990416 528605 5273226 1169180 N">
          <draw:equation draw:name="f0" draw:formula="3480861*logwidth/5400689"/>
          <draw:equation draw:name="f1" draw:formula="9*logheight/1188904"/>
          <draw:equation draw:name="f2" draw:formula="3799515*logwidth/5400689"/>
          <draw:equation draw:name="f3" draw:formula="34963*logheight/1188904"/>
          <draw:equation draw:name="f4" draw:formula="5393241*logwidth/5400689"/>
          <draw:equation draw:name="f5" draw:formula="1169180*logheight/1188904"/>
          <draw:equation draw:name="f6" draw:formula="5400689*logwidth/5400689"/>
          <draw:equation draw:name="f7" draw:formula="1188904*logheight/1188904"/>
          <draw:equation draw:name="f8" draw:formula="0*logwidth/5400689"/>
          <draw:equation draw:name="f9" draw:formula="1188904*logheight/1188904"/>
          <draw:equation draw:name="f10" draw:formula="259507*logwidth/5400689"/>
          <draw:equation draw:name="f11" draw:formula="1076708*logheight/1188904"/>
          <draw:equation draw:name="f12" draw:formula="1032152*logwidth/5400689"/>
          <draw:equation draw:name="f13" draw:formula="750675*logheight/1188904"/>
          <draw:equation draw:name="f14" draw:formula="3480861*logwidth/5400689"/>
          <draw:equation draw:name="f15" draw:formula="9*logheight/1188904"/>
          <draw:equation draw:name="f16" draw:formula="5400689*logwidth/5492129"/>
          <draw:equation draw:name="f17" draw:formula="1188904*logheight/1280344"/>
          <draw:equation draw:name="f18" draw:formula="0*logwidth/5492129"/>
          <draw:equation draw:name="f19" draw:formula="1188904*logheight/1280344"/>
          <draw:equation draw:name="f20" draw:formula="259507*logwidth/5492129"/>
          <draw:equation draw:name="f21" draw:formula="1076708*logheight/1280344"/>
          <draw:equation draw:name="f22" draw:formula="1032152*logwidth/5492129"/>
          <draw:equation draw:name="f23" draw:formula="750675*logheight/1280344"/>
          <draw:equation draw:name="f24" draw:formula="3480861*logwidth/5492129"/>
          <draw:equation draw:name="f25" draw:formula="9*logheight/1280344"/>
          <draw:equation draw:name="f26" draw:formula="3799515*logwidth/5492129"/>
          <draw:equation draw:name="f27" draw:formula="34963*logheight/1280344"/>
          <draw:equation draw:name="f28" draw:formula="5393241*logwidth/5492129"/>
          <draw:equation draw:name="f29" draw:formula="1169180*logheight/1280344"/>
          <draw:equation draw:name="f30" draw:formula="5492129*logwidth/5492129"/>
          <draw:equation draw:name="f31" draw:formula="1280344*logheight/1280344"/>
          <draw:equation draw:name="f32" draw:formula="5400689*logwidth/5400689"/>
          <draw:equation draw:name="f33" draw:formula="1188904*logheight/1188904"/>
          <draw:equation draw:name="f34" draw:formula="0*logwidth/5400689"/>
          <draw:equation draw:name="f35" draw:formula="1188904*logheight/1188904"/>
          <draw:equation draw:name="f36" draw:formula="259507*logwidth/5400689"/>
          <draw:equation draw:name="f37" draw:formula="1076708*logheight/1188904"/>
          <draw:equation draw:name="f38" draw:formula="1032152*logwidth/5400689"/>
          <draw:equation draw:name="f39" draw:formula="750675*logheight/1188904"/>
          <draw:equation draw:name="f40" draw:formula="3480861*logwidth/5400689"/>
          <draw:equation draw:name="f41" draw:formula="9*logheight/1188904"/>
          <draw:equation draw:name="f42" draw:formula="3799515*logwidth/5400689"/>
          <draw:equation draw:name="f43" draw:formula="34963*logheight/1188904"/>
          <draw:equation draw:name="f44" draw:formula="5393241*logwidth/5400689"/>
          <draw:equation draw:name="f45" draw:formula="1169180*logheight/1188904"/>
          <draw:equation draw:name="f46" draw:formula="0*logwidth/5393241"/>
          <draw:equation draw:name="f47" draw:formula="1188904*logheight/1188904"/>
          <draw:equation draw:name="f48" draw:formula="259507*logwidth/5393241"/>
          <draw:equation draw:name="f49" draw:formula="1076708*logheight/1188904"/>
          <draw:equation draw:name="f50" draw:formula="1032152*logwidth/5393241"/>
          <draw:equation draw:name="f51" draw:formula="750675*logheight/1188904"/>
          <draw:equation draw:name="f52" draw:formula="3480861*logwidth/5393241"/>
          <draw:equation draw:name="f53" draw:formula="9*logheight/1188904"/>
          <draw:equation draw:name="f54" draw:formula="3799515*logwidth/5393241"/>
          <draw:equation draw:name="f55" draw:formula="34963*logheight/1188904"/>
          <draw:equation draw:name="f56" draw:formula="5393241*logwidth/5393241"/>
          <draw:equation draw:name="f57" draw:formula="1169180*logheight/1188904"/>
          <draw:equation draw:name="f58" draw:formula="0*logwidth/5250366"/>
          <draw:equation draw:name="f59" draw:formula="1126039*logheight/1169180"/>
          <draw:equation draw:name="f60" draw:formula="116632*logwidth/5250366"/>
          <draw:equation draw:name="f61" draw:formula="1076708*logheight/1169180"/>
          <draw:equation draw:name="f62" draw:formula="889277*logwidth/5250366"/>
          <draw:equation draw:name="f63" draw:formula="750675*logheight/1169180"/>
          <draw:equation draw:name="f64" draw:formula="3337986*logwidth/5250366"/>
          <draw:equation draw:name="f65" draw:formula="9*logheight/1169180"/>
          <draw:equation draw:name="f66" draw:formula="3656640*logwidth/5250366"/>
          <draw:equation draw:name="f67" draw:formula="34963*logheight/1169180"/>
          <draw:equation draw:name="f68" draw:formula="5250366*logwidth/5250366"/>
          <draw:equation draw:name="f69" draw:formula="1169180*logheight/1169180"/>
          <draw:equation draw:name="f70" draw:formula="0*logwidth/5273226"/>
          <draw:equation draw:name="f71" draw:formula="1135564*logheight/1169180"/>
          <draw:equation draw:name="f72" draw:formula="139492*logwidth/5273226"/>
          <draw:equation draw:name="f73" draw:formula="1076708*logheight/1169180"/>
          <draw:equation draw:name="f74" draw:formula="912137*logwidth/5273226"/>
          <draw:equation draw:name="f75" draw:formula="750675*logheight/1169180"/>
          <draw:equation draw:name="f76" draw:formula="3360846*logwidth/5273226"/>
          <draw:equation draw:name="f77" draw:formula="9*logheight/1169180"/>
          <draw:equation draw:name="f78" draw:formula="3679500*logwidth/5273226"/>
          <draw:equation draw:name="f79" draw:formula="34963*logheight/1169180"/>
          <draw:equation draw:name="f80" draw:formula="5273226*logwidth/5273226"/>
          <draw:equation draw:name="f81" draw:formula="1169180*logheight/1169180"/>
          <draw:equation draw:name="f82" draw:formula="logwidth"/>
          <draw:equation draw:name="f83" draw:formula="logheight"/>
        </draw:enhanced-geometry>
      </draw:custom-shape>
      <draw:custom-shape draw:name="Freeform: Shape 29" draw:style-name="Mgr22" draw:text-style-name="MP7" draw:layer="backgroundobjects" svg:width="9.543cm" svg:height="10.21cm" svg:x="19.19cm" svg:y="9.866cm">
        <text:p/>
        <draw:enhanced-geometry draw:mirror-horizontal="false" draw:mirror-vertical="false" svg:viewBox="0 0 0 0" drawooo:sub-view-size="4200862 3685693" draw:text-areas="0 0 ?f132 ?f133" draw:type="ooxml-non-primitive"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equation draw:name="f0" draw:formula="4095553*logwidth/4261350"/>
          <draw:equation draw:name="f1" draw:formula="1025*logheight/3718078"/>
          <draw:equation draw:name="f2" draw:formula="4195147*logwidth/4261350"/>
          <draw:equation draw:name="f3" draw:formula="9904*logheight/3718078"/>
          <draw:equation draw:name="f4" draw:formula="4261350*logwidth/4261350"/>
          <draw:equation draw:name="f5" draw:formula="21789*logheight/3718078"/>
          <draw:equation draw:name="f6" draw:formula="4261350*logwidth/4261350"/>
          <draw:equation draw:name="f7" draw:formula="3718077*logheight/3718078"/>
          <draw:equation draw:name="f8" draw:formula="0*logwidth/4261350"/>
          <draw:equation draw:name="f9" draw:formula="3718078*logheight/3718078"/>
          <draw:equation draw:name="f10" draw:formula="41809*logwidth/4261350"/>
          <draw:equation draw:name="f11" draw:formula="3519677*logheight/3718078"/>
          <draw:equation draw:name="f12" draw:formula="817272*logwidth/4261350"/>
          <draw:equation draw:name="f13" draw:formula="2444285*logheight/3718078"/>
          <draw:equation draw:name="f14" draw:formula="2666355*logwidth/4261350"/>
          <draw:equation draw:name="f15" draw:formula="2522977*logheight/3718078"/>
          <draw:equation draw:name="f16" draw:formula="3155070*logwidth/4261350"/>
          <draw:equation draw:name="f17" draw:formula="383844*logheight/3718078"/>
          <draw:equation draw:name="f18" draw:formula="3895887*logwidth/4261350"/>
          <draw:equation draw:name="f19" draw:formula="10843*logheight/3718078"/>
          <draw:equation draw:name="f20" draw:formula="4095553*logwidth/4261350"/>
          <draw:equation draw:name="f21" draw:formula="1025*logheight/3718078"/>
          <draw:equation draw:name="f22" draw:formula="4261350*logwidth/4352790"/>
          <draw:equation draw:name="f23" draw:formula="21789*logheight/3718078"/>
          <draw:equation draw:name="f24" draw:formula="4261350*logwidth/4352790"/>
          <draw:equation draw:name="f25" draw:formula="3718077*logheight/3718078"/>
          <draw:equation draw:name="f26" draw:formula="0*logwidth/4352790"/>
          <draw:equation draw:name="f27" draw:formula="3718078*logheight/3718078"/>
          <draw:equation draw:name="f28" draw:formula="41809*logwidth/4352790"/>
          <draw:equation draw:name="f29" draw:formula="3519677*logheight/3718078"/>
          <draw:equation draw:name="f30" draw:formula="817272*logwidth/4352790"/>
          <draw:equation draw:name="f31" draw:formula="2444285*logheight/3718078"/>
          <draw:equation draw:name="f32" draw:formula="2666355*logwidth/4352790"/>
          <draw:equation draw:name="f33" draw:formula="2522977*logheight/3718078"/>
          <draw:equation draw:name="f34" draw:formula="3155070*logwidth/4352790"/>
          <draw:equation draw:name="f35" draw:formula="383844*logheight/3718078"/>
          <draw:equation draw:name="f36" draw:formula="3895887*logwidth/4352790"/>
          <draw:equation draw:name="f37" draw:formula="10843*logheight/3718078"/>
          <draw:equation draw:name="f38" draw:formula="4095553*logwidth/4352790"/>
          <draw:equation draw:name="f39" draw:formula="1025*logheight/3718078"/>
          <draw:equation draw:name="f40" draw:formula="4195147*logwidth/4352790"/>
          <draw:equation draw:name="f41" draw:formula="9904*logheight/3718078"/>
          <draw:equation draw:name="f42" draw:formula="4352790*logwidth/4352790"/>
          <draw:equation draw:name="f43" draw:formula="113229*logheight/3718078"/>
          <draw:equation draw:name="f44" draw:formula="4261350*logwidth/4352790"/>
          <draw:equation draw:name="f45" draw:formula="3718077*logheight/3718078"/>
          <draw:equation draw:name="f46" draw:formula="0*logwidth/4352790"/>
          <draw:equation draw:name="f47" draw:formula="3718078*logheight/3718078"/>
          <draw:equation draw:name="f48" draw:formula="41809*logwidth/4352790"/>
          <draw:equation draw:name="f49" draw:formula="3519677*logheight/3718078"/>
          <draw:equation draw:name="f50" draw:formula="817272*logwidth/4352790"/>
          <draw:equation draw:name="f51" draw:formula="2444285*logheight/3718078"/>
          <draw:equation draw:name="f52" draw:formula="2666355*logwidth/4352790"/>
          <draw:equation draw:name="f53" draw:formula="2522977*logheight/3718078"/>
          <draw:equation draw:name="f54" draw:formula="3155070*logwidth/4352790"/>
          <draw:equation draw:name="f55" draw:formula="383844*logheight/3718078"/>
          <draw:equation draw:name="f56" draw:formula="3895887*logwidth/4352790"/>
          <draw:equation draw:name="f57" draw:formula="10843*logheight/3718078"/>
          <draw:equation draw:name="f58" draw:formula="4095553*logwidth/4352790"/>
          <draw:equation draw:name="f59" draw:formula="1025*logheight/3718078"/>
          <draw:equation draw:name="f60" draw:formula="4195147*logwidth/4352790"/>
          <draw:equation draw:name="f61" draw:formula="9904*logheight/3718078"/>
          <draw:equation draw:name="f62" draw:formula="4352790*logwidth/4352790"/>
          <draw:equation draw:name="f63" draw:formula="113229*logheight/3718078"/>
          <draw:equation draw:name="f64" draw:formula="4261350*logwidth/4261350"/>
          <draw:equation draw:name="f65" draw:formula="3718077*logheight/3718078"/>
          <draw:equation draw:name="f66" draw:formula="0*logwidth/4261350"/>
          <draw:equation draw:name="f67" draw:formula="3718078*logheight/3718078"/>
          <draw:equation draw:name="f68" draw:formula="41809*logwidth/4261350"/>
          <draw:equation draw:name="f69" draw:formula="3519677*logheight/3718078"/>
          <draw:equation draw:name="f70" draw:formula="817272*logwidth/4261350"/>
          <draw:equation draw:name="f71" draw:formula="2444285*logheight/3718078"/>
          <draw:equation draw:name="f72" draw:formula="2666355*logwidth/4261350"/>
          <draw:equation draw:name="f73" draw:formula="2522977*logheight/3718078"/>
          <draw:equation draw:name="f74" draw:formula="3155070*logwidth/4261350"/>
          <draw:equation draw:name="f75" draw:formula="383844*logheight/3718078"/>
          <draw:equation draw:name="f76" draw:formula="3895887*logwidth/4261350"/>
          <draw:equation draw:name="f77" draw:formula="10843*logheight/3718078"/>
          <draw:equation draw:name="f78" draw:formula="4095553*logwidth/4261350"/>
          <draw:equation draw:name="f79" draw:formula="1025*logheight/3718078"/>
          <draw:equation draw:name="f80" draw:formula="4195147*logwidth/4261350"/>
          <draw:equation draw:name="f81" draw:formula="9904*logheight/3718078"/>
          <draw:equation draw:name="f82" draw:formula="4261350*logwidth/4261350"/>
          <draw:equation draw:name="f83" draw:formula="3718077*logheight/3718078"/>
          <draw:equation draw:name="f84" draw:formula="0*logwidth/4261350"/>
          <draw:equation draw:name="f85" draw:formula="3718078*logheight/3718078"/>
          <draw:equation draw:name="f86" draw:formula="41809*logwidth/4261350"/>
          <draw:equation draw:name="f87" draw:formula="3519677*logheight/3718078"/>
          <draw:equation draw:name="f88" draw:formula="817272*logwidth/4261350"/>
          <draw:equation draw:name="f89" draw:formula="2444285*logheight/3718078"/>
          <draw:equation draw:name="f90" draw:formula="2666355*logwidth/4261350"/>
          <draw:equation draw:name="f91" draw:formula="2522977*logheight/3718078"/>
          <draw:equation draw:name="f92" draw:formula="3155070*logwidth/4261350"/>
          <draw:equation draw:name="f93" draw:formula="383844*logheight/3718078"/>
          <draw:equation draw:name="f94" draw:formula="3895887*logwidth/4261350"/>
          <draw:equation draw:name="f95" draw:formula="10843*logheight/3718078"/>
          <draw:equation draw:name="f96" draw:formula="4095553*logwidth/4261350"/>
          <draw:equation draw:name="f97" draw:formula="1025*logheight/3718078"/>
          <draw:equation draw:name="f98" draw:formula="4208482*logwidth/4261350"/>
          <draw:equation draw:name="f99" draw:formula="11809*logheight/3718078"/>
          <draw:equation draw:name="f100" draw:formula="0*logwidth/4208482"/>
          <draw:equation draw:name="f101" draw:formula="3718078*logheight/3718078"/>
          <draw:equation draw:name="f102" draw:formula="41809*logwidth/4208482"/>
          <draw:equation draw:name="f103" draw:formula="3519677*logheight/3718078"/>
          <draw:equation draw:name="f104" draw:formula="817272*logwidth/4208482"/>
          <draw:equation draw:name="f105" draw:formula="2444285*logheight/3718078"/>
          <draw:equation draw:name="f106" draw:formula="2666355*logwidth/4208482"/>
          <draw:equation draw:name="f107" draw:formula="2522977*logheight/3718078"/>
          <draw:equation draw:name="f108" draw:formula="3155070*logwidth/4208482"/>
          <draw:equation draw:name="f109" draw:formula="383844*logheight/3718078"/>
          <draw:equation draw:name="f110" draw:formula="3895887*logwidth/4208482"/>
          <draw:equation draw:name="f111" draw:formula="10843*logheight/3718078"/>
          <draw:equation draw:name="f112" draw:formula="4095553*logwidth/4208482"/>
          <draw:equation draw:name="f113" draw:formula="1025*logheight/3718078"/>
          <draw:equation draw:name="f114" draw:formula="4208482*logwidth/4208482"/>
          <draw:equation draw:name="f115" draw:formula="11809*logheight/3718078"/>
          <draw:equation draw:name="f116" draw:formula="0*logwidth/4200862"/>
          <draw:equation draw:name="f117" draw:formula="3685693*logheight/3685693"/>
          <draw:equation draw:name="f118" draw:formula="34189*logwidth/4200862"/>
          <draw:equation draw:name="f119" draw:formula="3519677*logheight/3685693"/>
          <draw:equation draw:name="f120" draw:formula="809652*logwidth/4200862"/>
          <draw:equation draw:name="f121" draw:formula="2444285*logheight/3685693"/>
          <draw:equation draw:name="f122" draw:formula="2658735*logwidth/4200862"/>
          <draw:equation draw:name="f123" draw:formula="2522977*logheight/3685693"/>
          <draw:equation draw:name="f124" draw:formula="3147450*logwidth/4200862"/>
          <draw:equation draw:name="f125" draw:formula="383844*logheight/3685693"/>
          <draw:equation draw:name="f126" draw:formula="3888267*logwidth/4200862"/>
          <draw:equation draw:name="f127" draw:formula="10843*logheight/3685693"/>
          <draw:equation draw:name="f128" draw:formula="4087933*logwidth/4200862"/>
          <draw:equation draw:name="f129" draw:formula="1025*logheight/3685693"/>
          <draw:equation draw:name="f130" draw:formula="4200862*logwidth/4200862"/>
          <draw:equation draw:name="f131" draw:formula="11809*logheight/3685693"/>
          <draw:equation draw:name="f132" draw:formula="logwidth"/>
          <draw:equation draw:name="f133" draw:formula="logheight"/>
        </draw:enhanced-geometry>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2" draw:style-name="Mgr23" draw:text-style-name="MP34" draw:layer="backgroundobjects" svg:width="26.021cm" svg:height="14.853cm" svg:x="2.674cm" svg:y="5.145cm">
        <text:p/>
        <draw:enhanced-geometry draw:mirror-horizontal="false" draw:mirror-vertical="false" svg:viewBox="0 0 0 0" drawooo:sub-view-size="11454247 5361629" draw:text-areas="0 0 ?f20 ?f21" draw:type="ooxml-non-primitive"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equation draw:name="f0" draw:formula="6289581*logwidth/11454247"/>
          <draw:equation draw:name="f1" draw:formula="282*logheight/5361629"/>
          <draw:equation draw:name="f2" draw:formula="10470807*logwidth/11454247"/>
          <draw:equation draw:name="f3" draw:formula="759302*logheight/5361629"/>
          <draw:equation draw:name="f4" draw:formula="11276049*logwidth/11454247"/>
          <draw:equation draw:name="f5" draw:formula="1131122*logheight/5361629"/>
          <draw:equation draw:name="f6" draw:formula="11454247*logwidth/11454247"/>
          <draw:equation draw:name="f7" draw:formula="1230436*logheight/5361629"/>
          <draw:equation draw:name="f8" draw:formula="11454247*logwidth/11454247"/>
          <draw:equation draw:name="f9" draw:formula="5361629*logheight/5361629"/>
          <draw:equation draw:name="f10" draw:formula="380284*logwidth/11454247"/>
          <draw:equation draw:name="f11" draw:formula="5361629*logheight/5361629"/>
          <draw:equation draw:name="f12" draw:formula="335545*logwidth/11454247"/>
          <draw:equation draw:name="f13" draw:formula="5249207*logheight/5361629"/>
          <draw:equation draw:name="f14" draw:formula="397857*logwidth/11454247"/>
          <draw:equation draw:name="f15" draw:formula="1927967*logheight/5361629"/>
          <draw:equation draw:name="f16" draw:formula="2970513*logwidth/11454247"/>
          <draw:equation draw:name="f17" draw:formula="486859*logheight/5361629"/>
          <draw:equation draw:name="f18" draw:formula="6289581*logwidth/11454247"/>
          <draw:equation draw:name="f19" draw:formula="282*logheight/5361629"/>
          <draw:equation draw:name="f20" draw:formula="logwidth"/>
          <draw:equation draw:name="f21" draw:formula="logheight"/>
        </draw:enhanced-geometry>
      </draw:custom-shape>
      <draw:custom-shape draw:name="Freeform: Shape 15" draw:style-name="Mgr24" draw:text-style-name="MP35" draw:layer="backgroundobjects" svg:width="18.754cm" svg:height="18.999cm" svg:x="1.001cm" svg:y="1.001cm">
        <text:p/>
        <draw:enhanced-geometry draw:mirror-horizontal="false" draw:mirror-vertical="false" svg:viewBox="0 0 0 0" drawooo:sub-view-size="8254792 6858000" draw:text-areas="0 0 ?f12 ?f13" draw:type="ooxml-non-primitive" draw:enhanced-path="M 0 0 L 6376520 0 6476044 189247 C 7520839 2231293 8066945 4314694 8222355 6291375 L 8254792 6858000 0 6858000 Z N">
          <draw:equation draw:name="f0" draw:formula="0*logwidth/8254792"/>
          <draw:equation draw:name="f1" draw:formula="0*logheight/6858000"/>
          <draw:equation draw:name="f2" draw:formula="6376520*logwidth/8254792"/>
          <draw:equation draw:name="f3" draw:formula="0*logheight/6858000"/>
          <draw:equation draw:name="f4" draw:formula="6476044*logwidth/8254792"/>
          <draw:equation draw:name="f5" draw:formula="189247*logheight/6858000"/>
          <draw:equation draw:name="f6" draw:formula="8222355*logwidth/8254792"/>
          <draw:equation draw:name="f7" draw:formula="6291375*logheight/6858000"/>
          <draw:equation draw:name="f8" draw:formula="8254792*logwidth/8254792"/>
          <draw:equation draw:name="f9" draw:formula="6858000*logheight/6858000"/>
          <draw:equation draw:name="f10" draw:formula="0*logwidth/8254792"/>
          <draw:equation draw:name="f11" draw:formula="6858000*logheight/6858000"/>
          <draw:equation draw:name="f12" draw:formula="logwidth"/>
          <draw:equation draw:name="f13" draw:formula="logheight"/>
        </draw:enhanced-geometry>
      </draw:custom-shape>
      <draw:frame draw:name="Content Placeholder 3" presentation:style-name="Mpr27" draw:text-style-name="MP27" draw:layer="backgroundobjects" svg:width="14.687cm" svg:height="3.039cm" svg:x="2.307cm" svg:y="7.509cm" presentation:class="outline" presentation:user-transformed="true">
        <draw:text-box>
          <text:list text:style-name="ML3">
            <text:list-item>
              <text:p text:style-name="MP36"><text:span text:style-name="MT14">Click to edit Master text styles</text:span></text:p>
              <text:list>
                <text:list-item>
                  <text:p text:style-name="MP36"><text:span text:style-name="MT15">Second level</text:span></text:p>
                  <text:list>
                    <text:list-item>
                      <text:p text:style-name="MP36"><text:span text:style-name="MT16">Third level</text:span></text:p>
                      <text:list>
                        <text:list-item>
                          <text:p text:style-name="MP36"><text:span text:style-name="MT17">Fourth level</text:span></text:p>
                          <text:list>
                            <text:list-item>
                              <text:p text:style-name="MP36"><text:span text:style-name="MT17">Fifth level</text:span></text:p>
                            </text:list-item>
                          </text:list>
                        </text:list-item>
                      </text:list>
                    </text:list-item>
                  </text:list>
                </text:list-item>
              </text:list>
            </text:list-item>
          </text:list>
        </draw:text-box>
      </draw:frame>
      <draw:frame draw:name="Slide Number Placeholder 8" presentation:style-name="Mpr28" draw:text-style-name="MP19" draw:layer="backgroundobjects" svg:width="2.243cm" svg:height="0.861cm" svg:x="26.053cm" svg:y="18.909cm" presentation:class="page-number" presentation:user-transformed="true">
        <draw:text-box>
          <text:p text:style-name="MP18"><text:span text:style-name="MT16"><text:page-number>&lt;number&gt;</text:page-number></text:span></text:p>
        </draw:text-box>
      </draw:frame>
      <draw:custom-shape draw:name="Freeform: Shape 29" draw:style-name="Mgr25" draw:text-style-name="MP37" draw:layer="backgroundobjects" svg:width="8.57cm" svg:height="18.999cm" svg:x="20.127cm" svg:y="1.001cm">
        <text:p/>
        <draw:enhanced-geometry draw:mirror-horizontal="false" draw:mirror-vertical="false" svg:viewBox="0 0 0 0" drawooo:sub-view-size="3772547 6858000" draw:text-areas="0 0 ?f620 ?f621" draw:type="ooxml-non-primitive"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equation draw:name="f0" draw:formula="726013*logwidth/3772547"/>
          <draw:equation draw:name="f1" draw:formula="6699184*logheight/6858000"/>
          <draw:equation draw:name="f2" draw:formula="194178*logwidth/3772547"/>
          <draw:equation draw:name="f3" draw:formula="6822271*logheight/6858000"/>
          <draw:equation draw:name="f4" draw:formula="646765*logwidth/3772547"/>
          <draw:equation draw:name="f5" draw:formula="6837951*logheight/6858000"/>
          <draw:equation draw:name="f6" draw:formula="726013*logwidth/3772547"/>
          <draw:equation draw:name="f7" draw:formula="6699184*logheight/6858000"/>
          <draw:equation draw:name="f8" draw:formula="2688876*logwidth/3772547"/>
          <draw:equation draw:name="f9" draw:formula="6144480*logheight/6858000"/>
          <draw:equation draw:name="f10" draw:formula="2614489*logwidth/3772547"/>
          <draw:equation draw:name="f11" draw:formula="6172461*logheight/6858000"/>
          <draw:equation draw:name="f12" draw:formula="2815497*logwidth/3772547"/>
          <draw:equation draw:name="f13" draw:formula="6219317*logheight/6858000"/>
          <draw:equation draw:name="f14" draw:formula="2688876*logwidth/3772547"/>
          <draw:equation draw:name="f15" draw:formula="6144480*logheight/6858000"/>
          <draw:equation draw:name="f16" draw:formula="1441445*logwidth/3772547"/>
          <draw:equation draw:name="f17" draw:formula="5828515*logheight/6858000"/>
          <draw:equation draw:name="f18" draw:formula="1597267*logwidth/3772547"/>
          <draw:equation draw:name="f19" draw:formula="6261382*logheight/6858000"/>
          <draw:equation draw:name="f20" draw:formula="1441445*logwidth/3772547"/>
          <draw:equation draw:name="f21" draw:formula="5828515*logheight/6858000"/>
          <draw:equation draw:name="f22" draw:formula="564047*logwidth/3772547"/>
          <draw:equation draw:name="f23" draw:formula="5081627*logheight/6858000"/>
          <draw:equation draw:name="f24" draw:formula="757435*logwidth/3772547"/>
          <draw:equation draw:name="f25" draw:formula="5169001*logheight/6858000"/>
          <draw:equation draw:name="f26" draw:formula="714026*logwidth/3772547"/>
          <draw:equation draw:name="f27" draw:formula="5699328*logheight/6858000"/>
          <draw:equation draw:name="f28" draw:formula="819070*logwidth/3772547"/>
          <draw:equation draw:name="f29" draw:formula="5460266*logheight/6858000"/>
          <draw:equation draw:name="f30" draw:formula="910123*logwidth/3772547"/>
          <draw:equation draw:name="f31" draw:formula="5219072*logheight/6858000"/>
          <draw:equation draw:name="f32" draw:formula="926416*logwidth/3772547"/>
          <draw:equation draw:name="f33" draw:formula="5486336*logheight/6858000"/>
          <draw:equation draw:name="f34" draw:formula="855495*logwidth/3772547"/>
          <draw:equation draw:name="f35" draw:formula="5763094*logheight/6858000"/>
          <draw:equation draw:name="f36" draw:formula="895041*logwidth/3772547"/>
          <draw:equation draw:name="f37" draw:formula="5778538*logheight/6858000"/>
          <draw:equation draw:name="f38" draw:formula="992346*logwidth/3772547"/>
          <draw:equation draw:name="f39" draw:formula="5526090*logheight/6858000"/>
          <draw:equation draw:name="f40" draw:formula="1173864*logwidth/3772547"/>
          <draw:equation draw:name="f41" draw:formula="5315600*logheight/6858000"/>
          <draw:equation draw:name="f42" draw:formula="847270*logwidth/3772547"/>
          <draw:equation draw:name="f43" draw:formula="6236585*logheight/6858000"/>
          <draw:equation draw:name="f44" draw:formula="887516*logwidth/3772547"/>
          <draw:equation draw:name="f45" draw:formula="6255450*logheight/6858000"/>
          <draw:equation draw:name="f46" draw:formula="1071336*logwidth/3772547"/>
          <draw:equation draw:name="f47" draw:formula="5951839*logheight/6858000"/>
          <draw:equation draw:name="f48" draw:formula="1316332*logwidth/3772547"/>
          <draw:equation draw:name="f49" draw:formula="5639299*logheight/6858000"/>
          <draw:equation draw:name="f50" draw:formula="1111498*logwidth/3772547"/>
          <draw:equation draw:name="f51" draw:formula="6097820*logheight/6858000"/>
          <draw:equation draw:name="f52" draw:formula="920399*logwidth/3772547"/>
          <draw:equation draw:name="f53" draw:formula="6543321*logheight/6858000"/>
          <draw:equation draw:name="f54" draw:formula="1314769*logwidth/3772547"/>
          <draw:equation draw:name="f55" draw:formula="6236867*logheight/6858000"/>
          <draw:equation draw:name="f56" draw:formula="913038*logwidth/3772547"/>
          <draw:equation draw:name="f57" draw:formula="6774078*logheight/6858000"/>
          <draw:equation draw:name="f58" draw:formula="947061*logwidth/3772547"/>
          <draw:equation draw:name="f59" draw:formula="6810132*logheight/6858000"/>
          <draw:equation draw:name="f60" draw:formula="1390926*logwidth/3772547"/>
          <draw:equation draw:name="f61" draw:formula="6536333*logheight/6858000"/>
          <draw:equation draw:name="f62" draw:formula="1123175*logwidth/3772547"/>
          <draw:equation draw:name="f63" draw:formula="6814290*logheight/6858000"/>
          <draw:equation draw:name="f64" draw:formula="1084679*logwidth/3772547"/>
          <draw:equation draw:name="f65" draw:formula="6858000*logheight/6858000"/>
          <draw:equation draw:name="f66" draw:formula="104784*logwidth/3772547"/>
          <draw:equation draw:name="f67" draw:formula="6858000*logheight/6858000"/>
          <draw:equation draw:name="f68" draw:formula="65939*logwidth/3772547"/>
          <draw:equation draw:name="f69" draw:formula="6835675*logheight/6858000"/>
          <draw:equation draw:name="f70" draw:formula="10114*logwidth/3772547"/>
          <draw:equation draw:name="f71" draw:formula="6774567*logheight/6858000"/>
          <draw:equation draw:name="f72" draw:formula="681555*logwidth/3772547"/>
          <draw:equation draw:name="f73" draw:formula="6591378*logheight/6858000"/>
          <draw:equation draw:name="f74" draw:formula="680218*logwidth/3772547"/>
          <draw:equation draw:name="f75" draw:formula="6550076*logheight/6858000"/>
          <draw:equation draw:name="f76" draw:formula="347901*logwidth/3772547"/>
          <draw:equation draw:name="f77" draw:formula="6482043*logheight/6858000"/>
          <draw:equation draw:name="f78" draw:formula="0*logwidth/3772547"/>
          <draw:equation draw:name="f79" draw:formula="6393672*logheight/6858000"/>
          <draw:equation draw:name="f80" draw:formula="388033*logwidth/3772547"/>
          <draw:equation draw:name="f81" draw:formula="6370506*logheight/6858000"/>
          <draw:equation draw:name="f82" draw:formula="156945*logwidth/3772547"/>
          <draw:equation draw:name="f83" draw:formula="6232625*logheight/6858000"/>
          <draw:equation draw:name="f84" draw:formula="5193*logwidth/3772547"/>
          <draw:equation draw:name="f85" draw:formula="6042198*logheight/6858000"/>
          <draw:equation draw:name="f86" draw:formula="688533*logwidth/3772547"/>
          <draw:equation draw:name="f87" draw:formula="6376141*logheight/6858000"/>
          <draw:equation draw:name="f88" draw:formula="542200*logwidth/3772547"/>
          <draw:equation draw:name="f89" draw:formula="6201712*logheight/6858000"/>
          <draw:equation draw:name="f90" draw:formula="90835*logwidth/3772547"/>
          <draw:equation draw:name="f91" draw:formula="5738677*logheight/6858000"/>
          <draw:equation draw:name="f92" draw:formula="57248*logwidth/3772547"/>
          <draw:equation draw:name="f93" draw:formula="5630552*logheight/6858000"/>
          <draw:equation draw:name="f94" draw:formula="208489*logwidth/3772547"/>
          <draw:equation draw:name="f95" draw:formula="5722256*logheight/6858000"/>
          <draw:equation draw:name="f96" draw:formula="515823*logwidth/3772547"/>
          <draw:equation draw:name="f97" draw:formula="6062655*logheight/6858000"/>
          <draw:equation draw:name="f98" draw:formula="613381*logwidth/3772547"/>
          <draw:equation draw:name="f99" draw:formula="6115194*logheight/6858000"/>
          <draw:equation draw:name="f100" draw:formula="557060*logwidth/3772547"/>
          <draw:equation draw:name="f101" draw:formula="5991279*logheight/6858000"/>
          <draw:equation draw:name="f102" draw:formula="197498*logwidth/3772547"/>
          <draw:equation draw:name="f103" draw:formula="5562003*logheight/6858000"/>
          <draw:equation draw:name="f104" draw:formula="119794*logwidth/3772547"/>
          <draw:equation draw:name="f105" draw:formula="5447443*logheight/6858000"/>
          <draw:equation draw:name="f106" draw:formula="346001*logwidth/3772547"/>
          <draw:equation draw:name="f107" draw:formula="5567315*logheight/6858000"/>
          <draw:equation draw:name="f108" draw:formula="530348*logwidth/3772547"/>
          <draw:equation draw:name="f109" draw:formula="5742773*logheight/6858000"/>
          <draw:equation draw:name="f110" draw:formula="332108*logwidth/3772547"/>
          <draw:equation draw:name="f111" draw:formula="5208571*logheight/6858000"/>
          <draw:equation draw:name="f112" draw:formula="549238*logwidth/3772547"/>
          <draw:equation draw:name="f113" draw:formula="5418673*logheight/6858000"/>
          <draw:equation draw:name="f114" draw:formula="564047*logwidth/3772547"/>
          <draw:equation draw:name="f115" draw:formula="5081627*logheight/6858000"/>
          <draw:equation draw:name="f116" draw:formula="3484566*logwidth/3772547"/>
          <draw:equation draw:name="f117" draw:formula="5050701*logheight/6858000"/>
          <draw:equation draw:name="f118" draw:formula="3408344*logwidth/3772547"/>
          <draw:equation draw:name="f119" draw:formula="5182198*logheight/6858000"/>
          <draw:equation draw:name="f120" draw:formula="3484566*logwidth/3772547"/>
          <draw:equation draw:name="f121" draw:formula="5050701*logheight/6858000"/>
          <draw:equation draw:name="f122" draw:formula="3753012*logwidth/3772547"/>
          <draw:equation draw:name="f123" draw:formula="4634545*logheight/6858000"/>
          <draw:equation draw:name="f124" draw:formula="3630314*logwidth/3772547"/>
          <draw:equation draw:name="f125" draw:formula="5024030*logheight/6858000"/>
          <draw:equation draw:name="f126" draw:formula="3753012*logwidth/3772547"/>
          <draw:equation draw:name="f127" draw:formula="4634545*logheight/6858000"/>
          <draw:equation draw:name="f128" draw:formula="2191761*logwidth/3772547"/>
          <draw:equation draw:name="f129" draw:formula="3599906*logheight/6858000"/>
          <draw:equation draw:name="f130" draw:formula="2111338*logwidth/3772547"/>
          <draw:equation draw:name="f131" draw:formula="4350890*logheight/6858000"/>
          <draw:equation draw:name="f132" draw:formula="2191761*logwidth/3772547"/>
          <draw:equation draw:name="f133" draw:formula="3599906*logheight/6858000"/>
          <draw:equation draw:name="f134" draw:formula="2139285*logwidth/3772547"/>
          <draw:equation draw:name="f135" draw:formula="2984627*logheight/6858000"/>
          <draw:equation draw:name="f136" draw:formula="2038114*logwidth/3772547"/>
          <draw:equation draw:name="f137" draw:formula="3424594*logheight/6858000"/>
          <draw:equation draw:name="f138" draw:formula="2229896*logwidth/3772547"/>
          <draw:equation draw:name="f139" draw:formula="3220086*logheight/6858000"/>
          <draw:equation draw:name="f140" draw:formula="2139285*logwidth/3772547"/>
          <draw:equation draw:name="f141" draw:formula="2984627*logheight/6858000"/>
          <draw:equation draw:name="f142" draw:formula="2045357*logwidth/3772547"/>
          <draw:equation draw:name="f143" draw:formula="2781680*logheight/6858000"/>
          <draw:equation draw:name="f144" draw:formula="1898928*logwidth/3772547"/>
          <draw:equation draw:name="f145" draw:formula="3505280*logheight/6858000"/>
          <draw:equation draw:name="f146" draw:formula="1913499*logwidth/3772547"/>
          <draw:equation draw:name="f147" draw:formula="3495177*logheight/6858000"/>
          <draw:equation draw:name="f148" draw:formula="2099086*logwidth/3772547"/>
          <draw:equation draw:name="f149" draw:formula="2879039*logheight/6858000"/>
          <draw:equation draw:name="f150" draw:formula="2045357*logwidth/3772547"/>
          <draw:equation draw:name="f151" draw:formula="2781680*logheight/6858000"/>
          <draw:equation draw:name="f152" draw:formula="2445714*logwidth/3772547"/>
          <draw:equation draw:name="f153" draw:formula="657549*logheight/6858000"/>
          <draw:equation draw:name="f154" draw:formula="2408187*logwidth/3772547"/>
          <draw:equation draw:name="f155" draw:formula="672815*logheight/6858000"/>
          <draw:equation draw:name="f156" draw:formula="2543521*logwidth/3772547"/>
          <draw:equation draw:name="f157" draw:formula="1091573*logheight/6858000"/>
          <draw:equation draw:name="f158" draw:formula="2534234*logwidth/3772547"/>
          <draw:equation draw:name="f159" draw:formula="866591*logheight/6858000"/>
          <draw:equation draw:name="f160" draw:formula="2445714*logwidth/3772547"/>
          <draw:equation draw:name="f161" draw:formula="657549*logheight/6858000"/>
          <draw:equation draw:name="f162" draw:formula="2412873*logwidth/3772547"/>
          <draw:equation draw:name="f163" draw:formula="0*logheight/6858000"/>
          <draw:equation draw:name="f164" draw:formula="2529957*logwidth/3772547"/>
          <draw:equation draw:name="f165" draw:formula="0*logheight/6858000"/>
          <draw:equation draw:name="f166" draw:formula="2583860*logwidth/3772547"/>
          <draw:equation draw:name="f167" draw:formula="285134*logheight/6858000"/>
          <draw:equation draw:name="f168" draw:formula="2643016*logwidth/3772547"/>
          <draw:equation draw:name="f169" draw:formula="577351*logheight/6858000"/>
          <draw:equation draw:name="f170" draw:formula="2683825*logwidth/3772547"/>
          <draw:equation draw:name="f171" draw:formula="676637*logheight/6858000"/>
          <draw:equation draw:name="f172" draw:formula="2709915*logwidth/3772547"/>
          <draw:equation draw:name="f173" draw:formula="60368*logheight/6858000"/>
          <draw:equation draw:name="f174" draw:formula="2715689*logwidth/3772547"/>
          <draw:equation draw:name="f175" draw:formula="0*logheight/6858000"/>
          <draw:equation draw:name="f176" draw:formula="2823803*logwidth/3772547"/>
          <draw:equation draw:name="f177" draw:formula="0*logheight/6858000"/>
          <draw:equation draw:name="f178" draw:formula="2795833*logwidth/3772547"/>
          <draw:equation draw:name="f179" draw:formula="345165*logheight/6858000"/>
          <draw:equation draw:name="f180" draw:formula="2832734*logwidth/3772547"/>
          <draw:equation draw:name="f181" draw:formula="352359*logheight/6858000"/>
          <draw:equation draw:name="f182" draw:formula="2978848*logwidth/3772547"/>
          <draw:equation draw:name="f183" draw:formula="0*logheight/6858000"/>
          <draw:equation draw:name="f184" draw:formula="3056356*logwidth/3772547"/>
          <draw:equation draw:name="f185" draw:formula="0*logheight/6858000"/>
          <draw:equation draw:name="f186" draw:formula="3064838*logwidth/3772547"/>
          <draw:equation draw:name="f187" draw:formula="8688*logheight/6858000"/>
          <draw:equation draw:name="f188" draw:formula="3058339*logwidth/3772547"/>
          <draw:equation draw:name="f189" draw:formula="73950*logheight/6858000"/>
          <draw:equation draw:name="f190" draw:formula="2964524*logwidth/3772547"/>
          <draw:equation draw:name="f191" draw:formula="397907*logheight/6858000"/>
          <draw:equation draw:name="f192" draw:formula="3198449*logwidth/3772547"/>
          <draw:equation draw:name="f193" draw:formula="227319*logheight/6858000"/>
          <draw:equation draw:name="f194" draw:formula="3028251*logwidth/3772547"/>
          <draw:equation draw:name="f195" draw:formula="532426*logheight/6858000"/>
          <draw:equation draw:name="f196" draw:formula="3051113*logwidth/3772547"/>
          <draw:equation draw:name="f197" draw:formula="555790*logheight/6858000"/>
          <draw:equation draw:name="f198" draw:formula="3319980*logwidth/3772547"/>
          <draw:equation draw:name="f199" draw:formula="335305*logheight/6858000"/>
          <draw:equation draw:name="f200" draw:formula="3150131*logwidth/3772547"/>
          <draw:equation draw:name="f201" draw:formula="588787*logheight/6858000"/>
          <draw:equation draw:name="f202" draw:formula="2951622*logwidth/3772547"/>
          <draw:equation draw:name="f203" draw:formula="848597*logheight/6858000"/>
          <draw:equation draw:name="f204" draw:formula="2818780*logwidth/3772547"/>
          <draw:equation draw:name="f205" draw:formula="1141086*logheight/6858000"/>
          <draw:equation draw:name="f206" draw:formula="3295693*logwidth/3772547"/>
          <draw:equation draw:name="f207" draw:formula="725838*logheight/6858000"/>
          <draw:equation draw:name="f208" draw:formula="3228111*logwidth/3772547"/>
          <draw:equation draw:name="f209" draw:formula="839179*logheight/6858000"/>
          <draw:equation draw:name="f210" draw:formula="2753013*logwidth/3772547"/>
          <draw:equation draw:name="f211" draw:formula="1396598*logheight/6858000"/>
          <draw:equation draw:name="f212" draw:formula="2672132*logwidth/3772547"/>
          <draw:equation draw:name="f213" draw:formula="1595804*logheight/6858000"/>
          <draw:equation draw:name="f214" draw:formula="3258502*logwidth/3772547"/>
          <draw:equation draw:name="f215" draw:formula="1102139*logheight/6858000"/>
          <draw:equation draw:name="f216" draw:formula="3353759*logwidth/3772547"/>
          <draw:equation draw:name="f217" draw:formula="1102882*logheight/6858000"/>
          <draw:equation draw:name="f218" draw:formula="3014951*logwidth/3772547"/>
          <draw:equation draw:name="f219" draw:formula="1411295*logheight/6858000"/>
          <draw:equation draw:name="f220" draw:formula="2682237*logwidth/3772547"/>
          <draw:equation draw:name="f221" draw:formula="1733193*logheight/6858000"/>
          <draw:equation draw:name="f222" draw:formula="2479450*logwidth/3772547"/>
          <draw:equation draw:name="f223" draw:formula="2083440*logheight/6858000"/>
          <draw:equation draw:name="f224" draw:formula="2503532*logwidth/3772547"/>
          <draw:equation draw:name="f225" draw:formula="2094203*logheight/6858000"/>
          <draw:equation draw:name="f226" draw:formula="3206149*logwidth/3772547"/>
          <draw:equation draw:name="f227" draw:formula="1363939*logheight/6858000"/>
          <draw:equation draw:name="f228" draw:formula="3265856*logwidth/3772547"/>
          <draw:equation draw:name="f229" draw:formula="1382632*logheight/6858000"/>
          <draw:equation draw:name="f230" draw:formula="2504245*logwidth/3772547"/>
          <draw:equation draw:name="f231" draw:formula="2409548*logheight/6858000"/>
          <draw:equation draw:name="f232" draw:formula="2953868*logwidth/3772547"/>
          <draw:equation draw:name="f233" draw:formula="1933115*logheight/6858000"/>
          <draw:equation draw:name="f234" draw:formula="2937109*logwidth/3772547"/>
          <draw:equation draw:name="f235" draw:formula="2021824*logheight/6858000"/>
          <draw:equation draw:name="f236" draw:formula="2895476*logwidth/3772547"/>
          <draw:equation draw:name="f237" draw:formula="2086629*logheight/6858000"/>
          <draw:equation draw:name="f238" draw:formula="2484341*logwidth/3772547"/>
          <draw:equation draw:name="f239" draw:formula="2596541*logheight/6858000"/>
          <draw:equation draw:name="f240" draw:formula="2400519*logwidth/3772547"/>
          <draw:equation draw:name="f241" draw:formula="2782567*logheight/6858000"/>
          <draw:equation draw:name="f242" draw:formula="2330841*logwidth/3772547"/>
          <draw:equation draw:name="f243" draw:formula="3670574*logheight/6858000"/>
          <draw:equation draw:name="f244" draw:formula="2359272*logwidth/3772547"/>
          <draw:equation draw:name="f245" draw:formula="3586608*logheight/6858000"/>
          <draw:equation draw:name="f246" draw:formula="2609271*logwidth/3772547"/>
          <draw:equation draw:name="f247" draw:formula="2621396*logheight/6858000"/>
          <draw:equation draw:name="f248" draw:formula="2730771*logwidth/3772547"/>
          <draw:equation draw:name="f249" draw:formula="2510111*logheight/6858000"/>
          <draw:equation draw:name="f250" draw:formula="2590012*logwidth/3772547"/>
          <draw:equation draw:name="f251" draw:formula="2944858*logheight/6858000"/>
          <draw:equation draw:name="f252" draw:formula="3113847*logwidth/3772547"/>
          <draw:equation draw:name="f253" draw:formula="2153223*logheight/6858000"/>
          <draw:equation draw:name="f254" draw:formula="2689048*logwidth/3772547"/>
          <draw:equation draw:name="f255" draw:formula="3068366*logheight/6858000"/>
          <draw:equation draw:name="f256" draw:formula="3514969*logwidth/3772547"/>
          <draw:equation draw:name="f257" draw:formula="2018815*logheight/6858000"/>
          <draw:equation draw:name="f258" draw:formula="3558525*logwidth/3772547"/>
          <draw:equation draw:name="f259" draw:formula="2051496*logheight/6858000"/>
          <draw:equation draw:name="f260" draw:formula="3255544*logwidth/3772547"/>
          <draw:equation draw:name="f261" draw:formula="2477792*logheight/6858000"/>
          <draw:equation draw:name="f262" draw:formula="3272311*logwidth/3772547"/>
          <draw:equation draw:name="f263" draw:formula="2487672*logheight/6858000"/>
          <draw:equation draw:name="f264" draw:formula="3772547*logwidth/3772547"/>
          <draw:equation draw:name="f265" draw:formula="2100610*logheight/6858000"/>
          <draw:equation draw:name="f266" draw:formula="3772547*logwidth/3772547"/>
          <draw:equation draw:name="f267" draw:formula="2150086*logheight/6858000"/>
          <draw:equation draw:name="f268" draw:formula="3505352*logwidth/3772547"/>
          <draw:equation draw:name="f269" draw:formula="2400889*logheight/6858000"/>
          <draw:equation draw:name="f270" draw:formula="3187478*logwidth/3772547"/>
          <draw:equation draw:name="f271" draw:formula="2749928*logheight/6858000"/>
          <draw:equation draw:name="f272" draw:formula="3759511*logwidth/3772547"/>
          <draw:equation draw:name="f273" draw:formula="2519092*logheight/6858000"/>
          <draw:equation draw:name="f274" draw:formula="2813207*logwidth/3772547"/>
          <draw:equation draw:name="f275" draw:formula="3200760*logheight/6858000"/>
          <draw:equation draw:name="f276" draw:formula="3528616*logwidth/3772547"/>
          <draw:equation draw:name="f277" draw:formula="3002414*logheight/6858000"/>
          <draw:equation draw:name="f278" draw:formula="3541229*logwidth/3772547"/>
          <draw:equation draw:name="f279" draw:formula="3041889*logheight/6858000"/>
          <draw:equation draw:name="f280" draw:formula="2892796*logwidth/3772547"/>
          <draw:equation draw:name="f281" draw:formula="3308281*logheight/6858000"/>
          <draw:equation draw:name="f282" draw:formula="2900491*logwidth/3772547"/>
          <draw:equation draw:name="f283" draw:formula="3331893*logheight/6858000"/>
          <draw:equation draw:name="f284" draw:formula="3259179*logwidth/3772547"/>
          <draw:equation draw:name="f285" draw:formula="3257227*logheight/6858000"/>
          <draw:equation draw:name="f286" draw:formula="3276087*logwidth/3772547"/>
          <draw:equation draw:name="f287" draw:formula="3296775*logheight/6858000"/>
          <draw:equation draw:name="f288" draw:formula="3175844*logwidth/3772547"/>
          <draw:equation draw:name="f289" draw:formula="3352877*logheight/6858000"/>
          <draw:equation draw:name="f290" draw:formula="2595847*logwidth/3772547"/>
          <draw:equation draw:name="f291" draw:formula="3561108*logheight/6858000"/>
          <draw:equation draw:name="f292" draw:formula="2486394*logwidth/3772547"/>
          <draw:equation draw:name="f293" draw:formula="3707944*logheight/6858000"/>
          <draw:equation draw:name="f294" draw:formula="3179439*logwidth/3772547"/>
          <draw:equation draw:name="f295" draw:formula="3601116*logheight/6858000"/>
          <draw:equation draw:name="f296" draw:formula="2540349*logwidth/3772547"/>
          <draw:equation draw:name="f297" draw:formula="3814523*logheight/6858000"/>
          <draw:equation draw:name="f298" draw:formula="2356656*logwidth/3772547"/>
          <draw:equation draw:name="f299" draw:formula="3980794*logheight/6858000"/>
          <draw:equation draw:name="f300" draw:formula="2260967*logwidth/3772547"/>
          <draw:equation draw:name="f301" draw:formula="4120542*logheight/6858000"/>
          <draw:equation draw:name="f302" draw:formula="2290263*logwidth/3772547"/>
          <draw:equation draw:name="f303" draw:formula="4152097*logheight/6858000"/>
          <draw:equation draw:name="f304" draw:formula="2756331*logwidth/3772547"/>
          <draw:equation draw:name="f305" draw:formula="3888019*logheight/6858000"/>
          <draw:equation draw:name="f306" draw:formula="2777414*logwidth/3772547"/>
          <draw:equation draw:name="f307" draw:formula="3911984*logheight/6858000"/>
          <draw:equation draw:name="f308" draw:formula="2716348*logwidth/3772547"/>
          <draw:equation draw:name="f309" draw:formula="3982895*logheight/6858000"/>
          <draw:equation draw:name="f310" draw:formula="2372228*logwidth/3772547"/>
          <draw:equation draw:name="f311" draw:formula="4230625*logheight/6858000"/>
          <draw:equation draw:name="f312" draw:formula="2240762*logwidth/3772547"/>
          <draw:equation draw:name="f313" draw:formula="4379105*logheight/6858000"/>
          <draw:equation draw:name="f314" draw:formula="2268988*logwidth/3772547"/>
          <draw:equation draw:name="f315" draw:formula="4406600*logheight/6858000"/>
          <draw:equation draw:name="f316" draw:formula="2485245*logwidth/3772547"/>
          <draw:equation draw:name="f317" draw:formula="4257675*logheight/6858000"/>
          <draw:equation draw:name="f318" draw:formula="2708599*logwidth/3772547"/>
          <draw:equation draw:name="f319" draw:formula="4160754*logheight/6858000"/>
          <draw:equation draw:name="f320" draw:formula="2154688*logwidth/3772547"/>
          <draw:equation draw:name="f321" draw:formula="4784867*logheight/6858000"/>
          <draw:equation draw:name="f322" draw:formula="2645822*logwidth/3772547"/>
          <draw:equation draw:name="f323" draw:formula="4556058*logheight/6858000"/>
          <draw:equation draw:name="f324" draw:formula="2227510*logwidth/3772547"/>
          <draw:equation draw:name="f325" draw:formula="4881418*logheight/6858000"/>
          <draw:equation draw:name="f326" draw:formula="2057993*logwidth/3772547"/>
          <draw:equation draw:name="f327" draw:formula="5282600*logheight/6858000"/>
          <draw:equation draw:name="f328" draw:formula="2728941*logwidth/3772547"/>
          <draw:equation draw:name="f329" draw:formula="4908031*logheight/6858000"/>
          <draw:equation draw:name="f330" draw:formula="2349504*logwidth/3772547"/>
          <draw:equation draw:name="f331" draw:formula="5213099*logheight/6858000"/>
          <draw:equation draw:name="f332" draw:formula="2039798*logwidth/3772547"/>
          <draw:equation draw:name="f333" draw:formula="5473283*logheight/6858000"/>
          <draw:equation draw:name="f334" draw:formula="2050129*logwidth/3772547"/>
          <draw:equation draw:name="f335" draw:formula="5658139*logheight/6858000"/>
          <draw:equation draw:name="f336" draw:formula="2401412*logwidth/3772547"/>
          <draw:equation draw:name="f337" draw:formula="5427953*logheight/6858000"/>
          <draw:equation draw:name="f338" draw:formula="1987248*logwidth/3772547"/>
          <draw:equation draw:name="f339" draw:formula="6524803*logheight/6858000"/>
          <draw:equation draw:name="f340" draw:formula="2229444*logwidth/3772547"/>
          <draw:equation draw:name="f341" draw:formula="6228751*logheight/6858000"/>
          <draw:equation draw:name="f342" draw:formula="2630547*logwidth/3772547"/>
          <draw:equation draw:name="f343" draw:formula="5393994*logheight/6858000"/>
          <draw:equation draw:name="f344" draw:formula="2693638*logwidth/3772547"/>
          <draw:equation draw:name="f345" draw:formula="5345714*logheight/6858000"/>
          <draw:equation draw:name="f346" draw:formula="2415454*logwidth/3772547"/>
          <draw:equation draw:name="f347" draw:formula="6059869*logheight/6858000"/>
          <draw:equation draw:name="f348" draw:formula="2673329*logwidth/3772547"/>
          <draw:equation draw:name="f349" draw:formula="5824049*logheight/6858000"/>
          <draw:equation draw:name="f350" draw:formula="3239985*logwidth/3772547"/>
          <draw:equation draw:name="f351" draw:formula="4880653*logheight/6858000"/>
          <draw:equation draw:name="f352" draw:formula="3375154*logwidth/3772547"/>
          <draw:equation draw:name="f353" draw:formula="4684141*logheight/6858000"/>
          <draw:equation draw:name="f354" draw:formula="3406641*logwidth/3772547"/>
          <draw:equation draw:name="f355" draw:formula="4705508*logheight/6858000"/>
          <draw:equation draw:name="f356" draw:formula="2954865*logwidth/3772547"/>
          <draw:equation draw:name="f357" draw:formula="5548237*logheight/6858000"/>
          <draw:equation draw:name="f358" draw:formula="2986919*logwidth/3772547"/>
          <draw:equation draw:name="f359" draw:formula="5573525*logheight/6858000"/>
          <draw:equation draw:name="f360" draw:formula="3170208*logwidth/3772547"/>
          <draw:equation draw:name="f361" draw:formula="5370514*logheight/6858000"/>
          <draw:equation draw:name="f362" draw:formula="3548793*logwidth/3772547"/>
          <draw:equation draw:name="f363" draw:formula="4720432*logheight/6858000"/>
          <draw:equation draw:name="f364" draw:formula="3643719*logwidth/3772547"/>
          <draw:equation draw:name="f365" draw:formula="4428558*logheight/6858000"/>
          <draw:equation draw:name="f366" draw:formula="3748137*logwidth/3772547"/>
          <draw:equation draw:name="f367" draw:formula="4356872*logheight/6858000"/>
          <draw:equation draw:name="f368" draw:formula="3749459*logwidth/3772547"/>
          <draw:equation draw:name="f369" draw:formula="4559249*logheight/6858000"/>
          <draw:equation draw:name="f370" draw:formula="3772547*logwidth/3772547"/>
          <draw:equation draw:name="f371" draw:formula="4522718*logheight/6858000"/>
          <draw:equation draw:name="f372" draw:formula="3772547*logwidth/3772547"/>
          <draw:equation draw:name="f373" draw:formula="5175880*logheight/6858000"/>
          <draw:equation draw:name="f374" draw:formula="3746445*logwidth/3772547"/>
          <draw:equation draw:name="f375" draw:formula="5187135*logheight/6858000"/>
          <draw:equation draw:name="f376" draw:formula="3654602*logwidth/3772547"/>
          <draw:equation draw:name="f377" draw:formula="5281584*logheight/6858000"/>
          <draw:equation draw:name="f378" draw:formula="3772547*logwidth/3772547"/>
          <draw:equation draw:name="f379" draw:formula="5292972*logheight/6858000"/>
          <draw:equation draw:name="f380" draw:formula="3772547*logwidth/3772547"/>
          <draw:equation draw:name="f381" draw:formula="5392015*logheight/6858000"/>
          <draw:equation draw:name="f382" draw:formula="3592335*logwidth/3772547"/>
          <draw:equation draw:name="f383" draw:formula="5399303*logheight/6858000"/>
          <draw:equation draw:name="f384" draw:formula="3418032*logwidth/3772547"/>
          <draw:equation draw:name="f385" draw:formula="5443922*logheight/6858000"/>
          <draw:equation draw:name="f386" draw:formula="3417889*logwidth/3772547"/>
          <draw:equation draw:name="f387" draw:formula="5490752*logheight/6858000"/>
          <draw:equation draw:name="f388" draw:formula="3772547*logwidth/3772547"/>
          <draw:equation draw:name="f389" draw:formula="5529147*logheight/6858000"/>
          <draw:equation draw:name="f390" draw:formula="3772547*logwidth/3772547"/>
          <draw:equation draw:name="f391" draw:formula="5605381*logheight/6858000"/>
          <draw:equation draw:name="f392" draw:formula="3629414*logwidth/3772547"/>
          <draw:equation draw:name="f393" draw:formula="5612078*logheight/6858000"/>
          <draw:equation draw:name="f394" draw:formula="3219677*logwidth/3772547"/>
          <draw:equation draw:name="f395" draw:formula="5610572*logheight/6858000"/>
          <draw:equation draw:name="f396" draw:formula="3762799*logwidth/3772547"/>
          <draw:equation draw:name="f397" draw:formula="5835833*logheight/6858000"/>
          <draw:equation draw:name="f398" draw:formula="3030643*logwidth/3772547"/>
          <draw:equation draw:name="f399" draw:formula="5748475*logheight/6858000"/>
          <draw:equation draw:name="f400" draw:formula="2992944*logwidth/3772547"/>
          <draw:equation draw:name="f401" draw:formula="5804637*logheight/6858000"/>
          <draw:equation draw:name="f402" draw:formula="3519784*logwidth/3772547"/>
          <draw:equation draw:name="f403" draw:formula="6074558*logheight/6858000"/>
          <draw:equation draw:name="f404" draw:formula="2885684*logwidth/3772547"/>
          <draw:equation draw:name="f405" draw:formula="5903036*logheight/6858000"/>
          <draw:equation draw:name="f406" draw:formula="2775550*logwidth/3772547"/>
          <draw:equation draw:name="f407" draw:formula="6022215*logheight/6858000"/>
          <draw:equation draw:name="f408" draw:formula="3423078*logwidth/3772547"/>
          <draw:equation draw:name="f409" draw:formula="6260366*logheight/6858000"/>
          <draw:equation draw:name="f410" draw:formula="3420560*logwidth/3772547"/>
          <draw:equation draw:name="f411" draw:formula="6297941*logheight/6858000"/>
          <draw:equation draw:name="f412" draw:formula="3199016*logwidth/3772547"/>
          <draw:equation draw:name="f413" draw:formula="6323697*logheight/6858000"/>
          <draw:equation draw:name="f414" draw:formula="3258069*logwidth/3772547"/>
          <draw:equation draw:name="f415" draw:formula="6397164*logheight/6858000"/>
          <draw:equation draw:name="f416" draw:formula="2523644*logwidth/3772547"/>
          <draw:equation draw:name="f417" draw:formula="6332364*logheight/6858000"/>
          <draw:equation draw:name="f418" draw:formula="3238170*logwidth/3772547"/>
          <draw:equation draw:name="f419" draw:formula="6507658*logheight/6858000"/>
          <draw:equation draw:name="f420" draw:formula="3127035*logwidth/3772547"/>
          <draw:equation draw:name="f421" draw:formula="6550069*logheight/6858000"/>
          <draw:equation draw:name="f422" draw:formula="2746596*logwidth/3772547"/>
          <draw:equation draw:name="f423" draw:formula="6488535*logheight/6858000"/>
          <draw:equation draw:name="f424" draw:formula="2424002*logwidth/3772547"/>
          <draw:equation draw:name="f425" draw:formula="6428494*logheight/6858000"/>
          <draw:equation draw:name="f426" draw:formula="2280606*logwidth/3772547"/>
          <draw:equation draw:name="f427" draw:formula="6488659*logheight/6858000"/>
          <draw:equation draw:name="f428" draw:formula="3060078*logwidth/3772547"/>
          <draw:equation draw:name="f429" draw:formula="6640951*logheight/6858000"/>
          <draw:equation draw:name="f430" draw:formula="2763439*logwidth/3772547"/>
          <draw:equation draw:name="f431" draw:formula="6669212*logheight/6858000"/>
          <draw:equation draw:name="f432" draw:formula="2284249*logwidth/3772547"/>
          <draw:equation draw:name="f433" draw:formula="6611926*logheight/6858000"/>
          <draw:equation draw:name="f434" draw:formula="2088752*logwidth/3772547"/>
          <draw:equation draw:name="f435" draw:formula="6735705*logheight/6858000"/>
          <draw:equation draw:name="f436" draw:formula="2744260*logwidth/3772547"/>
          <draw:equation draw:name="f437" draw:formula="6835388*logheight/6858000"/>
          <draw:equation draw:name="f438" draw:formula="2666732*logwidth/3772547"/>
          <draw:equation draw:name="f439" draw:formula="6858000*logheight/6858000"/>
          <draw:equation draw:name="f440" draw:formula="1726042*logwidth/3772547"/>
          <draw:equation draw:name="f441" draw:formula="6858000*logheight/6858000"/>
          <draw:equation draw:name="f442" draw:formula="1735077*logwidth/3772547"/>
          <draw:equation draw:name="f443" draw:formula="6850032*logheight/6858000"/>
          <draw:equation draw:name="f444" draw:formula="1834534*logwidth/3772547"/>
          <draw:equation draw:name="f445" draw:formula="6682133*logheight/6858000"/>
          <draw:equation draw:name="f446" draw:formula="2017500*logwidth/3772547"/>
          <draw:equation draw:name="f447" draw:formula="6178426*logheight/6858000"/>
          <draw:equation draw:name="f448" draw:formula="2254753*logwidth/3772547"/>
          <draw:equation draw:name="f449" draw:formula="5677413*logheight/6858000"/>
          <draw:equation draw:name="f450" draw:formula="1840100*logwidth/3772547"/>
          <draw:equation draw:name="f451" draw:formula="6109882*logheight/6858000"/>
          <draw:equation draw:name="f452" draw:formula="1624328*logwidth/3772547"/>
          <draw:equation draw:name="f453" draw:formula="6765710*logheight/6858000"/>
          <draw:equation draw:name="f454" draw:formula="1598196*logwidth/3772547"/>
          <draw:equation draw:name="f455" draw:formula="6858000*logheight/6858000"/>
          <draw:equation draw:name="f456" draw:formula="1329551*logwidth/3772547"/>
          <draw:equation draw:name="f457" draw:formula="6858000*logheight/6858000"/>
          <draw:equation draw:name="f458" draw:formula="1498508*logwidth/3772547"/>
          <draw:equation draw:name="f459" draw:formula="6525294*logheight/6858000"/>
          <draw:equation draw:name="f460" draw:formula="1487939*logwidth/3772547"/>
          <draw:equation draw:name="f461" draw:formula="6309126*logheight/6858000"/>
          <draw:equation draw:name="f462" draw:formula="1373642*logwidth/3772547"/>
          <draw:equation draw:name="f463" draw:formula="6107724*logheight/6858000"/>
          <draw:equation draw:name="f464" draw:formula="1377198*logwidth/3772547"/>
          <draw:equation draw:name="f465" draw:formula="5748269*logheight/6858000"/>
          <draw:equation draw:name="f466" draw:formula="1395219*logwidth/3772547"/>
          <draw:equation draw:name="f467" draw:formula="5636733*logheight/6858000"/>
          <draw:equation draw:name="f468" draw:formula="1703951*logwidth/3772547"/>
          <draw:equation draw:name="f469" draw:formula="5953804*logheight/6858000"/>
          <draw:equation draw:name="f470" draw:formula="1783768*logwidth/3772547"/>
          <draw:equation draw:name="f471" draw:formula="5780710*logheight/6858000"/>
          <draw:equation draw:name="f472" draw:formula="1498333*logwidth/3772547"/>
          <draw:equation draw:name="f473" draw:formula="5414932*logheight/6858000"/>
          <draw:equation draw:name="f474" draw:formula="1651493*logwidth/3772547"/>
          <draw:equation draw:name="f475" draw:formula="5284117*logheight/6858000"/>
          <draw:equation draw:name="f476" draw:formula="1899695*logwidth/3772547"/>
          <draw:equation draw:name="f477" draw:formula="5456752*logheight/6858000"/>
          <draw:equation draw:name="f478" draw:formula="1846783*logwidth/3772547"/>
          <draw:equation draw:name="f479" draw:formula="5310048*logheight/6858000"/>
          <draw:equation draw:name="f480" draw:formula="1559454*logwidth/3772547"/>
          <draw:equation draw:name="f481" draw:formula="4997634*logheight/6858000"/>
          <draw:equation draw:name="f482" draw:formula="1440197*logwidth/3772547"/>
          <draw:equation draw:name="f483" draw:formula="4790594*logheight/6858000"/>
          <draw:equation draw:name="f484" draw:formula="1820387*logwidth/3772547"/>
          <draw:equation draw:name="f485" draw:formula="5118730*logheight/6858000"/>
          <draw:equation draw:name="f486" draw:formula="1764530*logwidth/3772547"/>
          <draw:equation draw:name="f487" draw:formula="4928677*logheight/6858000"/>
          <draw:equation draw:name="f488" draw:formula="1197377*logwidth/3772547"/>
          <draw:equation draw:name="f489" draw:formula="4422766*logheight/6858000"/>
          <draw:equation draw:name="f490" draw:formula="1310537*logwidth/3772547"/>
          <draw:equation draw:name="f491" draw:formula="4402986*logheight/6858000"/>
          <draw:equation draw:name="f492" draw:formula="1660484*logwidth/3772547"/>
          <draw:equation draw:name="f493" draw:formula="4672917*logheight/6858000"/>
          <draw:equation draw:name="f494" draw:formula="1775842*logwidth/3772547"/>
          <draw:equation draw:name="f495" draw:formula="4779788*logheight/6858000"/>
          <draw:equation draw:name="f496" draw:formula="1614496*logwidth/3772547"/>
          <draw:equation draw:name="f497" draw:formula="4405777*logheight/6858000"/>
          <draw:equation draw:name="f498" draw:formula="1199467*logwidth/3772547"/>
          <draw:equation draw:name="f499" draw:formula="4159350*logheight/6858000"/>
          <draw:equation draw:name="f500" draw:formula="1091551*logwidth/3772547"/>
          <draw:equation draw:name="f501" draw:formula="4060939*logheight/6858000"/>
          <draw:equation draw:name="f502" draw:formula="1445828*logwidth/3772547"/>
          <draw:equation draw:name="f503" draw:formula="4183881*logheight/6858000"/>
          <draw:equation draw:name="f504" draw:formula="1742683*logwidth/3772547"/>
          <draw:equation draw:name="f505" draw:formula="4356083*logheight/6858000"/>
          <draw:equation draw:name="f506" draw:formula="1684025*logwidth/3772547"/>
          <draw:equation draw:name="f507" draw:formula="4182519*logheight/6858000"/>
          <draw:equation draw:name="f508" draw:formula="1263849*logwidth/3772547"/>
          <draw:equation draw:name="f509" draw:formula="3842591*logheight/6858000"/>
          <draw:equation draw:name="f510" draw:formula="1128414*logwidth/3772547"/>
          <draw:equation draw:name="f511" draw:formula="3712025*logheight/6858000"/>
          <draw:equation draw:name="f512" draw:formula="1440807*logwidth/3772547"/>
          <draw:equation draw:name="f513" draw:formula="3846370*logheight/6858000"/>
          <draw:equation draw:name="f514" draw:formula="1726425*logwidth/3772547"/>
          <draw:equation draw:name="f515" draw:formula="4086673*logheight/6858000"/>
          <draw:equation draw:name="f516" draw:formula="1637128*logwidth/3772547"/>
          <draw:equation draw:name="f517" draw:formula="3810084*logheight/6858000"/>
          <draw:equation draw:name="f518" draw:formula="1070112*logwidth/3772547"/>
          <draw:equation draw:name="f519" draw:formula="3410339*logheight/6858000"/>
          <draw:equation draw:name="f520" draw:formula="977638*logwidth/3772547"/>
          <draw:equation draw:name="f521" draw:formula="3302596*logheight/6858000"/>
          <draw:equation draw:name="f522" draw:formula="1669297*logwidth/3772547"/>
          <draw:equation draw:name="f523" draw:formula="3675941*logheight/6858000"/>
          <draw:equation draw:name="f524" draw:formula="1606746*logwidth/3772547"/>
          <draw:equation draw:name="f525" draw:formula="3539045*logheight/6858000"/>
          <draw:equation draw:name="f526" draw:formula="1242819*logwidth/3772547"/>
          <draw:equation draw:name="f527" draw:formula="3113985*logheight/6858000"/>
          <draw:equation draw:name="f528" draw:formula="1132289*logwidth/3772547"/>
          <draw:equation draw:name="f529" draw:formula="2975008*logheight/6858000"/>
          <draw:equation draw:name="f530" draw:formula="1344032*logwidth/3772547"/>
          <draw:equation draw:name="f531" draw:formula="3060296*logheight/6858000"/>
          <draw:equation draw:name="f532" draw:formula="1520044*logwidth/3772547"/>
          <draw:equation draw:name="f533" draw:formula="3250760*logheight/6858000"/>
          <draw:equation draw:name="f534" draw:formula="1409170*logwidth/3772547"/>
          <draw:equation draw:name="f535" draw:formula="2652157*logheight/6858000"/>
          <draw:equation draw:name="f536" draw:formula="1645160*logwidth/3772547"/>
          <draw:equation draw:name="f537" draw:formula="3111892*logheight/6858000"/>
          <draw:equation draw:name="f538" draw:formula="1667245*logwidth/3772547"/>
          <draw:equation draw:name="f539" draw:formula="2816123*logheight/6858000"/>
          <draw:equation draw:name="f540" draw:formula="1735210*logwidth/3772547"/>
          <draw:equation draw:name="f541" draw:formula="2542345*logheight/6858000"/>
          <draw:equation draw:name="f542" draw:formula="1793949*logwidth/3772547"/>
          <draw:equation draw:name="f543" draw:formula="3313379*logheight/6858000"/>
          <draw:equation draw:name="f544" draw:formula="1941073*logwidth/3772547"/>
          <draw:equation draw:name="f545" draw:formula="2601277*logheight/6858000"/>
          <draw:equation draw:name="f546" draw:formula="1855623*logwidth/3772547"/>
          <draw:equation draw:name="f547" draw:formula="2481410*logheight/6858000"/>
          <draw:equation draw:name="f548" draw:formula="1871991*logwidth/3772547"/>
          <draw:equation draw:name="f549" draw:formula="2416300*logheight/6858000"/>
          <draw:equation draw:name="f550" draw:formula="1938865*logwidth/3772547"/>
          <draw:equation draw:name="f551" draw:formula="2414286*logheight/6858000"/>
          <draw:equation draw:name="f552" draw:formula="2085777*logwidth/3772547"/>
          <draw:equation draw:name="f553" draw:formula="2614729*logheight/6858000"/>
          <draw:equation draw:name="f554" draw:formula="2248112*logwidth/3772547"/>
          <draw:equation draw:name="f555" draw:formula="2898499*logheight/6858000"/>
          <draw:equation draw:name="f556" draw:formula="2221641*logwidth/3772547"/>
          <draw:equation draw:name="f557" draw:formula="2643054*logheight/6858000"/>
          <draw:equation draw:name="f558" draw:formula="1828760*logwidth/3772547"/>
          <draw:equation draw:name="f559" draw:formula="2142895*logheight/6858000"/>
          <draw:equation draw:name="f560" draw:formula="1775697*logwidth/3772547"/>
          <draw:equation draw:name="f561" draw:formula="2051101*logheight/6858000"/>
          <draw:equation draw:name="f562" draw:formula="1912547*logwidth/3772547"/>
          <draw:equation draw:name="f563" draw:formula="2065682*logheight/6858000"/>
          <draw:equation draw:name="f564" draw:formula="2130439*logwidth/3772547"/>
          <draw:equation draw:name="f565" draw:formula="2359489*logheight/6858000"/>
          <draw:equation draw:name="f566" draw:formula="2257330*logwidth/3772547"/>
          <draw:equation draw:name="f567" draw:formula="2548103*logheight/6858000"/>
          <draw:equation draw:name="f568" draw:formula="2246483*logwidth/3772547"/>
          <draw:equation draw:name="f569" draw:formula="2234352*logheight/6858000"/>
          <draw:equation draw:name="f570" draw:formula="1864135*logwidth/3772547"/>
          <draw:equation draw:name="f571" draw:formula="1700921*logheight/6858000"/>
          <draw:equation draw:name="f572" draw:formula="1862150*logwidth/3772547"/>
          <draw:equation draw:name="f573" draw:formula="1561398*logheight/6858000"/>
          <draw:equation draw:name="f574" draw:formula="2276094*logwidth/3772547"/>
          <draw:equation draw:name="f575" draw:formula="2071510*logheight/6858000"/>
          <draw:equation draw:name="f576" draw:formula="2251787*logwidth/3772547"/>
          <draw:equation draw:name="f577" draw:formula="1906611*logheight/6858000"/>
          <draw:equation draw:name="f578" draw:formula="1899277*logwidth/3772547"/>
          <draw:equation draw:name="f579" draw:formula="1471143*logheight/6858000"/>
          <draw:equation draw:name="f580" draw:formula="1817621*logwidth/3772547"/>
          <draw:equation draw:name="f581" draw:formula="1312966*logheight/6858000"/>
          <draw:equation draw:name="f582" draw:formula="2112975*logwidth/3772547"/>
          <draw:equation draw:name="f583" draw:formula="1583353*logheight/6858000"/>
          <draw:equation draw:name="f584" draw:formula="2366513*logwidth/3772547"/>
          <draw:equation draw:name="f585" draw:formula="1899103*logheight/6858000"/>
          <draw:equation draw:name="f586" draw:formula="2398523*logwidth/3772547"/>
          <draw:equation draw:name="f587" draw:formula="1683031*logheight/6858000"/>
          <draw:equation draw:name="f588" draw:formula="2012815*logwidth/3772547"/>
          <draw:equation draw:name="f589" draw:formula="1154087*logheight/6858000"/>
          <draw:equation draw:name="f590" draw:formula="1968689*logwidth/3772547"/>
          <draw:equation draw:name="f591" draw:formula="1049064*logheight/6858000"/>
          <draw:equation draw:name="f592" draw:formula="2018558*logwidth/3772547"/>
          <draw:equation draw:name="f593" draw:formula="967611*logheight/6858000"/>
          <draw:equation draw:name="f594" draw:formula="2423566*logwidth/3772547"/>
          <draw:equation draw:name="f595" draw:formula="1597619*logheight/6858000"/>
          <draw:equation draw:name="f596" draw:formula="2454360*logwidth/3772547"/>
          <draw:equation draw:name="f597" draw:formula="1317652*logheight/6858000"/>
          <draw:equation draw:name="f598" draw:formula="2205557*logwidth/3772547"/>
          <draw:equation draw:name="f599" draw:formula="998322*logheight/6858000"/>
          <draw:equation draw:name="f600" draw:formula="2017222*logwidth/3772547"/>
          <draw:equation draw:name="f601" draw:formula="529807*logheight/6858000"/>
          <draw:equation draw:name="f602" draw:formula="1980980*logwidth/3772547"/>
          <draw:equation draw:name="f603" draw:formula="353090*logheight/6858000"/>
          <draw:equation draw:name="f604" draw:formula="2320169*logwidth/3772547"/>
          <draw:equation draw:name="f605" draw:formula="860412*logheight/6858000"/>
          <draw:equation draw:name="f606" draw:formula="2397827*logwidth/3772547"/>
          <draw:equation draw:name="f607" draw:formula="520273*logheight/6858000"/>
          <draw:equation draw:name="f608" draw:formula="2272034*logwidth/3772547"/>
          <draw:equation draw:name="f609" draw:formula="196732*logheight/6858000"/>
          <draw:equation draw:name="f610" draw:formula="2308761*logwidth/3772547"/>
          <draw:equation draw:name="f611" draw:formula="176405*logheight/6858000"/>
          <draw:equation draw:name="f612" draw:formula="2421548*logwidth/3772547"/>
          <draw:equation draw:name="f613" draw:formula="377402*logheight/6858000"/>
          <draw:equation draw:name="f614" draw:formula="2541527*logwidth/3772547"/>
          <draw:equation draw:name="f615" draw:formula="601876*logheight/6858000"/>
          <draw:equation draw:name="f616" draw:formula="2463744*logwidth/3772547"/>
          <draw:equation draw:name="f617" draw:formula="248100*logheight/6858000"/>
          <draw:equation draw:name="f618" draw:formula="2421990*logwidth/3772547"/>
          <draw:equation draw:name="f619" draw:formula="73342*logheight/6858000"/>
          <draw:equation draw:name="f620" draw:formula="logwidth"/>
          <draw:equation draw:name="f621" draw:formula="logheight"/>
        </draw:enhanced-geometry>
      </draw:custom-shape>
      <draw:frame draw:name="Text Placeholder 2" presentation:style-name="Mpr29" draw:text-style-name="MP38" draw:layer="backgroundobjects" svg:width="14.687cm" svg:height="1.114cm" svg:x="2.307cm" svg:y="6.294cm" presentation:class="outline" presentation:user-transformed="true">
        <draw:text-box>
          <text:p text:style-name="MP32"><text:span text:style-name="MT18">Click to edit Master text styles</text:span></text:p>
        </draw:text-box>
      </draw:frame>
      <draw:frame draw:name="Text Placeholder 4" presentation:style-name="Mpr29" draw:text-style-name="MP38" draw:layer="backgroundobjects" svg:width="14.687cm" svg:height="1.114cm" svg:x="2.307cm" svg:y="10.854cm" presentation:class="outline" presentation:user-transformed="true">
        <draw:text-box>
          <text:p text:style-name="MP32"><text:span text:style-name="MT18">Click to edit Master text styles</text:span></text:p>
        </draw:text-box>
      </draw:frame>
      <draw:frame draw:name="Content Placeholder 5" presentation:style-name="Mpr27" draw:text-style-name="MP27" draw:layer="backgroundobjects" svg:width="14.687cm" svg:height="3.039cm" svg:x="2.307cm" svg:y="12.069cm" presentation:class="outline" presentation:user-transformed="true">
        <draw:text-box>
          <text:list text:style-name="ML4">
            <text:list-item>
              <text:p text:style-name="MP36"><text:span text:style-name="MT14">Click to edit Master text styles</text:span></text:p>
            </text:list-item>
          </text:list>
          <text:list text:style-name="ML5">
            <text:list-item>
              <text:list>
                <text:list-item>
                  <text:p text:style-name="MP36"><text:span text:style-name="MT15">Second level</text:span></text:p>
                </text:list-item>
              </text:list>
            </text:list-item>
          </text:list>
          <text:list text:style-name="ML6">
            <text:list-item>
              <text:list>
                <text:list-item>
                  <text:list>
                    <text:list-item>
                      <text:p text:style-name="MP36"><text:span text:style-name="MT16">Third level</text:span></text:p>
                    </text:list-item>
                  </text:list>
                </text:list-item>
              </text:list>
            </text:list-item>
          </text:list>
          <text:list text:style-name="ML7">
            <text:list-item>
              <text:list>
                <text:list-item>
                  <text:list>
                    <text:list-item>
                      <text:list>
                        <text:list-item>
                          <text:p text:style-name="MP36"><text:span text:style-name="MT17">Fourth level</text:span></text:p>
                        </text:list-item>
                      </text:list>
                    </text:list-item>
                  </text:list>
                </text:list-item>
              </text:list>
            </text:list-item>
          </text:list>
          <text:list text:style-name="ML8">
            <text:list-item>
              <text:list>
                <text:list-item>
                  <text:list>
                    <text:list-item>
                      <text:list>
                        <text:list-item>
                          <text:list>
                            <text:list-item>
                              <text:p text:style-name="MP36"><text:span text:style-name="MT17">Fifth level</text:span></text:p>
                            </text:list-item>
                          </text:list>
                        </text:list-item>
                      </text:list>
                    </text:list-item>
                  </text:list>
                </text:list-item>
              </text:list>
            </text:list-item>
          </text:list>
        </draw:text-box>
      </draw:frame>
      <draw:frame draw:name="Title 1" presentation:style-name="Mpr30" draw:text-style-name="MP14" draw:layer="backgroundobjects" svg:width="23.89cm" svg:height="1.874cm" svg:x="2.307cm" svg:y="2.949cm" presentation:class="title" presentation:user-transformed="true">
        <draw:text-box>
          <text:p text:style-name="MP13"><text:span text:style-name="MT19">click to edit master title style</text:span><text:span text:style-name="MT19"><text:tab/></text:span></text:p>
        </draw:text-box>
      </draw:frame>
      <draw:connector draw:name="Straight Connector 9" draw:style-name="Mgr26" draw:text-style-name="MP5" draw:layer="backgroundobjects" draw:type="line" svg:x1="0cm" svg:y1="17.568cm" svg:x2="33.866cm" svg:y2="17.568cm" svg:d="M0 17568h33866" svg:viewBox="0 0 33867 1">
        <text:p/>
      </draw:connector>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33" draw:text-style-name="MP10" draw:layer="backgroundobjects" svg:width="23.89cm" svg:height="3.672cm" svg:x="2.903cm" svg:y="2.009cm" presentation:class="title" presentation:user-transformed="true">
        <draw:text-box>
          <text:p text:style-name="MP13"><text:span text:style-name="MT2">Click to edit Master title style</text:span></text:p>
        </draw:text-box>
      </draw:frame>
      <draw:frame draw:name="Date Placeholder 2" presentation:style-name="Mpr34" draw:text-style-name="MP19" draw:layer="backgroundobjects" svg:width="2.243cm" svg:height="0.861cm" svg:x="1.829cm" svg:y="18.909cm" presentation:class="date-time" presentation:user-transformed="true">
        <draw:text-box>
          <text:p text:style-name="MP39"><text:span text:style-name="MT20"><presentation:date-time/></text:span></text:p>
        </draw:text-box>
      </draw:frame>
      <draw:frame draw:name="Footer Placeholder 3" presentation:style-name="Mpr34" draw:text-style-name="MP19" draw:layer="backgroundobjects" svg:width="7.81cm" svg:height="0.861cm" svg:x="10.95cm" svg:y="18.909cm" presentation:class="footer" presentation:user-transformed="true">
        <draw:text-box>
          <text:p text:style-name="MP40"><text:span text:style-name="MT1"><presentation:footer/></text:span></text:p>
        </draw:text-box>
      </draw:frame>
      <draw:frame draw:name="Slide Number Placeholder 4" presentation:style-name="Mpr34" draw:text-style-name="MP19" draw:layer="backgroundobjects" svg:width="2.243cm" svg:height="0.861cm" svg:x="26.053cm" svg:y="18.909cm" presentation:class="page-number" presentation:user-transformed="true">
        <draw:text-box>
          <text:p text:style-name="MP18"><text:span text:style-name="MT20"><text:page-number>&lt;number&gt;</text:page-number></text:span></text:p>
        </draw:text-box>
      </draw:frame>
      <draw:frame presentation:style-name="Title_20_Only-outline1" draw:layer="backgroundobjects" svg:width="24.929cm" svg:height="11.019cm" svg:x="2.383cm" svg:y="5.444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51" draw:style-name="Mgr27" draw:text-style-name="MP41" draw:layer="backgroundobjects" svg:width="7.306cm" svg:height="9.642cm" svg:x="1.001cm" svg:y="1.001cm">
        <text:p/>
        <draw:enhanced-geometry draw:mirror-horizontal="false" draw:mirror-vertical="false" svg:viewBox="0 0 0 0" drawooo:sub-view-size="3216357 3480449" draw:text-areas="0 0 ?f12 ?f13" draw:type="ooxml-non-primitive" draw:enhanced-path="M 0 0 L 3216357 0 3215555 37372 C 3204137 529564 3121634 2470682 1743546 3185195 1289330 3420695 636456 3552958 112171 3438794 L 0 3408770 Z N">
          <draw:equation draw:name="f0" draw:formula="0*logwidth/3216357"/>
          <draw:equation draw:name="f1" draw:formula="0*logheight/3480449"/>
          <draw:equation draw:name="f2" draw:formula="3216357*logwidth/3216357"/>
          <draw:equation draw:name="f3" draw:formula="0*logheight/3480449"/>
          <draw:equation draw:name="f4" draw:formula="3215555*logwidth/3216357"/>
          <draw:equation draw:name="f5" draw:formula="37372*logheight/3480449"/>
          <draw:equation draw:name="f6" draw:formula="1743546*logwidth/3216357"/>
          <draw:equation draw:name="f7" draw:formula="3185195*logheight/3480449"/>
          <draw:equation draw:name="f8" draw:formula="112171*logwidth/3216357"/>
          <draw:equation draw:name="f9" draw:formula="3438794*logheight/3480449"/>
          <draw:equation draw:name="f10" draw:formula="0*logwidth/3216357"/>
          <draw:equation draw:name="f11" draw:formula="3408770*logheight/3480449"/>
          <draw:equation draw:name="f12" draw:formula="logwidth"/>
          <draw:equation draw:name="f13" draw:formula="logheight"/>
        </draw:enhanced-geometry>
      </draw:custom-shape>
      <draw:custom-shape draw:name="Freeform: Shape 36" draw:style-name="Mgr28" draw:text-style-name="MP42" draw:layer="backgroundobjects" svg:width="8.42cm" svg:height="14.488cm" svg:x="20.279cm" svg:y="5.484cm">
        <text:p/>
        <draw:enhanced-geometry draw:mirror-horizontal="false" draw:mirror-vertical="false" svg:viewBox="0 0 0 0" drawooo:sub-view-size="3706413 5229819" draw:text-areas="0 0 ?f582 ?f583" draw:type="ooxml-non-primitive"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equation draw:name="f0" draw:formula="3324222*logwidth/3706413"/>
          <draw:equation draw:name="f1" draw:formula="5028685*logheight/5229819"/>
          <draw:equation draw:name="f2" draw:formula="2393353*logwidth/3706413"/>
          <draw:equation draw:name="f3" draw:formula="5115550*logheight/5229819"/>
          <draw:equation draw:name="f4" draw:formula="2867479*logwidth/3706413"/>
          <draw:equation draw:name="f5" draw:formula="5174972*logheight/5229819"/>
          <draw:equation draw:name="f6" draw:formula="3648886*logwidth/3706413"/>
          <draw:equation draw:name="f7" draw:formula="5092281*logheight/5229819"/>
          <draw:equation draw:name="f8" draw:formula="3702503*logwidth/3706413"/>
          <draw:equation draw:name="f9" draw:formula="5073259*logheight/5229819"/>
          <draw:equation draw:name="f10" draw:formula="3324222*logwidth/3706413"/>
          <draw:equation draw:name="f11" draw:formula="5028685*logheight/5229819"/>
          <draw:equation draw:name="f12" draw:formula="2943802*logwidth/3706413"/>
          <draw:equation draw:name="f13" draw:formula="4819637*logheight/5229819"/>
          <draw:equation draw:name="f14" draw:formula="2790751*logwidth/3706413"/>
          <draw:equation draw:name="f15" draw:formula="4847576*logheight/5229819"/>
          <draw:equation draw:name="f16" draw:formula="2434897*logwidth/3706413"/>
          <draw:equation draw:name="f17" draw:formula="5031577*logheight/5229819"/>
          <draw:equation draw:name="f18" draw:formula="2951768*logwidth/3706413"/>
          <draw:equation draw:name="f19" draw:formula="4976098*logheight/5229819"/>
          <draw:equation draw:name="f20" draw:formula="3475392*logwidth/3706413"/>
          <draw:equation draw:name="f21" draw:formula="4962373*logheight/5229819"/>
          <draw:equation draw:name="f22" draw:formula="2943802*logwidth/3706413"/>
          <draw:equation draw:name="f23" draw:formula="4819637*logheight/5229819"/>
          <draw:equation draw:name="f24" draw:formula="2984957*logwidth/3706413"/>
          <draw:equation draw:name="f25" draw:formula="4764199*logheight/5229819"/>
          <draw:equation draw:name="f26" draw:formula="3085247*logwidth/3706413"/>
          <draw:equation draw:name="f27" draw:formula="4783935*logheight/5229819"/>
          <draw:equation draw:name="f28" draw:formula="3570306*logwidth/3706413"/>
          <draw:equation draw:name="f29" draw:formula="4942005*logheight/5229819"/>
          <draw:equation draw:name="f30" draw:formula="3706413*logwidth/3706413"/>
          <draw:equation draw:name="f31" draw:formula="4985431*logheight/5229819"/>
          <draw:equation draw:name="f32" draw:formula="3706413*logwidth/3706413"/>
          <draw:equation draw:name="f33" draw:formula="5138759*logheight/5229819"/>
          <draw:equation draw:name="f34" draw:formula="3666470*logwidth/3706413"/>
          <draw:equation draw:name="f35" draw:formula="5143575*logheight/5229819"/>
          <draw:equation draw:name="f36" draw:formula="2893424*logwidth/3706413"/>
          <draw:equation draw:name="f37" draw:formula="5222073*logheight/5229819"/>
          <draw:equation draw:name="f38" draw:formula="2386859*logwidth/3706413"/>
          <draw:equation draw:name="f39" draw:formula="5181967*logheight/5229819"/>
          <draw:equation draw:name="f40" draw:formula="2246076*logwidth/3706413"/>
          <draw:equation draw:name="f41" draw:formula="5123402*logheight/5229819"/>
          <draw:equation draw:name="f42" draw:formula="2334992*logwidth/3706413"/>
          <draw:equation draw:name="f43" draw:formula="5028470*logheight/5229819"/>
          <draw:equation draw:name="f44" draw:formula="2693848*logwidth/3706413"/>
          <draw:equation draw:name="f45" draw:formula="4824451*logheight/5229819"/>
          <draw:equation draw:name="f46" draw:formula="2984957*logwidth/3706413"/>
          <draw:equation draw:name="f47" draw:formula="4764199*logheight/5229819"/>
          <draw:equation draw:name="f48" draw:formula="3087942*logwidth/3706413"/>
          <draw:equation draw:name="f49" draw:formula="4378606*logheight/5229819"/>
          <draw:equation draw:name="f50" draw:formula="3296563*logwidth/3706413"/>
          <draw:equation draw:name="f51" draw:formula="4500490*logheight/5229819"/>
          <draw:equation draw:name="f52" draw:formula="3087942*logwidth/3706413"/>
          <draw:equation draw:name="f53" draw:formula="4378606*logheight/5229819"/>
          <draw:equation draw:name="f54" draw:formula="3244519*logwidth/3706413"/>
          <draw:equation draw:name="f55" draw:formula="4342061*logheight/5229819"/>
          <draw:equation draw:name="f56" draw:formula="3437633*logwidth/3706413"/>
          <draw:equation draw:name="f57" draw:formula="4493328*logheight/5229819"/>
          <draw:equation draw:name="f58" draw:formula="3244519*logwidth/3706413"/>
          <draw:equation draw:name="f59" draw:formula="4342061*logheight/5229819"/>
          <draw:equation draw:name="f60" draw:formula="1907604*logwidth/3706413"/>
          <draw:equation draw:name="f61" draw:formula="4339664*logheight/5229819"/>
          <draw:equation draw:name="f62" draw:formula="1879113*logwidth/3706413"/>
          <draw:equation draw:name="f63" draw:formula="4342926*logheight/5229819"/>
          <draw:equation draw:name="f64" draw:formula="1921270*logwidth/3706413"/>
          <draw:equation draw:name="f65" draw:formula="4376988*logheight/5229819"/>
          <draw:equation draw:name="f66" draw:formula="2647281*logwidth/3706413"/>
          <draw:equation draw:name="f67" draw:formula="4614572*logheight/5229819"/>
          <draw:equation draw:name="f68" draw:formula="3196930*logwidth/3706413"/>
          <draw:equation draw:name="f69" draw:formula="4588044*logheight/5229819"/>
          <draw:equation draw:name="f70" draw:formula="3203019*logwidth/3706413"/>
          <draw:equation draw:name="f71" draw:formula="4560918*logheight/5229819"/>
          <draw:equation draw:name="f72" draw:formula="2985083*logwidth/3706413"/>
          <draw:equation draw:name="f73" draw:formula="4485238*logheight/5229819"/>
          <draw:equation draw:name="f74" draw:formula="2708626*logwidth/3706413"/>
          <draw:equation draw:name="f75" draw:formula="4418017*logheight/5229819"/>
          <draw:equation draw:name="f76" draw:formula="2620844*logwidth/3706413"/>
          <draw:equation draw:name="f77" draw:formula="4430706*logheight/5229819"/>
          <draw:equation draw:name="f78" draw:formula="2540001*logwidth/3706413"/>
          <draw:equation draw:name="f79" draw:formula="4424025*logheight/5229819"/>
          <draw:equation draw:name="f80" draw:formula="1907604*logwidth/3706413"/>
          <draw:equation draw:name="f81" draw:formula="4339664*logheight/5229819"/>
          <draw:equation draw:name="f82" draw:formula="2257356*logwidth/3706413"/>
          <draw:equation draw:name="f83" draw:formula="4262588*logheight/5229819"/>
          <draw:equation draw:name="f84" draw:formula="2122814*logwidth/3706413"/>
          <draw:equation draw:name="f85" draw:formula="4273357*logheight/5229819"/>
          <draw:equation draw:name="f86" draw:formula="2427819*logwidth/3706413"/>
          <draw:equation draw:name="f87" draw:formula="4316623*logheight/5229819"/>
          <draw:equation draw:name="f88" draw:formula="2495745*logwidth/3706413"/>
          <draw:equation draw:name="f89" draw:formula="4323417*logheight/5229819"/>
          <draw:equation draw:name="f90" draw:formula="2842012*logwidth/3706413"/>
          <draw:equation draw:name="f91" draw:formula="4396980*logheight/5229819"/>
          <draw:equation draw:name="f92" draw:formula="2946172*logwidth/3706413"/>
          <draw:equation draw:name="f93" draw:formula="4417967*logheight/5229819"/>
          <draw:equation draw:name="f94" draw:formula="2257356*logwidth/3706413"/>
          <draw:equation draw:name="f95" draw:formula="4262588*logheight/5229819"/>
          <draw:equation draw:name="f96" draw:formula="2658537*logwidth/3706413"/>
          <draw:equation draw:name="f97" draw:formula="3869558*logheight/5229819"/>
          <draw:equation draw:name="f98" draw:formula="2641175*logwidth/3706413"/>
          <draw:equation draw:name="f99" draw:formula="3888643*logheight/5229819"/>
          <draw:equation draw:name="f100" draw:formula="3126479*logwidth/3706413"/>
          <draw:equation draw:name="f101" draw:formula="4335544*logheight/5229819"/>
          <draw:equation draw:name="f102" draw:formula="3143670*logwidth/3706413"/>
          <draw:equation draw:name="f103" draw:formula="4314908*logheight/5229819"/>
          <draw:equation draw:name="f104" draw:formula="2658537*logwidth/3706413"/>
          <draw:equation draw:name="f105" draw:formula="3869558*logheight/5229819"/>
          <draw:equation draw:name="f106" draw:formula="2688997*logwidth/3706413"/>
          <draw:equation draw:name="f107" draw:formula="3810128*logheight/5229819"/>
          <draw:equation draw:name="f108" draw:formula="3092476*logwidth/3706413"/>
          <draw:equation draw:name="f109" draw:formula="4164235*logheight/5229819"/>
          <draw:equation draw:name="f110" draw:formula="3421465*logwidth/3706413"/>
          <draw:equation draw:name="f111" draw:formula="4408668*logheight/5229819"/>
          <draw:equation draw:name="f112" draw:formula="3516150*logwidth/3706413"/>
          <draw:equation draw:name="f113" draw:formula="4477687*logheight/5229819"/>
          <draw:equation draw:name="f114" draw:formula="2688997*logwidth/3706413"/>
          <draw:equation draw:name="f115" draw:formula="3810128*logheight/5229819"/>
          <draw:equation draw:name="f116" draw:formula="2629101*logwidth/3706413"/>
          <draw:equation draw:name="f117" draw:formula="3729983*logheight/5229819"/>
          <draw:equation draw:name="f118" draw:formula="2725377*logwidth/3706413"/>
          <draw:equation draw:name="f119" draw:formula="3746294*logheight/5229819"/>
          <draw:equation draw:name="f120" draw:formula="3013384*logwidth/3706413"/>
          <draw:equation draw:name="f121" draw:formula="3891324*logheight/5229819"/>
          <draw:equation draw:name="f122" draw:formula="3660848*logwidth/3706413"/>
          <draw:equation draw:name="f123" draw:formula="4551031*logheight/5229819"/>
          <draw:equation draw:name="f124" draw:formula="3704859*logwidth/3706413"/>
          <draw:equation draw:name="f125" draw:formula="4609717*logheight/5229819"/>
          <draw:equation draw:name="f126" draw:formula="3706413*logwidth/3706413"/>
          <draw:equation draw:name="f127" draw:formula="4611184*logheight/5229819"/>
          <draw:equation draw:name="f128" draw:formula="3706413*logwidth/3706413"/>
          <draw:equation draw:name="f129" draw:formula="4755886*logheight/5229819"/>
          <draw:equation draw:name="f130" draw:formula="3552833*logwidth/3706413"/>
          <draw:equation draw:name="f131" draw:formula="4689924*logheight/5229819"/>
          <draw:equation draw:name="f132" draw:formula="3369302*logwidth/3706413"/>
          <draw:equation draw:name="f133" draw:formula="4619536*logheight/5229819"/>
          <draw:equation draw:name="f134" draw:formula="3276509*logwidth/3706413"/>
          <draw:equation draw:name="f135" draw:formula="4622882*logheight/5229819"/>
          <draw:equation draw:name="f136" draw:formula="2657957*logwidth/3706413"/>
          <draw:equation draw:name="f137" draw:formula="4674486*logheight/5229819"/>
          <draw:equation draw:name="f138" draw:formula="1891952*logwidth/3706413"/>
          <draw:equation draw:name="f139" draw:formula="4426992*logheight/5229819"/>
          <draw:equation draw:name="f140" draw:formula="1839998*logwidth/3706413"/>
          <draw:equation draw:name="f141" draw:formula="4399458*logheight/5229819"/>
          <draw:equation draw:name="f142" draw:formula="1897411*logwidth/3706413"/>
          <draw:equation draw:name="f143" draw:formula="4275071*logheight/5229819"/>
          <draw:equation draw:name="f144" draw:formula="2271660*logwidth/3706413"/>
          <draw:equation draw:name="f145" draw:formula="4202654*logheight/5229819"/>
          <draw:equation draw:name="f146" draw:formula="2860369*logwidth/3706413"/>
          <draw:equation draw:name="f147" draw:formula="4283351*logheight/5229819"/>
          <draw:equation draw:name="f148" draw:formula="2986729*logwidth/3706413"/>
          <draw:equation draw:name="f149" draw:formula="4338210*logheight/5229819"/>
          <draw:equation draw:name="f150" draw:formula="2815025*logwidth/3706413"/>
          <draw:equation draw:name="f151" draw:formula="4191559*logheight/5229819"/>
          <draw:equation draw:name="f152" draw:formula="2550431*logwidth/3706413"/>
          <draw:equation draw:name="f153" draw:formula="3844543*logheight/5229819"/>
          <draw:equation draw:name="f154" draw:formula="2629101*logwidth/3706413"/>
          <draw:equation draw:name="f155" draw:formula="3729983*logheight/5229819"/>
          <draw:equation draw:name="f156" draw:formula="3397898*logwidth/3706413"/>
          <draw:equation draw:name="f157" draw:formula="3668670*logheight/5229819"/>
          <draw:equation draw:name="f158" draw:formula="3449283*logwidth/3706413"/>
          <draw:equation draw:name="f159" draw:formula="3681369*logheight/5229819"/>
          <draw:equation draw:name="f160" draw:formula="3627665*logwidth/3706413"/>
          <draw:equation draw:name="f161" draw:formula="3763001*logheight/5229819"/>
          <draw:equation draw:name="f162" draw:formula="3706413*logwidth/3706413"/>
          <draw:equation draw:name="f163" draw:formula="3805642*logheight/5229819"/>
          <draw:equation draw:name="f164" draw:formula="3706413*logwidth/3706413"/>
          <draw:equation draw:name="f165" draw:formula="3865937*logheight/5229819"/>
          <draw:equation draw:name="f166" draw:formula="3673535*logwidth/3706413"/>
          <draw:equation draw:name="f167" draw:formula="3844482*logheight/5229819"/>
          <draw:equation draw:name="f168" draw:formula="3391447*logwidth/3706413"/>
          <draw:equation draw:name="f169" draw:formula="3744577*logheight/5229819"/>
          <draw:equation draw:name="f170" draw:formula="3623365*logwidth/3706413"/>
          <draw:equation draw:name="f171" draw:formula="3988607*logheight/5229819"/>
          <draw:equation draw:name="f172" draw:formula="3645161*logwidth/3706413"/>
          <draw:equation draw:name="f173" draw:formula="3992335*logheight/5229819"/>
          <draw:equation draw:name="f174" draw:formula="3669623*logwidth/3706413"/>
          <draw:equation draw:name="f175" draw:formula="3952050*logheight/5229819"/>
          <draw:equation draw:name="f176" draw:formula="3706413*logwidth/3706413"/>
          <draw:equation draw:name="f177" draw:formula="3970469*logheight/5229819"/>
          <draw:equation draw:name="f178" draw:formula="3706413*logwidth/3706413"/>
          <draw:equation draw:name="f179" draw:formula="4112777*logheight/5229819"/>
          <draw:equation draw:name="f180" draw:formula="3499463*logwidth/3706413"/>
          <draw:equation draw:name="f181" draw:formula="3964991*logheight/5229819"/>
          <draw:equation draw:name="f182" draw:formula="3355004*logwidth/3706413"/>
          <draw:equation draw:name="f183" draw:formula="3805641*logheight/5229819"/>
          <draw:equation draw:name="f184" draw:formula="3350639*logwidth/3706413"/>
          <draw:equation draw:name="f185" draw:formula="3695270*logheight/5229819"/>
          <draw:equation draw:name="f186" draw:formula="3397898*logwidth/3706413"/>
          <draw:equation draw:name="f187" draw:formula="3668670*logheight/5229819"/>
          <draw:equation draw:name="f188" draw:formula="2911098*logwidth/3706413"/>
          <draw:equation draw:name="f189" draw:formula="3440435*logheight/5229819"/>
          <draw:equation draw:name="f190" draw:formula="2828048*logwidth/3706413"/>
          <draw:equation draw:name="f191" draw:formula="3443932*logheight/5229819"/>
          <draw:equation draw:name="f192" draw:formula="2509409*logwidth/3706413"/>
          <draw:equation draw:name="f193" draw:formula="3495655*logheight/5229819"/>
          <draw:equation draw:name="f194" draw:formula="2147895*logwidth/3706413"/>
          <draw:equation draw:name="f195" draw:formula="3514483*logheight/5229819"/>
          <draw:equation draw:name="f196" draw:formula="2003552*logwidth/3706413"/>
          <draw:equation draw:name="f197" draw:formula="3520439*logheight/5229819"/>
          <draw:equation draw:name="f198" draw:formula="2246830*logwidth/3706413"/>
          <draw:equation draw:name="f199" draw:formula="3622276*logheight/5229819"/>
          <draw:equation draw:name="f200" draw:formula="2835671*logwidth/3706413"/>
          <draw:equation draw:name="f201" draw:formula="3548747*logheight/5229819"/>
          <draw:equation draw:name="f202" draw:formula="2998953*logwidth/3706413"/>
          <draw:equation draw:name="f203" draw:formula="3464237*logheight/5229819"/>
          <draw:equation draw:name="f204" draw:formula="2995075*logwidth/3706413"/>
          <draw:equation draw:name="f205" draw:formula="3442088*logheight/5229819"/>
          <draw:equation draw:name="f206" draw:formula="2911098*logwidth/3706413"/>
          <draw:equation draw:name="f207" draw:formula="3440435*logheight/5229819"/>
          <draw:equation draw:name="f208" draw:formula="2690666*logwidth/3706413"/>
          <draw:equation draw:name="f209" draw:formula="3299672*logheight/5229819"/>
          <draw:equation draw:name="f210" draw:formula="2476905*logwidth/3706413"/>
          <draw:equation draw:name="f211" draw:formula="3324782*logheight/5229819"/>
          <draw:equation draw:name="f212" draw:formula="2094849*logwidth/3706413"/>
          <draw:equation draw:name="f213" draw:formula="3447220*logheight/5229819"/>
          <draw:equation draw:name="f214" draw:formula="2483888*logwidth/3706413"/>
          <draw:equation draw:name="f215" draw:formula="3440295*logheight/5229819"/>
          <draw:equation draw:name="f216" draw:formula="3014076*logwidth/3706413"/>
          <draw:equation draw:name="f217" draw:formula="3366305*logheight/5229819"/>
          <draw:equation draw:name="f218" draw:formula="2904378*logwidth/3706413"/>
          <draw:equation draw:name="f219" draw:formula="3324561*logheight/5229819"/>
          <draw:equation draw:name="f220" draw:formula="2690666*logwidth/3706413"/>
          <draw:equation draw:name="f221" draw:formula="3299672*logheight/5229819"/>
          <draw:equation draw:name="f222" draw:formula="2367226*logwidth/3706413"/>
          <draw:equation draw:name="f223" draw:formula="2661486*logheight/5229819"/>
          <draw:equation draw:name="f224" draw:formula="2207259*logwidth/3706413"/>
          <draw:equation draw:name="f225" draw:formula="2694665*logheight/5229819"/>
          <draw:equation draw:name="f226" draw:formula="2179723*logwidth/3706413"/>
          <draw:equation draw:name="f227" draw:formula="2818255*logheight/5229819"/>
          <draw:equation draw:name="f228" draw:formula="2514888*logwidth/3706413"/>
          <draw:equation draw:name="f229" draw:formula="3048475*logheight/5229819"/>
          <draw:equation draw:name="f230" draw:formula="3189423*logwidth/3706413"/>
          <draw:equation draw:name="f231" draw:formula="3180218*logheight/5229819"/>
          <draw:equation draw:name="f232" draw:formula="2232937*logwidth/3706413"/>
          <draw:equation draw:name="f233" draw:formula="2769088*logheight/5229819"/>
          <draw:equation draw:name="f234" draw:formula="2352619*logwidth/3706413"/>
          <draw:equation draw:name="f235" draw:formula="2743180*logheight/5229819"/>
          <draw:equation draw:name="f236" draw:formula="2721589*logwidth/3706413"/>
          <draw:equation draw:name="f237" draw:formula="2876160*logheight/5229819"/>
          <draw:equation draw:name="f238" draw:formula="3060914*logwidth/3706413"/>
          <draw:equation draw:name="f239" draw:formula="3014259*logheight/5229819"/>
          <draw:equation draw:name="f240" draw:formula="2965264*logwidth/3706413"/>
          <draw:equation draw:name="f241" draw:formula="2935323*logheight/5229819"/>
          <draw:equation draw:name="f242" draw:formula="2367226*logwidth/3706413"/>
          <draw:equation draw:name="f243" draw:formula="2661486*logheight/5229819"/>
          <draw:equation draw:name="f244" draw:formula="3210311*logwidth/3706413"/>
          <draw:equation draw:name="f245" draw:formula="2079941*logheight/5229819"/>
          <draw:equation draw:name="f246" draw:formula="3306643*logwidth/3706413"/>
          <draw:equation draw:name="f247" draw:formula="2095643*logheight/5229819"/>
          <draw:equation draw:name="f248" draw:formula="3675942*logwidth/3706413"/>
          <draw:equation draw:name="f249" draw:formula="2418868*logheight/5229819"/>
          <draw:equation draw:name="f250" draw:formula="3706413*logwidth/3706413"/>
          <draw:equation draw:name="f251" draw:formula="2484145*logheight/5229819"/>
          <draw:equation draw:name="f252" draw:formula="3706413*logwidth/3706413"/>
          <draw:equation draw:name="f253" draw:formula="2627274*logheight/5229819"/>
          <draw:equation draw:name="f254" draw:formula="3681303*logwidth/3706413"/>
          <draw:equation draw:name="f255" draw:formula="2546191*logheight/5229819"/>
          <draw:equation draw:name="f256" draw:formula="3407314*logwidth/3706413"/>
          <draw:equation draw:name="f257" draw:formula="2211574*logheight/5229819"/>
          <draw:equation draw:name="f258" draw:formula="3381875*logwidth/3706413"/>
          <draw:equation draw:name="f259" draw:formula="2214291*logheight/5229819"/>
          <draw:equation draw:name="f260" draw:formula="3584397*logwidth/3706413"/>
          <draw:equation draw:name="f261" draw:formula="2615085*logheight/5229819"/>
          <draw:equation draw:name="f262" draw:formula="3706413*logwidth/3706413"/>
          <draw:equation draw:name="f263" draw:formula="2824803*logheight/5229819"/>
          <draw:equation draw:name="f264" draw:formula="3706413*logwidth/3706413"/>
          <draw:equation draw:name="f265" draw:formula="2949791*logheight/5229819"/>
          <draw:equation draw:name="f266" draw:formula="3298059*logwidth/3706413"/>
          <draw:equation draw:name="f267" draw:formula="2192604*logheight/5229819"/>
          <draw:equation draw:name="f268" draw:formula="3453791*logwidth/3706413"/>
          <draw:equation draw:name="f269" draw:formula="2686289*logheight/5229819"/>
          <draw:equation draw:name="f270" draw:formula="3706413*logwidth/3706413"/>
          <draw:equation draw:name="f271" draw:formula="3036627*logheight/5229819"/>
          <draw:equation draw:name="f272" draw:formula="3706413*logwidth/3706413"/>
          <draw:equation draw:name="f273" draw:formula="3122698*logheight/5229819"/>
          <draw:equation draw:name="f274" draw:formula="3584914*logwidth/3706413"/>
          <draw:equation draw:name="f275" draw:formula="2963314*logheight/5229819"/>
          <draw:equation draw:name="f276" draw:formula="3404251*logwidth/3706413"/>
          <draw:equation draw:name="f277" draw:formula="2718261*logheight/5229819"/>
          <draw:equation draw:name="f278" draw:formula="3291617*logwidth/3706413"/>
          <draw:equation draw:name="f279" draw:formula="2490995*logheight/5229819"/>
          <draw:equation draw:name="f280" draw:formula="3218538*logwidth/3706413"/>
          <draw:equation draw:name="f281" draw:formula="2205701*logheight/5229819"/>
          <draw:equation draw:name="f282" draw:formula="3210311*logwidth/3706413"/>
          <draw:equation draw:name="f283" draw:formula="2079941*logheight/5229819"/>
          <draw:equation draw:name="f284" draw:formula="1350946*logwidth/3706413"/>
          <draw:equation draw:name="f285" draw:formula="1631006*logheight/5229819"/>
          <draw:equation draw:name="f286" draw:formula="1004901*logwidth/3706413"/>
          <draw:equation draw:name="f287" draw:formula="1697258*logheight/5229819"/>
          <draw:equation draw:name="f288" draw:formula="955407*logwidth/3706413"/>
          <draw:equation draw:name="f289" draw:formula="1725240*logheight/5229819"/>
          <draw:equation draw:name="f290" draw:formula="1056827*logwidth/3706413"/>
          <draw:equation draw:name="f291" draw:formula="1829253*logheight/5229819"/>
          <draw:equation draw:name="f292" draw:formula="1626585*logwidth/3706413"/>
          <draw:equation draw:name="f293" draw:formula="2030287*logheight/5229819"/>
          <draw:equation draw:name="f294" draw:formula="2214811*logwidth/3706413"/>
          <draw:equation draw:name="f295" draw:formula="2140743*logheight/5229819"/>
          <draw:equation draw:name="f296" draw:formula="2475442*logwidth/3706413"/>
          <draw:equation draw:name="f297" draw:formula="2220115*logheight/5229819"/>
          <draw:equation draw:name="f298" draw:formula="1255641*logwidth/3706413"/>
          <draw:equation draw:name="f299" draw:formula="1766864*logheight/5229819"/>
          <draw:equation draw:name="f300" draw:formula="1305929*logwidth/3706413"/>
          <draw:equation draw:name="f301" draw:formula="1722974*logheight/5229819"/>
          <draw:equation draw:name="f302" draw:formula="2002915*logwidth/3706413"/>
          <draw:equation draw:name="f303" draw:formula="1923946*logheight/5229819"/>
          <draw:equation draw:name="f304" draw:formula="2449662*logwidth/3706413"/>
          <draw:equation draw:name="f305" draw:formula="2126020*logheight/5229819"/>
          <draw:equation draw:name="f306" draw:formula="2505028*logwidth/3706413"/>
          <draw:equation draw:name="f307" draw:formula="2142789*logheight/5229819"/>
          <draw:equation draw:name="f308" draw:formula="2446175*logwidth/3706413"/>
          <draw:equation draw:name="f309" draw:formula="2082091*logheight/5229819"/>
          <draw:equation draw:name="f310" draw:formula="2312648*logwidth/3706413"/>
          <draw:equation draw:name="f311" draw:formula="1997116*logheight/5229819"/>
          <draw:equation draw:name="f312" draw:formula="1350946*logwidth/3706413"/>
          <draw:equation draw:name="f313" draw:formula="1631006*logheight/5229819"/>
          <draw:equation draw:name="f314" draw:formula="2656659*logwidth/3706413"/>
          <draw:equation draw:name="f315" draw:formula="1238775*logheight/5229819"/>
          <draw:equation draw:name="f316" draw:formula="2625436*logwidth/3706413"/>
          <draw:equation draw:name="f317" draw:formula="1397072*logheight/5229819"/>
          <draw:equation draw:name="f318" draw:formula="2875161*logwidth/3706413"/>
          <draw:equation draw:name="f319" draw:formula="2321650*logheight/5229819"/>
          <draw:equation draw:name="f320" draw:formula="2925722*logwidth/3706413"/>
          <draw:equation draw:name="f321" draw:formula="2392692*logheight/5229819"/>
          <draw:equation draw:name="f322" draw:formula="2811462*logwidth/3706413"/>
          <draw:equation draw:name="f323" draw:formula="1947758*logheight/5229819"/>
          <draw:equation draw:name="f324" draw:formula="2718919*logwidth/3706413"/>
          <draw:equation draw:name="f325" draw:formula="1497019*logheight/5229819"/>
          <draw:equation draw:name="f326" draw:formula="2753255*logwidth/3706413"/>
          <draw:equation draw:name="f327" draw:formula="1529176*logheight/5229819"/>
          <draw:equation draw:name="f328" draw:formula="2881379*logwidth/3706413"/>
          <draw:equation draw:name="f329" draw:formula="2022317*logheight/5229819"/>
          <draw:equation draw:name="f330" draw:formula="2996393*logwidth/3706413"/>
          <draw:equation draw:name="f331" draw:formula="2365005*logheight/5229819"/>
          <draw:equation draw:name="f332" draw:formula="3100133*logwidth/3706413"/>
          <draw:equation draw:name="f333" draw:formula="2512233*logheight/5229819"/>
          <draw:equation draw:name="f334" draw:formula="3079545*logwidth/3706413"/>
          <draw:equation draw:name="f335" draw:formula="1967247*logheight/5229819"/>
          <draw:equation draw:name="f336" draw:formula="2899475*logwidth/3706413"/>
          <draw:equation draw:name="f337" draw:formula="1449951*logheight/5229819"/>
          <draw:equation draw:name="f338" draw:formula="2656659*logwidth/3706413"/>
          <draw:equation draw:name="f339" draw:formula="1238775*logheight/5229819"/>
          <draw:equation draw:name="f340" draw:formula="3706413*logwidth/3706413"/>
          <draw:equation draw:name="f341" draw:formula="1137947*logheight/5229819"/>
          <draw:equation draw:name="f342" draw:formula="3706413*logwidth/3706413"/>
          <draw:equation draw:name="f343" draw:formula="1243206*logheight/5229819"/>
          <draw:equation draw:name="f344" draw:formula="3696802*logwidth/3706413"/>
          <draw:equation draw:name="f345" draw:formula="1277693*logheight/5229819"/>
          <draw:equation draw:name="f346" draw:formula="3654274*logwidth/3706413"/>
          <draw:equation draw:name="f347" draw:formula="1577573*logheight/5229819"/>
          <draw:equation draw:name="f348" draw:formula="3690859*logwidth/3706413"/>
          <draw:equation draw:name="f349" draw:formula="1995668*logheight/5229819"/>
          <draw:equation draw:name="f350" draw:formula="3706413*logwidth/3706413"/>
          <draw:equation draw:name="f351" draw:formula="2066513*logheight/5229819"/>
          <draw:equation draw:name="f352" draw:formula="3706413*logwidth/3706413"/>
          <draw:equation draw:name="f353" draw:formula="2262940*logheight/5229819"/>
          <draw:equation draw:name="f354" draw:formula="3657271*logwidth/3706413"/>
          <draw:equation draw:name="f355" draw:formula="2111802*logheight/5229819"/>
          <draw:equation draw:name="f356" draw:formula="3602351*logwidth/3706413"/>
          <draw:equation draw:name="f357" draw:formula="1469850*logheight/5229819"/>
          <draw:equation draw:name="f358" draw:formula="3678488*logwidth/3706413"/>
          <draw:equation draw:name="f359" draw:formula="1166299*logheight/5229819"/>
          <draw:equation draw:name="f360" draw:formula="1367798*logwidth/3706413"/>
          <draw:equation draw:name="f361" draw:formula="807514*logheight/5229819"/>
          <draw:equation draw:name="f362" draw:formula="1321670*logwidth/3706413"/>
          <draw:equation draw:name="f363" draw:formula="812743*logheight/5229819"/>
          <draw:equation draw:name="f364" draw:formula="1326427*logwidth/3706413"/>
          <draw:equation draw:name="f365" draw:formula="995044*logheight/5229819"/>
          <draw:equation draw:name="f366" draw:formula="1646715*logwidth/3706413"/>
          <draw:equation draw:name="f367" draw:formula="1403714*logheight/5229819"/>
          <draw:equation draw:name="f368" draw:formula="1699020*logwidth/3706413"/>
          <draw:equation draw:name="f369" draw:formula="1462003*logheight/5229819"/>
          <draw:equation draw:name="f370" draw:formula="2128129*logwidth/3706413"/>
          <draw:equation draw:name="f371" draw:formula="1776540*logheight/5229819"/>
          <draw:equation draw:name="f372" draw:formula="2153908*logwidth/3706413"/>
          <draw:equation draw:name="f373" draw:formula="1776925*logheight/5229819"/>
          <draw:equation draw:name="f374" draw:formula="1447891*logwidth/3706413"/>
          <draw:equation draw:name="f375" draw:formula="949010*logheight/5229819"/>
          <draw:equation draw:name="f376" draw:formula="1451500*logwidth/3706413"/>
          <draw:equation draw:name="f377" draw:formula="904772*logheight/5229819"/>
          <draw:equation draw:name="f378" draw:formula="1824226*logwidth/3706413"/>
          <draw:equation draw:name="f379" draw:formula="1311217*logheight/5229819"/>
          <draw:equation draw:name="f380" draw:formula="2204689*logwidth/3706413"/>
          <draw:equation draw:name="f381" draw:formula="1730927*logheight/5229819"/>
          <draw:equation draw:name="f382" draw:formula="1890667*logwidth/3706413"/>
          <draw:equation draw:name="f383" draw:formula="1206353*logheight/5229819"/>
          <draw:equation draw:name="f384" draw:formula="1627192*logwidth/3706413"/>
          <draw:equation draw:name="f385" draw:formula="933479*logheight/5229819"/>
          <draw:equation draw:name="f386" draw:formula="1367798*logwidth/3706413"/>
          <draw:equation draw:name="f387" draw:formula="807514*logheight/5229819"/>
          <draw:equation draw:name="f388" draw:formula="283580*logwidth/3706413"/>
          <draw:equation draw:name="f389" draw:formula="681216*logheight/5229819"/>
          <draw:equation draw:name="f390" draw:formula="110348*logwidth/3706413"/>
          <draw:equation draw:name="f391" draw:formula="708025*logheight/5229819"/>
          <draw:equation draw:name="f392" draw:formula="85723*logwidth/3706413"/>
          <draw:equation draw:name="f393" draw:formula="819576*logheight/5229819"/>
          <draw:equation draw:name="f394" draw:formula="199932*logwidth/3706413"/>
          <draw:equation draw:name="f395" draw:formula="893664*logheight/5229819"/>
          <draw:equation draw:name="f396" draw:formula="740736*logwidth/3706413"/>
          <draw:equation draw:name="f397" draw:formula="1064235*logheight/5229819"/>
          <draw:equation draw:name="f398" draw:formula="1110528*logwidth/3706413"/>
          <draw:equation draw:name="f399" draw:formula="1146285*logheight/5229819"/>
          <draw:equation draw:name="f400" draw:formula="459412*logwidth/3706413"/>
          <draw:equation draw:name="f401" draw:formula="885372*logheight/5229819"/>
          <draw:equation draw:name="f402" draw:formula="543138*logwidth/3706413"/>
          <draw:equation draw:name="f403" draw:formula="845601*logheight/5229819"/>
          <draw:equation draw:name="f404" draw:formula="910153*logwidth/3706413"/>
          <draw:equation draw:name="f405" draw:formula="948610*logheight/5229819"/>
          <draw:equation draw:name="f406" draw:formula="966399*logwidth/3706413"/>
          <draw:equation draw:name="f407" draw:formula="962382*logheight/5229819"/>
          <draw:equation draw:name="f408" draw:formula="283580*logwidth/3706413"/>
          <draw:equation draw:name="f409" draw:formula="681216*logheight/5229819"/>
          <draw:equation draw:name="f410" draw:formula="1590373*logwidth/3706413"/>
          <draw:equation draw:name="f411" draw:formula="207352*logheight/5229819"/>
          <draw:equation draw:name="f412" draw:formula="1849000*logwidth/3706413"/>
          <draw:equation draw:name="f413" draw:formula="1052202*logheight/5229819"/>
          <draw:equation draw:name="f414" draw:formula="1897521*logwidth/3706413"/>
          <draw:equation draw:name="f415" draw:formula="1104633*logheight/5229819"/>
          <draw:equation draw:name="f416" draw:formula="1590373*logwidth/3706413"/>
          <draw:equation draw:name="f417" draw:formula="207352*logheight/5229819"/>
          <draw:equation draw:name="f418" draw:formula="1477590*logwidth/3706413"/>
          <draw:equation draw:name="f419" draw:formula="196987*logheight/5229819"/>
          <draw:equation draw:name="f420" draw:formula="1734197*logwidth/3706413"/>
          <draw:equation draw:name="f421" draw:formula="915385*logheight/5229819"/>
          <draw:equation draw:name="f422" draw:formula="1477590*logwidth/3706413"/>
          <draw:equation draw:name="f423" draw:formula="196987*logheight/5229819"/>
          <draw:equation draw:name="f424" draw:formula="1520807*logwidth/3706413"/>
          <draw:equation draw:name="f425" draw:formula="401*logheight/5229819"/>
          <draw:equation draw:name="f426" draw:formula="1959261*logwidth/3706413"/>
          <draw:equation draw:name="f427" draw:formula="1004279*logheight/5229819"/>
          <draw:equation draw:name="f428" draw:formula="1999831*logwidth/3706413"/>
          <draw:equation draw:name="f429" draw:formula="1233302*logheight/5229819"/>
          <draw:equation draw:name="f430" draw:formula="2119085*logwidth/3706413"/>
          <draw:equation draw:name="f431" draw:formula="1423964*logheight/5229819"/>
          <draw:equation draw:name="f432" draw:formula="2335471*logwidth/3706413"/>
          <draw:equation draw:name="f433" draw:formula="1850384*logheight/5229819"/>
          <draw:equation draw:name="f434" draw:formula="2392591*logwidth/3706413"/>
          <draw:equation draw:name="f435" draw:formula="1951489*logheight/5229819"/>
          <draw:equation draw:name="f436" draw:formula="2748943*logwidth/3706413"/>
          <draw:equation draw:name="f437" draw:formula="2303364*logheight/5229819"/>
          <draw:equation draw:name="f438" draw:formula="2806241*logwidth/3706413"/>
          <draw:equation draw:name="f439" draw:formula="2339964*logheight/5229819"/>
          <draw:equation draw:name="f440" draw:formula="2679338*logwidth/3706413"/>
          <draw:equation draw:name="f441" draw:formula="2010074*logheight/5229819"/>
          <draw:equation draw:name="f442" draw:formula="2606989*logwidth/3706413"/>
          <draw:equation draw:name="f443" draw:formula="1775538*logheight/5229819"/>
          <draw:equation draw:name="f444" draw:formula="2582155*logwidth/3706413"/>
          <draw:equation draw:name="f445" draw:formula="1309760*logheight/5229819"/>
          <draw:equation draw:name="f446" draw:formula="2592851*logwidth/3706413"/>
          <draw:equation draw:name="f447" draw:formula="1261833*logheight/5229819"/>
          <draw:equation draw:name="f448" draw:formula="2718128*logwidth/3706413"/>
          <draw:equation draw:name="f449" draw:formula="1210907*logheight/5229819"/>
          <draw:equation draw:name="f450" draw:formula="2951511*logwidth/3706413"/>
          <draw:equation draw:name="f451" draw:formula="1441852*logheight/5229819"/>
          <draw:equation draw:name="f452" draw:formula="3160173*logwidth/3706413"/>
          <draw:equation draw:name="f453" draw:formula="2233223*logheight/5229819"/>
          <draw:equation draw:name="f454" draw:formula="3158785*logwidth/3706413"/>
          <draw:equation draw:name="f455" draw:formula="2488422*logheight/5229819"/>
          <draw:equation draw:name="f456" draw:formula="3209364*logwidth/3706413"/>
          <draw:equation draw:name="f457" draw:formula="2753645*logheight/5229819"/>
          <draw:equation draw:name="f458" draw:formula="3471364*logwidth/3706413"/>
          <draw:equation draw:name="f459" draw:formula="3105660*logheight/5229819"/>
          <draw:equation draw:name="f460" draw:formula="3623977*logwidth/3706413"/>
          <draw:equation draw:name="f461" draw:formula="3294563*logheight/5229819"/>
          <draw:equation draw:name="f462" draw:formula="3706413*logwidth/3706413"/>
          <draw:equation draw:name="f463" draw:formula="3401612*logheight/5229819"/>
          <draw:equation draw:name="f464" draw:formula="3706413*logwidth/3706413"/>
          <draw:equation draw:name="f465" draw:formula="3545638*logheight/5229819"/>
          <draw:equation draw:name="f466" draw:formula="3608502*logwidth/3706413"/>
          <draw:equation draw:name="f467" draw:formula="3503365*logheight/5229819"/>
          <draw:equation draw:name="f468" draw:formula="3297560*logwidth/3706413"/>
          <draw:equation draw:name="f469" draw:formula="3451338*logheight/5229819"/>
          <draw:equation draw:name="f470" draw:formula="3006185*logwidth/3706413"/>
          <draw:equation draw:name="f471" draw:formula="3521395*logheight/5229819"/>
          <draw:equation draw:name="f472" draw:formula="2745224*logwidth/3706413"/>
          <draw:equation draw:name="f473" draw:formula="3629721*logheight/5229819"/>
          <draw:equation draw:name="f474" draw:formula="2266244*logwidth/3706413"/>
          <draw:equation draw:name="f475" draw:formula="3673727*logheight/5229819"/>
          <draw:equation draw:name="f476" draw:formula="1968615*logwidth/3706413"/>
          <draw:equation draw:name="f477" draw:formula="3585320*logheight/5229819"/>
          <draw:equation draw:name="f478" draw:formula="1898396*logwidth/3706413"/>
          <draw:equation draw:name="f479" draw:formula="3500287*logheight/5229819"/>
          <draw:equation draw:name="f480" draw:formula="1989083*logwidth/3706413"/>
          <draw:equation draw:name="f481" draw:formula="3427016*logheight/5229819"/>
          <draw:equation draw:name="f482" draw:formula="2389567*logwidth/3706413"/>
          <draw:equation draw:name="f483" draw:formula="3290809*logheight/5229819"/>
          <draw:equation draw:name="f484" draw:formula="3205300*logwidth/3706413"/>
          <draw:equation draw:name="f485" draw:formula="3375769*logheight/5229819"/>
          <draw:equation draw:name="f486" draw:formula="3240592*logwidth/3706413"/>
          <draw:equation draw:name="f487" draw:formula="3390188*logheight/5229819"/>
          <draw:equation draw:name="f488" draw:formula="3590446*logwidth/3706413"/>
          <draw:equation draw:name="f489" draw:formula="3433644*logheight/5229819"/>
          <draw:equation draw:name="f490" draw:formula="3581651*logwidth/3706413"/>
          <draw:equation draw:name="f491" draw:formula="3418443*logheight/5229819"/>
          <draw:equation draw:name="f492" draw:formula="3371466*logwidth/3706413"/>
          <draw:equation draw:name="f493" draw:formula="3338517*logheight/5229819"/>
          <draw:equation draw:name="f494" draw:formula="3329835*logwidth/3706413"/>
          <draw:equation draw:name="f495" draw:formula="3315870*logheight/5229819"/>
          <draw:equation draw:name="f496" draw:formula="3091307*logwidth/3706413"/>
          <draw:equation draw:name="f497" draw:formula="3229805*logheight/5229819"/>
          <draw:equation draw:name="f498" draw:formula="2723879*logwidth/3706413"/>
          <draw:equation draw:name="f499" draw:formula="3162709*logheight/5229819"/>
          <draw:equation draw:name="f500" draw:formula="2203034*logwidth/3706413"/>
          <draw:equation draw:name="f501" draw:formula="2922890*logheight/5229819"/>
          <draw:equation draw:name="f502" draw:formula="2101110*logwidth/3706413"/>
          <draw:equation draw:name="f503" draw:formula="2793332*logheight/5229819"/>
          <draw:equation draw:name="f504" draw:formula="2116325*logwidth/3706413"/>
          <draw:equation draw:name="f505" draw:formula="2687419*logheight/5229819"/>
          <draw:equation draw:name="f506" draw:formula="2319352*logwidth/3706413"/>
          <draw:equation draw:name="f507" draw:formula="2601737*logheight/5229819"/>
          <draw:equation draw:name="f508" draw:formula="2766163*logwidth/3706413"/>
          <draw:equation draw:name="f509" draw:formula="2737145*logheight/5229819"/>
          <draw:equation draw:name="f510" draw:formula="2974746*logwidth/3706413"/>
          <draw:equation draw:name="f511" draw:formula="2866399*logheight/5229819"/>
          <draw:equation draw:name="f512" draw:formula="3252625*logwidth/3706413"/>
          <draw:equation draw:name="f513" draw:formula="3111944*logheight/5229819"/>
          <draw:equation draw:name="f514" draw:formula="3398162*logwidth/3706413"/>
          <draw:equation draw:name="f515" draw:formula="3234826*logheight/5229819"/>
          <draw:equation draw:name="f516" draw:formula="3566326*logwidth/3706413"/>
          <draw:equation draw:name="f517" draw:formula="3338157*logheight/5229819"/>
          <draw:equation draw:name="f518" draw:formula="3542324*logwidth/3706413"/>
          <draw:equation draw:name="f519" draw:formula="3269103*logheight/5229819"/>
          <draw:equation draw:name="f520" draw:formula="3361463*logwidth/3706413"/>
          <draw:equation draw:name="f521" draw:formula="3048843*logheight/5229819"/>
          <draw:equation draw:name="f522" draw:formula="2760231*logwidth/3706413"/>
          <draw:equation draw:name="f523" draw:formula="2387604*logheight/5229819"/>
          <draw:equation draw:name="f524" draw:formula="2690109*logwidth/3706413"/>
          <draw:equation draw:name="f525" draw:formula="2343136*logheight/5229819"/>
          <draw:equation draw:name="f526" draw:formula="2584945*logwidth/3706413"/>
          <draw:equation draw:name="f527" draw:formula="2319604*logheight/5229819"/>
          <draw:equation draw:name="f528" draw:formula="2476459*logwidth/3706413"/>
          <draw:equation draw:name="f529" draw:formula="2274585*logheight/5229819"/>
          <draw:equation draw:name="f530" draw:formula="1635021*logwidth/3706413"/>
          <draw:equation draw:name="f531" draw:formula="2080790*logheight/5229819"/>
          <draw:equation draw:name="f532" draw:formula="994284*logwidth/3706413"/>
          <draw:equation draw:name="f533" draw:formula="1848426*logheight/5229819"/>
          <draw:equation draw:name="f534" draw:formula="900907*logwidth/3706413"/>
          <draw:equation draw:name="f535" draw:formula="1722986*logheight/5229819"/>
          <draw:equation draw:name="f536" draw:formula="1019942*logwidth/3706413"/>
          <draw:equation draw:name="f537" draw:formula="1634959*logheight/5229819"/>
          <draw:equation draw:name="f538" draw:formula="1436756*logwidth/3706413"/>
          <draw:equation draw:name="f539" draw:formula="1581585*logheight/5229819"/>
          <draw:equation draw:name="f540" draw:formula="1745065*logwidth/3706413"/>
          <draw:equation draw:name="f541" draw:formula="1615304*logheight/5229819"/>
          <draw:equation draw:name="f542" draw:formula="1601192*logwidth/3706413"/>
          <draw:equation draw:name="f543" draw:formula="1445865*logheight/5229819"/>
          <draw:equation draw:name="f544" draw:formula="1401935*logwidth/3706413"/>
          <draw:equation draw:name="f545" draw:formula="1322332*logheight/5229819"/>
          <draw:equation draw:name="f546" draw:formula="1350058*logwidth/3706413"/>
          <draw:equation draw:name="f547" draw:formula="1304329*logheight/5229819"/>
          <draw:equation draw:name="f548" draw:formula="1196299*logwidth/3706413"/>
          <draw:equation draw:name="f549" draw:formula="1267380*logheight/5229819"/>
          <draw:equation draw:name="f550" draw:formula="1010774*logwidth/3706413"/>
          <draw:equation draw:name="f551" draw:formula="1183133*logheight/5229819"/>
          <draw:equation draw:name="f552" draw:formula="762606*logwidth/3706413"/>
          <draw:equation draw:name="f553" draw:formula="1122658*logheight/5229819"/>
          <draw:equation draw:name="f554" draw:formula="154893*logwidth/3706413"/>
          <draw:equation draw:name="f555" draw:formula="930327*logheight/5229819"/>
          <draw:equation draw:name="f556" draw:formula="41348*logwidth/3706413"/>
          <draw:equation draw:name="f557" draw:formula="855682*logheight/5229819"/>
          <draw:equation draw:name="f558" draw:formula="71618*logwidth/3706413"/>
          <draw:equation draw:name="f559" draw:formula="669959*logheight/5229819"/>
          <draw:equation draw:name="f560" draw:formula="192882*logwidth/3706413"/>
          <draw:equation draw:name="f561" draw:formula="633126*logheight/5229819"/>
          <draw:equation draw:name="f562" draw:formula="753661*logwidth/3706413"/>
          <draw:equation draw:name="f563" draw:formula="741211*logheight/5229819"/>
          <draw:equation draw:name="f564" draw:formula="1255776*logwidth/3706413"/>
          <draw:equation draw:name="f565" draw:formula="1147472*logheight/5229819"/>
          <draw:equation draw:name="f566" draw:formula="1455766*logwidth/3706413"/>
          <draw:equation draw:name="f567" draw:formula="1276598*logheight/5229819"/>
          <draw:equation draw:name="f568" draw:formula="1288932*logwidth/3706413"/>
          <draw:equation draw:name="f569" draw:formula="1033280*logheight/5229819"/>
          <draw:equation draw:name="f570" draw:formula="1232411*logwidth/3706413"/>
          <draw:equation draw:name="f571" draw:formula="880301*logheight/5229819"/>
          <draw:equation draw:name="f572" draw:formula="1384570*logwidth/3706413"/>
          <draw:equation draw:name="f573" draw:formula="733996*logheight/5229819"/>
          <draw:equation draw:name="f574" draw:formula="1507746*logwidth/3706413"/>
          <draw:equation draw:name="f575" draw:formula="755398*logheight/5229819"/>
          <draw:equation draw:name="f576" draw:formula="1477350*logwidth/3706413"/>
          <draw:equation draw:name="f577" draw:formula="678725*logheight/5229819"/>
          <draw:equation draw:name="f578" draw:formula="1417151*logwidth/3706413"/>
          <draw:equation draw:name="f579" draw:formula="168105*logheight/5229819"/>
          <draw:equation draw:name="f580" draw:formula="1520807*logwidth/3706413"/>
          <draw:equation draw:name="f581" draw:formula="401*logheight/5229819"/>
          <draw:equation draw:name="f582" draw:formula="logwidth"/>
          <draw:equation draw:name="f583" draw:formula="logheight"/>
        </draw:enhanced-geometry>
      </draw:custom-shape>
      <draw:frame draw:name="Slide Number Placeholder 5" presentation:style-name="Mpr37"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Graphic 25" draw:style-name="Mgr29" draw:text-style-name="MP5" draw:layer="backgroundobjects" svg:width="5.294cm" svg:height="5.259cm" svg:x="4.206cm" svg:y="2.239cm">
        <draw:image xlink:href="Pictures/10000001000009C4000007F4FE748EE99C73115D.png" xlink:type="simple" xlink:show="embed" xlink:actuate="onLoad" draw:mime-type="image/png">
          <text:p/>
        </draw:image>
      </draw:frame>
      <draw:frame draw:name="Text Placeholder 31" presentation:style-name="Mpr38" draw:text-style-name="MP24" draw:layer="backgroundobjects" svg:width="12.922cm" svg:height="5.62cm" svg:x="8.446cm" svg:y="8.59cm" presentation:class="outline" presentation:user-transformed="true">
        <draw:text-box>
          <text:list text:style-name="ML3">
            <text:list-item>
              <text:p text:style-name="MP29"><text:span text:style-name="MT5">Click to edit Master text styles</text:span></text:p>
            </text:list-item>
          </text:list>
        </draw:text-box>
      </draw:frame>
      <draw:frame draw:name="Title 1" presentation:style-name="Mpr39" draw:text-style-name="MP24" draw:layer="backgroundobjects" svg:width="23.89cm" svg:height="1.291cm" svg:x="2.903cm" svg:y="6.268cm" presentation:class="title" presentation:user-transformed="true">
        <draw:text-box>
          <text:p text:style-name="MP9"><text:span text:style-name="MT21">Click to edit Master title style</text:span></text:p>
        </draw:text-box>
      </draw:frame>
      <draw:custom-shape draw:name="Freeform: Shape 21" draw:style-name="Mgr30" draw:text-style-name="MP43" draw:layer="backgroundobjects" svg:width="5.626cm" svg:height="9.355cm" svg:x="1.001cm" svg:y="1cm">
        <text:p/>
        <draw:enhanced-geometry draw:mirror-horizontal="false" draw:mirror-vertical="false" svg:viewBox="0 0 0 0" drawooo:sub-view-size="2476443 3377247" draw:text-areas="0 0 ?f236 ?f237" draw:type="ooxml-non-primitive"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equation draw:name="f0" draw:formula="131832*logwidth/2476443"/>
          <draw:equation draw:name="f1" draw:formula="2603380*logheight/3377247"/>
          <draw:equation draw:name="f2" draw:formula="40810*logwidth/2476443"/>
          <draw:equation draw:name="f3" draw:formula="2609673*logheight/3377247"/>
          <draw:equation draw:name="f4" draw:formula="22360*logwidth/2476443"/>
          <draw:equation draw:name="f5" draw:formula="2641458*logheight/3377247"/>
          <draw:equation draw:name="f6" draw:formula="197791*logwidth/2476443"/>
          <draw:equation draw:name="f7" draw:formula="2748166*logheight/3377247"/>
          <draw:equation draw:name="f8" draw:formula="391786*logwidth/2476443"/>
          <draw:equation draw:name="f9" draw:formula="2906949*logheight/3377247"/>
          <draw:equation draw:name="f10" draw:formula="554014*logwidth/2476443"/>
          <draw:equation draw:name="f11" draw:formula="3133682*logheight/3377247"/>
          <draw:equation draw:name="f12" draw:formula="613883*logwidth/2476443"/>
          <draw:equation draw:name="f13" draw:formula="3202133*logheight/3377247"/>
          <draw:equation draw:name="f14" draw:formula="362172*logwidth/2476443"/>
          <draw:equation draw:name="f15" draw:formula="2717029*logheight/3377247"/>
          <draw:equation draw:name="f16" draw:formula="131832*logwidth/2476443"/>
          <draw:equation draw:name="f17" draw:formula="2603380*logheight/3377247"/>
          <draw:equation draw:name="f18" draw:formula="0*logwidth/2476443"/>
          <draw:equation draw:name="f19" draw:formula="2515796*logheight/3377247"/>
          <draw:equation draw:name="f20" draw:formula="1912*logwidth/2476443"/>
          <draw:equation draw:name="f21" draw:formula="2516152*logheight/3377247"/>
          <draw:equation draw:name="f22" draw:formula="69005*logwidth/2476443"/>
          <draw:equation draw:name="f23" draw:formula="2517494*logheight/3377247"/>
          <draw:equation draw:name="f24" draw:formula="514290*logwidth/2476443"/>
          <draw:equation draw:name="f25" draw:formula="2765562*logheight/3377247"/>
          <draw:equation draw:name="f26" draw:formula="745978*logwidth/2476443"/>
          <draw:equation draw:name="f27" draw:formula="3352952*logheight/3377247"/>
          <draw:equation draw:name="f28" draw:formula="1182*logwidth/2476443"/>
          <draw:equation draw:name="f29" draw:formula="2979480*logheight/3377247"/>
          <draw:equation draw:name="f30" draw:formula="0*logwidth/2476443"/>
          <draw:equation draw:name="f31" draw:formula="2976961*logheight/3377247"/>
          <draw:equation draw:name="f32" draw:formula="0*logwidth/2476443"/>
          <draw:equation draw:name="f33" draw:formula="2788045*logheight/3377247"/>
          <draw:equation draw:name="f34" draw:formula="10452*logwidth/2476443"/>
          <draw:equation draw:name="f35" draw:formula="2820897*logheight/3377247"/>
          <draw:equation draw:name="f36" draw:formula="521041*logwidth/2476443"/>
          <draw:equation draw:name="f37" draw:formula="3232735*logheight/3377247"/>
          <draw:equation draw:name="f38" draw:formula="359810*logwidth/2476443"/>
          <draw:equation draw:name="f39" draw:formula="2983868*logheight/3377247"/>
          <draw:equation draw:name="f40" draw:formula="305764*logwidth/2476443"/>
          <draw:equation draw:name="f41" draw:formula="2955290*logheight/3377247"/>
          <draw:equation draw:name="f42" draw:formula="201687*logwidth/2476443"/>
          <draw:equation draw:name="f43" draw:formula="2891456*logheight/3377247"/>
          <draw:equation draw:name="f44" draw:formula="40334*logwidth/2476443"/>
          <draw:equation draw:name="f45" draw:formula="2731937*logheight/3377247"/>
          <draw:equation draw:name="f46" draw:formula="0*logwidth/2476443"/>
          <draw:equation draw:name="f47" draw:formula="2710827*logheight/3377247"/>
          <draw:equation draw:name="f48" draw:formula="1373023*logwidth/2476443"/>
          <draw:equation draw:name="f49" draw:formula="1747994*logheight/3377247"/>
          <draw:equation draw:name="f50" draw:formula="1503825*logwidth/2476443"/>
          <draw:equation draw:name="f51" draw:formula="2063667*logheight/3377247"/>
          <draw:equation draw:name="f52" draw:formula="1662101*logwidth/2476443"/>
          <draw:equation draw:name="f53" draw:formula="2359475*logheight/3377247"/>
          <draw:equation draw:name="f54" draw:formula="1595627*logwidth/2476443"/>
          <draw:equation draw:name="f55" draw:formula="2352659*logheight/3377247"/>
          <draw:equation draw:name="f56" draw:formula="1319178*logwidth/2476443"/>
          <draw:equation draw:name="f57" draw:formula="1852692*logheight/3377247"/>
          <draw:equation draw:name="f58" draw:formula="1751554*logwidth/2476443"/>
          <draw:equation draw:name="f59" draw:formula="2817233*logheight/3377247"/>
          <draw:equation draw:name="f60" draw:formula="1373023*logwidth/2476443"/>
          <draw:equation draw:name="f61" draw:formula="1747994*logheight/3377247"/>
          <draw:equation draw:name="f62" draw:formula="787749*logwidth/2476443"/>
          <draw:equation draw:name="f63" draw:formula="1297597*logheight/3377247"/>
          <draw:equation draw:name="f64" draw:formula="741982*logwidth/2476443"/>
          <draw:equation draw:name="f65" draw:formula="1457813*logheight/3377247"/>
          <draw:equation draw:name="f66" draw:formula="647348*logwidth/2476443"/>
          <draw:equation draw:name="f67" draw:formula="1849128*logheight/3377247"/>
          <draw:equation draw:name="f68" draw:formula="601983*logwidth/2476443"/>
          <draw:equation draw:name="f69" draw:formula="1906309*logheight/3377247"/>
          <draw:equation draw:name="f70" draw:formula="573533*logwidth/2476443"/>
          <draw:equation draw:name="f71" draw:formula="1891163*logheight/3377247"/>
          <draw:equation draw:name="f72" draw:formula="656789*logwidth/2476443"/>
          <draw:equation draw:name="f73" draw:formula="1520940*logheight/3377247"/>
          <draw:equation draw:name="f74" draw:formula="525720*logwidth/2476443"/>
          <draw:equation draw:name="f75" draw:formula="2165766*logheight/3377247"/>
          <draw:equation draw:name="f76" draw:formula="621443*logwidth/2476443"/>
          <draw:equation draw:name="f77" draw:formula="2123904*logheight/3377247"/>
          <draw:equation draw:name="f78" draw:formula="866625*logwidth/2476443"/>
          <draw:equation draw:name="f79" draw:formula="1434625*logheight/3377247"/>
          <draw:equation draw:name="f80" draw:formula="787749*logwidth/2476443"/>
          <draw:equation draw:name="f81" draw:formula="1297597*logheight/3377247"/>
          <draw:equation draw:name="f82" draw:formula="1747943*logwidth/2476443"/>
          <draw:equation draw:name="f83" draw:formula="1290053*logheight/3377247"/>
          <draw:equation draw:name="f84" draw:formula="1640654*logwidth/2476443"/>
          <draw:equation draw:name="f85" draw:formula="1304737*logheight/3377247"/>
          <draw:equation draw:name="f86" draw:formula="2011928*logwidth/2476443"/>
          <draw:equation draw:name="f87" draw:formula="1597321*logheight/3377247"/>
          <draw:equation draw:name="f88" draw:formula="1620637*logwidth/2476443"/>
          <draw:equation draw:name="f89" draw:formula="1403780*logheight/3377247"/>
          <draw:equation draw:name="f90" draw:formula="2330262*logwidth/2476443"/>
          <draw:equation draw:name="f91" draw:formula="1787296*logheight/3377247"/>
          <draw:equation draw:name="f92" draw:formula="1747943*logwidth/2476443"/>
          <draw:equation draw:name="f93" draw:formula="1290053*logheight/3377247"/>
          <draw:equation draw:name="f94" draw:formula="577889*logwidth/2476443"/>
          <draw:equation draw:name="f95" draw:formula="57551*logheight/3377247"/>
          <draw:equation draw:name="f96" draw:formula="498324*logwidth/2476443"/>
          <draw:equation draw:name="f97" draw:formula="254618*logheight/3377247"/>
          <draw:equation draw:name="f98" draw:formula="440571*logwidth/2476443"/>
          <draw:equation draw:name="f99" draw:formula="453098*logheight/3377247"/>
          <draw:equation draw:name="f100" draw:formula="405083*logwidth/2476443"/>
          <draw:equation draw:name="f101" draw:formula="432425*logheight/3377247"/>
          <draw:equation draw:name="f102" draw:formula="436963*logwidth/2476443"/>
          <draw:equation draw:name="f103" draw:formula="170333*logheight/3377247"/>
          <draw:equation draw:name="f104" draw:formula="157288*logwidth/2476443"/>
          <draw:equation draw:name="f105" draw:formula="1142217*logheight/3377247"/>
          <draw:equation draw:name="f106" draw:formula="577889*logwidth/2476443"/>
          <draw:equation draw:name="f107" draw:formula="57551*logheight/3377247"/>
          <draw:equation draw:name="f108" draw:formula="1250303*logwidth/2476443"/>
          <draw:equation draw:name="f109" draw:formula="0*logheight/3377247"/>
          <draw:equation draw:name="f110" draw:formula="1535094*logwidth/2476443"/>
          <draw:equation draw:name="f111" draw:formula="0*logheight/3377247"/>
          <draw:equation draw:name="f112" draw:formula="1687492*logwidth/2476443"/>
          <draw:equation draw:name="f113" draw:formula="141068*logheight/3377247"/>
          <draw:equation draw:name="f114" draw:formula="1851732*logwidth/2476443"/>
          <draw:equation draw:name="f115" draw:formula="292935*logheight/3377247"/>
          <draw:equation draw:name="f116" draw:formula="1833204*logwidth/2476443"/>
          <draw:equation draw:name="f117" draw:formula="316228*logheight/3377247"/>
          <draw:equation draw:name="f118" draw:formula="1616084*logwidth/2476443"/>
          <draw:equation draw:name="f119" draw:formula="147446*logheight/3377247"/>
          <draw:equation draw:name="f120" draw:formula="1349183*logwidth/2476443"/>
          <draw:equation draw:name="f121" draw:formula="6561*logheight/3377247"/>
          <draw:equation draw:name="f122" draw:formula="2176748*logwidth/2476443"/>
          <draw:equation draw:name="f123" draw:formula="568765*logheight/3377247"/>
          <draw:equation draw:name="f124" draw:formula="1727587*logwidth/2476443"/>
          <draw:equation draw:name="f125" draw:formula="11525*logheight/3377247"/>
          <draw:equation draw:name="f126" draw:formula="1676546*logwidth/2476443"/>
          <draw:equation draw:name="f127" draw:formula="0*logheight/3377247"/>
          <draw:equation draw:name="f128" draw:formula="1878091*logwidth/2476443"/>
          <draw:equation draw:name="f129" draw:formula="0*logheight/3377247"/>
          <draw:equation draw:name="f130" draw:formula="1997002*logwidth/2476443"/>
          <draw:equation draw:name="f131" draw:formula="88744*logheight/3377247"/>
          <draw:equation draw:name="f132" draw:formula="2179979*logwidth/2476443"/>
          <draw:equation draw:name="f133" draw:formula="341422*logheight/3377247"/>
          <draw:equation draw:name="f134" draw:formula="2322628*logwidth/2476443"/>
          <draw:equation draw:name="f135" draw:formula="639532*logheight/3377247"/>
          <draw:equation draw:name="f136" draw:formula="2242012*logwidth/2476443"/>
          <draw:equation draw:name="f137" draw:formula="654097*logheight/3377247"/>
          <draw:equation draw:name="f138" draw:formula="1781235*logwidth/2476443"/>
          <draw:equation draw:name="f139" draw:formula="574043*logheight/3377247"/>
          <draw:equation draw:name="f140" draw:formula="1266142*logwidth/2476443"/>
          <draw:equation draw:name="f141" draw:formula="42404*logheight/3377247"/>
          <draw:equation draw:name="f142" draw:formula="850933*logwidth/2476443"/>
          <draw:equation draw:name="f143" draw:formula="0*logheight/3377247"/>
          <draw:equation draw:name="f144" draw:formula="912773*logwidth/2476443"/>
          <draw:equation draw:name="f145" draw:formula="0*logheight/3377247"/>
          <draw:equation draw:name="f146" draw:formula="1105381*logwidth/2476443"/>
          <draw:equation draw:name="f147" draw:formula="858402*logheight/3377247"/>
          <draw:equation draw:name="f148" draw:formula="1156198*logwidth/2476443"/>
          <draw:equation draw:name="f149" draw:formula="1066909*logheight/3377247"/>
          <draw:equation draw:name="f150" draw:formula="1258853*logwidth/2476443"/>
          <draw:equation draw:name="f151" draw:formula="1174057*logheight/3377247"/>
          <draw:equation draw:name="f152" draw:formula="1609673*logwidth/2476443"/>
          <draw:equation draw:name="f153" draw:formula="1223767*logheight/3377247"/>
          <draw:equation draw:name="f154" draw:formula="2335582*logwidth/2476443"/>
          <draw:equation draw:name="f155" draw:formula="1609274*logheight/3377247"/>
          <draw:equation draw:name="f156" draw:formula="2476443*logwidth/2476443"/>
          <draw:equation draw:name="f157" draw:formula="1851097*logheight/3377247"/>
          <draw:equation draw:name="f158" draw:formula="2140536*logwidth/2476443"/>
          <draw:equation draw:name="f159" draw:formula="1868158*logheight/3377247"/>
          <draw:equation draw:name="f160" draw:formula="1729336*logwidth/2476443"/>
          <draw:equation draw:name="f161" draw:formula="1674345*logheight/3377247"/>
          <draw:equation draw:name="f162" draw:formula="1551117*logwidth/2476443"/>
          <draw:equation draw:name="f163" draw:formula="1441900*logheight/3377247"/>
          <draw:equation draw:name="f164" draw:formula="1345901*logwidth/2476443"/>
          <draw:equation draw:name="f165" draw:formula="1273777*logheight/3377247"/>
          <draw:equation draw:name="f166" draw:formula="1205760*logwidth/2476443"/>
          <draw:equation draw:name="f167" draw:formula="1237636*logheight/3377247"/>
          <draw:equation draw:name="f168" draw:formula="1323931*logwidth/2476443"/>
          <draw:equation draw:name="f169" draw:formula="1580795*logheight/3377247"/>
          <draw:equation draw:name="f170" draw:formula="1415894*logwidth/2476443"/>
          <draw:equation draw:name="f171" draw:formula="1652940*logheight/3377247"/>
          <draw:equation draw:name="f172" draw:formula="1868785*logwidth/2476443"/>
          <draw:equation draw:name="f173" draw:formula="2230994*logheight/3377247"/>
          <draw:equation draw:name="f174" draw:formula="1881383*logwidth/2476443"/>
          <draw:equation draw:name="f175" draw:formula="2680895*logheight/3377247"/>
          <draw:equation draw:name="f176" draw:formula="1824663*logwidth/2476443"/>
          <draw:equation draw:name="f177" draw:formula="2932609*logheight/3377247"/>
          <draw:equation draw:name="f178" draw:formula="1797788*logwidth/2476443"/>
          <draw:equation draw:name="f179" draw:formula="2938546*logheight/3377247"/>
          <draw:equation draw:name="f180" draw:formula="1353298*logwidth/2476443"/>
          <draw:equation draw:name="f181" draw:formula="2582483*logheight/3377247"/>
          <draw:equation draw:name="f182" draw:formula="1218472*logwidth/2476443"/>
          <draw:equation draw:name="f183" draw:formula="1862981*logheight/3377247"/>
          <draw:equation draw:name="f184" draw:formula="1138217*logwidth/2476443"/>
          <draw:equation draw:name="f185" draw:formula="1241221*logheight/3377247"/>
          <draw:equation draw:name="f186" draw:formula="1026352*logwidth/2476443"/>
          <draw:equation draw:name="f187" draw:formula="1165562*logheight/3377247"/>
          <draw:equation draw:name="f188" draw:formula="1099843*logwidth/2476443"/>
          <draw:equation draw:name="f189" draw:formula="1096051*logheight/3377247"/>
          <draw:equation draw:name="f190" draw:formula="1036842*logwidth/2476443"/>
          <draw:equation draw:name="f191" draw:formula="836706*logheight/3377247"/>
          <draw:equation draw:name="f192" draw:formula="897565*logwidth/2476443"/>
          <draw:equation draw:name="f193" draw:formula="1073889*logheight/3377247"/>
          <draw:equation draw:name="f194" draw:formula="903736*logwidth/2476443"/>
          <draw:equation draw:name="f195" draw:formula="1314676*logheight/3377247"/>
          <draw:equation draw:name="f196" draw:formula="763530*logwidth/2476443"/>
          <draw:equation draw:name="f197" draw:formula="2094311*logheight/3377247"/>
          <draw:equation draw:name="f198" draw:formula="596942*logwidth/2476443"/>
          <draw:equation draw:name="f199" draw:formula="2226098*logheight/3377247"/>
          <draw:equation draw:name="f200" draw:formula="462515*logwidth/2476443"/>
          <draw:equation draw:name="f201" draw:formula="2190144*logheight/3377247"/>
          <draw:equation draw:name="f202" draw:formula="429112*logwidth/2476443"/>
          <draw:equation draw:name="f203" draw:formula="1944036*logheight/3377247"/>
          <draw:equation draw:name="f204" draw:formula="659528*logwidth/2476443"/>
          <draw:equation draw:name="f205" draw:formula="1347213*logheight/3377247"/>
          <draw:equation draw:name="f206" draw:formula="840900*logwidth/2476443"/>
          <draw:equation draw:name="f207" draw:formula="1021654*logheight/3377247"/>
          <draw:equation draw:name="f208" draw:formula="903061*logwidth/2476443"/>
          <draw:equation draw:name="f209" draw:formula="903117*logheight/3377247"/>
          <draw:equation draw:name="f210" draw:formula="956786*logwidth/2476443"/>
          <draw:equation draw:name="f211" draw:formula="487220*logheight/3377247"/>
          <draw:equation draw:name="f212" draw:formula="890938*logwidth/2476443"/>
          <draw:equation draw:name="f213" draw:formula="200021*logheight/3377247"/>
          <draw:equation draw:name="f214" draw:formula="467701*logwidth/2476443"/>
          <draw:equation draw:name="f215" draw:formula="0*logheight/3377247"/>
          <draw:equation draw:name="f216" draw:formula="666015*logwidth/2476443"/>
          <draw:equation draw:name="f217" draw:formula="0*logheight/3377247"/>
          <draw:equation draw:name="f218" draw:formula="667134*logwidth/2476443"/>
          <draw:equation draw:name="f219" draw:formula="15693*logheight/3377247"/>
          <draw:equation draw:name="f220" draw:formula="327285*logwidth/2476443"/>
          <draw:equation draw:name="f221" draw:formula="1112507*logheight/3377247"/>
          <draw:equation draw:name="f222" draw:formula="99740*logwidth/2476443"/>
          <draw:equation draw:name="f223" draw:formula="1287558*logheight/3377247"/>
          <draw:equation draw:name="f224" draw:formula="92533*logwidth/2476443"/>
          <draw:equation draw:name="f225" draw:formula="671368*logheight/3377247"/>
          <draw:equation draw:name="f226" draw:formula="434441*logwidth/2476443"/>
          <draw:equation draw:name="f227" draw:formula="38393*logheight/3377247"/>
          <draw:equation draw:name="f228" draw:formula="21630*logwidth/2476443"/>
          <draw:equation draw:name="f229" draw:formula="0*logheight/3377247"/>
          <draw:equation draw:name="f230" draw:formula="91766*logwidth/2476443"/>
          <draw:equation draw:name="f231" draw:formula="0*logheight/3377247"/>
          <draw:equation draw:name="f232" draw:formula="0*logwidth/2476443"/>
          <draw:equation draw:name="f233" draw:formula="157944*logheight/3377247"/>
          <draw:equation draw:name="f234" draw:formula="0*logwidth/2476443"/>
          <draw:equation draw:name="f235" draw:formula="39174*logheight/3377247"/>
          <draw:equation draw:name="f236" draw:formula="logwidth"/>
          <draw:equation draw:name="f237" draw:formula="logheight"/>
        </draw:enhanced-geometry>
      </draw:custom-shape>
      <draw:custom-shape draw:name="Freeform: Shape 15" draw:style-name="Mgr31" draw:text-style-name="MP7" draw:layer="backgroundobjects" svg:width="18.947cm" svg:height="13.897cm" svg:x="5.615cm" svg:y="2.641cm">
        <text:p/>
        <draw:enhanced-geometry draw:mirror-horizontal="false" draw:mirror-vertical="false" svg:viewBox="0 0 0 0" drawooo:sub-view-size="8339975 5016456" draw:text-areas="0 0 ?f38 ?f39" draw:type="ooxml-non-primitive"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equation draw:name="f0" draw:formula="3848638*logwidth/8339975"/>
          <draw:equation draw:name="f1" draw:formula="256*logheight/5016456"/>
          <draw:equation draw:name="f2" draw:formula="5854939*logwidth/8339975"/>
          <draw:equation draw:name="f3" draw:formula="453958*logheight/5016456"/>
          <draw:equation draw:name="f4" draw:formula="7528125*logwidth/8339975"/>
          <draw:equation draw:name="f5" draw:formula="1647586*logheight/5016456"/>
          <draw:equation draw:name="f6" draw:formula="7964917*logwidth/8339975"/>
          <draw:equation draw:name="f7" draw:formula="2141444*logheight/5016456"/>
          <draw:equation draw:name="f8" draw:formula="8282443*logwidth/8339975"/>
          <draw:equation draw:name="f9" draw:formula="3652263*logheight/5016456"/>
          <draw:equation draw:name="f10" draw:formula="7614819*logwidth/8339975"/>
          <draw:equation draw:name="f11" draw:formula="4625329*logheight/5016456"/>
          <draw:equation draw:name="f12" draw:formula="6295036*logwidth/8339975"/>
          <draw:equation draw:name="f13" draw:formula="4840094*logheight/5016456"/>
          <draw:equation draw:name="f14" draw:formula="5873978*logwidth/8339975"/>
          <draw:equation draw:name="f15" draw:formula="4635681*logheight/5016456"/>
          <draw:equation draw:name="f16" draw:formula="4908200*logwidth/8339975"/>
          <draw:equation draw:name="f17" draw:formula="4320645*logheight/5016456"/>
          <draw:equation draw:name="f18" draw:formula="4012453*logwidth/8339975"/>
          <draw:equation draw:name="f19" draw:formula="4430992*logheight/5016456"/>
          <draw:equation draw:name="f20" draw:formula="3293564*logwidth/8339975"/>
          <draw:equation draw:name="f21" draw:formula="4694916*logheight/5016456"/>
          <draw:equation draw:name="f22" draw:formula="900660*logwidth/8339975"/>
          <draw:equation draw:name="f23" draw:formula="4775642*logheight/5016456"/>
          <draw:equation draw:name="f24" draw:formula="464143*logwidth/8339975"/>
          <draw:equation draw:name="f25" draw:formula="4374943*logheight/5016456"/>
          <draw:equation draw:name="f26" draw:formula="100508*logwidth/8339975"/>
          <draw:equation draw:name="f27" draw:formula="3580002*logheight/5016456"/>
          <draw:equation draw:name="f28" draw:formula="1210*logwidth/8339975"/>
          <draw:equation draw:name="f29" draw:formula="2578945*logheight/5016456"/>
          <draw:equation draw:name="f30" draw:formula="500797*logwidth/8339975"/>
          <draw:equation draw:name="f31" draw:formula="1384103*logheight/5016456"/>
          <draw:equation draw:name="f32" draw:formula="1318314*logwidth/8339975"/>
          <draw:equation draw:name="f33" draw:formula="689794*logheight/5016456"/>
          <draw:equation draw:name="f34" draw:formula="1708401*logwidth/8339975"/>
          <draw:equation draw:name="f35" draw:formula="472905*logheight/5016456"/>
          <draw:equation draw:name="f36" draw:formula="3848638*logwidth/8339975"/>
          <draw:equation draw:name="f37" draw:formula="256*logheight/5016456"/>
          <draw:equation draw:name="f38" draw:formula="logwidth"/>
          <draw:equation draw:name="f39" draw:formula="logheight"/>
        </draw:enhanced-geometry>
      </draw:custom-shap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 style:page-layout-name="PM1" draw:style-name="Mdp2">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ooo:display="none" draw:type="line" svg:x1="0cm" svg:y1="17.568cm" svg:x2="33.866cm" svg:y2="17.568cm" svg:d="M0 17568h33866" svg:viewBox="0 0 33867 1">
        <text:p/>
      </draw:connector>
      <draw:custom-shape draw:name="Freeform: Shape 9" draw:style-name="Mgr32" draw:text-style-name="MP6" draw:layer="backgroundobjects" svg:width="11.417cm" svg:height="13.208cm" svg:x="1.001cm" svg:y="6.789cm">
        <text:p/>
        <draw:enhanced-geometry draw:mirror-horizontal="false" draw:mirror-vertical="false" svg:viewBox="0 0 0 0" drawooo:sub-view-size="5025692 4767794" draw:text-areas="0 0 ?f24 ?f25" draw:type="ooxml-non-primitive"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equation draw:name="f0" draw:formula="0*logwidth/5025692"/>
          <draw:equation draw:name="f1" draw:formula="0*logheight/4767794"/>
          <draw:equation draw:name="f2" draw:formula="83822*logwidth/5025692"/>
          <draw:equation draw:name="f3" draw:formula="8977*logheight/4767794"/>
          <draw:equation draw:name="f4" draw:formula="1007423*logwidth/5025692"/>
          <draw:equation draw:name="f5" draw:formula="603530*logheight/4767794"/>
          <draw:equation draw:name="f6" draw:formula="1196014*logwidth/5025692"/>
          <draw:equation draw:name="f7" draw:formula="998698*logheight/4767794"/>
          <draw:equation draw:name="f8" draw:formula="1720031*logwidth/5025692"/>
          <draw:equation draw:name="f9" draw:formula="1792671*logheight/4767794"/>
          <draw:equation draw:name="f10" draw:formula="2445357*logwidth/5025692"/>
          <draw:equation draw:name="f11" draw:formula="2234883*logheight/4767794"/>
          <draw:equation draw:name="f12" draw:formula="3131728*logwidth/5025692"/>
          <draw:equation draw:name="f13" draw:formula="2461621*logheight/4767794"/>
          <draw:equation draw:name="f14" draw:formula="4942117*logwidth/5025692"/>
          <draw:equation draw:name="f15" draw:formula="3799387*logheight/4767794"/>
          <draw:equation draw:name="f16" draw:formula="5025401*logwidth/5025692"/>
          <draw:equation draw:name="f17" draw:formula="4347030*logheight/4767794"/>
          <draw:equation draw:name="f18" draw:formula="4964911*logwidth/5025692"/>
          <draw:equation draw:name="f19" draw:formula="4754079*logheight/4767794"/>
          <draw:equation draw:name="f20" draw:formula="4960464*logwidth/5025692"/>
          <draw:equation draw:name="f21" draw:formula="4767794*logheight/4767794"/>
          <draw:equation draw:name="f22" draw:formula="0*logwidth/5025692"/>
          <draw:equation draw:name="f23" draw:formula="4767794*logheight/4767794"/>
          <draw:equation draw:name="f24" draw:formula="logwidth"/>
          <draw:equation draw:name="f25" draw:formula="logheight"/>
        </draw:enhanced-geometry>
      </draw:custom-shape>
      <draw:frame draw:name="Title 1" presentation:style-name="Mpr42" draw:text-style-name="MP10" draw:layer="backgroundobjects" svg:width="20.774cm" svg:height="6.614cm" svg:x="4.461cm" svg:y="4.241cm" presentation:class="title" presentation:user-transformed="true">
        <draw:text-box>
          <text:p text:style-name="MP9"><text:span text:style-name="MT2">click to edit master title style</text:span></text:p>
        </draw:text-box>
      </draw:frame>
      <draw:custom-shape draw:name="Freeform: Shape 15" draw:style-name="Mgr33" draw:text-style-name="MP8" draw:layer="backgroundobjects" svg:width="13.674cm" svg:height="16.037cm" svg:x="15.025cm" svg:y="1.001cm">
        <text:p/>
        <draw:enhanced-geometry draw:mirror-horizontal="false" draw:mirror-vertical="false" svg:viewBox="0 0 0 0" drawooo:sub-view-size="6018487 5788889" draw:text-areas="0 0 ?f12 ?f13" draw:type="ooxml-non-primitive" draw:enhanced-path="M 156534 0 L 6018487 0 6018487 5323590 5932782 5397450 C 4753122 6286614 2167835 5612225 891863 3868392 139136 2839633 -193253 1390444 113848 143186 Z N">
          <draw:equation draw:name="f0" draw:formula="156534*logwidth/6018487"/>
          <draw:equation draw:name="f1" draw:formula="0*logheight/5788889"/>
          <draw:equation draw:name="f2" draw:formula="6018487*logwidth/6018487"/>
          <draw:equation draw:name="f3" draw:formula="0*logheight/5788889"/>
          <draw:equation draw:name="f4" draw:formula="6018487*logwidth/6018487"/>
          <draw:equation draw:name="f5" draw:formula="5323590*logheight/5788889"/>
          <draw:equation draw:name="f6" draw:formula="5932782*logwidth/6018487"/>
          <draw:equation draw:name="f7" draw:formula="5397450*logheight/5788889"/>
          <draw:equation draw:name="f8" draw:formula="891863*logwidth/6018487"/>
          <draw:equation draw:name="f9" draw:formula="3868392*logheight/5788889"/>
          <draw:equation draw:name="f10" draw:formula="113848*logwidth/6018487"/>
          <draw:equation draw:name="f11" draw:formula="143186*logheight/5788889"/>
          <draw:equation draw:name="f12" draw:formula="logwidth"/>
          <draw:equation draw:name="f13" draw:formula="logheight"/>
        </draw:enhanced-geometry>
      </draw:custom-shape>
      <draw:custom-shape draw:name="Freeform: Shape 24" draw:style-name="Mgr34" draw:text-style-name="MP25" draw:layer="backgroundobjects" svg:width="9.694cm" svg:height="7.986cm" svg:x="1cm" svg:y="1.001cm">
        <text:p/>
        <draw:enhanced-geometry draw:mirror-horizontal="false" draw:mirror-vertical="false" svg:viewBox="0 0 0 0" drawooo:sub-view-size="4267591 2882748" draw:text-areas="0 0 ?f240 ?f241" draw:type="ooxml-non-primitive"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equation draw:name="f0" draw:formula="0*logwidth/4267591"/>
          <draw:equation draw:name="f1" draw:formula="2134758*logheight/2882748"/>
          <draw:equation draw:name="f2" draw:formula="135092*logwidth/4267591"/>
          <draw:equation draw:name="f3" draw:formula="2175020*logheight/2882748"/>
          <draw:equation draw:name="f4" draw:formula="469981*logwidth/4267591"/>
          <draw:equation draw:name="f5" draw:formula="2285030*logheight/2882748"/>
          <draw:equation draw:name="f6" draw:formula="1134527*logwidth/4267591"/>
          <draw:equation draw:name="f7" draw:formula="2529385*logheight/2882748"/>
          <draw:equation draw:name="f8" draw:formula="1064635*logwidth/4267591"/>
          <draw:equation draw:name="f9" draw:formula="2548225*logheight/2882748"/>
          <draw:equation draw:name="f10" draw:formula="315785*logwidth/4267591"/>
          <draw:equation draw:name="f11" draw:formula="2316034*logheight/2882748"/>
          <draw:equation draw:name="f12" draw:formula="46569*logwidth/4267591"/>
          <draw:equation draw:name="f13" draw:formula="2245309*logheight/2882748"/>
          <draw:equation draw:name="f14" draw:formula="0*logwidth/4267591"/>
          <draw:equation draw:name="f15" draw:formula="2235619*logheight/2882748"/>
          <draw:equation draw:name="f16" draw:formula="0*logwidth/4267591"/>
          <draw:equation draw:name="f17" draw:formula="1967372*logheight/2882748"/>
          <draw:equation draw:name="f18" draw:formula="232045*logwidth/4267591"/>
          <draw:equation draw:name="f19" draw:formula="2009953*logheight/2882748"/>
          <draw:equation draw:name="f20" draw:formula="495583*logwidth/4267591"/>
          <draw:equation draw:name="f21" draw:formula="2061706*logheight/2882748"/>
          <draw:equation draw:name="f22" draw:formula="860985*logwidth/4267591"/>
          <draw:equation draw:name="f23" draw:formula="2157208*logheight/2882748"/>
          <draw:equation draw:name="f24" draw:formula="1490314*logwidth/4267591"/>
          <draw:equation draw:name="f25" draw:formula="2502311*logheight/2882748"/>
          <draw:equation draw:name="f26" draw:formula="1544328*logwidth/4267591"/>
          <draw:equation draw:name="f27" draw:formula="2555153*logheight/2882748"/>
          <draw:equation draw:name="f28" draw:formula="1509378*logwidth/4267591"/>
          <draw:equation draw:name="f29" draw:formula="2760287*logheight/2882748"/>
          <draw:equation draw:name="f30" draw:formula="1018130*logwidth/4267591"/>
          <draw:equation draw:name="f31" draw:formula="2878317*logheight/2882748"/>
          <draw:equation draw:name="f32" draw:formula="97977*logwidth/4267591"/>
          <draw:equation draw:name="f33" draw:formula="2657869*logheight/2882748"/>
          <draw:equation draw:name="f34" draw:formula="0*logwidth/4267591"/>
          <draw:equation draw:name="f35" draw:formula="2611661*logheight/2882748"/>
          <draw:equation draw:name="f36" draw:formula="0*logwidth/4267591"/>
          <draw:equation draw:name="f37" draw:formula="2522575*logheight/2882748"/>
          <draw:equation draw:name="f38" draw:formula="36179*logwidth/4267591"/>
          <draw:equation draw:name="f39" draw:formula="2540947*logheight/2882748"/>
          <draw:equation draw:name="f40" draw:formula="227168*logwidth/4267591"/>
          <draw:equation draw:name="f41" draw:formula="2619861*logheight/2882748"/>
          <draw:equation draw:name="f42" draw:formula="1049720*logwidth/4267591"/>
          <draw:equation draw:name="f43" draw:formula="2803693*logheight/2882748"/>
          <draw:equation draw:name="f44" draw:formula="1522759*logwidth/4267591"/>
          <draw:equation draw:name="f45" draw:formula="2657300*logheight/2882748"/>
          <draw:equation draw:name="f46" draw:formula="1341031*logwidth/4267591"/>
          <draw:equation draw:name="f47" draw:formula="2488140*logheight/2882748"/>
          <draw:equation draw:name="f48" draw:formula="116573*logwidth/4267591"/>
          <draw:equation draw:name="f49" draw:formula="2081431*logheight/2882748"/>
          <draw:equation draw:name="f50" draw:formula="0*logwidth/4267591"/>
          <draw:equation draw:name="f51" draw:formula="2071355*logheight/2882748"/>
          <draw:equation draw:name="f52" draw:formula="2401892*logwidth/4267591"/>
          <draw:equation draw:name="f53" draw:formula="1751418*logheight/2882748"/>
          <draw:equation draw:name="f54" draw:formula="2313603*logwidth/4267591"/>
          <draw:equation draw:name="f55" draw:formula="1773156*logheight/2882748"/>
          <draw:equation draw:name="f56" draw:formula="3736159*logwidth/4267591"/>
          <draw:equation draw:name="f57" draw:formula="2098816*logheight/2882748"/>
          <draw:equation draw:name="f58" draw:formula="2421513*logwidth/4267591"/>
          <draw:equation draw:name="f59" draw:formula="1752198*logheight/2882748"/>
          <draw:equation draw:name="f60" draw:formula="2401892*logwidth/4267591"/>
          <draw:equation draw:name="f61" draw:formula="1751418*logheight/2882748"/>
          <draw:equation draw:name="f62" draw:formula="2910248*logwidth/4267591"/>
          <draw:equation draw:name="f63" draw:formula="1665762*logheight/2882748"/>
          <draw:equation draw:name="f64" draw:formula="2693521*logwidth/4267591"/>
          <draw:equation draw:name="f65" draw:formula="1712957*logheight/2882748"/>
          <draw:equation draw:name="f66" draw:formula="3841143*logwidth/4267591"/>
          <draw:equation draw:name="f67" draw:formula="1959708*logheight/2882748"/>
          <draw:equation draw:name="f68" draw:formula="2910248*logwidth/4267591"/>
          <draw:equation draw:name="f69" draw:formula="1665762*logheight/2882748"/>
          <draw:equation draw:name="f70" draw:formula="2919895*logwidth/4267591"/>
          <draw:equation draw:name="f71" draw:formula="1115054*logheight/2882748"/>
          <draw:equation draw:name="f72" draw:formula="2125748*logwidth/4267591"/>
          <draw:equation draw:name="f73" draw:formula="1202674*logheight/2882748"/>
          <draw:equation draw:name="f74" draw:formula="2007109*logwidth/4267591"/>
          <draw:equation draw:name="f75" draw:formula="1223832*logheight/2882748"/>
          <draw:equation draw:name="f76" draw:formula="1247864*logwidth/4267591"/>
          <draw:equation draw:name="f77" draw:formula="1530087*logheight/2882748"/>
          <draw:equation draw:name="f78" draw:formula="1226462*logwidth/4267591"/>
          <draw:equation draw:name="f79" draw:formula="1563493*logheight/2882748"/>
          <draw:equation draw:name="f80" draw:formula="2881638*logwidth/4267591"/>
          <draw:equation draw:name="f81" draw:formula="1311235*logheight/2882748"/>
          <draw:equation draw:name="f82" draw:formula="2936572*logwidth/4267591"/>
          <draw:equation draw:name="f83" draw:formula="1351817*logheight/2882748"/>
          <draw:equation draw:name="f84" draw:formula="2102826*logwidth/4267591"/>
          <draw:equation draw:name="f85" draw:formula="1509825*logheight/2882748"/>
          <draw:equation draw:name="f86" draw:formula="1245458*logwidth/4267591"/>
          <draw:equation draw:name="f87" draw:formula="1667199*logheight/2882748"/>
          <draw:equation draw:name="f88" draw:formula="2186119*logwidth/4267591"/>
          <draw:equation draw:name="f89" draw:formula="1681732*logheight/2882748"/>
          <draw:equation draw:name="f90" draw:formula="2756600*logwidth/4267591"/>
          <draw:equation draw:name="f91" draw:formula="1558336*logheight/2882748"/>
          <draw:equation draw:name="f92" draw:formula="3162185*logwidth/4267591"/>
          <draw:equation draw:name="f93" draw:formula="1256614*logheight/2882748"/>
          <draw:equation draw:name="f94" draw:formula="2919895*logwidth/4267591"/>
          <draw:equation draw:name="f95" draw:formula="1115054*logheight/2882748"/>
          <draw:equation draw:name="f96" draw:formula="0*logwidth/4267591"/>
          <draw:equation draw:name="f97" draw:formula="681959*logheight/2882748"/>
          <draw:equation draw:name="f98" draw:formula="28001*logwidth/4267591"/>
          <draw:equation draw:name="f99" draw:formula="697524*logheight/2882748"/>
          <draw:equation draw:name="f100" draw:formula="66082*logwidth/4267591"/>
          <draw:equation draw:name="f101" draw:formula="776244*logheight/2882748"/>
          <draw:equation draw:name="f102" draw:formula="13562*logwidth/4267591"/>
          <draw:equation draw:name="f103" draw:formula="1111244*logheight/2882748"/>
          <draw:equation draw:name="f104" draw:formula="0*logwidth/4267591"/>
          <draw:equation draw:name="f105" draw:formula="1128554*logheight/2882748"/>
          <draw:equation draw:name="f106" draw:formula="2203267*logwidth/4267591"/>
          <draw:equation draw:name="f107" draw:formula="26463*logheight/2882748"/>
          <draw:equation draw:name="f108" draw:formula="2047374*logwidth/4267591"/>
          <draw:equation draw:name="f109" draw:formula="86186*logheight/2882748"/>
          <draw:equation draw:name="f110" draw:formula="1322563*logwidth/4267591"/>
          <draw:equation draw:name="f111" draw:formula="668412*logheight/2882748"/>
          <draw:equation draw:name="f112" draw:formula="701249*logwidth/4267591"/>
          <draw:equation draw:name="f113" draw:formula="1348218*logheight/2882748"/>
          <draw:equation draw:name="f114" draw:formula="386156*logwidth/4267591"/>
          <draw:equation draw:name="f115" draw:formula="1624759*logheight/2882748"/>
          <draw:equation draw:name="f116" draw:formula="1967804*logwidth/4267591"/>
          <draw:equation draw:name="f117" draw:formula="396793*logheight/2882748"/>
          <draw:equation draw:name="f118" draw:formula="1984442*logwidth/4267591"/>
          <draw:equation draw:name="f119" draw:formula="498145*logheight/2882748"/>
          <draw:equation draw:name="f120" draw:formula="1156574*logwidth/4267591"/>
          <draw:equation draw:name="f121" draw:formula="1246824*logheight/2882748"/>
          <draw:equation draw:name="f122" draw:formula="530122*logwidth/4267591"/>
          <draw:equation draw:name="f123" draw:formula="1667318*logheight/2882748"/>
          <draw:equation draw:name="f124" draw:formula="463307*logwidth/4267591"/>
          <draw:equation draw:name="f125" draw:formula="1726138*logheight/2882748"/>
          <draw:equation draw:name="f126" draw:formula="590405*logwidth/4267591"/>
          <draw:equation draw:name="f127" draw:formula="1698370*logheight/2882748"/>
          <draw:equation draw:name="f128" draw:formula="809789*logwidth/4267591"/>
          <draw:equation draw:name="f129" draw:formula="1592612*logheight/2882748"/>
          <draw:equation draw:name="f130" draw:formula="2068235*logwidth/4267591"/>
          <draw:equation draw:name="f131" draw:formula="631578*logheight/2882748"/>
          <draw:equation draw:name="f132" draw:formula="2262105*logwidth/4267591"/>
          <draw:equation draw:name="f133" draw:formula="125274*logheight/2882748"/>
          <draw:equation draw:name="f134" draw:formula="2265630*logwidth/4267591"/>
          <draw:equation draw:name="f135" draw:formula="37856*logheight/2882748"/>
          <draw:equation draw:name="f136" draw:formula="2203267*logwidth/4267591"/>
          <draw:equation draw:name="f137" draw:formula="26463*logheight/2882748"/>
          <draw:equation draw:name="f138" draw:formula="2051856*logwidth/4267591"/>
          <draw:equation draw:name="f139" draw:formula="0*logheight/2882748"/>
          <draw:equation draw:name="f140" draw:formula="2335286*logwidth/4267591"/>
          <draw:equation draw:name="f141" draw:formula="0*logheight/2882748"/>
          <draw:equation draw:name="f142" draw:formula="2350174*logwidth/4267591"/>
          <draw:equation draw:name="f143" draw:formula="20880*logheight/2882748"/>
          <draw:equation draw:name="f144" draw:formula="2331394*logwidth/4267591"/>
          <draw:equation draw:name="f145" draw:formula="195450*logheight/2882748"/>
          <draw:equation draw:name="f146" draw:formula="2063312*logwidth/4267591"/>
          <draw:equation draw:name="f147" draw:formula="783873*logheight/2882748"/>
          <draw:equation draw:name="f148" draw:formula="1769279*logwidth/4267591"/>
          <draw:equation draw:name="f149" draw:formula="1159780*logheight/2882748"/>
          <draw:equation draw:name="f150" draw:formula="2107521*logwidth/4267591"/>
          <draw:equation draw:name="f151" draw:formula="1108963*logheight/2882748"/>
          <draw:equation draw:name="f152" draw:formula="2430619*logwidth/4267591"/>
          <draw:equation draw:name="f153" draw:formula="948494*logheight/2882748"/>
          <draw:equation draw:name="f154" draw:formula="2496219*logwidth/4267591"/>
          <draw:equation draw:name="f155" draw:formula="895238*logheight/2882748"/>
          <draw:equation draw:name="f156" draw:formula="2669192*logwidth/4267591"/>
          <draw:equation draw:name="f157" draw:formula="724088*logheight/2882748"/>
          <draw:equation draw:name="f158" draw:formula="2929776*logwidth/4267591"/>
          <draw:equation draw:name="f159" draw:formula="549732*logheight/2882748"/>
          <draw:equation draw:name="f160" draw:formula="3210049*logwidth/4267591"/>
          <draw:equation draw:name="f161" draw:formula="274173*logheight/2882748"/>
          <draw:equation draw:name="f162" draw:formula="3383761*logwidth/4267591"/>
          <draw:equation draw:name="f163" draw:formula="99928*logheight/2882748"/>
          <draw:equation draw:name="f164" draw:formula="3490563*logwidth/4267591"/>
          <draw:equation draw:name="f165" draw:formula="0*logheight/2882748"/>
          <draw:equation draw:name="f166" draw:formula="3605978*logwidth/4267591"/>
          <draw:equation draw:name="f167" draw:formula="0*logheight/2882748"/>
          <draw:equation draw:name="f168" draw:formula="3458563*logwidth/4267591"/>
          <draw:equation draw:name="f169" draw:formula="137538*logheight/2882748"/>
          <draw:equation draw:name="f170" draw:formula="3304191*logwidth/4267591"/>
          <draw:equation draw:name="f171" draw:formula="292930*logheight/2882748"/>
          <draw:equation draw:name="f172" draw:formula="2897104*logwidth/4267591"/>
          <draw:equation draw:name="f173" draw:formula="710073*logheight/2882748"/>
          <draw:equation draw:name="f174" draw:formula="3766184*logwidth/4267591"/>
          <draw:equation draw:name="f175" draw:formula="69979*logheight/2882748"/>
          <draw:equation draw:name="f176" draw:formula="3750328*logwidth/4267591"/>
          <draw:equation draw:name="f177" draw:formula="211725*logheight/2882748"/>
          <draw:equation draw:name="f178" draw:formula="3318080*logwidth/4267591"/>
          <draw:equation draw:name="f179" draw:formula="608245*logheight/2882748"/>
          <draw:equation draw:name="f180" draw:formula="3254471*logwidth/4267591"/>
          <draw:equation draw:name="f181" draw:formula="670645*logheight/2882748"/>
          <draw:equation draw:name="f182" draw:formula="4175741*logwidth/4267591"/>
          <draw:equation draw:name="f183" draw:formula="5506*logheight/2882748"/>
          <draw:equation draw:name="f184" draw:formula="4178513*logwidth/4267591"/>
          <draw:equation draw:name="f185" draw:formula="0*logheight/2882748"/>
          <draw:equation draw:name="f186" draw:formula="4267591*logwidth/4267591"/>
          <draw:equation draw:name="f187" draw:formula="0*logheight/2882748"/>
          <draw:equation draw:name="f188" draw:formula="4196883*logwidth/4267591"/>
          <draw:equation draw:name="f189" draw:formula="117608*logheight/2882748"/>
          <draw:equation draw:name="f190" draw:formula="3716201*logwidth/4267591"/>
          <draw:equation draw:name="f191" draw:formula="571695*logheight/2882748"/>
          <draw:equation draw:name="f192" draw:formula="2777805*logwidth/4267591"/>
          <draw:equation draw:name="f193" draw:formula="899081*logheight/2882748"/>
          <draw:equation draw:name="f194" draw:formula="2446797*logwidth/4267591"/>
          <draw:equation draw:name="f195" draw:formula="1055975*logheight/2882748"/>
          <draw:equation draw:name="f196" draw:formula="2900281*logwidth/4267591"/>
          <draw:equation draw:name="f197" draw:formula="1035018*logheight/2882748"/>
          <draw:equation draw:name="f198" draw:formula="3146182*logwidth/4267591"/>
          <draw:equation draw:name="f199" draw:formula="1085105*logheight/2882748"/>
          <draw:equation draw:name="f200" draw:formula="3214189*logwidth/4267591"/>
          <draw:equation draw:name="f201" draw:formula="1402718*logheight/2882748"/>
          <draw:equation draw:name="f202" draw:formula="3086344*logwidth/4267591"/>
          <draw:equation draw:name="f203" draw:formula="1546472*logheight/2882748"/>
          <draw:equation draw:name="f204" draw:formula="3211267*logwidth/4267591"/>
          <draw:equation draw:name="f205" draw:formula="1568873*logheight/2882748"/>
          <draw:equation draw:name="f206" draw:formula="3927914*logwidth/4267591"/>
          <draw:equation draw:name="f207" draw:formula="1904073*logheight/2882748"/>
          <draw:equation draw:name="f208" draw:formula="4063227*logwidth/4267591"/>
          <draw:equation draw:name="f209" draw:formula="2175596*logheight/2882748"/>
          <draw:equation draw:name="f210" draw:formula="2394808*logwidth/4267591"/>
          <draw:equation draw:name="f211" draw:formula="1935259*logheight/2882748"/>
          <draw:equation draw:name="f212" draw:formula="2062377*logwidth/4267591"/>
          <draw:equation draw:name="f213" draw:formula="1802662*logheight/2882748"/>
          <draw:equation draw:name="f214" draw:formula="1716334*logwidth/4267591"/>
          <draw:equation draw:name="f215" draw:formula="1804077*logheight/2882748"/>
          <draw:equation draw:name="f216" draw:formula="983200*logwidth/4267591"/>
          <draw:equation draw:name="f217" draw:formula="1741413*logheight/2882748"/>
          <draw:equation draw:name="f218" draw:formula="804660*logwidth/4267591"/>
          <draw:equation draw:name="f219" draw:formula="1734159*logheight/2882748"/>
          <draw:equation draw:name="f220" draw:formula="55558*logwidth/4267591"/>
          <draw:equation draw:name="f221" draw:formula="1914988*logheight/2882748"/>
          <draw:equation draw:name="f222" draw:formula="8924*logwidth/4267591"/>
          <draw:equation draw:name="f223" draw:formula="1934264*logheight/2882748"/>
          <draw:equation draw:name="f224" draw:formula="0*logwidth/4267591"/>
          <draw:equation draw:name="f225" draw:formula="1939129*logheight/2882748"/>
          <draw:equation draw:name="f226" draw:formula="0*logwidth/4267591"/>
          <draw:equation draw:name="f227" draw:formula="1841344*logheight/2882748"/>
          <draw:equation draw:name="f228" draw:formula="9691*logwidth/4267591"/>
          <draw:equation draw:name="f229" draw:formula="1837644*logheight/2882748"/>
          <draw:equation draw:name="f230" draw:formula="51235*logwidth/4267591"/>
          <draw:equation draw:name="f231" draw:formula="1805797*logheight/2882748"/>
          <draw:equation draw:name="f232" draw:formula="167264*logwidth/4267591"/>
          <draw:equation draw:name="f233" draw:formula="1687327*logheight/2882748"/>
          <draw:equation draw:name="f234" draw:formula="314090*logwidth/4267591"/>
          <draw:equation draw:name="f235" draw:formula="1581932*logheight/2882748"/>
          <draw:equation draw:name="f236" draw:formula="1249671*logwidth/4267591"/>
          <draw:equation draw:name="f237" draw:formula="638506*logheight/2882748"/>
          <draw:equation draw:name="f238" draw:formula="1837405*logwidth/4267591"/>
          <draw:equation draw:name="f239" draw:formula="113171*logheight/2882748"/>
          <draw:equation draw:name="f240" draw:formula="logwidth"/>
          <draw:equation draw:name="f241" draw:formula="logheight"/>
        </draw:enhanced-geometry>
      </draw:custom-shape>
      <draw:custom-shape draw:name="Freeform: Shape 12" draw:style-name="Mgr35" draw:text-style-name="MP7" draw:layer="backgroundobjects" svg:width="3.813cm" svg:height="15.127cm" svg:x="24.924cm" svg:y="4.289cm">
        <text:p/>
        <draw:enhanced-geometry draw:mirror-horizontal="false" draw:mirror-vertical="false" svg:viewBox="0 0 0 0" drawooo:sub-view-size="1678579 5460561" draw:text-areas="0 0 ?f168 ?f169" draw:type="ooxml-non-primitive"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equation draw:name="f0" draw:formula="1603804*logwidth/1693993"/>
          <draw:equation draw:name="f1" draw:formula="54*logheight/5462555"/>
          <draw:equation draw:name="f2" draw:formula="1693819*logwidth/1693993"/>
          <draw:equation draw:name="f3" draw:formula="10532*logheight/5462555"/>
          <draw:equation draw:name="f4" draw:formula="1678579*logwidth/1693993"/>
          <draw:equation draw:name="f5" draw:formula="5418828*logheight/5462555"/>
          <draw:equation draw:name="f6" draw:formula="1176667*logwidth/1693993"/>
          <draw:equation draw:name="f7" draw:formula="5429928*logheight/5462555"/>
          <draw:equation draw:name="f8" draw:formula="512297*logwidth/1693993"/>
          <draw:equation draw:name="f9" draw:formula="5030409*logheight/5462555"/>
          <draw:equation draw:name="f10" draw:formula="314208*logwidth/1693993"/>
          <draw:equation draw:name="f11" draw:formula="4179509*logheight/5462555"/>
          <draw:equation draw:name="f12" draw:formula="429138*logwidth/1693993"/>
          <draw:equation draw:name="f13" draw:formula="3898280*logheight/5462555"/>
          <draw:equation draw:name="f14" draw:formula="592360*logwidth/1693993"/>
          <draw:equation draw:name="f15" draw:formula="3258731*logheight/5462555"/>
          <draw:equation draw:name="f16" draw:formula="481029*logwidth/1693993"/>
          <draw:equation draw:name="f17" draw:formula="2679952*logheight/5462555"/>
          <draw:equation draw:name="f18" draw:formula="277230*logwidth/1693993"/>
          <draw:equation draw:name="f19" draw:formula="2221719*logheight/5462555"/>
          <draw:equation draw:name="f20" draw:formula="119523*logwidth/1693993"/>
          <draw:equation draw:name="f21" draw:formula="667910*logheight/5462555"/>
          <draw:equation draw:name="f22" draw:formula="361880*logwidth/1693993"/>
          <draw:equation draw:name="f23" draw:formula="369606*logheight/5462555"/>
          <draw:equation draw:name="f24" draw:formula="864738*logwidth/1693993"/>
          <draw:equation draw:name="f25" draw:formula="104615*logheight/5462555"/>
          <draw:equation draw:name="f26" draw:formula="1513718*logwidth/1693993"/>
          <draw:equation draw:name="f27" draw:formula="4215*logheight/5462555"/>
          <draw:equation draw:name="f28" draw:formula="1603804*logwidth/1693993"/>
          <draw:equation draw:name="f29" draw:formula="54*logheight/5462555"/>
          <draw:equation draw:name="f30" draw:formula="1693819*logwidth/1785259"/>
          <draw:equation draw:name="f31" draw:formula="10532*logheight/5462555"/>
          <draw:equation draw:name="f32" draw:formula="1678579*logwidth/1785259"/>
          <draw:equation draw:name="f33" draw:formula="5418828*logheight/5462555"/>
          <draw:equation draw:name="f34" draw:formula="1176667*logwidth/1785259"/>
          <draw:equation draw:name="f35" draw:formula="5429928*logheight/5462555"/>
          <draw:equation draw:name="f36" draw:formula="512297*logwidth/1785259"/>
          <draw:equation draw:name="f37" draw:formula="5030409*logheight/5462555"/>
          <draw:equation draw:name="f38" draw:formula="314208*logwidth/1785259"/>
          <draw:equation draw:name="f39" draw:formula="4179509*logheight/5462555"/>
          <draw:equation draw:name="f40" draw:formula="429138*logwidth/1785259"/>
          <draw:equation draw:name="f41" draw:formula="3898280*logheight/5462555"/>
          <draw:equation draw:name="f42" draw:formula="592360*logwidth/1785259"/>
          <draw:equation draw:name="f43" draw:formula="3258731*logheight/5462555"/>
          <draw:equation draw:name="f44" draw:formula="481029*logwidth/1785259"/>
          <draw:equation draw:name="f45" draw:formula="2679952*logheight/5462555"/>
          <draw:equation draw:name="f46" draw:formula="277230*logwidth/1785259"/>
          <draw:equation draw:name="f47" draw:formula="2221719*logheight/5462555"/>
          <draw:equation draw:name="f48" draw:formula="119523*logwidth/1785259"/>
          <draw:equation draw:name="f49" draw:formula="667910*logheight/5462555"/>
          <draw:equation draw:name="f50" draw:formula="361880*logwidth/1785259"/>
          <draw:equation draw:name="f51" draw:formula="369606*logheight/5462555"/>
          <draw:equation draw:name="f52" draw:formula="864738*logwidth/1785259"/>
          <draw:equation draw:name="f53" draw:formula="104615*logheight/5462555"/>
          <draw:equation draw:name="f54" draw:formula="1513718*logwidth/1785259"/>
          <draw:equation draw:name="f55" draw:formula="4215*logheight/5462555"/>
          <draw:equation draw:name="f56" draw:formula="1603804*logwidth/1785259"/>
          <draw:equation draw:name="f57" draw:formula="54*logheight/5462555"/>
          <draw:equation draw:name="f58" draw:formula="1785259*logwidth/1785259"/>
          <draw:equation draw:name="f59" draw:formula="101972*logheight/5462555"/>
          <draw:equation draw:name="f60" draw:formula="1678579*logwidth/1785259"/>
          <draw:equation draw:name="f61" draw:formula="5418828*logheight/5462555"/>
          <draw:equation draw:name="f62" draw:formula="1176667*logwidth/1785259"/>
          <draw:equation draw:name="f63" draw:formula="5429928*logheight/5462555"/>
          <draw:equation draw:name="f64" draw:formula="512297*logwidth/1785259"/>
          <draw:equation draw:name="f65" draw:formula="5030409*logheight/5462555"/>
          <draw:equation draw:name="f66" draw:formula="314208*logwidth/1785259"/>
          <draw:equation draw:name="f67" draw:formula="4179509*logheight/5462555"/>
          <draw:equation draw:name="f68" draw:formula="429138*logwidth/1785259"/>
          <draw:equation draw:name="f69" draw:formula="3898280*logheight/5462555"/>
          <draw:equation draw:name="f70" draw:formula="592360*logwidth/1785259"/>
          <draw:equation draw:name="f71" draw:formula="3258731*logheight/5462555"/>
          <draw:equation draw:name="f72" draw:formula="481029*logwidth/1785259"/>
          <draw:equation draw:name="f73" draw:formula="2679952*logheight/5462555"/>
          <draw:equation draw:name="f74" draw:formula="277230*logwidth/1785259"/>
          <draw:equation draw:name="f75" draw:formula="2221719*logheight/5462555"/>
          <draw:equation draw:name="f76" draw:formula="119523*logwidth/1785259"/>
          <draw:equation draw:name="f77" draw:formula="667910*logheight/5462555"/>
          <draw:equation draw:name="f78" draw:formula="361880*logwidth/1785259"/>
          <draw:equation draw:name="f79" draw:formula="369606*logheight/5462555"/>
          <draw:equation draw:name="f80" draw:formula="864738*logwidth/1785259"/>
          <draw:equation draw:name="f81" draw:formula="104615*logheight/5462555"/>
          <draw:equation draw:name="f82" draw:formula="1513718*logwidth/1785259"/>
          <draw:equation draw:name="f83" draw:formula="4215*logheight/5462555"/>
          <draw:equation draw:name="f84" draw:formula="1603804*logwidth/1785259"/>
          <draw:equation draw:name="f85" draw:formula="54*logheight/5462555"/>
          <draw:equation draw:name="f86" draw:formula="1785259*logwidth/1785259"/>
          <draw:equation draw:name="f87" draw:formula="101972*logheight/5462555"/>
          <draw:equation draw:name="f88" draw:formula="1678579*logwidth/1785259"/>
          <draw:equation draw:name="f89" draw:formula="5416834*logheight/5460561"/>
          <draw:equation draw:name="f90" draw:formula="1176667*logwidth/1785259"/>
          <draw:equation draw:name="f91" draw:formula="5427934*logheight/5460561"/>
          <draw:equation draw:name="f92" draw:formula="512297*logwidth/1785259"/>
          <draw:equation draw:name="f93" draw:formula="5028415*logheight/5460561"/>
          <draw:equation draw:name="f94" draw:formula="314208*logwidth/1785259"/>
          <draw:equation draw:name="f95" draw:formula="4177515*logheight/5460561"/>
          <draw:equation draw:name="f96" draw:formula="429138*logwidth/1785259"/>
          <draw:equation draw:name="f97" draw:formula="3896286*logheight/5460561"/>
          <draw:equation draw:name="f98" draw:formula="592360*logwidth/1785259"/>
          <draw:equation draw:name="f99" draw:formula="3256737*logheight/5460561"/>
          <draw:equation draw:name="f100" draw:formula="481029*logwidth/1785259"/>
          <draw:equation draw:name="f101" draw:formula="2677958*logheight/5460561"/>
          <draw:equation draw:name="f102" draw:formula="277230*logwidth/1785259"/>
          <draw:equation draw:name="f103" draw:formula="2219725*logheight/5460561"/>
          <draw:equation draw:name="f104" draw:formula="119523*logwidth/1785259"/>
          <draw:equation draw:name="f105" draw:formula="665916*logheight/5460561"/>
          <draw:equation draw:name="f106" draw:formula="361880*logwidth/1785259"/>
          <draw:equation draw:name="f107" draw:formula="367612*logheight/5460561"/>
          <draw:equation draw:name="f108" draw:formula="864738*logwidth/1785259"/>
          <draw:equation draw:name="f109" draw:formula="102621*logheight/5460561"/>
          <draw:equation draw:name="f110" draw:formula="1513718*logwidth/1785259"/>
          <draw:equation draw:name="f111" draw:formula="2221*logheight/5460561"/>
          <draw:equation draw:name="f112" draw:formula="1654604*logwidth/1785259"/>
          <draw:equation draw:name="f113" draw:formula="600*logheight/5460561"/>
          <draw:equation draw:name="f114" draw:formula="1785259*logwidth/1785259"/>
          <draw:equation draw:name="f115" draw:formula="99978*logheight/5460561"/>
          <draw:equation draw:name="f116" draw:formula="1678579*logwidth/1678579"/>
          <draw:equation draw:name="f117" draw:formula="5416834*logheight/5460561"/>
          <draw:equation draw:name="f118" draw:formula="1176667*logwidth/1678579"/>
          <draw:equation draw:name="f119" draw:formula="5427934*logheight/5460561"/>
          <draw:equation draw:name="f120" draw:formula="512297*logwidth/1678579"/>
          <draw:equation draw:name="f121" draw:formula="5028415*logheight/5460561"/>
          <draw:equation draw:name="f122" draw:formula="314208*logwidth/1678579"/>
          <draw:equation draw:name="f123" draw:formula="4177515*logheight/5460561"/>
          <draw:equation draw:name="f124" draw:formula="429138*logwidth/1678579"/>
          <draw:equation draw:name="f125" draw:formula="3896286*logheight/5460561"/>
          <draw:equation draw:name="f126" draw:formula="592360*logwidth/1678579"/>
          <draw:equation draw:name="f127" draw:formula="3256737*logheight/5460561"/>
          <draw:equation draw:name="f128" draw:formula="481029*logwidth/1678579"/>
          <draw:equation draw:name="f129" draw:formula="2677958*logheight/5460561"/>
          <draw:equation draw:name="f130" draw:formula="277230*logwidth/1678579"/>
          <draw:equation draw:name="f131" draw:formula="2219725*logheight/5460561"/>
          <draw:equation draw:name="f132" draw:formula="119523*logwidth/1678579"/>
          <draw:equation draw:name="f133" draw:formula="665916*logheight/5460561"/>
          <draw:equation draw:name="f134" draw:formula="361880*logwidth/1678579"/>
          <draw:equation draw:name="f135" draw:formula="367612*logheight/5460561"/>
          <draw:equation draw:name="f136" draw:formula="864738*logwidth/1678579"/>
          <draw:equation draw:name="f137" draw:formula="102621*logheight/5460561"/>
          <draw:equation draw:name="f138" draw:formula="1513718*logwidth/1678579"/>
          <draw:equation draw:name="f139" draw:formula="2221*logheight/5460561"/>
          <draw:equation draw:name="f140" draw:formula="1654604*logwidth/1678579"/>
          <draw:equation draw:name="f141" draw:formula="600*logheight/5460561"/>
          <draw:equation draw:name="f142" draw:formula="1678579*logwidth/1678579"/>
          <draw:equation draw:name="f143" draw:formula="5416834*logheight/5460561"/>
          <draw:equation draw:name="f144" draw:formula="1176667*logwidth/1678579"/>
          <draw:equation draw:name="f145" draw:formula="5427934*logheight/5460561"/>
          <draw:equation draw:name="f146" draw:formula="512297*logwidth/1678579"/>
          <draw:equation draw:name="f147" draw:formula="5028415*logheight/5460561"/>
          <draw:equation draw:name="f148" draw:formula="314208*logwidth/1678579"/>
          <draw:equation draw:name="f149" draw:formula="4177515*logheight/5460561"/>
          <draw:equation draw:name="f150" draw:formula="429138*logwidth/1678579"/>
          <draw:equation draw:name="f151" draw:formula="3896286*logheight/5460561"/>
          <draw:equation draw:name="f152" draw:formula="592360*logwidth/1678579"/>
          <draw:equation draw:name="f153" draw:formula="3256737*logheight/5460561"/>
          <draw:equation draw:name="f154" draw:formula="481029*logwidth/1678579"/>
          <draw:equation draw:name="f155" draw:formula="2677958*logheight/5460561"/>
          <draw:equation draw:name="f156" draw:formula="277230*logwidth/1678579"/>
          <draw:equation draw:name="f157" draw:formula="2219725*logheight/5460561"/>
          <draw:equation draw:name="f158" draw:formula="119523*logwidth/1678579"/>
          <draw:equation draw:name="f159" draw:formula="665916*logheight/5460561"/>
          <draw:equation draw:name="f160" draw:formula="361880*logwidth/1678579"/>
          <draw:equation draw:name="f161" draw:formula="367612*logheight/5460561"/>
          <draw:equation draw:name="f162" draw:formula="864738*logwidth/1678579"/>
          <draw:equation draw:name="f163" draw:formula="102621*logheight/5460561"/>
          <draw:equation draw:name="f164" draw:formula="1513718*logwidth/1678579"/>
          <draw:equation draw:name="f165" draw:formula="2221*logheight/5460561"/>
          <draw:equation draw:name="f166" draw:formula="1672384*logwidth/1678579"/>
          <draw:equation draw:name="f167" draw:formula="600*logheight/5460561"/>
          <draw:equation draw:name="f168" draw:formula="logwidth"/>
          <draw:equation draw:name="f169" draw:formula="logheight"/>
        </draw:enhanced-geometry>
      </draw:custom-shape>
      <draw:frame presentation:style-name="Closing-outline1" draw:layer="backgroundobjects" svg:width="24.929cm" svg:height="11.019cm" svg:x="2.383cm" svg:y="5.444cm" presentation:class="outline" presentation:placeholder="true">
        <draw:text-box/>
      </draw:frame>
      <presentation:notes style:page-layout-name="PM2">
        <draw:page-thumbnail presentation:style-name="Closing-title" draw:layer="backgroundobjects" svg:width="16.932cm" svg:height="9.524cm" svg:x="1.058cm" svg:y="1.93cm" presentation:class="page"/>
        <draw:frame presentation:style-name="Closing-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f_Content" style:display-name="Title/Content" style:page-layout-name="PM1" draw:style-name="Mdp3">
      <loext:theme loext:name="1_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Google Shape;28;p24" presentation:style-name="Title_2f_Content-title" draw:layer="backgroundobjects" svg:width="25.156cm" svg:height="2.565cm" svg:x="2.232cm" svg:y="1.758cm" presentation:class="title" presentation:placeholder="true" presentation:user-transformed="true">
        <draw:text-box/>
      </draw:frame>
      <draw:frame draw:name="Google Shape;29;p24" presentation:style-name="Title_2f_Content-outline1" draw:layer="backgroundobjects" svg:width="25.156cm" svg:height="12.428cm" svg:x="2.232cm" svg:y="5.116cm" presentation:class="outline" presentation:placeholder="true" presentation:user-transformed="true">
        <draw:text-box/>
      </draw:frame>
      <draw:frame draw:name="Google Shape;30;p24" presentation:style-name="Mpr45" draw:text-style-name="MP45" draw:layer="backgroundobjects" svg:width="0.979cm" svg:height="0.797cm" svg:x="26.995cm" svg:y="18.299cm" presentation:class="page-number" presentation:user-transformed="true">
        <draw:text-box>
          <text:p text:style-name="MP44"><text:span text:style-name="MT22"><text:page-number>&lt;number&gt;</text:page-number></text:span></text:p>
        </draw:text-box>
      </draw:frame>
      <presentation:notes style:page-layout-name="PM2">
        <draw:page-thumbnail presentation:style-name="Title_2f_Content-title" draw:layer="backgroundobjects" svg:width="16.932cm" svg:height="9.524cm" svg:x="1.058cm" svg:y="1.93cm" presentation:class="page"/>
        <draw:frame presentation:style-name="Title_2f_Content-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eam_20_x4" style:display-name="Team x4"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48"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custom-shape draw:name="Freeform: Shape 27" draw:style-name="Mgr36" draw:text-style-name="MP46" draw:layer="backgroundobjects" svg:width="27.699cm" svg:height="14.452cm" svg:x="1cm" svg:y="5.546cm">
        <text:p/>
        <draw:enhanced-geometry draw:mirror-horizontal="false" draw:mirror-vertical="false" svg:viewBox="0 0 0 0" drawooo:sub-view-size="12192000 5216762" draw:text-areas="0 0 ?f28 ?f29" draw:type="ooxml-non-primitive"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equation draw:name="f0" draw:formula="1849560*logwidth/12192000"/>
          <draw:equation draw:name="f1" draw:formula="803*logheight/5216762"/>
          <draw:equation draw:name="f2" draw:formula="2779308*logwidth/12192000"/>
          <draw:equation draw:name="f3" draw:formula="191654*logheight/5216762"/>
          <draw:equation draw:name="f4" draw:formula="3529993*logwidth/12192000"/>
          <draw:equation draw:name="f5" draw:formula="614650*logheight/5216762"/>
          <draw:equation draw:name="f6" draw:formula="5271920*logwidth/12192000"/>
          <draw:equation draw:name="f7" draw:formula="1300408*logheight/5216762"/>
          <draw:equation draw:name="f8" draw:formula="6940105*logwidth/12192000"/>
          <draw:equation draw:name="f9" draw:formula="1192018*logheight/5216762"/>
          <draw:equation draw:name="f10" draw:formula="8301823*logwidth/12192000"/>
          <draw:equation draw:name="f11" draw:formula="780730*logheight/5216762"/>
          <draw:equation draw:name="f12" draw:formula="12120288*logwidth/12192000"/>
          <draw:equation draw:name="f13" draw:formula="561429*logheight/5216762"/>
          <draw:equation draw:name="f14" draw:formula="12192000*logwidth/12192000"/>
          <draw:equation draw:name="f15" draw:formula="591187*logheight/5216762"/>
          <draw:equation draw:name="f16" draw:formula="12192000*logwidth/12192000"/>
          <draw:equation draw:name="f17" draw:formula="5216762*logheight/5216762"/>
          <draw:equation draw:name="f18" draw:formula="0*logwidth/12192000"/>
          <draw:equation draw:name="f19" draw:formula="5216762*logheight/5216762"/>
          <draw:equation draw:name="f20" draw:formula="0*logwidth/12192000"/>
          <draw:equation draw:name="f21" draw:formula="671712*logheight/5216762"/>
          <draw:equation draw:name="f22" draw:formula="66994*logwidth/12192000"/>
          <draw:equation draw:name="f23" draw:formula="616810*logheight/5216762"/>
          <draw:equation draw:name="f24" draw:formula="314608*logwidth/12192000"/>
          <draw:equation draw:name="f25" draw:formula="447849*logheight/5216762"/>
          <draw:equation draw:name="f26" draw:formula="1849560*logwidth/12192000"/>
          <draw:equation draw:name="f27" draw:formula="803*logheight/5216762"/>
          <draw:equation draw:name="f28" draw:formula="logwidth"/>
          <draw:equation draw:name="f29" draw:formula="logheight"/>
        </draw:enhanced-geometry>
      </draw:custom-shape>
      <draw:frame draw:name="Picture Placeholder 38" presentation:style-name="Mpr49" draw:text-style-name="MP47" draw:layer="backgroundobjects" svg:width="5.509cm" svg:height="9.262cm" svg:x="2.216cm" svg:y="5.685cm" presentation:class="outline" presentation:user-transformed="true">
        <draw:text-box>
          <text:list text:style-name="ML3">
            <text:list-item>
              <text:p text:style-name="MP29"><text:span text:style-name="MT14">Click icon to add picture</text:span></text:p>
            </text:list-item>
          </text:list>
        </draw:text-box>
      </draw:frame>
      <draw:frame draw:name="Picture Placeholder 39" presentation:style-name="Mpr49" draw:text-style-name="MP47" draw:layer="backgroundobjects" svg:width="5.509cm" svg:height="9.262cm" svg:x="8.823cm" svg:y="5.685cm" presentation:class="outline" presentation:user-transformed="true">
        <draw:text-box>
          <text:p text:style-name="MP29"><text:span text:style-name="MT14">Click icon to add picture</text:span></text:p>
        </draw:text-box>
      </draw:frame>
      <draw:frame draw:name="Picture Placeholder 40" presentation:style-name="Mpr49" draw:text-style-name="MP47" draw:layer="backgroundobjects" svg:width="5.509cm" svg:height="9.262cm" svg:x="15.43cm" svg:y="5.685cm" presentation:class="outline" presentation:user-transformed="true">
        <draw:text-box>
          <text:p text:style-name="MP29"><text:span text:style-name="MT14">Click icon to add picture</text:span></text:p>
        </draw:text-box>
      </draw:frame>
      <draw:frame draw:name="Picture Placeholder 41" presentation:style-name="Mpr49" draw:text-style-name="MP47" draw:layer="backgroundobjects" svg:width="5.509cm" svg:height="9.262cm" svg:x="22.037cm" svg:y="5.685cm" presentation:class="outline" presentation:user-transformed="true">
        <draw:text-box>
          <text:p text:style-name="MP29"><text:span text:style-name="MT14">Click icon to add picture</text:span></text:p>
        </draw:text-box>
      </draw:frame>
      <draw:frame draw:name="Text Placeholder 46" presentation:style-name="Mpr50" draw:text-style-name="MP27" draw:layer="backgroundobjects" svg:width="5.505cm" svg:height="1.012cm" svg:x="2.539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8.823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15.619cm" svg:y="15.337cm" presentation:class="outline" presentation:user-transformed="true">
        <draw:text-box>
          <text:p text:style-name="MP29"><text:span text:style-name="MT23">Click to edit Master text styles</text:span></text:p>
        </draw:text-box>
      </draw:frame>
      <draw:frame draw:name="Text Placeholder 46" presentation:style-name="Mpr50" draw:text-style-name="MP27" draw:layer="backgroundobjects" svg:width="5.505cm" svg:height="1.012cm" svg:x="22.037cm" svg:y="15.337cm" presentation:class="outline" presentation:user-transformed="true">
        <draw:text-box>
          <text:p text:style-name="MP29"><text:span text:style-name="MT23">Click to edit Master text styles</text:span></text:p>
        </draw:text-box>
      </draw:frame>
      <draw:frame draw:name="Text Placeholder 46" presentation:style-name="Mpr51" draw:text-style-name="MP27" draw:layer="backgroundobjects" svg:width="5.505cm" svg:height="1.012cm" svg:x="2.539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8.823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15.619cm" svg:y="16.376cm" presentation:class="outline" presentation:user-transformed="true">
        <draw:text-box>
          <text:p text:style-name="MP29"><text:span text:style-name="MT7">click to edit master text styles</text:span></text:p>
        </draw:text-box>
      </draw:frame>
      <draw:frame draw:name="Text Placeholder 46" presentation:style-name="Mpr51" draw:text-style-name="MP27" draw:layer="backgroundobjects" svg:width="5.505cm" svg:height="1.012cm" svg:x="22.037cm" svg:y="16.376cm" presentation:class="outline" presentation:user-transformed="true">
        <draw:text-box>
          <text:p text:style-name="MP29"><text:span text:style-name="MT7">click to edit master text styles</text:span></text:p>
        </draw:text-box>
      </draw:frame>
      <draw:frame draw:name="Slide Number Placeholder 5" presentation:style-name="Mpr52"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custom-shape draw:name="Freeform: Shape 17" draw:style-name="Mgr37" draw:text-style-name="MP48" draw:layer="backgroundobjects" svg:width="12.184cm" svg:height="1.634cm" svg:x="13.702cm" svg:y="1cm">
        <text:p/>
        <draw:enhanced-geometry draw:mirror-horizontal="false" draw:mirror-vertical="false" svg:viewBox="0 0 0 0" drawooo:sub-view-size="5362677 590065" draw:text-areas="0 0 ?f10 ?f11" draw:type="ooxml-non-primitive" draw:enhanced-path="M 0 0 L 5362677 0 5169991 69942 C 4068113 454981 3200546 538854 2860400 564669 1318014 681954 547573 372284 85760 60567 Z N">
          <draw:equation draw:name="f0" draw:formula="0*logwidth/5362677"/>
          <draw:equation draw:name="f1" draw:formula="0*logheight/590065"/>
          <draw:equation draw:name="f2" draw:formula="5362677*logwidth/5362677"/>
          <draw:equation draw:name="f3" draw:formula="0*logheight/590065"/>
          <draw:equation draw:name="f4" draw:formula="5169991*logwidth/5362677"/>
          <draw:equation draw:name="f5" draw:formula="69942*logheight/590065"/>
          <draw:equation draw:name="f6" draw:formula="2860400*logwidth/5362677"/>
          <draw:equation draw:name="f7" draw:formula="564669*logheight/590065"/>
          <draw:equation draw:name="f8" draw:formula="85760*logwidth/5362677"/>
          <draw:equation draw:name="f9" draw:formula="60567*logheight/590065"/>
          <draw:equation draw:name="f10" draw:formula="logwidth"/>
          <draw:equation draw:name="f11" draw:formula="logheight"/>
        </draw:enhanced-geometry>
      </draw:custom-shape>
      <presentation:notes style:page-layout-name="PM2">
        <draw:page-thumbnail presentation:style-name="Team_20_x4-title" draw:layer="backgroundobjects" svg:width="16.932cm" svg:height="9.524cm" svg:x="1.058cm" svg:y="1.93cm" presentation:class="page"/>
        <draw:frame presentation:style-name="Team_20_x4-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20_alt" style:display-name="Title and Content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frame draw:name="Title 1" presentation:style-name="Mpr55"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56" draw:text-style-name="MP17" draw:layer="backgroundobjects" svg:width="21.273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Slide Number Placeholder 5" presentation:style-name="Mpr57"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custom-shape draw:name="Freeform: Shape 12" draw:style-name="Mgr38" draw:text-style-name="MP49" draw:layer="backgroundobjects" svg:width="17.246cm" svg:height="18.999cm" svg:x="11.451cm" svg:y="1.001cm">
        <text:p/>
        <draw:enhanced-geometry draw:mirror-horizontal="false" draw:mirror-vertical="false" svg:viewBox="0 0 0 0" drawooo:sub-view-size="7591189 6858000" draw:text-areas="0 0 ?f16 ?f17" draw:type="ooxml-non-primitive" draw:enhanced-path="M 3873124 0 L 7591189 0 7591189 6858000 0 6858000 37792 6767219 C 73499 6688089 105476 6628399 124614 6593191 1166892 4681475 4192708 5285613 5022788 3831835 5664755 2707491 4432969 1333564 3917644 112370 Z N">
          <draw:equation draw:name="f0" draw:formula="3873124*logwidth/7591189"/>
          <draw:equation draw:name="f1" draw:formula="0*logheight/6858000"/>
          <draw:equation draw:name="f2" draw:formula="7591189*logwidth/7591189"/>
          <draw:equation draw:name="f3" draw:formula="0*logheight/6858000"/>
          <draw:equation draw:name="f4" draw:formula="7591189*logwidth/7591189"/>
          <draw:equation draw:name="f5" draw:formula="6858000*logheight/6858000"/>
          <draw:equation draw:name="f6" draw:formula="0*logwidth/7591189"/>
          <draw:equation draw:name="f7" draw:formula="6858000*logheight/6858000"/>
          <draw:equation draw:name="f8" draw:formula="37792*logwidth/7591189"/>
          <draw:equation draw:name="f9" draw:formula="6767219*logheight/6858000"/>
          <draw:equation draw:name="f10" draw:formula="124614*logwidth/7591189"/>
          <draw:equation draw:name="f11" draw:formula="6593191*logheight/6858000"/>
          <draw:equation draw:name="f12" draw:formula="5022788*logwidth/7591189"/>
          <draw:equation draw:name="f13" draw:formula="3831835*logheight/6858000"/>
          <draw:equation draw:name="f14" draw:formula="3917644*logwidth/7591189"/>
          <draw:equation draw:name="f15" draw:formula="112370*logheight/6858000"/>
          <draw:equation draw:name="f16" draw:formula="logwidth"/>
          <draw:equation draw:name="f17" draw:formula="logheight"/>
        </draw:enhanced-geometry>
      </draw:custom-shape>
      <draw:custom-shape draw:name="Freeform: Shape 18" draw:style-name="Mgr39" draw:text-style-name="MP7" draw:layer="backgroundobjects" svg:width="11.467cm" svg:height="19.157cm" svg:x="14.935cm" svg:y="0.917cm">
        <text:p/>
        <draw:enhanced-geometry draw:mirror-horizontal="false" draw:mirror-vertical="false" svg:viewBox="0 0 0 0" drawooo:sub-view-size="5047481 6915258" draw:text-areas="0 0 ?f182 ?f183" draw:type="ooxml-non-primitive" draw:enhanced-path="M 4995009 6915258 L 4968339 6900018 4881089 6843664 C 3776291 5767009 5813542 2039756 4705665 750439 3720820 -395678 1362200 1673555 107592 143128 84533 114915 45825 66862 0 0 N">
          <draw:equation draw:name="f0" draw:formula="0*logwidth/6112702"/>
          <draw:equation draw:name="f1" draw:formula="0*logheight/7110654"/>
          <draw:equation draw:name="f2" draw:formula="6112702*logwidth/6112702"/>
          <draw:equation draw:name="f3" draw:formula="0*logheight/7110654"/>
          <draw:equation draw:name="f4" draw:formula="6112702*logwidth/6112702"/>
          <draw:equation draw:name="f5" draw:formula="7022484*logheight/7110654"/>
          <draw:equation draw:name="f6" draw:formula="6063029*logwidth/6112702"/>
          <draw:equation draw:name="f7" draw:formula="7038508*logheight/7110654"/>
          <draw:equation draw:name="f8" draw:formula="4891976*logwidth/6112702"/>
          <draw:equation draw:name="f9" draw:formula="6854987*logheight/7110654"/>
          <draw:equation draw:name="f10" draw:formula="4716552*logwidth/6112702"/>
          <draw:equation draw:name="f11" draw:formula="767477*logheight/7110654"/>
          <draw:equation draw:name="f12" draw:formula="118479*logwidth/6112702"/>
          <draw:equation draw:name="f13" draw:formula="160166*logheight/7110654"/>
          <draw:equation draw:name="f14" draw:formula="10887*logwidth/6112702"/>
          <draw:equation draw:name="f15" draw:formula="17038*logheight/7110654"/>
          <draw:equation draw:name="f16" draw:formula="0*logwidth/6112702"/>
          <draw:equation draw:name="f17" draw:formula="0*logheight/7110654"/>
          <draw:equation draw:name="f18" draw:formula="6112702*logwidth/6112702"/>
          <draw:equation draw:name="f19" draw:formula="0*logheight/7110654"/>
          <draw:equation draw:name="f20" draw:formula="6112702*logwidth/6112702"/>
          <draw:equation draw:name="f21" draw:formula="7022484*logheight/7110654"/>
          <draw:equation draw:name="f22" draw:formula="6063029*logwidth/6112702"/>
          <draw:equation draw:name="f23" draw:formula="7038508*logheight/7110654"/>
          <draw:equation draw:name="f24" draw:formula="4891976*logwidth/6112702"/>
          <draw:equation draw:name="f25" draw:formula="6854987*logheight/7110654"/>
          <draw:equation draw:name="f26" draw:formula="4716552*logwidth/6112702"/>
          <draw:equation draw:name="f27" draw:formula="767477*logheight/7110654"/>
          <draw:equation draw:name="f28" draw:formula="118479*logwidth/6112702"/>
          <draw:equation draw:name="f29" draw:formula="160166*logheight/7110654"/>
          <draw:equation draw:name="f30" draw:formula="10887*logwidth/6112702"/>
          <draw:equation draw:name="f31" draw:formula="17038*logheight/7110654"/>
          <draw:equation draw:name="f32" draw:formula="91440*logwidth/6112702"/>
          <draw:equation draw:name="f33" draw:formula="91440*logheight/7110654"/>
          <draw:equation draw:name="f34" draw:formula="0*logwidth/6112702"/>
          <draw:equation draw:name="f35" draw:formula="0*logheight/7110654"/>
          <draw:equation draw:name="f36" draw:formula="6112702*logwidth/6112702"/>
          <draw:equation draw:name="f37" draw:formula="0*logheight/7110654"/>
          <draw:equation draw:name="f38" draw:formula="6112702*logwidth/6112702"/>
          <draw:equation draw:name="f39" draw:formula="7022484*logheight/7110654"/>
          <draw:equation draw:name="f40" draw:formula="6063029*logwidth/6112702"/>
          <draw:equation draw:name="f41" draw:formula="7038508*logheight/7110654"/>
          <draw:equation draw:name="f42" draw:formula="4891976*logwidth/6112702"/>
          <draw:equation draw:name="f43" draw:formula="6854987*logheight/7110654"/>
          <draw:equation draw:name="f44" draw:formula="4716552*logwidth/6112702"/>
          <draw:equation draw:name="f45" draw:formula="767477*logheight/7110654"/>
          <draw:equation draw:name="f46" draw:formula="118479*logwidth/6112702"/>
          <draw:equation draw:name="f47" draw:formula="160166*logheight/7110654"/>
          <draw:equation draw:name="f48" draw:formula="10887*logwidth/6112702"/>
          <draw:equation draw:name="f49" draw:formula="17038*logheight/7110654"/>
          <draw:equation draw:name="f50" draw:formula="6101815*logwidth/6101815"/>
          <draw:equation draw:name="f51" draw:formula="0*logheight/7110654"/>
          <draw:equation draw:name="f52" draw:formula="6101815*logwidth/6101815"/>
          <draw:equation draw:name="f53" draw:formula="7022484*logheight/7110654"/>
          <draw:equation draw:name="f54" draw:formula="6052142*logwidth/6101815"/>
          <draw:equation draw:name="f55" draw:formula="7038508*logheight/7110654"/>
          <draw:equation draw:name="f56" draw:formula="4881089*logwidth/6101815"/>
          <draw:equation draw:name="f57" draw:formula="6854987*logheight/7110654"/>
          <draw:equation draw:name="f58" draw:formula="4705665*logwidth/6101815"/>
          <draw:equation draw:name="f59" draw:formula="767477*logheight/7110654"/>
          <draw:equation draw:name="f60" draw:formula="107592*logwidth/6101815"/>
          <draw:equation draw:name="f61" draw:formula="160166*logheight/7110654"/>
          <draw:equation draw:name="f62" draw:formula="0*logwidth/6101815"/>
          <draw:equation draw:name="f63" draw:formula="17038*logheight/7110654"/>
          <draw:equation draw:name="f64" draw:formula="6101815*logwidth/6101815"/>
          <draw:equation draw:name="f65" draw:formula="7005446*logheight/7093616"/>
          <draw:equation draw:name="f66" draw:formula="6052142*logwidth/6101815"/>
          <draw:equation draw:name="f67" draw:formula="7021470*logheight/7093616"/>
          <draw:equation draw:name="f68" draw:formula="4881089*logwidth/6101815"/>
          <draw:equation draw:name="f69" draw:formula="6837949*logheight/7093616"/>
          <draw:equation draw:name="f70" draw:formula="4705665*logwidth/6101815"/>
          <draw:equation draw:name="f71" draw:formula="750439*logheight/7093616"/>
          <draw:equation draw:name="f72" draw:formula="107592*logwidth/6101815"/>
          <draw:equation draw:name="f73" draw:formula="143128*logheight/7093616"/>
          <draw:equation draw:name="f74" draw:formula="0*logwidth/6101815"/>
          <draw:equation draw:name="f75" draw:formula="0*logheight/7093616"/>
          <draw:equation draw:name="f76" draw:formula="6052142*logwidth/6052142"/>
          <draw:equation draw:name="f77" draw:formula="7021470*logheight/7093616"/>
          <draw:equation draw:name="f78" draw:formula="4881089*logwidth/6052142"/>
          <draw:equation draw:name="f79" draw:formula="6837949*logheight/7093616"/>
          <draw:equation draw:name="f80" draw:formula="4705665*logwidth/6052142"/>
          <draw:equation draw:name="f81" draw:formula="750439*logheight/7093616"/>
          <draw:equation draw:name="f82" draw:formula="107592*logwidth/6052142"/>
          <draw:equation draw:name="f83" draw:formula="143128*logheight/7093616"/>
          <draw:equation draw:name="f84" draw:formula="0*logwidth/6052142"/>
          <draw:equation draw:name="f85" draw:formula="0*logheight/7093616"/>
          <draw:equation draw:name="f86" draw:formula="6052142*logwidth/6052142"/>
          <draw:equation draw:name="f87" draw:formula="7021470*logheight/7095398"/>
          <draw:equation draw:name="f88" draw:formula="4881089*logwidth/6052142"/>
          <draw:equation draw:name="f89" draw:formula="6843664*logheight/7095398"/>
          <draw:equation draw:name="f90" draw:formula="4705665*logwidth/6052142"/>
          <draw:equation draw:name="f91" draw:formula="750439*logheight/7095398"/>
          <draw:equation draw:name="f92" draw:formula="107592*logwidth/6052142"/>
          <draw:equation draw:name="f93" draw:formula="143128*logheight/7095398"/>
          <draw:equation draw:name="f94" draw:formula="0*logwidth/6052142"/>
          <draw:equation draw:name="f95" draw:formula="0*logheight/7095398"/>
          <draw:equation draw:name="f96" draw:formula="6052142*logwidth/6052142"/>
          <draw:equation draw:name="f97" draw:formula="7021470*logheight/7348010"/>
          <draw:equation draw:name="f98" draw:formula="5132169*logwidth/6052142"/>
          <draw:equation draw:name="f99" draw:formula="7012413*logheight/7348010"/>
          <draw:equation draw:name="f100" draw:formula="4881089*logwidth/6052142"/>
          <draw:equation draw:name="f101" draw:formula="6843664*logheight/7348010"/>
          <draw:equation draw:name="f102" draw:formula="4705665*logwidth/6052142"/>
          <draw:equation draw:name="f103" draw:formula="750439*logheight/7348010"/>
          <draw:equation draw:name="f104" draw:formula="107592*logwidth/6052142"/>
          <draw:equation draw:name="f105" draw:formula="143128*logheight/7348010"/>
          <draw:equation draw:name="f106" draw:formula="0*logwidth/6052142"/>
          <draw:equation draw:name="f107" draw:formula="0*logheight/7348010"/>
          <draw:equation draw:name="f108" draw:formula="6052142*logwidth/6052142"/>
          <draw:equation draw:name="f109" draw:formula="7021470*logheight/7351452"/>
          <draw:equation draw:name="f110" draw:formula="5132169*logwidth/6052142"/>
          <draw:equation draw:name="f111" draw:formula="7012413*logheight/7351452"/>
          <draw:equation draw:name="f112" draw:formula="4881089*logwidth/6052142"/>
          <draw:equation draw:name="f113" draw:formula="6843664*logheight/7351452"/>
          <draw:equation draw:name="f114" draw:formula="4705665*logwidth/6052142"/>
          <draw:equation draw:name="f115" draw:formula="750439*logheight/7351452"/>
          <draw:equation draw:name="f116" draw:formula="107592*logwidth/6052142"/>
          <draw:equation draw:name="f117" draw:formula="143128*logheight/7351452"/>
          <draw:equation draw:name="f118" draw:formula="0*logwidth/6052142"/>
          <draw:equation draw:name="f119" draw:formula="0*logheight/7351452"/>
          <draw:equation draw:name="f120" draw:formula="6052142*logwidth/6052142"/>
          <draw:equation draw:name="f121" draw:formula="7021470*logheight/7351452"/>
          <draw:equation draw:name="f122" draw:formula="5132169*logwidth/6052142"/>
          <draw:equation draw:name="f123" draw:formula="7012413*logheight/7351452"/>
          <draw:equation draw:name="f124" draw:formula="4881089*logwidth/6052142"/>
          <draw:equation draw:name="f125" draw:formula="6843664*logheight/7351452"/>
          <draw:equation draw:name="f126" draw:formula="4705665*logwidth/6052142"/>
          <draw:equation draw:name="f127" draw:formula="750439*logheight/7351452"/>
          <draw:equation draw:name="f128" draw:formula="107592*logwidth/6052142"/>
          <draw:equation draw:name="f129" draw:formula="143128*logheight/7351452"/>
          <draw:equation draw:name="f130" draw:formula="0*logwidth/6052142"/>
          <draw:equation draw:name="f131" draw:formula="0*logheight/7351452"/>
          <draw:equation draw:name="f132" draw:formula="6052142*logwidth/6052142"/>
          <draw:equation draw:name="f133" draw:formula="7021470*logheight/7021470"/>
          <draw:equation draw:name="f134" draw:formula="5132169*logwidth/6052142"/>
          <draw:equation draw:name="f135" draw:formula="7012413*logheight/7021470"/>
          <draw:equation draw:name="f136" draw:formula="4881089*logwidth/6052142"/>
          <draw:equation draw:name="f137" draw:formula="6843664*logheight/7021470"/>
          <draw:equation draw:name="f138" draw:formula="4705665*logwidth/6052142"/>
          <draw:equation draw:name="f139" draw:formula="750439*logheight/7021470"/>
          <draw:equation draw:name="f140" draw:formula="107592*logwidth/6052142"/>
          <draw:equation draw:name="f141" draw:formula="143128*logheight/7021470"/>
          <draw:equation draw:name="f142" draw:formula="0*logwidth/6052142"/>
          <draw:equation draw:name="f143" draw:formula="0*logheight/7021470"/>
          <draw:equation draw:name="f144" draw:formula="6052142*logwidth/6052142"/>
          <draw:equation draw:name="f145" draw:formula="7021470*logheight/7021470"/>
          <draw:equation draw:name="f146" draw:formula="5132169*logwidth/6052142"/>
          <draw:equation draw:name="f147" draw:formula="7012413*logheight/7021470"/>
          <draw:equation draw:name="f148" draw:formula="4968339*logwidth/6052142"/>
          <draw:equation draw:name="f149" draw:formula="6900018*logheight/7021470"/>
          <draw:equation draw:name="f150" draw:formula="4881089*logwidth/6052142"/>
          <draw:equation draw:name="f151" draw:formula="6843664*logheight/7021470"/>
          <draw:equation draw:name="f152" draw:formula="4705665*logwidth/6052142"/>
          <draw:equation draw:name="f153" draw:formula="750439*logheight/7021470"/>
          <draw:equation draw:name="f154" draw:formula="107592*logwidth/6052142"/>
          <draw:equation draw:name="f155" draw:formula="143128*logheight/7021470"/>
          <draw:equation draw:name="f156" draw:formula="0*logwidth/6052142"/>
          <draw:equation draw:name="f157" draw:formula="0*logheight/7021470"/>
          <draw:equation draw:name="f158" draw:formula="5132169*logwidth/5132169"/>
          <draw:equation draw:name="f159" draw:formula="7012413*logheight/7012413"/>
          <draw:equation draw:name="f160" draw:formula="4968339*logwidth/5132169"/>
          <draw:equation draw:name="f161" draw:formula="6900018*logheight/7012413"/>
          <draw:equation draw:name="f162" draw:formula="4881089*logwidth/5132169"/>
          <draw:equation draw:name="f163" draw:formula="6843664*logheight/7012413"/>
          <draw:equation draw:name="f164" draw:formula="4705665*logwidth/5132169"/>
          <draw:equation draw:name="f165" draw:formula="750439*logheight/7012413"/>
          <draw:equation draw:name="f166" draw:formula="107592*logwidth/5132169"/>
          <draw:equation draw:name="f167" draw:formula="143128*logheight/7012413"/>
          <draw:equation draw:name="f168" draw:formula="0*logwidth/5132169"/>
          <draw:equation draw:name="f169" draw:formula="0*logheight/7012413"/>
          <draw:equation draw:name="f170" draw:formula="4995009*logwidth/5047481"/>
          <draw:equation draw:name="f171" draw:formula="6915258*logheight/6915258"/>
          <draw:equation draw:name="f172" draw:formula="4968339*logwidth/5047481"/>
          <draw:equation draw:name="f173" draw:formula="6900018*logheight/6915258"/>
          <draw:equation draw:name="f174" draw:formula="4881089*logwidth/5047481"/>
          <draw:equation draw:name="f175" draw:formula="6843664*logheight/6915258"/>
          <draw:equation draw:name="f176" draw:formula="4705665*logwidth/5047481"/>
          <draw:equation draw:name="f177" draw:formula="750439*logheight/6915258"/>
          <draw:equation draw:name="f178" draw:formula="107592*logwidth/5047481"/>
          <draw:equation draw:name="f179" draw:formula="143128*logheight/6915258"/>
          <draw:equation draw:name="f180" draw:formula="0*logwidth/5047481"/>
          <draw:equation draw:name="f181" draw:formula="0*logheight/6915258"/>
          <draw:equation draw:name="f182" draw:formula="logwidth"/>
          <draw:equation draw:name="f183" draw:formula="logheight"/>
        </draw:enhanced-geometry>
      </draw:custom-shape>
      <presentation:notes style:page-layout-name="PM2">
        <draw:page-thumbnail presentation:style-name="Title_20_and_20_Content_20_alt-title" draw:layer="backgroundobjects" svg:width="16.932cm" svg:height="9.524cm" svg:x="1.058cm" svg:y="1.93cm" presentation:class="page"/>
        <draw:frame presentation:style-name="Title_20_and_20_Content_20_al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20_alt2" style:display-name="Title and Content alt2"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10" draw:style-name="Mgr40" draw:text-style-name="MP50" draw:layer="backgroundobjects" svg:width="9.777cm" svg:height="16.9cm" svg:x="1cm" svg:y="1cm">
        <text:p/>
        <draw:enhanced-geometry draw:mirror-horizontal="false" draw:mirror-vertical="false" svg:viewBox="0 0 0 0" drawooo:sub-view-size="4303817 6100294" draw:text-areas="0 0 ?f12 ?f13" draw:type="ooxml-non-primitive" draw:enhanced-path="M 0 0 L 4228398 0 4229446 3967 C 4705210 2114652 2809371 4773411 1077531 5738774 852198 5864379 435304 6090896 4752 6100294 L 0 6100220 Z N">
          <draw:equation draw:name="f0" draw:formula="0*logwidth/4303817"/>
          <draw:equation draw:name="f1" draw:formula="0*logheight/6100294"/>
          <draw:equation draw:name="f2" draw:formula="4228398*logwidth/4303817"/>
          <draw:equation draw:name="f3" draw:formula="0*logheight/6100294"/>
          <draw:equation draw:name="f4" draw:formula="4229446*logwidth/4303817"/>
          <draw:equation draw:name="f5" draw:formula="3967*logheight/6100294"/>
          <draw:equation draw:name="f6" draw:formula="1077531*logwidth/4303817"/>
          <draw:equation draw:name="f7" draw:formula="5738774*logheight/6100294"/>
          <draw:equation draw:name="f8" draw:formula="4752*logwidth/4303817"/>
          <draw:equation draw:name="f9" draw:formula="6100294*logheight/6100294"/>
          <draw:equation draw:name="f10" draw:formula="0*logwidth/4303817"/>
          <draw:equation draw:name="f11" draw:formula="6100220*logheight/6100294"/>
          <draw:equation draw:name="f12" draw:formula="logwidth"/>
          <draw:equation draw:name="f13" draw:formula="logheight"/>
        </draw:enhanced-geometry>
      </draw:custom-shape>
      <draw:custom-shape draw:name="Freeform: Shape 22" draw:style-name="Mgr10" draw:text-style-name="MP20" draw:layer="backgroundobjects" svg:width="7.037cm" svg:height="7.016cm" svg:x="1cm" svg:y="1cm">
        <text:p/>
        <draw:enhanced-geometry draw:mirror-horizontal="false" draw:mirror-vertical="false" svg:viewBox="0 0 0 0" drawooo:sub-view-size="3097831 2532431" draw:text-areas="0 0 ?f202 ?f203" draw:type="ooxml-non-primitive"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equation draw:name="f0" draw:formula="177065*logwidth/3097831"/>
          <draw:equation draw:name="f1" draw:formula="2339513*logheight/2532431"/>
          <draw:equation draw:name="f2" draw:formula="254598*logwidth/3097831"/>
          <draw:equation draw:name="f3" draw:formula="2356846*logheight/2532431"/>
          <draw:equation draw:name="f4" draw:formula="184928*logwidth/3097831"/>
          <draw:equation draw:name="f5" draw:formula="2423626*logheight/2532431"/>
          <draw:equation draw:name="f6" draw:formula="5587*logwidth/3097831"/>
          <draw:equation draw:name="f7" draw:formula="2530140*logheight/2532431"/>
          <draw:equation draw:name="f8" draw:formula="0*logwidth/3097831"/>
          <draw:equation draw:name="f9" draw:formula="2532431*logheight/2532431"/>
          <draw:equation draw:name="f10" draw:formula="0*logwidth/3097831"/>
          <draw:equation draw:name="f11" draw:formula="2381588*logheight/2532431"/>
          <draw:equation draw:name="f12" draw:formula="23582*logwidth/3097831"/>
          <draw:equation draw:name="f13" draw:formula="2378908*logheight/2532431"/>
          <draw:equation draw:name="f14" draw:formula="177065*logwidth/3097831"/>
          <draw:equation draw:name="f15" draw:formula="2339513*logheight/2532431"/>
          <draw:equation draw:name="f16" draw:formula="515105*logwidth/3097831"/>
          <draw:equation draw:name="f17" draw:formula="2041082*logheight/2532431"/>
          <draw:equation draw:name="f18" draw:formula="544953*logwidth/3097831"/>
          <draw:equation draw:name="f19" draw:formula="2044795*logheight/2532431"/>
          <draw:equation draw:name="f20" draw:formula="554530*logwidth/3097831"/>
          <draw:equation draw:name="f21" draw:formula="2065819*logheight/2532431"/>
          <draw:equation draw:name="f22" draw:formula="466801*logwidth/3097831"/>
          <draw:equation draw:name="f23" draw:formula="2136482*logheight/2532431"/>
          <draw:equation draw:name="f24" draw:formula="80640*logwidth/3097831"/>
          <draw:equation draw:name="f25" draw:formula="2269208*logheight/2532431"/>
          <draw:equation draw:name="f26" draw:formula="4467*logwidth/3097831"/>
          <draw:equation draw:name="f27" draw:formula="2284674*logheight/2532431"/>
          <draw:equation draw:name="f28" draw:formula="0*logwidth/3097831"/>
          <draw:equation draw:name="f29" draw:formula="2284999*logheight/2532431"/>
          <draw:equation draw:name="f30" draw:formula="0*logwidth/3097831"/>
          <draw:equation draw:name="f31" draw:formula="2070368*logheight/2532431"/>
          <draw:equation draw:name="f32" draw:formula="122464*logwidth/3097831"/>
          <draw:equation draw:name="f33" draw:formula="2093200*logheight/2532431"/>
          <draw:equation draw:name="f34" draw:formula="488631*logwidth/3097831"/>
          <draw:equation draw:name="f35" draw:formula="2043490*logheight/2532431"/>
          <draw:equation draw:name="f36" draw:formula="515105*logwidth/3097831"/>
          <draw:equation draw:name="f37" draw:formula="2041082*logheight/2532431"/>
          <draw:equation draw:name="f38" draw:formula="0*logwidth/3097831"/>
          <draw:equation draw:name="f39" draw:formula="1575747*logheight/2532431"/>
          <draw:equation draw:name="f40" draw:formula="30326*logwidth/3097831"/>
          <draw:equation draw:name="f41" draw:formula="1578492*logheight/2532431"/>
          <draw:equation draw:name="f42" draw:formula="134013*logwidth/3097831"/>
          <draw:equation draw:name="f43" draw:formula="1600874*logheight/2532431"/>
          <draw:equation draw:name="f44" draw:formula="546960*logwidth/3097831"/>
          <draw:equation draw:name="f45" draw:formula="1673430*logheight/2532431"/>
          <draw:equation draw:name="f46" draw:formula="902901*logwidth/3097831"/>
          <draw:equation draw:name="f47" draw:formula="1616488*logheight/2532431"/>
          <draw:equation draw:name="f48" draw:formula="981963*logwidth/3097831"/>
          <draw:equation draw:name="f49" draw:formula="1600906*logheight/2532431"/>
          <draw:equation draw:name="f50" draw:formula="980602*logwidth/3097831"/>
          <draw:equation draw:name="f51" draw:formula="1637984*logheight/2532431"/>
          <draw:equation draw:name="f52" draw:formula="951630*logwidth/3097831"/>
          <draw:equation draw:name="f53" draw:formula="1670341*logheight/2532431"/>
          <draw:equation draw:name="f54" draw:formula="428358*logwidth/3097831"/>
          <draw:equation draw:name="f55" draw:formula="1896744*logheight/2532431"/>
          <draw:equation draw:name="f56" draw:formula="62362*logwidth/3097831"/>
          <draw:equation draw:name="f57" draw:formula="1844923*logheight/2532431"/>
          <draw:equation draw:name="f58" draw:formula="0*logwidth/3097831"/>
          <draw:equation draw:name="f59" draw:formula="1817067*logheight/2532431"/>
          <draw:equation draw:name="f60" draw:formula="2392663*logwidth/3097831"/>
          <draw:equation draw:name="f61" draw:formula="0*logheight/2532431"/>
          <draw:equation draw:name="f62" draw:formula="2887521*logwidth/3097831"/>
          <draw:equation draw:name="f63" draw:formula="0*logheight/2532431"/>
          <draw:equation draw:name="f64" draw:formula="2970795*logwidth/3097831"/>
          <draw:equation draw:name="f65" draw:formula="34444*logheight/2532431"/>
          <draw:equation draw:name="f66" draw:formula="3097831*logwidth/3097831"/>
          <draw:equation draw:name="f67" draw:formula="71279*logheight/2532431"/>
          <draw:equation draw:name="f68" draw:formula="2863239*logwidth/3097831"/>
          <draw:equation draw:name="f69" draw:formula="172683*logheight/2532431"/>
          <draw:equation draw:name="f70" draw:formula="2407524*logwidth/3097831"/>
          <draw:equation draw:name="f71" draw:formula="16854*logheight/2532431"/>
          <draw:equation draw:name="f72" draw:formula="605964*logwidth/3097831"/>
          <draw:equation draw:name="f73" draw:formula="0*logheight/2532431"/>
          <draw:equation draw:name="f74" draw:formula="747628*logwidth/3097831"/>
          <draw:equation draw:name="f75" draw:formula="0*logheight/2532431"/>
          <draw:equation draw:name="f76" draw:formula="724307*logwidth/3097831"/>
          <draw:equation draw:name="f77" draw:formula="81673*logheight/2532431"/>
          <draw:equation draw:name="f78" draw:formula="692486*logwidth/3097831"/>
          <draw:equation draw:name="f79" draw:formula="210269*logheight/2532431"/>
          <draw:equation draw:name="f80" draw:formula="526415*logwidth/3097831"/>
          <draw:equation draw:name="f81" draw:formula="804384*logheight/2532431"/>
          <draw:equation draw:name="f82" draw:formula="536624*logwidth/3097831"/>
          <draw:equation draw:name="f83" draw:formula="827931*logheight/2532431"/>
          <draw:equation draw:name="f84" draw:formula="641647*logwidth/3097831"/>
          <draw:equation draw:name="f85" draw:formula="769841*logheight/2532431"/>
          <draw:equation draw:name="f86" draw:formula="943988*logwidth/3097831"/>
          <draw:equation draw:name="f87" draw:formula="325957*logheight/2532431"/>
          <draw:equation draw:name="f88" draw:formula="983823*logwidth/3097831"/>
          <draw:equation draw:name="f89" draw:formula="130441*logheight/2532431"/>
          <draw:equation draw:name="f90" draw:formula="1018176*logwidth/3097831"/>
          <draw:equation draw:name="f91" draw:formula="0*logheight/2532431"/>
          <draw:equation draw:name="f92" draw:formula="1245150*logwidth/3097831"/>
          <draw:equation draw:name="f93" draw:formula="0*logheight/2532431"/>
          <draw:equation draw:name="f94" draw:formula="1215445*logwidth/3097831"/>
          <draw:equation draw:name="f95" draw:formula="85044*logheight/2532431"/>
          <draw:equation draw:name="f96" draw:formula="1037154*logwidth/3097831"/>
          <draw:equation draw:name="f97" draw:formula="517590*logheight/2532431"/>
          <draw:equation draw:name="f98" draw:formula="1405473*logwidth/3097831"/>
          <draw:equation draw:name="f99" draw:formula="180067*logheight/2532431"/>
          <draw:equation draw:name="f100" draw:formula="1485372*logwidth/3097831"/>
          <draw:equation draw:name="f101" draw:formula="2313*logheight/2532431"/>
          <draw:equation draw:name="f102" draw:formula="1486481*logwidth/3097831"/>
          <draw:equation draw:name="f103" draw:formula="0*logheight/2532431"/>
          <draw:equation draw:name="f104" draw:formula="1767143*logwidth/3097831"/>
          <draw:equation draw:name="f105" draw:formula="0*logheight/2532431"/>
          <draw:equation draw:name="f106" draw:formula="1720915*logwidth/3097831"/>
          <draw:equation draw:name="f107" draw:formula="86701*logheight/2532431"/>
          <draw:equation draw:name="f108" draw:formula="1659572*logwidth/3097831"/>
          <draw:equation draw:name="f109" draw:formula="177506*logheight/2532431"/>
          <draw:equation draw:name="f110" draw:formula="1944334*logwidth/3097831"/>
          <draw:equation draw:name="f111" draw:formula="44335*logheight/2532431"/>
          <draw:equation draw:name="f112" draw:formula="1997754*logwidth/3097831"/>
          <draw:equation draw:name="f113" draw:formula="0*logheight/2532431"/>
          <draw:equation draw:name="f114" draw:formula="2262240*logwidth/3097831"/>
          <draw:equation draw:name="f115" draw:formula="0*logheight/2532431"/>
          <draw:equation draw:name="f116" draw:formula="2121733*logwidth/3097831"/>
          <draw:equation draw:name="f117" draw:formula="60384*logheight/2532431"/>
          <draw:equation draw:name="f118" draw:formula="1880826*logwidth/3097831"/>
          <draw:equation draw:name="f119" draw:formula="163915*logheight/2532431"/>
          <draw:equation draw:name="f120" draw:formula="2245700*logwidth/3097831"/>
          <draw:equation draw:name="f121" draw:formula="343440*logheight/2532431"/>
          <draw:equation draw:name="f122" draw:formula="2434618*logwidth/3097831"/>
          <draw:equation draw:name="f123" draw:formula="387079*logheight/2532431"/>
          <draw:equation draw:name="f124" draw:formula="2512614*logwidth/3097831"/>
          <draw:equation draw:name="f125" draw:formula="411781*logheight/2532431"/>
          <draw:equation draw:name="f126" draw:formula="2208593*logwidth/3097831"/>
          <draw:equation draw:name="f127" draw:formula="529585*logheight/2532431"/>
          <draw:equation draw:name="f128" draw:formula="1625861*logwidth/3097831"/>
          <draw:equation draw:name="f129" draw:formula="279117*logheight/2532431"/>
          <draw:equation draw:name="f130" draw:formula="1249141*logwidth/3097831"/>
          <draw:equation draw:name="f131" draw:formula="487887*logheight/2532431"/>
          <draw:equation draw:name="f132" draw:formula="1489817*logwidth/3097831"/>
          <draw:equation draw:name="f133" draw:formula="543171*logheight/2532431"/>
          <draw:equation draw:name="f134" draw:formula="2017586*logwidth/3097831"/>
          <draw:equation draw:name="f135" draw:formula="654434*logheight/2532431"/>
          <draw:equation draw:name="f136" draw:formula="2090269*logwidth/3097831"/>
          <draw:equation draw:name="f137" draw:formula="689617*logheight/2532431"/>
          <draw:equation draw:name="f138" draw:formula="1865658*logwidth/3097831"/>
          <draw:equation draw:name="f139" draw:formula="783850*logheight/2532431"/>
          <draw:equation draw:name="f140" draw:formula="1168690*logwidth/3097831"/>
          <draw:equation draw:name="f141" draw:formula="673999*logheight/2532431"/>
          <draw:equation draw:name="f142" draw:formula="1097817*logwidth/3097831"/>
          <draw:equation draw:name="f143" draw:formula="643444*logheight/2532431"/>
          <draw:equation draw:name="f144" draw:formula="990410*logwidth/3097831"/>
          <draw:equation draw:name="f145" draw:formula="638134*logheight/2532431"/>
          <draw:equation draw:name="f146" draw:formula="736992*logwidth/3097831"/>
          <draw:equation draw:name="f147" draw:formula="786910*logheight/2532431"/>
          <draw:equation draw:name="f148" draw:formula="992677*logwidth/3097831"/>
          <draw:equation draw:name="f149" draw:formula="823042*logheight/2532431"/>
          <draw:equation draw:name="f150" draw:formula="1650715*logwidth/3097831"/>
          <draw:equation draw:name="f151" draw:formula="884022*logheight/2532431"/>
          <draw:equation draw:name="f152" draw:formula="1721679*logwidth/3097831"/>
          <draw:equation draw:name="f153" draw:formula="908500*logheight/2532431"/>
          <draw:equation draw:name="f154" draw:formula="1683851*logwidth/3097831"/>
          <draw:equation draw:name="f155" draw:formula="952322*logheight/2532431"/>
          <draw:equation draw:name="f156" draw:formula="897899*logwidth/3097831"/>
          <draw:equation draw:name="f157" draw:formula="1046664*logheight/2532431"/>
          <draw:equation draw:name="f158" draw:formula="509734*logwidth/3097831"/>
          <draw:equation draw:name="f159" draw:formula="965536*logheight/2532431"/>
          <draw:equation draw:name="f160" draw:formula="445191*logwidth/3097831"/>
          <draw:equation draw:name="f161" draw:formula="969204*logheight/2532431"/>
          <draw:equation draw:name="f162" draw:formula="133050*logwidth/3097831"/>
          <draw:equation draw:name="f163" draw:formula="1206458*logheight/2532431"/>
          <draw:equation draw:name="f164" draw:formula="747077*logwidth/3097831"/>
          <draw:equation draw:name="f165" draw:formula="1223721*logheight/2532431"/>
          <draw:equation draw:name="f166" draw:formula="1246838*logwidth/3097831"/>
          <draw:equation draw:name="f167" draw:formula="1194561*logheight/2532431"/>
          <draw:equation draw:name="f168" draw:formula="1295481*logwidth/3097831"/>
          <draw:equation draw:name="f169" draw:formula="1191416*logheight/2532431"/>
          <draw:equation draw:name="f170" draw:formula="1157573*logwidth/3097831"/>
          <draw:equation draw:name="f171" draw:formula="1361213*logheight/2532431"/>
          <draw:equation draw:name="f172" draw:formula="989171*logwidth/3097831"/>
          <draw:equation draw:name="f173" draw:formula="1414361*logheight/2532431"/>
          <draw:equation draw:name="f174" draw:formula="353864*logwidth/3097831"/>
          <draw:equation draw:name="f175" draw:formula="1426601*logheight/2532431"/>
          <draw:equation draw:name="f176" draw:formula="48450*logwidth/3097831"/>
          <draw:equation draw:name="f177" draw:formula="1385431*logheight/2532431"/>
          <draw:equation draw:name="f178" draw:formula="0*logwidth/3097831"/>
          <draw:equation draw:name="f179" draw:formula="1383095*logheight/2532431"/>
          <draw:equation draw:name="f180" draw:formula="0*logwidth/3097831"/>
          <draw:equation draw:name="f181" draw:formula="442797*logheight/2532431"/>
          <draw:equation draw:name="f182" draw:formula="10908*logwidth/3097831"/>
          <draw:equation draw:name="f183" draw:formula="416103*logheight/2532431"/>
          <draw:equation draw:name="f184" draw:formula="176820*logwidth/3097831"/>
          <draw:equation draw:name="f185" draw:formula="175170*logheight/2532431"/>
          <draw:equation draw:name="f186" draw:formula="260099*logwidth/3097831"/>
          <draw:equation draw:name="f187" draw:formula="130205*logheight/2532431"/>
          <draw:equation draw:name="f188" draw:formula="260495*logwidth/3097831"/>
          <draw:equation draw:name="f189" draw:formula="174096*logheight/2532431"/>
          <draw:equation draw:name="f190" draw:formula="174574*logwidth/3097831"/>
          <draw:equation draw:name="f191" draw:formula="605925*logheight/2532431"/>
          <draw:equation draw:name="f192" draw:formula="85341*logwidth/3097831"/>
          <draw:equation draw:name="f193" draw:formula="1060441*logheight/2532431"/>
          <draw:equation draw:name="f194" draw:formula="45643*logwidth/3097831"/>
          <draw:equation draw:name="f195" draw:formula="1173905*logheight/2532431"/>
          <draw:equation draw:name="f196" draw:formula="288222*logwidth/3097831"/>
          <draw:equation draw:name="f197" draw:formula="862194*logheight/2532431"/>
          <draw:equation draw:name="f198" draw:formula="370923*logwidth/3097831"/>
          <draw:equation draw:name="f199" draw:formula="437965*logheight/2532431"/>
          <draw:equation draw:name="f200" draw:formula="600507*logwidth/3097831"/>
          <draw:equation draw:name="f201" draw:formula="5216*logheight/2532431"/>
          <draw:equation draw:name="f202" draw:formula="logwidth"/>
          <draw:equation draw:name="f203" draw:formula="logheight"/>
        </draw:enhanced-geometry>
      </draw:custom-shape>
      <draw:custom-shape draw:name="Freeform: Shape 29" draw:style-name="Mgr11" draw:text-style-name="MP20" draw:layer="backgroundobjects" svg:width="6.879cm" svg:height="12.02cm" svg:x="21.819cm" svg:y="7.818cm">
        <text:p/>
        <draw:enhanced-geometry draw:mirror-horizontal="false" draw:mirror-vertical="false" svg:viewBox="0 0 0 0" drawooo:sub-view-size="3027835 4339045" draw:text-areas="0 0 ?f196 ?f197" draw:type="ooxml-non-primitive"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equation draw:name="f0" draw:formula="3027835*logwidth/3027835"/>
          <draw:equation draw:name="f1" draw:formula="1577904*logheight/4339045"/>
          <draw:equation draw:name="f2" draw:formula="3027835*logwidth/3027835"/>
          <draw:equation draw:name="f3" draw:formula="1756157*logheight/4339045"/>
          <draw:equation draw:name="f4" draw:formula="2987665*logwidth/3027835"/>
          <draw:equation draw:name="f5" draw:formula="1796827*logheight/4339045"/>
          <draw:equation draw:name="f6" draw:formula="2823016*logwidth/3027835"/>
          <draw:equation draw:name="f7" draw:formula="2308034*logheight/4339045"/>
          <draw:equation draw:name="f8" draw:formula="2840027*logwidth/3027835"/>
          <draw:equation draw:name="f9" draw:formula="2506841*logheight/4339045"/>
          <draw:equation draw:name="f10" draw:formula="2810869*logwidth/3027835"/>
          <draw:equation draw:name="f11" draw:formula="2812303*logheight/4339045"/>
          <draw:equation draw:name="f12" draw:formula="2677151*logwidth/3027835"/>
          <draw:equation draw:name="f13" draw:formula="3079052*logheight/4339045"/>
          <draw:equation draw:name="f14" draw:formula="2603769*logwidth/3027835"/>
          <draw:equation draw:name="f15" draw:formula="3161057*logheight/4339045"/>
          <draw:equation draw:name="f16" draw:formula="2588720*logwidth/3027835"/>
          <draw:equation draw:name="f17" draw:formula="3089875*logheight/4339045"/>
          <draw:equation draw:name="f18" draw:formula="2622934*logwidth/3027835"/>
          <draw:equation draw:name="f19" draw:formula="2771189*logheight/4339045"/>
          <draw:equation draw:name="f20" draw:formula="2679515*logwidth/3027835"/>
          <draw:equation draw:name="f21" draw:formula="2150521*logheight/4339045"/>
          <draw:equation draw:name="f22" draw:formula="2421531*logwidth/3027835"/>
          <draw:equation draw:name="f23" draw:formula="2578333*logheight/4339045"/>
          <draw:equation draw:name="f24" draw:formula="2353181*logwidth/3027835"/>
          <draw:equation draw:name="f25" draw:formula="2957894*logheight/4339045"/>
          <draw:equation draw:name="f26" draw:formula="2109552*logwidth/3027835"/>
          <draw:equation draw:name="f27" draw:formula="3428433*logheight/4339045"/>
          <draw:equation draw:name="f28" draw:formula="1994623*logwidth/3027835"/>
          <draw:equation draw:name="f29" draw:formula="3492617*logheight/4339045"/>
          <draw:equation draw:name="f30" draw:formula="2178503*logwidth/3027835"/>
          <draw:equation draw:name="f31" draw:formula="2652563*logheight/4339045"/>
          <draw:equation draw:name="f32" draw:formula="1824147*logwidth/3027835"/>
          <draw:equation draw:name="f33" draw:formula="3136598*logheight/4339045"/>
          <draw:equation draw:name="f34" draw:formula="1658324*logwidth/3027835"/>
          <draw:equation draw:name="f35" draw:formula="3673617*logheight/4339045"/>
          <draw:equation draw:name="f36" draw:formula="1554071*logwidth/3027835"/>
          <draw:equation draw:name="f37" draw:formula="3767662*logheight/4339045"/>
          <draw:equation draw:name="f38" draw:formula="1578226*logwidth/3027835"/>
          <draw:equation draw:name="f39" draw:formula="3453444*logheight/4339045"/>
          <draw:equation draw:name="f40" draw:formula="1610923*logwidth/3027835"/>
          <draw:equation draw:name="f41" draw:formula="3126446*logheight/4339045"/>
          <draw:equation draw:name="f42" draw:formula="1536984*logwidth/3027835"/>
          <draw:equation draw:name="f43" draw:formula="3193645*logheight/4339045"/>
          <draw:equation draw:name="f44" draw:formula="1400754*logwidth/3027835"/>
          <draw:equation draw:name="f45" draw:formula="3407314*logheight/4339045"/>
          <draw:equation draw:name="f46" draw:formula="1379062*logwidth/3027835"/>
          <draw:equation draw:name="f47" draw:formula="3538306*logheight/4339045"/>
          <draw:equation draw:name="f48" draw:formula="1121611*logwidth/3027835"/>
          <draw:equation draw:name="f49" draw:formula="3964817*logheight/4339045"/>
          <draw:equation draw:name="f50" draw:formula="1086825*logwidth/3027835"/>
          <draw:equation draw:name="f51" draw:formula="3960854*logheight/4339045"/>
          <draw:equation draw:name="f52" draw:formula="1151742*logwidth/3027835"/>
          <draw:equation draw:name="f53" draw:formula="3735862*logheight/4339045"/>
          <draw:equation draw:name="f54" draw:formula="1198823*logwidth/3027835"/>
          <draw:equation draw:name="f55" draw:formula="3461351*logheight/4339045"/>
          <draw:equation draw:name="f56" draw:formula="1036110*logwidth/3027835"/>
          <draw:equation draw:name="f57" draw:formula="3607292*logheight/4339045"/>
          <draw:equation draw:name="f58" draw:formula="835057*logwidth/3027835"/>
          <draw:equation draw:name="f59" draw:formula="3891895*logheight/4339045"/>
          <draw:equation draw:name="f60" draw:formula="643745*logwidth/3027835"/>
          <draw:equation draw:name="f61" draw:formula="4154015*logheight/4339045"/>
          <draw:equation draw:name="f62" draw:formula="645644*logwidth/3027835"/>
          <draw:equation draw:name="f63" draw:formula="3839533*logheight/4339045"/>
          <draw:equation draw:name="f64" draw:formula="369474*logwidth/3027835"/>
          <draw:equation draw:name="f65" draw:formula="4094353*logheight/4339045"/>
          <draw:equation draw:name="f66" draw:formula="131407*logwidth/3027835"/>
          <draw:equation draw:name="f67" draw:formula="4309419*logheight/4339045"/>
          <draw:equation draw:name="f68" draw:formula="0*logwidth/3027835"/>
          <draw:equation draw:name="f69" draw:formula="4275538*logheight/4339045"/>
          <draw:equation draw:name="f70" draw:formula="220770*logwidth/3027835"/>
          <draw:equation draw:name="f71" draw:formula="3976206*logheight/4339045"/>
          <draw:equation draw:name="f72" draw:formula="552175*logwidth/3027835"/>
          <draw:equation draw:name="f73" draw:formula="3763240*logheight/4339045"/>
          <draw:equation draw:name="f74" draw:formula="799546*logwidth/3027835"/>
          <draw:equation draw:name="f75" draw:formula="3672723*logheight/4339045"/>
          <draw:equation draw:name="f76" draw:formula="929004*logwidth/3027835"/>
          <draw:equation draw:name="f77" draw:formula="3587034*logheight/4339045"/>
          <draw:equation draw:name="f78" draw:formula="467968*logwidth/3027835"/>
          <draw:equation draw:name="f79" draw:formula="3466793*logheight/4339045"/>
          <draw:equation draw:name="f80" draw:formula="1175697*logwidth/3027835"/>
          <draw:equation draw:name="f81" draw:formula="3394819*logheight/4339045"/>
          <draw:equation draw:name="f82" draw:formula="1357224*logwidth/3027835"/>
          <draw:equation draw:name="f83" draw:formula="3239412*logheight/4339045"/>
          <draw:equation draw:name="f84" draw:formula="828818*logwidth/3027835"/>
          <draw:equation draw:name="f85" draw:formula="3160711*logheight/4339045"/>
          <draw:equation draw:name="f86" draw:formula="1025214*logwidth/3027835"/>
          <draw:equation draw:name="f87" draw:formula="2997175*logheight/4339045"/>
          <draw:equation draw:name="f88" draw:formula="1571266*logwidth/3027835"/>
          <draw:equation draw:name="f89" draw:formula="3058777*logheight/4339045"/>
          <draw:equation draw:name="f90" draw:formula="1970097*logwidth/3027835"/>
          <draw:equation draw:name="f91" draw:formula="2728096*logheight/4339045"/>
          <draw:equation draw:name="f92" draw:formula="1569373*logwidth/3027835"/>
          <draw:equation draw:name="f93" draw:formula="2658942*logheight/4339045"/>
          <draw:equation draw:name="f94" draw:formula="1375822*logwidth/3027835"/>
          <draw:equation draw:name="f95" draw:formula="2670442*logheight/4339045"/>
          <draw:equation draw:name="f96" draw:formula="1294025*logwidth/3027835"/>
          <draw:equation draw:name="f97" draw:formula="2668776*logheight/4339045"/>
          <draw:equation draw:name="f98" draw:formula="1552392*logwidth/3027835"/>
          <draw:equation draw:name="f99" draw:formula="2469896*logheight/4339045"/>
          <draw:equation draw:name="f100" draw:formula="2182140*logwidth/3027835"/>
          <draw:equation draw:name="f101" draw:formula="2545568*logheight/4339045"/>
          <draw:equation draw:name="f102" draw:formula="2484550*logwidth/3027835"/>
          <draw:equation draw:name="f103" draw:formula="2238892*logheight/4339045"/>
          <draw:equation draw:name="f104" draw:formula="2238060*logwidth/3027835"/>
          <draw:equation draw:name="f105" draw:formula="2253839*logheight/4339045"/>
          <draw:equation draw:name="f106" draw:formula="1700354*logwidth/3027835"/>
          <draw:equation draw:name="f107" draw:formula="2296180*logheight/4339045"/>
          <draw:equation draw:name="f108" draw:formula="1620694*logwidth/3027835"/>
          <draw:equation draw:name="f109" draw:formula="2282960*logheight/4339045"/>
          <draw:equation draw:name="f110" draw:formula="1809541*logwidth/3027835"/>
          <draw:equation draw:name="f111" draw:formula="2129120*logheight/4339045"/>
          <draw:equation draw:name="f112" draw:formula="2509155*logwidth/3027835"/>
          <draw:equation draw:name="f113" draw:formula="2037634*logheight/4339045"/>
          <draw:equation draw:name="f114" draw:formula="2585773*logwidth/3027835"/>
          <draw:equation draw:name="f115" draw:formula="2046926*logheight/4339045"/>
          <draw:equation draw:name="f116" draw:formula="2690306*logwidth/3027835"/>
          <draw:equation draw:name="f117" draw:formula="2021682*logheight/4339045"/>
          <draw:equation draw:name="f118" draw:formula="2891381*logwidth/3027835"/>
          <draw:equation draw:name="f119" draw:formula="1807385*logheight/4339045"/>
          <draw:equation draw:name="f120" draw:formula="2635902*logwidth/3027835"/>
          <draw:equation draw:name="f121" draw:formula="1844944*logheight/4339045"/>
          <draw:equation draw:name="f122" draw:formula="1987437*logwidth/3027835"/>
          <draw:equation draw:name="f123" draw:formula="1972315*logheight/4339045"/>
          <draw:equation draw:name="f124" draw:formula="1912448*logwidth/3027835"/>
          <draw:equation draw:name="f125" draw:formula="1968878*logheight/4339045"/>
          <draw:equation draw:name="f126" draw:formula="1936357*logwidth/3027835"/>
          <draw:equation draw:name="f127" draw:formula="1916156*logheight/4339045"/>
          <draw:equation draw:name="f128" draw:formula="2663656*logwidth/3027835"/>
          <draw:equation draw:name="f129" draw:formula="1603657*logheight/4339045"/>
          <draw:equation draw:name="f130" draw:formula="2961282*logwidth/3027835"/>
          <draw:equation draw:name="f131" draw:formula="1590878*logheight/4339045"/>
          <draw:equation draw:name="f132" draw:formula="3027835*logwidth/3027835"/>
          <draw:equation draw:name="f133" draw:formula="1091533*logheight/4339045"/>
          <draw:equation draw:name="f134" draw:formula="3027835*logwidth/3027835"/>
          <draw:equation draw:name="f135" draw:formula="1354009*logheight/4339045"/>
          <draw:equation draw:name="f136" draw:formula="2911954*logwidth/3027835"/>
          <draw:equation draw:name="f137" draw:formula="1374296*logheight/4339045"/>
          <draw:equation draw:name="f138" draw:formula="2758325*logwidth/3027835"/>
          <draw:equation draw:name="f139" draw:formula="1391210*logheight/4339045"/>
          <draw:equation draw:name="f140" draw:formula="2287151*logwidth/3027835"/>
          <draw:equation draw:name="f141" draw:formula="1560344*logheight/4339045"/>
          <draw:equation draw:name="f142" draw:formula="2241378*logwidth/3027835"/>
          <draw:equation draw:name="f143" draw:formula="1577101*logheight/4339045"/>
          <draw:equation draw:name="f144" draw:formula="2325709*logwidth/3027835"/>
          <draw:equation draw:name="f145" draw:formula="1375265*logheight/4339045"/>
          <draw:equation draw:name="f146" draw:formula="2472240*logwidth/3027835"/>
          <draw:equation draw:name="f147" draw:formula="1276715*logheight/4339045"/>
          <draw:equation draw:name="f148" draw:formula="2917220*logwidth/3027835"/>
          <draw:equation draw:name="f149" draw:formula="1104724*logheight/4339045"/>
          <draw:equation draw:name="f150" draw:formula="3027835*logwidth/3027835"/>
          <draw:equation draw:name="f151" draw:formula="608020*logheight/4339045"/>
          <draw:equation draw:name="f152" draw:formula="3027835*logwidth/3027835"/>
          <draw:equation draw:name="f153" draw:formula="871290*logheight/4339045"/>
          <draw:equation draw:name="f154" draw:formula="2823268*logwidth/3027835"/>
          <draw:equation draw:name="f155" draw:formula="903289*logheight/4339045"/>
          <draw:equation draw:name="f156" draw:formula="2497904*logwidth/3027835"/>
          <draw:equation draw:name="f157" draw:formula="1058451*logheight/4339045"/>
          <draw:equation draw:name="f158" draw:formula="2426464*logwidth/3027835"/>
          <draw:equation draw:name="f159" draw:formula="1095730*logheight/4339045"/>
          <draw:equation draw:name="f160" draw:formula="2417297*logwidth/3027835"/>
          <draw:equation draw:name="f161" draw:formula="1059778*logheight/4339045"/>
          <draw:equation draw:name="f162" draw:formula="2435949*logwidth/3027835"/>
          <draw:equation draw:name="f163" draw:formula="1020554*logheight/4339045"/>
          <draw:equation draw:name="f164" draw:formula="2873962*logwidth/3027835"/>
          <draw:equation draw:name="f165" draw:formula="655569*logheight/4339045"/>
          <draw:equation draw:name="f166" draw:formula="2994046*logwidth/3027835"/>
          <draw:equation draw:name="f167" draw:formula="612203*logheight/4339045"/>
          <draw:equation draw:name="f168" draw:formula="3027835*logwidth/3027835"/>
          <draw:equation draw:name="f169" draw:formula="249929*logheight/4339045"/>
          <draw:equation draw:name="f170" draw:formula="3027835*logwidth/3027835"/>
          <draw:equation draw:name="f171" draw:formula="396832*logheight/4339045"/>
          <draw:equation draw:name="f172" draw:formula="3019187*logwidth/3027835"/>
          <draw:equation draw:name="f173" draw:formula="398490*logheight/4339045"/>
          <draw:equation draw:name="f174" draw:formula="2774694*logwidth/3027835"/>
          <draw:equation draw:name="f175" draw:formula="531824*logheight/4339045"/>
          <draw:equation draw:name="f176" draw:formula="2720297*logwidth/3027835"/>
          <draw:equation draw:name="f177" draw:formula="546480*logheight/4339045"/>
          <draw:equation draw:name="f178" draw:formula="2705172*logwidth/3027835"/>
          <draw:equation draw:name="f179" draw:formula="529016*logheight/4339045"/>
          <draw:equation draw:name="f180" draw:formula="2769368*logwidth/3027835"/>
          <draw:equation draw:name="f181" draw:formula="436451*logheight/4339045"/>
          <draw:equation draw:name="f182" draw:formula="2932748*logwidth/3027835"/>
          <draw:equation draw:name="f183" draw:formula="313600*logheight/4339045"/>
          <draw:equation draw:name="f184" draw:formula="3027835*logwidth/3027835"/>
          <draw:equation draw:name="f185" draw:formula="0*logheight/4339045"/>
          <draw:equation draw:name="f186" draw:formula="3027835*logwidth/3027835"/>
          <draw:equation draw:name="f187" draw:formula="137269*logheight/4339045"/>
          <draw:equation draw:name="f188" draw:formula="2989957*logwidth/3027835"/>
          <draw:equation draw:name="f189" draw:formula="159851*logheight/4339045"/>
          <draw:equation draw:name="f190" draw:formula="2910686*logwidth/3027835"/>
          <draw:equation draw:name="f191" draw:formula="165123*logheight/4339045"/>
          <draw:equation draw:name="f192" draw:formula="2958656*logwidth/3027835"/>
          <draw:equation draw:name="f193" draw:formula="81384*logheight/4339045"/>
          <draw:equation draw:name="f194" draw:formula="3027271*logwidth/3027835"/>
          <draw:equation draw:name="f195" draw:formula="554*logheight/4339045"/>
          <draw:equation draw:name="f196" draw:formula="logwidth"/>
          <draw:equation draw:name="f197" draw:formula="logheight"/>
        </draw:enhanced-geometry>
      </draw:custom-shape>
      <draw:frame draw:name="Slide Number Placeholder 5" presentation:style-name="Mpr60"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61" draw:text-style-name="MP14" draw:layer="backgroundobjects" svg:width="23.89cm" svg:height="1.874cm" svg:x="2.307cm" svg:y="2.949cm" presentation:class="title" presentation:user-transformed="true">
        <draw:text-box>
          <text:p text:style-name="MP13"><text:span text:style-name="MT3">click to edit master title style</text:span><text:span text:style-name="MT3"><text:tab/></text:span></text:p>
        </draw:text-box>
      </draw:frame>
      <draw:frame draw:name="Content Placeholder 2" presentation:style-name="Mpr62" draw:text-style-name="MP17" draw:layer="backgroundobjects" svg:width="23.89cm" svg:height="10.741cm" svg:x="2.307cm" svg:y="6.268cm" presentation:class="outline" presentation:user-transformed="true">
        <draw:text-box>
          <text:list text:style-name="ML3">
            <text:list-item>
              <text:p text:style-name="MP15"><text:span text:style-name="MT4">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presentation:notes style:page-layout-name="PM2">
        <draw:page-thumbnail presentation:style-name="Title_20_and_20_Content_20_alt2-title" draw:layer="backgroundobjects" svg:width="16.932cm" svg:height="9.524cm" svg:x="1.058cm" svg:y="1.93cm" presentation:class="page"/>
        <draw:frame presentation:style-name="Title_20_and_20_Content_20_alt2-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3">
      <loext:theme loext:name="3_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Title 1" presentation:style-name="Mpr65" draw:text-style-name="MP52" draw:layer="backgroundobjects" svg:width="14.022cm" svg:height="2.374cm" svg:x="1.778cm" svg:y="1.569cm" presentation:class="title" presentation:user-transformed="true">
        <draw:text-box>
          <text:p text:style-name="MP51"><text:span text:style-name="MT24">Click to edit Master title style</text:span></text:p>
        </draw:text-box>
      </draw:frame>
      <draw:frame draw:name="Content Placeholder 2" presentation:style-name="Mpr66" draw:text-style-name="MP24" draw:layer="backgroundobjects" svg:width="14.022cm" svg:height="9.403cm" svg:x="1.778cm" svg:y="4.324cm" presentation:class="outline" presentation:user-transformed="true">
        <draw:text-box>
          <text:list text:style-name="ML3">
            <text:list-item>
              <text:p text:style-name="MP53"><text:span text:style-name="MT25">Click to edit Master text styles</text:span></text:p>
              <text:list>
                <text:list-item>
                  <text:p text:style-name="MP54"><text:span text:style-name="MT26">Second level</text:span></text:p>
                  <text:list>
                    <text:list-item>
                      <text:p text:style-name="MP55"><text:span text:style-name="MT27">Third level</text:span></text:p>
                      <text:list>
                        <text:list-item>
                          <text:p text:style-name="MP56"><text:span text:style-name="MT28">Fourth level</text:span></text:p>
                          <text:list>
                            <text:list-item>
                              <text:p text:style-name="MP56"><text:span text:style-name="MT28">Fifth level</text:span></text:p>
                            </text:list-item>
                          </text:list>
                        </text:list-item>
                      </text:list>
                    </text:list-item>
                  </text:list>
                </text:list-item>
              </text:list>
            </text:list-item>
          </text:list>
        </draw:text-box>
      </draw:frame>
      <draw:frame draw:name="Date Placeholder 3" presentation:style-name="Mpr67" draw:text-style-name="MP58" draw:layer="backgroundobjects" svg:width="3.635cm" svg:height="0.758cm" svg:x="1.778cm" svg:y="14.206cm" presentation:class="date-time" presentation:user-transformed="true">
        <draw:text-box>
          <text:p text:style-name="MP57"><text:span text:style-name="MT29"><presentation:date-time/></text:span></text:p>
        </draw:text-box>
      </draw:frame>
      <draw:frame draw:name="Footer Placeholder 4" presentation:style-name="Mpr67" draw:text-style-name="MP58" draw:layer="backgroundobjects" svg:width="4.934cm" svg:height="0.758cm" svg:x="6.322cm" svg:y="14.206cm" presentation:class="footer" presentation:user-transformed="true">
        <draw:text-box>
          <text:p text:style-name="MP59"><text:span text:style-name="MT1"><presentation:footer/></text:span></text:p>
        </draw:text-box>
      </draw:frame>
      <draw:frame draw:name="Slide Number Placeholder 5" presentation:style-name="Mpr67" draw:text-style-name="MP58" draw:layer="backgroundobjects" svg:width="3.635cm" svg:height="0.758cm" svg:x="12.165cm" svg:y="14.206cm" presentation:class="page-number" presentation:user-transformed="true">
        <draw:text-box>
          <text:p text:style-name="MP60"><text:span text:style-name="MT29"><text:page-number>&lt;number&gt;</text:page-number></text:span></text:p>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_20_alt" style:display-name="Picture with Caption alt" style:page-layout-name="PM1" draw:style-name="Mdp1">
      <loext:theme loext:name="2_Office Theme">
        <loext:color-table loext:name="Custom 17">
          <loext:color loext:name="dk1" loext:color="#543e34"/>
          <loext:color loext:name="lt1" loext:color="#ffffff"/>
          <loext:color loext:name="dk2" loext:color="#5d6a76"/>
          <loext:color loext:name="lt2" loext:color="#e5dacf"/>
          <loext:color loext:name="accent1" loext:color="#fef3ed"/>
          <loext:color loext:name="accent2" loext:color="#ac5b4c"/>
          <loext:color loext:name="accent3" loext:color="#d0d8b6"/>
          <loext:color loext:name="accent4" loext:color="#a09d79"/>
          <loext:color loext:name="accent5" loext:color="#4e5745"/>
          <loext:color loext:name="accent6" loext:color="#d7d0ce"/>
          <loext:color loext:name="hlink" loext:color="#ac5b4c"/>
          <loext:color loext:name="folHlink" loext:color="#4e5745"/>
        </loext:color-table>
      </loext:theme>
      <draw:connector draw:name="Straight Connector 7" draw:style-name="Mgr3" draw:text-style-name="MP5" draw:layer="backgroundobjects" draw:type="line" svg:x1="0cm" svg:y1="17.568cm" svg:x2="33.866cm" svg:y2="17.568cm" svg:d="M0 17568h33866" svg:viewBox="0 0 33867 1">
        <text:p/>
      </draw:connector>
      <draw:custom-shape draw:name="Freeform: Shape 23" draw:style-name="Mgr41" draw:text-style-name="MP61" draw:layer="backgroundobjects" svg:width="13.332cm" svg:height="17.076cm" svg:x="15.366cm" svg:y="1.001cm">
        <text:p/>
        <draw:enhanced-geometry draw:mirror-horizontal="false" draw:mirror-vertical="false" svg:viewBox="0 0 0 0" drawooo:sub-view-size="5868404 6164034" draw:text-areas="0 0 ?f28 ?f29" draw:type="ooxml-non-primitive"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equation draw:name="f0" draw:formula="12513*logwidth/5868404"/>
          <draw:equation draw:name="f1" draw:formula="0*logheight/6164034"/>
          <draw:equation draw:name="f2" draw:formula="4439184*logwidth/5868404"/>
          <draw:equation draw:name="f3" draw:formula="0*logheight/6164034"/>
          <draw:equation draw:name="f4" draw:formula="4449003*logwidth/5868404"/>
          <draw:equation draw:name="f5" draw:formula="15092*logheight/6164034"/>
          <draw:equation draw:name="f6" draw:formula="5223238*logwidth/5868404"/>
          <draw:equation draw:name="f7" draw:formula="739839*logheight/6164034"/>
          <draw:equation draw:name="f8" draw:formula="5836159*logwidth/5868404"/>
          <draw:equation draw:name="f9" draw:formula="1102187*logheight/6164034"/>
          <draw:equation draw:name="f10" draw:formula="5868404*logwidth/5868404"/>
          <draw:equation draw:name="f11" draw:formula="1119251*logheight/6164034"/>
          <draw:equation draw:name="f12" draw:formula="5868404*logwidth/5868404"/>
          <draw:equation draw:name="f13" draw:formula="6067695*logheight/6164034"/>
          <draw:equation draw:name="f14" draw:formula="5685224*logwidth/5868404"/>
          <draw:equation draw:name="f15" draw:formula="6111753*logheight/6164034"/>
          <draw:equation draw:name="f16" draw:formula="5084251*logwidth/5868404"/>
          <draw:equation draw:name="f17" draw:formula="6163884*logheight/6164034"/>
          <draw:equation draw:name="f18" draw:formula="3836104*logwidth/5868404"/>
          <draw:equation draw:name="f19" draw:formula="5943053*logheight/6164034"/>
          <draw:equation draw:name="f20" draw:formula="3344911*logwidth/5868404"/>
          <draw:equation draw:name="f21" draw:formula="5752757*logheight/6164034"/>
          <draw:equation draw:name="f22" draw:formula="1304345*logwidth/5868404"/>
          <draw:equation draw:name="f23" draw:formula="4176227*logheight/6164034"/>
          <draw:equation draw:name="f24" draw:formula="209588*logwidth/5868404"/>
          <draw:equation draw:name="f25" draw:formula="2032696*logheight/6164034"/>
          <draw:equation draw:name="f26" draw:formula="2035*logwidth/5868404"/>
          <draw:equation draw:name="f27" draw:formula="234989*logheight/6164034"/>
          <draw:equation draw:name="f28" draw:formula="logwidth"/>
          <draw:equation draw:name="f29" draw:formula="logheight"/>
        </draw:enhanced-geometry>
      </draw:custom-shape>
      <draw:frame draw:name="Text Placeholder 3" presentation:style-name="Mpr70" draw:text-style-name="MP27" draw:layer="backgroundobjects" svg:width="10.387cm" svg:height="11.277cm" svg:x="2.307cm" svg:y="6.394cm" presentation:class="outline" presentation:user-transformed="true">
        <draw:text-box>
          <text:list text:style-name="ML3">
            <text:list-item>
              <text:p text:style-name="MP26"><text:span text:style-name="MT7">Click to edit Master text styles</text:span></text:p>
            </text:list-item>
          </text:list>
        </draw:text-box>
      </draw:frame>
      <draw:frame draw:name="Slide Number Placeholder 6" presentation:style-name="Mpr71" draw:text-style-name="MP19" draw:layer="backgroundobjects" svg:width="2.243cm" svg:height="0.861cm" svg:x="26.053cm" svg:y="18.909cm" presentation:class="page-number" presentation:user-transformed="true">
        <draw:text-box>
          <text:p text:style-name="MP18"><text:span text:style-name="MT8"><text:page-number>&lt;number&gt;</text:page-number></text:span></text:p>
        </draw:text-box>
      </draw:frame>
      <draw:frame draw:name="Title 1" presentation:style-name="Mpr72" draw:text-style-name="MP14" draw:layer="backgroundobjects" svg:width="20.774cm" svg:height="1.873cm" svg:x="2.307cm" svg:y="2.949cm" presentation:class="title" presentation:user-transformed="true">
        <draw:text-box>
          <text:p text:style-name="MP13"><text:span text:style-name="MT3">click to edit master title style</text:span></text:p>
        </draw:text-box>
      </draw:frame>
      <draw:custom-shape draw:name="Freeform: Shape 47" draw:style-name="Mgr42" draw:text-style-name="MP7" draw:layer="backgroundobjects" svg:width="14.184cm" svg:height="14.231cm" svg:x="14.549cm" svg:y="2.773cm">
        <text:p/>
        <draw:enhanced-geometry draw:mirror-horizontal="false" draw:mirror-vertical="false" svg:viewBox="0 0 0 0" drawooo:sub-view-size="6243203 5137129" draw:text-areas="0 0 ?f214 ?f215" draw:type="ooxml-non-primitive"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equation draw:name="f0" draw:formula="4889012*logwidth/6277387"/>
          <draw:equation draw:name="f1" draw:formula="662*logheight/5139475"/>
          <draw:equation draw:name="f2" draw:formula="5445687*logwidth/6277387"/>
          <draw:equation draw:name="f3" draw:formula="20567*logheight/5139475"/>
          <draw:equation draw:name="f4" draw:formula="6007952*logwidth/6277387"/>
          <draw:equation draw:name="f5" draw:formula="99852*logheight/5139475"/>
          <draw:equation draw:name="f6" draw:formula="6277387*logwidth/6277387"/>
          <draw:equation draw:name="f7" draw:formula="161058*logheight/5139475"/>
          <draw:equation draw:name="f8" draw:formula="6277387*logwidth/6277387"/>
          <draw:equation draw:name="f9" draw:formula="5139475*logheight/5139475"/>
          <draw:equation draw:name="f10" draw:formula="6189863*logwidth/6277387"/>
          <draw:equation draw:name="f11" draw:formula="5129509*logheight/5139475"/>
          <draw:equation draw:name="f12" draw:formula="4906960*logwidth/6277387"/>
          <draw:equation draw:name="f13" draw:formula="4685637*logheight/5139475"/>
          <draw:equation draw:name="f14" draw:formula="4226890*logwidth/6277387"/>
          <draw:equation draw:name="f15" draw:formula="4354477*logheight/5139475"/>
          <draw:equation draw:name="f16" draw:formula="3327755*logwidth/6277387"/>
          <draw:equation draw:name="f17" draw:formula="4156387*logheight/5139475"/>
          <draw:equation draw:name="f18" draw:formula="2255512*logwidth/6277387"/>
          <draw:equation draw:name="f19" draw:formula="4368944*logheight/5139475"/>
          <draw:equation draw:name="f20" draw:formula="1772151*logwidth/6277387"/>
          <draw:equation draw:name="f21" draw:formula="4527459*logheight/5139475"/>
          <draw:equation draw:name="f22" draw:formula="459735*logwidth/6277387"/>
          <draw:equation draw:name="f23" draw:formula="4184363*logheight/5139475"/>
          <draw:equation draw:name="f24" draw:formula="608*logwidth/6277387"/>
          <draw:equation draw:name="f25" draw:formula="3162067*logheight/5139475"/>
          <draw:equation draw:name="f26" draw:formula="686493*logwidth/6277387"/>
          <draw:equation draw:name="f27" draw:formula="1710481*logheight/5139475"/>
          <draw:equation draw:name="f28" draw:formula="1254673*logwidth/6277387"/>
          <draw:equation draw:name="f29" draw:formula="1269348*logheight/5139475"/>
          <draw:equation draw:name="f30" draw:formula="3265771*logwidth/6277387"/>
          <draw:equation draw:name="f31" draw:formula="265022*logheight/5139475"/>
          <draw:equation draw:name="f32" draw:formula="4889012*logwidth/6277387"/>
          <draw:equation draw:name="f33" draw:formula="662*logheight/5139475"/>
          <draw:equation draw:name="f34" draw:formula="6277387*logwidth/6368827"/>
          <draw:equation draw:name="f35" draw:formula="161058*logheight/5139475"/>
          <draw:equation draw:name="f36" draw:formula="6277387*logwidth/6368827"/>
          <draw:equation draw:name="f37" draw:formula="5139475*logheight/5139475"/>
          <draw:equation draw:name="f38" draw:formula="6189863*logwidth/6368827"/>
          <draw:equation draw:name="f39" draw:formula="5129509*logheight/5139475"/>
          <draw:equation draw:name="f40" draw:formula="4906960*logwidth/6368827"/>
          <draw:equation draw:name="f41" draw:formula="4685637*logheight/5139475"/>
          <draw:equation draw:name="f42" draw:formula="4226890*logwidth/6368827"/>
          <draw:equation draw:name="f43" draw:formula="4354477*logheight/5139475"/>
          <draw:equation draw:name="f44" draw:formula="3327755*logwidth/6368827"/>
          <draw:equation draw:name="f45" draw:formula="4156387*logheight/5139475"/>
          <draw:equation draw:name="f46" draw:formula="2255512*logwidth/6368827"/>
          <draw:equation draw:name="f47" draw:formula="4368944*logheight/5139475"/>
          <draw:equation draw:name="f48" draw:formula="1772151*logwidth/6368827"/>
          <draw:equation draw:name="f49" draw:formula="4527459*logheight/5139475"/>
          <draw:equation draw:name="f50" draw:formula="459735*logwidth/6368827"/>
          <draw:equation draw:name="f51" draw:formula="4184363*logheight/5139475"/>
          <draw:equation draw:name="f52" draw:formula="608*logwidth/6368827"/>
          <draw:equation draw:name="f53" draw:formula="3162067*logheight/5139475"/>
          <draw:equation draw:name="f54" draw:formula="686493*logwidth/6368827"/>
          <draw:equation draw:name="f55" draw:formula="1710481*logheight/5139475"/>
          <draw:equation draw:name="f56" draw:formula="1254673*logwidth/6368827"/>
          <draw:equation draw:name="f57" draw:formula="1269348*logheight/5139475"/>
          <draw:equation draw:name="f58" draw:formula="3265771*logwidth/6368827"/>
          <draw:equation draw:name="f59" draw:formula="265022*logheight/5139475"/>
          <draw:equation draw:name="f60" draw:formula="4889012*logwidth/6368827"/>
          <draw:equation draw:name="f61" draw:formula="662*logheight/5139475"/>
          <draw:equation draw:name="f62" draw:formula="5445687*logwidth/6368827"/>
          <draw:equation draw:name="f63" draw:formula="20567*logheight/5139475"/>
          <draw:equation draw:name="f64" draw:formula="6007952*logwidth/6368827"/>
          <draw:equation draw:name="f65" draw:formula="99852*logheight/5139475"/>
          <draw:equation draw:name="f66" draw:formula="6368827*logwidth/6368827"/>
          <draw:equation draw:name="f67" draw:formula="252498*logheight/5139475"/>
          <draw:equation draw:name="f68" draw:formula="6277387*logwidth/6368827"/>
          <draw:equation draw:name="f69" draw:formula="5139475*logheight/5139475"/>
          <draw:equation draw:name="f70" draw:formula="6189863*logwidth/6368827"/>
          <draw:equation draw:name="f71" draw:formula="5129509*logheight/5139475"/>
          <draw:equation draw:name="f72" draw:formula="4906960*logwidth/6368827"/>
          <draw:equation draw:name="f73" draw:formula="4685637*logheight/5139475"/>
          <draw:equation draw:name="f74" draw:formula="4226890*logwidth/6368827"/>
          <draw:equation draw:name="f75" draw:formula="4354477*logheight/5139475"/>
          <draw:equation draw:name="f76" draw:formula="3327755*logwidth/6368827"/>
          <draw:equation draw:name="f77" draw:formula="4156387*logheight/5139475"/>
          <draw:equation draw:name="f78" draw:formula="2255512*logwidth/6368827"/>
          <draw:equation draw:name="f79" draw:formula="4368944*logheight/5139475"/>
          <draw:equation draw:name="f80" draw:formula="1772151*logwidth/6368827"/>
          <draw:equation draw:name="f81" draw:formula="4527459*logheight/5139475"/>
          <draw:equation draw:name="f82" draw:formula="459735*logwidth/6368827"/>
          <draw:equation draw:name="f83" draw:formula="4184363*logheight/5139475"/>
          <draw:equation draw:name="f84" draw:formula="608*logwidth/6368827"/>
          <draw:equation draw:name="f85" draw:formula="3162067*logheight/5139475"/>
          <draw:equation draw:name="f86" draw:formula="686493*logwidth/6368827"/>
          <draw:equation draw:name="f87" draw:formula="1710481*logheight/5139475"/>
          <draw:equation draw:name="f88" draw:formula="1254673*logwidth/6368827"/>
          <draw:equation draw:name="f89" draw:formula="1269348*logheight/5139475"/>
          <draw:equation draw:name="f90" draw:formula="3265771*logwidth/6368827"/>
          <draw:equation draw:name="f91" draw:formula="265022*logheight/5139475"/>
          <draw:equation draw:name="f92" draw:formula="4889012*logwidth/6368827"/>
          <draw:equation draw:name="f93" draw:formula="662*logheight/5139475"/>
          <draw:equation draw:name="f94" draw:formula="5445687*logwidth/6368827"/>
          <draw:equation draw:name="f95" draw:formula="20567*logheight/5139475"/>
          <draw:equation draw:name="f96" draw:formula="6007952*logwidth/6368827"/>
          <draw:equation draw:name="f97" draw:formula="99852*logheight/5139475"/>
          <draw:equation draw:name="f98" draw:formula="6368827*logwidth/6368827"/>
          <draw:equation draw:name="f99" draw:formula="252498*logheight/5139475"/>
          <draw:equation draw:name="f100" draw:formula="6189863*logwidth/6368827"/>
          <draw:equation draw:name="f101" draw:formula="5129509*logheight/5129509"/>
          <draw:equation draw:name="f102" draw:formula="4906960*logwidth/6368827"/>
          <draw:equation draw:name="f103" draw:formula="4685637*logheight/5129509"/>
          <draw:equation draw:name="f104" draw:formula="4226890*logwidth/6368827"/>
          <draw:equation draw:name="f105" draw:formula="4354477*logheight/5129509"/>
          <draw:equation draw:name="f106" draw:formula="3327755*logwidth/6368827"/>
          <draw:equation draw:name="f107" draw:formula="4156387*logheight/5129509"/>
          <draw:equation draw:name="f108" draw:formula="2255512*logwidth/6368827"/>
          <draw:equation draw:name="f109" draw:formula="4368944*logheight/5129509"/>
          <draw:equation draw:name="f110" draw:formula="1772151*logwidth/6368827"/>
          <draw:equation draw:name="f111" draw:formula="4527459*logheight/5129509"/>
          <draw:equation draw:name="f112" draw:formula="459735*logwidth/6368827"/>
          <draw:equation draw:name="f113" draw:formula="4184363*logheight/5129509"/>
          <draw:equation draw:name="f114" draw:formula="608*logwidth/6368827"/>
          <draw:equation draw:name="f115" draw:formula="3162067*logheight/5129509"/>
          <draw:equation draw:name="f116" draw:formula="686493*logwidth/6368827"/>
          <draw:equation draw:name="f117" draw:formula="1710481*logheight/5129509"/>
          <draw:equation draw:name="f118" draw:formula="1254673*logwidth/6368827"/>
          <draw:equation draw:name="f119" draw:formula="1269348*logheight/5129509"/>
          <draw:equation draw:name="f120" draw:formula="3265771*logwidth/6368827"/>
          <draw:equation draw:name="f121" draw:formula="265022*logheight/5129509"/>
          <draw:equation draw:name="f122" draw:formula="4889012*logwidth/6368827"/>
          <draw:equation draw:name="f123" draw:formula="662*logheight/5129509"/>
          <draw:equation draw:name="f124" draw:formula="5445687*logwidth/6368827"/>
          <draw:equation draw:name="f125" draw:formula="20567*logheight/5129509"/>
          <draw:equation draw:name="f126" draw:formula="6007952*logwidth/6368827"/>
          <draw:equation draw:name="f127" draw:formula="99852*logheight/5129509"/>
          <draw:equation draw:name="f128" draw:formula="6368827*logwidth/6368827"/>
          <draw:equation draw:name="f129" draw:formula="252498*logheight/5129509"/>
          <draw:equation draw:name="f130" draw:formula="6189863*logwidth/6189863"/>
          <draw:equation draw:name="f131" draw:formula="5129509*logheight/5129509"/>
          <draw:equation draw:name="f132" draw:formula="4906960*logwidth/6189863"/>
          <draw:equation draw:name="f133" draw:formula="4685637*logheight/5129509"/>
          <draw:equation draw:name="f134" draw:formula="4226890*logwidth/6189863"/>
          <draw:equation draw:name="f135" draw:formula="4354477*logheight/5129509"/>
          <draw:equation draw:name="f136" draw:formula="3327755*logwidth/6189863"/>
          <draw:equation draw:name="f137" draw:formula="4156387*logheight/5129509"/>
          <draw:equation draw:name="f138" draw:formula="2255512*logwidth/6189863"/>
          <draw:equation draw:name="f139" draw:formula="4368944*logheight/5129509"/>
          <draw:equation draw:name="f140" draw:formula="1772151*logwidth/6189863"/>
          <draw:equation draw:name="f141" draw:formula="4527459*logheight/5129509"/>
          <draw:equation draw:name="f142" draw:formula="459735*logwidth/6189863"/>
          <draw:equation draw:name="f143" draw:formula="4184363*logheight/5129509"/>
          <draw:equation draw:name="f144" draw:formula="608*logwidth/6189863"/>
          <draw:equation draw:name="f145" draw:formula="3162067*logheight/5129509"/>
          <draw:equation draw:name="f146" draw:formula="686493*logwidth/6189863"/>
          <draw:equation draw:name="f147" draw:formula="1710481*logheight/5129509"/>
          <draw:equation draw:name="f148" draw:formula="1254673*logwidth/6189863"/>
          <draw:equation draw:name="f149" draw:formula="1269348*logheight/5129509"/>
          <draw:equation draw:name="f150" draw:formula="3265771*logwidth/6189863"/>
          <draw:equation draw:name="f151" draw:formula="265022*logheight/5129509"/>
          <draw:equation draw:name="f152" draw:formula="4889012*logwidth/6189863"/>
          <draw:equation draw:name="f153" draw:formula="662*logheight/5129509"/>
          <draw:equation draw:name="f154" draw:formula="5445687*logwidth/6189863"/>
          <draw:equation draw:name="f155" draw:formula="20567*logheight/5129509"/>
          <draw:equation draw:name="f156" draw:formula="6007952*logwidth/6189863"/>
          <draw:equation draw:name="f157" draw:formula="99852*logheight/5129509"/>
          <draw:equation draw:name="f158" draw:formula="6220343*logwidth/6220343"/>
          <draw:equation draw:name="f159" draw:formula="5133319*logheight/5133319"/>
          <draw:equation draw:name="f160" draw:formula="4906960*logwidth/6220343"/>
          <draw:equation draw:name="f161" draw:formula="4685637*logheight/5133319"/>
          <draw:equation draw:name="f162" draw:formula="4226890*logwidth/6220343"/>
          <draw:equation draw:name="f163" draw:formula="4354477*logheight/5133319"/>
          <draw:equation draw:name="f164" draw:formula="3327755*logwidth/6220343"/>
          <draw:equation draw:name="f165" draw:formula="4156387*logheight/5133319"/>
          <draw:equation draw:name="f166" draw:formula="2255512*logwidth/6220343"/>
          <draw:equation draw:name="f167" draw:formula="4368944*logheight/5133319"/>
          <draw:equation draw:name="f168" draw:formula="1772151*logwidth/6220343"/>
          <draw:equation draw:name="f169" draw:formula="4527459*logheight/5133319"/>
          <draw:equation draw:name="f170" draw:formula="459735*logwidth/6220343"/>
          <draw:equation draw:name="f171" draw:formula="4184363*logheight/5133319"/>
          <draw:equation draw:name="f172" draw:formula="608*logwidth/6220343"/>
          <draw:equation draw:name="f173" draw:formula="3162067*logheight/5133319"/>
          <draw:equation draw:name="f174" draw:formula="686493*logwidth/6220343"/>
          <draw:equation draw:name="f175" draw:formula="1710481*logheight/5133319"/>
          <draw:equation draw:name="f176" draw:formula="1254673*logwidth/6220343"/>
          <draw:equation draw:name="f177" draw:formula="1269348*logheight/5133319"/>
          <draw:equation draw:name="f178" draw:formula="3265771*logwidth/6220343"/>
          <draw:equation draw:name="f179" draw:formula="265022*logheight/5133319"/>
          <draw:equation draw:name="f180" draw:formula="4889012*logwidth/6220343"/>
          <draw:equation draw:name="f181" draw:formula="662*logheight/5133319"/>
          <draw:equation draw:name="f182" draw:formula="5445687*logwidth/6220343"/>
          <draw:equation draw:name="f183" draw:formula="20567*logheight/5133319"/>
          <draw:equation draw:name="f184" draw:formula="6007952*logwidth/6220343"/>
          <draw:equation draw:name="f185" draw:formula="99852*logheight/5133319"/>
          <draw:equation draw:name="f186" draw:formula="6243203*logwidth/6243203"/>
          <draw:equation draw:name="f187" draw:formula="5137129*logheight/5137129"/>
          <draw:equation draw:name="f188" draw:formula="4906960*logwidth/6243203"/>
          <draw:equation draw:name="f189" draw:formula="4685637*logheight/5137129"/>
          <draw:equation draw:name="f190" draw:formula="4226890*logwidth/6243203"/>
          <draw:equation draw:name="f191" draw:formula="4354477*logheight/5137129"/>
          <draw:equation draw:name="f192" draw:formula="3327755*logwidth/6243203"/>
          <draw:equation draw:name="f193" draw:formula="4156387*logheight/5137129"/>
          <draw:equation draw:name="f194" draw:formula="2255512*logwidth/6243203"/>
          <draw:equation draw:name="f195" draw:formula="4368944*logheight/5137129"/>
          <draw:equation draw:name="f196" draw:formula="1772151*logwidth/6243203"/>
          <draw:equation draw:name="f197" draw:formula="4527459*logheight/5137129"/>
          <draw:equation draw:name="f198" draw:formula="459735*logwidth/6243203"/>
          <draw:equation draw:name="f199" draw:formula="4184363*logheight/5137129"/>
          <draw:equation draw:name="f200" draw:formula="608*logwidth/6243203"/>
          <draw:equation draw:name="f201" draw:formula="3162067*logheight/5137129"/>
          <draw:equation draw:name="f202" draw:formula="686493*logwidth/6243203"/>
          <draw:equation draw:name="f203" draw:formula="1710481*logheight/5137129"/>
          <draw:equation draw:name="f204" draw:formula="1254673*logwidth/6243203"/>
          <draw:equation draw:name="f205" draw:formula="1269348*logheight/5137129"/>
          <draw:equation draw:name="f206" draw:formula="3265771*logwidth/6243203"/>
          <draw:equation draw:name="f207" draw:formula="265022*logheight/5137129"/>
          <draw:equation draw:name="f208" draw:formula="4889012*logwidth/6243203"/>
          <draw:equation draw:name="f209" draw:formula="662*logheight/5137129"/>
          <draw:equation draw:name="f210" draw:formula="5445687*logwidth/6243203"/>
          <draw:equation draw:name="f211" draw:formula="20567*logheight/5137129"/>
          <draw:equation draw:name="f212" draw:formula="6007952*logwidth/6243203"/>
          <draw:equation draw:name="f213" draw:formula="99852*logheight/5137129"/>
          <draw:equation draw:name="f214" draw:formula="logwidth"/>
          <draw:equation draw:name="f215" draw:formula="logheight"/>
        </draw:enhanced-geometry>
      </draw:custom-shape>
      <draw:frame draw:name="Picture Placeholder 41" presentation:style-name="Mpr73" draw:text-style-name="MP62" draw:layer="backgroundobjects" svg:width="12.599cm" svg:height="16.797cm" svg:x="16.099cm" svg:y="1cm" presentation:class="outline" presentation:user-transformed="true">
        <draw:text-box>
          <text:p text:style-name="MP29"><text:span text:style-name="MT12">Click icon to add picture</text:span></text:p>
        </draw:text-box>
      </draw:frame>
      <presentation:notes style:page-layout-name="PM2">
        <draw:page-thumbnail presentation:style-name="Picture_20_with_20_Caption_20_alt-title" draw:layer="backgroundobjects" svg:width="16.932cm" svg:height="9.524cm" svg:x="1.058cm" svg:y="1.93cm" presentation:class="page"/>
        <draw:frame presentation:style-name="Picture_20_with_20_Caption_20_al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HMC keynote</dc:title>
    <meta:initial-creator>Carole Goble</meta:initial-creator>
    <dc:creator>Stian Soiland-Reyes</dc:creator>
    <meta:editing-cycles>413</meta:editing-cycles>
    <meta:creation-date>2022-09-25T16:25:50</meta:creation-date>
    <dc:date>2023-07-22T01:22:31.216062795</dc:date>
    <meta:editing-duration>P9DT14H53M39S</meta:editing-duration>
    <meta:generator>LibreOffice/7.5.4.2$Linux_X86_64 LibreOffice_project/f5df176c80caea84288e6d2ddbbc413e4968a422</meta:generator>
    <meta:document-statistic meta:object-count="268"/>
    <meta:user-defined meta:name="AppVersion">16.0000</meta:user-defined>
    <meta:user-defined meta:name="HiddenSlides" meta:value-type="float">6</meta:user-defined>
    <meta:user-defined meta:name="Notes" meta:value-type="float">39</meta:user-defined>
    <meta:user-defined meta:name="PresentationFormat">Widescreen</meta:user-defined>
    <meta:user-defined meta:name="Slides" meta:value-type="float">39</meta:user-defined>
  </office:meta>
</office:document-meta>
</file>